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FF00000129F31B558609948668.png" manifest:media-type="image/png"/>
  <manifest:file-entry manifest:full-path="Pictures/1000000100000102000000F1E190064F8F5394CF.png" manifest:media-type="image/png"/>
  <manifest:file-entry manifest:full-path="Pictures/1000000100000184000001142D83343B207823FA.png" manifest:media-type="image/png"/>
  <manifest:file-entry manifest:full-path="Pictures/100000010000018E000001144D6FEC31D223A6B3.png" manifest:media-type="image/png"/>
  <manifest:file-entry manifest:full-path="Pictures/10000001000000FC000000EBEB32E94C584AEA54.png" manifest:media-type="image/png"/>
  <manifest:file-entry manifest:full-path="Pictures/10000001000000FC000000E8C0FDF42D5FC85DD6.png" manifest:media-type="image/png"/>
  <manifest:file-entry manifest:full-path="Pictures/1000000100000100000000F36B5C3AF6E77C5266.png" manifest:media-type="image/png"/>
  <manifest:file-entry manifest:full-path="Pictures/100000010000019C0000019F22162455F6BB55A6.png" manifest:media-type="image/png"/>
  <manifest:file-entry manifest:full-path="Pictures/10000001000001B0000000521E39BECB6C37F1D8.png" manifest:media-type="image/png"/>
  <manifest:file-entry manifest:full-path="Pictures/1000000100000184000001149AA47BEFDA95DA01.png" manifest:media-type="image/png"/>
  <manifest:file-entry manifest:full-path="Pictures/10000001000000FF00000129F8F96B67BA85DC23.png" manifest:media-type="image/png"/>
  <manifest:file-entry manifest:full-path="Pictures/10000001000000A7000000EB3BC1B440D6F88761.png" manifest:media-type="image/png"/>
  <manifest:file-entry manifest:full-path="Pictures/10000001000000A9000000FA9F97ACE0AF1F2EAF.png" manifest:media-type="image/png"/>
  <manifest:file-entry manifest:full-path="Pictures/100000010000019C0000019FB7BD5F25F7ABD47D.png" manifest:media-type="image/png"/>
  <manifest:file-entry manifest:full-path="Pictures/100000010000018E00000114C21E56FE59DC45BD.png" manifest:media-type="image/png"/>
  <manifest:file-entry manifest:full-path="Pictures/10000001000000AC000000FBB94B8C9B079C222F.png" manifest:media-type="image/png"/>
  <manifest:file-entry manifest:full-path="Pictures/100000010000018E00000114F91B43028F520606.png" manifest:media-type="image/png"/>
  <manifest:file-entry manifest:full-path="Pictures/100000010000019C0000019FD4F65128851BBF3A.png" manifest:media-type="image/png"/>
  <manifest:file-entry manifest:full-path="Pictures/10000001000002D40000003E351238ABD3EBA30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7.138cm" fo:min-width="4.728cm" fo:padding-top="0.166cm" fo:padding-bottom="0.166cm" fo:padding-left="0.291cm" fo:padding-right="0.291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23cm" fo:min-width="0.234cm" fo:padding-top="0.151cm" fo:padding-bottom="0.151cm" fo:padding-left="0.276cm" fo:padding-right="0.276cm" draw:shadow="hidden" style:writing-mode="lr-tb"/>
      <style:paragraph-properties style:writing-mode="lr-tb"/>
    </style:style>
    <style:style style:name="gr4" style:family="graphic" style:parent-style-name="standard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23cm" fo:min-width="0.234cm" fo:padding-top="0.151cm" fo:padding-bottom="0.151cm" fo:padding-left="0.276cm" fo:padding-right="0.276cm" draw:shadow="hidden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8.916cm" fo:min-width="7.488cm" fo:padding-top="0.178cm" fo:padding-bottom="0.178cm" fo:padding-left="0.303cm" fo:padding-right="0.303cm"/>
    </style:style>
    <style:style style:name="gr8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9" style:family="graphic" style:parent-style-name="standard">
      <style:graphic-properties svg:stroke-width="0.053cm" svg:stroke-color="#158466" draw:marker-start-width="0.279cm" draw:marker-end-width="0.279cm" draw:fill-color="#00a933" draw:opacity="100%" draw:opacity-name="Transparency_20_6" draw:textarea-horizontal-align="justify" draw:textarea-vertical-align="middle" draw:auto-grow-height="false" fo:min-height="0.249cm" fo:min-width="0cm" fo:padding-top="0.151cm" fo:padding-bottom="0.151cm" fo:padding-left="0.276cm" fo:padding-right="0.276cm" style:writing-mode="lr-tb"/>
      <style:paragraph-properties style:writing-mode="lr-tb"/>
    </style:style>
    <style:style style:name="gr10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238cm" fo:min-width="0cm" fo:padding-top="0.151cm" fo:padding-bottom="0.151cm" fo:padding-left="0.276cm" fo:padding-right="0.276cm" style:writing-mode="lr-tb"/>
      <style:paragraph-properties style:writing-mode="lr-tb"/>
    </style:style>
    <style:style style:name="gr11" style:family="graphic" style:parent-style-name="standard">
      <style:graphic-properties svg:stroke-width="0.053cm" svg:stroke-color="#3465a4" draw:marker-start-width="0.279cm" draw:marker-end-width="0.279cm" draw:fill-color="#3465a4" draw:opacity="100%" draw:opacity-name="Transparency_20_6" draw:textarea-horizontal-align="justify" draw:textarea-vertical-align="middle" draw:auto-grow-height="false" fo:min-height="0.418cm" fo:min-width="0.168cm" fo:padding-top="0.151cm" fo:padding-bottom="0.151cm" fo:padding-left="0.276cm" fo:padding-right="0.276cm" style:writing-mode="lr-tb"/>
      <style:paragraph-properties style:writing-mode="lr-tb"/>
    </style:style>
    <style:style style:name="gr12" style:family="graphic" style:parent-style-name="standard">
      <style:graphic-properties svg:stroke-width="0.053cm" svg:stroke-color="#158466" draw:marker-start-width="0.279cm" draw:marker-end-width="0.279cm" draw:fill-color="#00a933" draw:opacity="100%" draw:opacity-name="Transparency_20_6" draw:textarea-horizontal-align="justify" draw:textarea-vertical-align="middle" draw:auto-grow-height="false" fo:min-height="0.776cm" fo:min-width="0.526cm" fo:padding-top="0.151cm" fo:padding-bottom="0.151cm" fo:padding-left="0.276cm" fo:padding-right="0.276cm" style:writing-mode="lr-tb"/>
      <style:paragraph-properties style:writing-mode="lr-tb"/>
    </style:style>
    <style:style style:name="gr13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773cm" fo:min-width="0.526cm" fo:padding-top="0.151cm" fo:padding-bottom="0.151cm" fo:padding-left="0.276cm" fo:padding-right="0.276cm" style:writing-mode="lr-tb"/>
      <style:paragraph-properties style:writing-mode="lr-tb"/>
    </style:style>
    <style:style style:name="gr14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058cm" fo:min-width="0cm" fo:padding-top="0.151cm" fo:padding-bottom="0.151cm" fo:padding-left="0.276cm" fo:padding-right="0.276cm" style:writing-mode="lr-tb"/>
      <style:paragraph-properties style:writing-mode="lr-tb"/>
    </style:style>
    <style:style style:name="gr15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235cm" fo:min-width="0cm" fo:padding-top="0.151cm" fo:padding-bottom="0.151cm" fo:padding-left="0.276cm" fo:padding-right="0.276cm" style:writing-mode="lr-tb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177cm" fo:min-width="0cm" fo:padding-top="0.151cm" fo:padding-bottom="0.151cm" fo:padding-left="0.276cm" fo:padding-right="0.276cm" draw:shadow="hidden"/>
    </style:style>
    <style:style style:name="gr19" style:family="graphic" style:parent-style-name="standard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418cm" fo:min-width="0.168cm" fo:padding-top="0.151cm" fo:padding-bottom="0.151cm" fo:padding-left="0.276cm" fo:padding-right="0.276cm" style:writing-mode="lr-tb"/>
      <style:paragraph-properties style:writing-mode="lr-tb"/>
    </style:style>
    <style:style style:name="gr20" style:family="graphic" style:parent-style-name="standard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683cm" fo:min-width="0.346cm" fo:padding-top="0.151cm" fo:padding-bottom="0.151cm" fo:padding-left="0.276cm" fo:padding-right="0.276cm" style:writing-mode="lr-tb"/>
      <style:paragraph-properties style:writing-mode="lr-tb"/>
    </style:style>
    <style:style style:name="gr21" style:family="graphic" style:parent-style-name="standard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775cm" fo:min-width="0.516cm" fo:padding-top="0.151cm" fo:padding-bottom="0.151cm" fo:padding-left="0.276cm" fo:padding-right="0.276cm" style:writing-mode="lr-tb"/>
      <style:paragraph-properties style:writing-mode="lr-tb"/>
    </style:style>
    <style:style style:name="gr22" style:family="graphic" style:parent-style-name="standard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206cm" fo:min-width="0.21cm" fo:padding-top="0.151cm" fo:padding-bottom="0.151cm" fo:padding-left="0.276cm" fo:padding-right="0.276cm" draw:shadow="hidden"/>
    </style:style>
    <style:style style:name="gr23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709cm" fo:min-width="0.526cm" fo:padding-top="0.151cm" fo:padding-bottom="0.151cm" fo:padding-left="0.276cm" fo:padding-right="0.276cm" style:writing-mode="lr-tb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  <style:paragraph-properties style:writing-mode="lr-tb"/>
    </style:style>
    <style:style style:name="gr25" style:family="graphic" style:parent-style-name="standard">
      <style:graphic-properties draw:stroke="none" draw:fill="none" fo:min-height="0.721cm"/>
      <style:paragraph-properties style:writing-mode="lr-tb"/>
    </style:style>
    <style:style style:name="gr26" style:family="graphic" style:parent-style-name="standard">
      <style:graphic-properties draw:stroke="none" draw:fill="none" fo:min-height="2.29cm"/>
      <style:paragraph-properties style:writing-mode="lr-tb"/>
    </style:style>
    <style:style style:name="gr27" style:family="graphic" style:parent-style-name="standard">
      <style:graphic-properties draw:stroke="none" draw:fill="none" fo:min-height="1.601cm"/>
      <style:paragraph-properties style:writing-mode="lr-tb"/>
    </style:style>
    <style:style style:name="gr28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31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32" style:family="graphic" style:parent-style-name="standard">
      <style:graphic-properties draw:stroke="none" draw:fill="none" fo:min-height="1.415cm"/>
      <style:paragraph-properties style:writing-mode="lr-tb"/>
    </style:style>
    <style:style style:name="gr33" style:family="graphic" style:parent-style-name="standard">
      <style:graphic-properties draw:stroke="solid" svg:stroke-width="0.071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34" style:family="graphic" style:parent-style-name="standard">
      <style:graphic-properties draw:stroke="solid" svg:stroke-width="0.071cm" svg:stroke-color="#ffc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35" style:family="graphic" style:parent-style-name="standard">
      <style:graphic-properties draw:stroke="solid" svg:stroke-width="0.026cm" svg:stroke-color="#bf0041" draw:stroke-linejoin="round" svg:stroke-linecap="butt" draw:fill="solid" draw:fill-color="#bf0041" draw:textarea-vertical-align="top" draw:auto-grow-height="false" fo:min-height="0.005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6" style:family="graphic" style:parent-style-name="standard">
      <style:graphic-properties draw:stroke="solid" svg:stroke-width="0.026cm" svg:stroke-color="#2a6099" draw:stroke-linejoin="round" svg:stroke-linecap="butt" draw:fill="solid" draw:fill-color="#2a6099" draw:textarea-vertical-align="top" draw:auto-grow-height="false" fo:min-height="0.293cm" fo:min-width="0.27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7" style:family="graphic" style:parent-style-name="standard">
      <style:graphic-properties draw:stroke="solid" svg:stroke-width="0.026cm" svg:stroke-color="#ffc000" draw:stroke-linejoin="round" svg:stroke-linecap="butt" draw:fill="solid" draw:fill-color="#ffc000" draw:textarea-vertical-align="top" draw:auto-grow-height="false" fo:min-height="0.374cm" fo:min-width="0.37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8" style:family="graphic" style:parent-style-name="standard">
      <style:graphic-properties draw:stroke="solid" svg:stroke-width="0.071cm" svg:stroke-color="#2a6099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39" style:family="graphic" style:parent-style-name="standard">
      <style:graphic-properties draw:stroke="solid" svg:stroke-width="0.071cm" svg:stroke-color="#bf0041" draw:stroke-linejoin="round" svg:stroke-linecap="butt" draw:fill="none" draw:textarea-vertical-align="top" draw:auto-grow-height="false" fo:min-height="0.18cm" fo:min-width="2.78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40" style:family="graphic" style:parent-style-name="standard">
      <style:graphic-properties draw:stroke="solid" svg:stroke-width="0.026cm" svg:stroke-color="#bf0041" draw:stroke-linejoin="round" svg:stroke-linecap="butt" draw:fill="solid" draw:fill-color="#bf0041" draw:textarea-vertical-align="top" draw:auto-grow-height="false" fo:min-height="0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1" style:family="graphic" style:parent-style-name="standard">
      <style:graphic-properties draw:stroke="solid" svg:stroke-width="0.026cm" svg:stroke-color="#bf0041" draw:stroke-linejoin="round" svg:stroke-linecap="butt" draw:fill="solid" draw:fill-color="#bf0041" draw:textarea-vertical-align="top" draw:auto-grow-height="false" fo:min-height="0.275cm" fo:min-width="0.27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2" style:family="graphic" style:parent-style-name="standard">
      <style:graphic-properties draw:stroke="solid" svg:stroke-width="0.026cm" svg:stroke-color="#00b050" draw:stroke-linejoin="round" svg:stroke-linecap="butt" draw:fill="solid" draw:fill-color="#00b050" draw:textarea-vertical-align="top" draw:auto-grow-height="false" fo:min-height="0.355cm" fo:min-width="0.008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3" style:family="graphic" style:parent-style-name="standard">
      <style:graphic-properties draw:stroke="solid" svg:stroke-width="0.071cm" svg:stroke-color="#00b05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44" style:family="graphic" style:parent-style-name="standard">
      <style:graphic-properties draw:stroke="solid" svg:stroke-width="0.081cm" svg:stroke-color="#ffc000" draw:marker-start-width="0.215cm" draw:marker-end-width="0.215cm" draw:stroke-linejoin="round" svg:stroke-linecap="butt" draw:fill="none" draw:textarea-horizontal-align="center" draw:textarea-vertical-align="top" draw:auto-grow-height="false" fo:padding-top="0.13cm" fo:padding-bottom="0.13cm" fo:padding-left="0.255cm" fo:padding-right="0.255cm" fo:wrap-option="wrap" draw:shadow="hidden" draw:shadow-offset-x="0cm" draw:shadow-offset-y="0.051cm" draw:shadow-color="#000000" draw:shadow-opacity="38%"/>
    </style:style>
    <style:style style:name="gr45" style:family="graphic" style:parent-style-name="standard">
      <style:graphic-properties draw:stroke="solid" svg:stroke-width="0.071cm" svg:stroke-color="#00a933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46" style:family="graphic" style:parent-style-name="standard">
      <style:graphic-properties svg:stroke-color="#2a6099" draw:fill-color="#2a6099" draw:opacity="100%" draw:opacity-name="Transparency_20_6" draw:textarea-horizontal-align="justify" draw:textarea-vertical-align="middle" draw:auto-grow-height="false" fo:min-height="0.412cm" fo:min-width="0.2cm" style:writing-mode="lr-tb"/>
      <style:paragraph-properties style:writing-mode="lr-tb"/>
    </style:style>
    <style:style style:name="gr47" style:family="graphic" style:parent-style-name="standard">
      <style:graphic-properties svg:stroke-color="#ff8000" draw:fill-color="#ff8000" draw:opacity="100%" draw:opacity-name="Transparency_20_6" draw:textarea-horizontal-align="justify" draw:textarea-vertical-align="middle" draw:auto-grow-height="false" fo:min-height="0.412cm" fo:min-width="0.201cm" style:writing-mode="lr-tb"/>
      <style:paragraph-properties style:writing-mode="lr-tb"/>
    </style:style>
    <style:style style:name="gr48" style:family="graphic" style:parent-style-name="standard">
      <style:graphic-properties draw:stroke="none" draw:fill="none" fo:min-height="0.801cm"/>
      <style:paragraph-properties style:writing-mode="lr-tb"/>
    </style:style>
    <style:style style:name="gr49" style:family="graphic" style:parent-style-name="standard">
      <style:graphic-properties draw:stroke="solid" svg:stroke-width="0.026cm" svg:stroke-color="#2a6099" draw:stroke-linejoin="round" svg:stroke-linecap="butt" draw:fill="solid" draw:fill-color="#2a6099" draw:textarea-vertical-align="top" draw:auto-grow-height="false" fo:min-height="0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bf0041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svg:stroke-color="#00a933" draw:fill-color="#00a933" draw:opacity="100%" draw:opacity-name="Transparency_20_6" draw:textarea-horizontal-align="justify" draw:textarea-vertical-align="middle" draw:auto-grow-height="false" fo:min-height="0.412cm" fo:min-width="0.2cm" style:writing-mode="lr-tb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a933" draw:stroke-linejoin="round" svg:stroke-linecap="butt" draw:fill="solid" draw:fill-color="#00a933" draw:textarea-vertical-align="top" draw:auto-grow-height="false" fo:min-height="0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4" style:family="graphic" style:parent-style-name="standard">
      <style:graphic-properties draw:stroke="solid" svg:stroke-width="0.026cm" svg:stroke-color="#ffbf00" draw:stroke-linejoin="round" svg:stroke-linecap="butt" draw:fill="solid" draw:fill-color="#ffbf00" draw:textarea-vertical-align="top" draw:auto-grow-height="false" fo:min-height="0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5" style:family="graphic" style:parent-style-name="objectwithoutfill">
      <style:graphic-properties svg:stroke-width="0.081cm" svg:stroke-color="#ffbf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078cm" fo:min-width="0.078cm" fo:padding-top="0.151cm" fo:padding-bottom="0.151cm" fo:padding-left="0.276cm" fo:padding-right="0.276cm" draw:shadow="hidden"/>
    </style:style>
    <style:style style:name="gr57" style:family="graphic" style:parent-style-name="standard">
      <style:graphic-properties svg:stroke-color="#111111" draw:fill-color="#111111" draw:opacity="100%" draw:opacity-name="Transparency_20_6" draw:textarea-horizontal-align="justify" draw:textarea-vertical-align="middle" draw:auto-grow-height="false" fo:min-height="0.54cm" fo:min-width="0.54cm" style:writing-mode="lr-tb"/>
      <style:paragraph-properties style:writing-mode="lr-tb"/>
    </style:style>
    <style:style style:name="gr58" style:family="graphic" style:parent-style-name="standard">
      <style:graphic-properties svg:stroke-color="#ffbf00" draw:fill-color="#ffbf00" draw:textarea-horizontal-align="justify" draw:textarea-vertical-align="middle" draw:auto-grow-height="false" fo:min-height="0.254cm" fo:min-width="0.254cm"/>
    </style:style>
    <style:style style:name="gr59" style:family="graphic" style:parent-style-name="standard">
      <style:graphic-properties svg:stroke-color="#f10d0c" draw:fill-color="#ff3838" draw:textarea-horizontal-align="justify" draw:textarea-vertical-align="middle" draw:auto-grow-height="false" fo:min-height="0.254cm" fo:min-width="0.254cm"/>
    </style:style>
    <style:style style:name="gr60" style:family="graphic" style:parent-style-name="standard">
      <style:graphic-properties svg:stroke-color="#ec9ba4" draw:fill-color="#ffa6a6" draw:textarea-horizontal-align="justify" draw:textarea-vertical-align="middle" draw:auto-grow-height="false" fo:min-height="0.254cm" fo:min-width="0.254cm"/>
    </style:style>
    <style:style style:name="gr6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2" style:family="graphic" style:parent-style-name="standard">
      <style:graphic-properties draw:stroke="none" draw:fill="none" fo:min-height="0.433cm"/>
      <style:paragraph-properties style:writing-mode="lr-tb"/>
    </style:style>
    <style:style style:name="gr63" style:family="graphic" style:parent-style-name="standard">
      <style:graphic-properties draw:stroke="none" draw:fill="none" fo:min-height="0.434cm"/>
      <style:paragraph-properties style:writing-mode="lr-tb"/>
    </style:style>
    <style:style style:name="gr64" style:family="graphic" style:parent-style-name="standard">
      <style:graphic-properties svg:stroke-color="#729fcf" draw:fill-color="#729fcf" draw:textarea-horizontal-align="justify" draw:textarea-vertical-align="middle" draw:auto-grow-height="false" fo:min-height="0.254cm" fo:min-width="0.254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Default_5f_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8.916cm" fo:min-width="7.488cm" fo:padding-top="0.178cm" fo:padding-bottom="0.178cm" fo:padding-left="0.303cm" fo:padding-right="0.303cm"/>
    </style:style>
    <style:style style:name="gr67" style:family="graphic" style:parent-style-name="Default_5f_1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238cm" fo:min-width="0cm" fo:padding-top="0.151cm" fo:padding-bottom="0.151cm" fo:padding-left="0.276cm" fo:padding-right="0.276cm" style:writing-mode="lr-tb"/>
      <style:paragraph-properties style:writing-mode="lr-tb"/>
    </style:style>
    <style:style style:name="gr68" style:family="graphic" style:parent-style-name="Default_5f_1">
      <style:graphic-properties svg:stroke-width="0.053cm" svg:stroke-color="#00a933" draw:marker-start-width="0.279cm" draw:marker-end-width="0.279cm" draw:fill-color="#00a933" draw:opacity="100%" draw:opacity-name="Transparency_20_6" draw:textarea-horizontal-align="justify" draw:textarea-vertical-align="middle" draw:auto-grow-height="false" fo:min-height="0.776cm" fo:min-width="0.526cm" fo:padding-top="0.151cm" fo:padding-bottom="0.151cm" fo:padding-left="0.276cm" fo:padding-right="0.276cm" style:writing-mode="lr-tb"/>
      <style:paragraph-properties style:writing-mode="lr-tb"/>
    </style:style>
    <style:style style:name="gr69" style:family="graphic" style:parent-style-name="Default_5f_1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23cm" fo:min-width="0.234cm" fo:padding-top="0.151cm" fo:padding-bottom="0.151cm" fo:padding-left="0.276cm" fo:padding-right="0.276cm" draw:shadow="hidden"/>
    </style:style>
    <style:style style:name="gr70" style:family="graphic" style:parent-style-name="Default_5f_1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775cm" fo:min-width="0.516cm" fo:padding-top="0.151cm" fo:padding-bottom="0.151cm" fo:padding-left="0.276cm" fo:padding-right="0.276cm" style:writing-mode="lr-tb"/>
      <style:paragraph-properties style:writing-mode="lr-tb"/>
    </style:style>
    <style:style style:name="gr71" style:family="graphic" style:parent-style-name="Default_5f_1">
      <style:graphic-properties svg:stroke-width="0.053cm" svg:stroke-color="#ff8000" draw:marker-start-width="0.279cm" draw:marker-end-width="0.279cm" draw:fill-color="#ff8000" draw:opacity="100%" draw:opacity-name="Transparency_20_6" draw:textarea-horizontal-align="justify" draw:textarea-vertical-align="middle" draw:auto-grow-height="false" fo:min-height="0.696cm" fo:min-width="0.437cm" fo:padding-top="0.151cm" fo:padding-bottom="0.151cm" fo:padding-left="0.276cm" fo:padding-right="0.276cm" style:writing-mode="lr-tb"/>
      <style:paragraph-properties style:writing-mode="lr-tb"/>
    </style:style>
    <style:style style:name="gr72" style:family="graphic" style:parent-style-name="Default_5f_1">
      <style:graphic-properties draw:stroke="none" draw:fill="none" fo:min-height="0.784cm"/>
      <style:paragraph-properties style:writing-mode="lr-tb"/>
    </style:style>
    <style:style style:name="gr73" style:family="graphic" style:parent-style-name="Default_5f_1">
      <style:graphic-properties svg:stroke-width="0.053cm" svg:stroke-color="#00a933" draw:marker-start-width="0.279cm" draw:marker-end-width="0.279cm" draw:fill-color="#00a933" draw:opacity="100%" draw:opacity-name="Transparency_20_6" draw:textarea-horizontal-align="justify" draw:textarea-vertical-align="middle" draw:auto-grow-height="false" fo:min-height="0.424cm" fo:min-width="0.167cm" fo:padding-top="0.151cm" fo:padding-bottom="0.151cm" fo:padding-left="0.276cm" fo:padding-right="0.276cm" style:writing-mode="lr-tb"/>
      <style:paragraph-properties style:writing-mode="lr-tb"/>
    </style:style>
    <style:style style:name="gr74" style:family="graphic" style:parent-style-name="Default_5f_1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187cm" fo:min-width="0.171cm" fo:padding-top="0.151cm" fo:padding-bottom="0.151cm" fo:padding-left="0.276cm" fo:padding-right="0.276cm" draw:shadow="hidden"/>
    </style:style>
    <style:style style:name="gr75" style:family="graphic" style:parent-style-name="Default_5f_1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122cm" fo:min-width="0.074cm" fo:padding-top="0.151cm" fo:padding-bottom="0.151cm" fo:padding-left="0.276cm" fo:padding-right="0.276cm" draw:shadow="hidden"/>
    </style:style>
    <style:style style:name="gr76" style:family="graphic" style:parent-style-name="Default_5f_1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606cm" fo:min-width="0.346cm" fo:padding-top="0.151cm" fo:padding-bottom="0.151cm" fo:padding-left="0.276cm" fo:padding-right="0.276cm" style:writing-mode="lr-tb"/>
      <style:paragraph-properties style:writing-mode="lr-tb"/>
    </style:style>
    <style:style style:name="gr77" style:family="graphic" style:parent-style-name="Default_5f_1">
      <style:graphic-properties svg:stroke-width="0.053cm" svg:stroke-color="#00a933" draw:marker-start-width="0.279cm" draw:marker-end-width="0.279cm" draw:fill-color="#00a933" draw:opacity="100%" draw:opacity-name="Transparency_20_6" draw:textarea-horizontal-align="justify" draw:textarea-vertical-align="middle" draw:auto-grow-height="false" fo:min-height="0.515cm" fo:min-width="0.257cm" fo:padding-top="0.151cm" fo:padding-bottom="0.151cm" fo:padding-left="0.276cm" fo:padding-right="0.276cm" style:writing-mode="lr-tb"/>
      <style:paragraph-properties style:writing-mode="lr-tb"/>
    </style:style>
    <style:style style:name="gr78" style:family="graphic" style:parent-style-name="Default_5f_1">
      <style:graphic-properties svg:stroke-width="0.053cm" svg:stroke-color="#ff8000" draw:marker-start-width="0.279cm" draw:marker-end-width="0.279cm" draw:fill-color="#ff8000" draw:opacity="100%" draw:opacity-name="Transparency_20_6" draw:textarea-horizontal-align="justify" draw:textarea-vertical-align="middle" draw:auto-grow-height="false" fo:min-height="0.147cm" fo:min-width="0cm" fo:padding-top="0.151cm" fo:padding-bottom="0.151cm" fo:padding-left="0.276cm" fo:padding-right="0.276cm" style:writing-mode="lr-tb"/>
      <style:paragraph-properties style:writing-mode="lr-tb"/>
    </style:style>
    <style:style style:name="gr79" style:family="graphic" style:parent-style-name="Default_5f_1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059cm" fo:min-width="0cm" fo:padding-top="0.151cm" fo:padding-bottom="0.151cm" fo:padding-left="0.276cm" fo:padding-right="0.276cm" style:writing-mode="lr-tb"/>
      <style:paragraph-properties style:writing-mode="lr-tb"/>
    </style:style>
    <style:style style:name="gr80" style:family="graphic" style:parent-style-name="standard">
      <style:graphic-properties draw:stroke="none" draw:fill="none" fo:min-height="1.567cm"/>
      <style:paragraph-properties style:writing-mode="lr-tb"/>
    </style:style>
    <style:style style:name="gr81" style:family="graphic" style:parent-style-name="standard">
      <style:graphic-properties draw:stroke="none" draw:fill="none" fo:min-height="1.02cm"/>
      <style:paragraph-properties style:writing-mode="lr-tb"/>
    </style:style>
    <style:style style:name="gr82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83" style:family="graphic" style:parent-style-name="standard">
      <style:graphic-properties svg:stroke-width="0.106cm" svg:stroke-color="#bf0041" draw:marker-start-width="0.358cm" draw:marker-end-width="0.358cm" draw:fill="none" draw:textarea-horizontal-align="justify" draw:textarea-vertical-align="middle" draw:auto-grow-height="false" fo:min-height="1.188cm" fo:min-width="0.938cm" fo:padding-top="0.177cm" fo:padding-bottom="0.177cm" fo:padding-left="0.302cm" fo:padding-right="0.302cm"/>
    </style:style>
    <style:style style:name="gr84" style:family="graphic" style:parent-style-name="standard">
      <style:graphic-properties draw:stroke="none" draw:fill="none" fo:min-height="0.785cm"/>
      <style:paragraph-properties style:writing-mode="lr-tb"/>
    </style:style>
    <style:style style:name="gr85" style:family="graphic" style:parent-style-name="standard">
      <style:graphic-properties svg:stroke-width="0.106cm" svg:stroke-color="#bf0041" draw:marker-start-width="0.358cm" draw:marker-end-width="0.358cm" draw:fill="none" draw:textarea-horizontal-align="justify" draw:textarea-vertical-align="middle" draw:auto-grow-height="false" fo:min-height="1.084cm" fo:min-width="0.834cm" fo:padding-top="0.177cm" fo:padding-bottom="0.177cm" fo:padding-left="0.302cm" fo:padding-right="0.302cm"/>
    </style:style>
    <style:style style:name="gr86" style:family="graphic" style:parent-style-name="objectwithoutfill">
      <style:graphic-properties svg:stroke-width="0.159cm" svg:stroke-color="#bf0041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  <style:paragraph-properties style:writing-mode="lr-tb"/>
    </style:style>
    <style:style style:name="gr88" style:family="graphic" style:parent-style-name="standard">
      <style:graphic-properties draw:stroke="none" draw:fill="none" fo:min-height="2.194cm"/>
      <style:paragraph-properties style:writing-mode="lr-tb"/>
    </style:style>
    <style:style style:name="gr89" style:family="graphic" style:parent-style-name="objectwithoutfill">
      <style:graphic-properties svg:stroke-color="#ff5429" draw:fill="none" draw:textarea-vertical-align="middle"/>
    </style:style>
    <style:style style:name="gr90" style:family="graphic" style:parent-style-name="objectwithoutfill">
      <style:graphic-properties svg:stroke-color="#ff3838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1cm" fo:min-width="0.661cm"/>
      <style:paragraph-properties style:writing-mode="lr-tb"/>
    </style:style>
    <style:style style:name="gr92" style:family="graphic" style:parent-style-name="standard">
      <style:graphic-properties draw:stroke="none" draw:fill="none" fo:min-height="0.712cm"/>
      <style:paragraph-properties style:writing-mode="lr-tb"/>
    </style:style>
    <style:style style:name="gr93" style:family="graphic" style:parent-style-name="objectwithoutfill">
      <style:graphic-properties svg:stroke-color="#bf0041" draw:marker-start="Arrow" draw:marker-start-width="0.3cm" draw:marker-end="Arrow" draw:marker-end-width="0.3cm" draw:fill="solid" draw:textarea-vertical-align="middle"/>
    </style:style>
    <style:style style:name="gr9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5" style:family="graphic" style:parent-style-name="objectwithoutfill">
      <style:graphic-properties svg:stroke-color="#bf0041" draw:marker-start="Arrow" draw:marker-start-width="0.3cm" draw:marker-end="Arrow" draw:marker-end-width="0.3cm" draw:fill="solid" draw:fill-color="#bf0041" draw:textarea-vertical-align="middle"/>
    </style:style>
    <style:style style:name="gr96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7.414cm" fo:min-width="4.728cm" fo:padding-top="0.166cm" fo:padding-bottom="0.166cm" fo:padding-left="0.291cm" fo:padding-right="0.291cm"/>
    </style:style>
    <style:style style:name="gr97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7.162cm" fo:min-width="4.752cm" fo:padding-top="0.166cm" fo:padding-bottom="0.166cm" fo:padding-left="0.291cm" fo:padding-right="0.291cm"/>
    </style:style>
    <style:style style:name="gr98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7.195cm" fo:min-width="7.488cm" fo:padding-top="0.166cm" fo:padding-bottom="0.166cm" fo:padding-left="0.291cm" fo:padding-right="0.291cm"/>
    </style:style>
    <style:style style:name="gr99" style:family="graphic" style:parent-style-name="objectwithoutfill">
      <style:graphic-properties svg:stroke-color="#000000" draw:fill="solid" draw:fill-color="#ff8000" draw:textarea-vertical-align="middle"/>
    </style:style>
    <style:style style:name="gr100" style:family="graphic" style:parent-style-name="objectwithoutfill">
      <style:graphic-properties svg:stroke-color="#000000" draw:fill="solid" draw:fill-color="#ff4000" draw:textarea-vertical-align="middle"/>
    </style:style>
    <style:style style:name="gr101" style:family="graphic" style:parent-style-name="objectwithoutfill">
      <style:graphic-properties svg:stroke-color="#000000" draw:fill="solid" draw:fill-color="#ff0000" draw:textarea-vertical-align="middle"/>
    </style:style>
    <style:style style:name="gr102" style:family="graphic" style:parent-style-name="standard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cm" fo:min-width="0cm" fo:padding-top="0.151cm" fo:padding-bottom="0.151cm" fo:padding-left="0.276cm" fo:padding-right="0.276cm" draw:shadow="hidden"/>
    </style:style>
    <style:style style:name="gr103" style:family="graphic" style:parent-style-name="standard">
      <style:graphic-properties svg:stroke-width="0.053cm" svg:stroke-color="#bf0041" draw:marker-start-width="0.279cm" draw:marker-end-width="0.279cm" draw:fill-color="#ff0000" draw:opacity="100%" draw:opacity-name="Transparency_20_6" draw:textarea-horizontal-align="justify" draw:textarea-vertical-align="middle" draw:auto-grow-height="false" fo:min-height="0cm" fo:min-width="0cm" fo:padding-top="0.151cm" fo:padding-bottom="0.151cm" fo:padding-left="0.276cm" fo:padding-right="0.276cm" draw:shadow="hidden"/>
    </style:style>
    <style:style style:name="gr104" style:family="graphic" style:parent-style-name="standard">
      <style:graphic-properties svg:stroke-width="0.053cm" svg:stroke-color="#bf0041" draw:marker-start-width="0.279cm" draw:marker-end-width="0.279cm" draw:fill-color="#ff4000" draw:opacity="100%" draw:opacity-name="Transparency_20_6" draw:textarea-horizontal-align="justify" draw:textarea-vertical-align="middle" draw:auto-grow-height="false" fo:min-height="0cm" fo:min-width="0cm" fo:padding-top="0.151cm" fo:padding-bottom="0.151cm" fo:padding-left="0.276cm" fo:padding-right="0.276cm" draw:shadow="hidden"/>
    </style:style>
    <style:style style:name="gr105" style:family="graphic" style:parent-style-name="standard">
      <style:graphic-properties svg:stroke-width="0.053cm" svg:stroke-color="#bf0041" draw:marker-start-width="0.279cm" draw:marker-end-width="0.279cm" draw:fill-color="#ff8000" draw:opacity="100%" draw:opacity-name="Transparency_20_6" draw:textarea-horizontal-align="justify" draw:textarea-vertical-align="middle" draw:auto-grow-height="false" fo:min-height="0cm" fo:min-width="0cm" fo:padding-top="0.151cm" fo:padding-bottom="0.151cm" fo:padding-left="0.276cm" fo:padding-right="0.276cm" draw:shadow="hidden"/>
    </style:style>
    <style:style style:name="gr106" style:family="graphic" style:parent-style-name="objectwithoutfill">
      <style:graphic-properties svg:stroke-width="0.053cm" svg:stroke-color="#ff860d" draw:marker-start-width="0.279cm" draw:marker-end-width="0.279cm" draw:fill="solid" draw:textarea-vertical-align="middle" fo:padding-top="0.151cm" fo:padding-bottom="0.151cm" fo:padding-left="0.276cm" fo:padding-right="0.276cm" draw:shadow="hidden"/>
    </style:style>
    <style:style style:name="gr107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 draw:shadow="hidden"/>
    </style:style>
    <style:style style:name="gr108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 draw:shadow="hidden"/>
    </style:style>
    <style:style style:name="gr109" style:family="graphic" style:parent-style-name="objectwithoutfill">
      <style:graphic-properties svg:stroke-width="0.053cm" svg:stroke-color="#2a6099" draw:marker-start-width="0.279cm" draw:marker-end-width="0.279cm" draw:fill="solid" draw:textarea-vertical-align="middle" fo:padding-top="0.151cm" fo:padding-bottom="0.151cm" fo:padding-left="0.276cm" fo:padding-right="0.276cm" draw:shadow="hidden"/>
    </style:style>
    <style:style style:name="gr110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7.457cm" fo:min-width="7.708cm" fo:padding-top="0.166cm" fo:padding-bottom="0.166cm" fo:padding-left="0.291cm" fo:padding-right="0.291cm"/>
    </style:style>
    <style:style style:name="gr11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 draw:shadow="hidden"/>
    </style:style>
    <style:style style:name="gr11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7.219cm" fo:min-width="7.512cm" fo:padding-top="0.166cm" fo:padding-bottom="0.166cm" fo:padding-left="0.291cm" fo:padding-right="0.291cm"/>
    </style:style>
    <style:style style:name="gr113" style:family="graphic" style:parent-style-name="objectwithoutfill">
      <style:graphic-properties svg:stroke-width="0.053cm" svg:stroke-color="#ff8000" draw:marker-start-width="0.279cm" draw:marker-end-width="0.279cm" draw:fill="solid" draw:textarea-vertical-align="middle" fo:padding-top="0.151cm" fo:padding-bottom="0.151cm" fo:padding-left="0.276cm" fo:padding-right="0.276cm" draw:shadow="hidden"/>
    </style:style>
    <style:style style:name="gr114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 draw:shadow="hidden"/>
    </style:style>
    <style:style style:name="gr115" style:family="graphic" style:parent-style-name="objectwithoutfill">
      <style:graphic-properties svg:stroke-width="0.159cm" svg:stroke-color="#ff860d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16" style:family="graphic" style:parent-style-name="objectwithoutfill">
      <style:graphic-properties svg:stroke-width="0.159cm" svg:stroke-color="#bf0041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17" style:family="graphic" style:parent-style-name="objectwithoutfill">
      <style:graphic-properties svg:stroke-width="0.159cm" svg:stroke-color="#00a933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18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 draw:shadow="hidden"/>
    </style:style>
    <style:style style:name="gr119" style:family="graphic" style:parent-style-name="objectwithoutfill">
      <style:graphic-properties svg:stroke-width="0.159cm" svg:stroke-color="#ff8000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20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 draw:shadow="hidden"/>
    </style:style>
    <style:style style:name="gr121" style:family="graphic" style:parent-style-name="objectwithoutfill">
      <style:graphic-properties svg:stroke-width="0.159cm" svg:stroke-color="#acb20c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22" style:family="graphic" style:parent-style-name="objectwithoutfill">
      <style:graphic-properties svg:stroke-width="0.159cm" svg:stroke-color="#ffa6a6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23" style:family="graphic" style:parent-style-name="objectwithoutfill">
      <style:graphic-properties svg:stroke-width="0.159cm" svg:stroke-color="#999999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2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 draw:shadow="hidden"/>
    </style:style>
    <style:style style:name="gr125" style:family="graphic" style:parent-style-name="objectwithoutfill">
      <style:graphic-properties svg:stroke-width="0.053cm" svg:stroke-color="#81d41a" draw:marker-start-width="0.279cm" draw:marker-end-width="0.279cm" draw:fill="solid" draw:textarea-vertical-align="middle" fo:padding-top="0.151cm" fo:padding-bottom="0.151cm" fo:padding-left="0.276cm" fo:padding-right="0.276cm" draw:shadow="hidden"/>
    </style:style>
    <style:style style:name="gr126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7.709cm" fo:min-width="7.708cm" fo:padding-top="0.166cm" fo:padding-bottom="0.166cm" fo:padding-left="0.291cm" fo:padding-right="0.291cm"/>
    </style:style>
    <style:style style:name="gr127" style:family="graphic" style:parent-style-name="objectwithoutfill">
      <style:graphic-properties svg:stroke-width="0.159cm" svg:stroke-color="#2a6099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28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29" style:family="graphic" style:parent-style-name="objectwithoutfill">
      <style:graphic-properties svg:stroke-width="0.159cm" svg:stroke-color="#81d41a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30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 draw:shadow="hidden"/>
    </style:style>
    <style:style style:name="gr131" style:family="graphic" style:parent-style-name="objectwithoutfill">
      <style:graphic-properties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32" style:family="graphic" style:parent-style-name="objectwithoutfill">
      <style:graphic-properties svg:stroke-width="0.159cm" svg:stroke-color="#55308d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33" style:family="graphic" style:parent-style-name="objectwithoutfill">
      <style:graphic-properties svg:stroke-width="0.159cm" svg:stroke-color="#800080" draw:marker-start-width="0.438cm" draw:marker-end-width="0.438cm" draw:fill="solid" draw:textarea-vertical-align="middle" fo:padding-top="0.204cm" fo:padding-bottom="0.204cm" fo:padding-left="0.329cm" fo:padding-right="0.329cm" draw:shadow="hidden"/>
    </style:style>
    <style:style style:name="gr134" style:family="graphic" style:parent-style-name="objectwithoutfill">
      <style:graphic-properties svg:stroke-width="0.212cm" svg:stroke-color="#ff0000" draw:marker-start-width="0.517cm" draw:marker-end-width="0.517cm" draw:fill="solid" draw:textarea-vertical-align="middle" fo:padding-top="0.23cm" fo:padding-bottom="0.23cm" fo:padding-left="0.355cm" fo:padding-right="0.355cm" draw:shadow="hidden"/>
    </style:style>
    <style:style style:name="gr135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 draw:shadow="hidden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draw:shadow="hidden"/>
      <style:paragraph-properties style:writing-mode="lr-tb"/>
    </style:style>
    <style:style style:name="gr137" style:family="graphic" style:parent-style-name="standard">
      <style:graphic-properties draw:stroke="none" draw:fill="none" fo:min-height="1.271cm" draw:shadow="hidden"/>
      <style:paragraph-properties style:writing-mode="lr-tb"/>
    </style:style>
    <style:style style:name="gr138" style:family="graphic" style:parent-style-name="standard">
      <style:graphic-properties draw:stroke="none" draw:fill="none" fo:min-height="1.441cm" draw:shadow="hidden"/>
      <style:paragraph-properties style:writing-mode="lr-tb"/>
    </style:style>
    <style:style style:name="gr13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723cm" draw:shadow="hidden"/>
    </style:style>
    <style:style style:name="gr140" style:family="graphic" style:parent-style-name="objectwithoutfill">
      <style:graphic-properties svg:stroke-color="#000000" draw:marker-end="Arrow" draw:marker-end-width="0.3cm" draw:fill="solid" draw:textarea-vertical-align="middle" draw:shadow="hidden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 draw:shadow="hidden"/>
      <style:paragraph-properties style:writing-mode="lr-tb"/>
    </style:style>
    <style:style style:name="gr142" style:family="graphic" style:parent-style-name="objectwithoutfill">
      <style:graphic-properties svg:stroke-color="#111111" draw:marker-end="Arrow" draw:marker-end-width="0.3cm" draw:fill="solid" draw:textarea-vertical-align="middle" draw:shadow="hidden"/>
    </style:style>
    <style:style style:name="gr14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21cm" fo:min-width="0cm"/>
      <style:paragraph-properties style:writing-mode="lr-tb"/>
    </style:style>
    <style:style style:name="gr144" style:family="graphic" style:parent-style-name="Default_5f_1">
      <style:graphic-properties draw:stroke="none" draw:fill="none" fo:min-height="0.721cm"/>
      <style:paragraph-properties style:writing-mode="lr-tb"/>
    </style:style>
    <style:style style:name="gr145" style:family="graphic" style:parent-style-name="objectwithoutfill">
      <style:graphic-properties svg:stroke-width="0.212cm" svg:stroke-color="#bf0041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46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0.098cm" fo:min-width="8.522cm" fo:padding-top="0.166cm" fo:padding-bottom="0.166cm" fo:padding-left="0.291cm" fo:padding-right="0.291cm"/>
    </style:style>
    <style:style style:name="gr14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0.074cm" fo:min-width="8.498cm" fo:padding-top="0.178cm" fo:padding-bottom="0.178cm" fo:padding-left="0.303cm" fo:padding-right="0.303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6cm" fo:min-width="0.661cm"/>
      <style:paragraph-properties style:writing-mode="lr-tb"/>
    </style:style>
    <style:style style:name="gr149" style:family="graphic" style:parent-style-name="standard">
      <style:graphic-properties svg:stroke-width="0.053cm" svg:stroke-color="#158466" draw:marker-start-width="0.279cm" draw:marker-end-width="0.279cm" draw:fill-color="#00a933" draw:opacity="100%" draw:opacity-name="Transparency_20_6" draw:textarea-horizontal-align="justify" draw:textarea-vertical-align="middle" draw:auto-grow-height="false" fo:min-height="0.318cm" fo:min-width="0.037cm" fo:padding-top="0.151cm" fo:padding-bottom="0.151cm" fo:padding-left="0.276cm" fo:padding-right="0.276cm" style:writing-mode="lr-tb"/>
      <style:paragraph-properties style:writing-mode="lr-tb"/>
    </style:style>
    <style:style style:name="gr150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306cm" fo:min-width="0.055cm" fo:padding-top="0.151cm" fo:padding-bottom="0.151cm" fo:padding-left="0.276cm" fo:padding-right="0.276cm" style:writing-mode="lr-tb"/>
      <style:paragraph-properties style:writing-mode="lr-tb"/>
    </style:style>
    <style:style style:name="gr151" style:family="graphic" style:parent-style-name="standard">
      <style:graphic-properties svg:stroke-width="0.053cm" svg:stroke-color="#3465a4" draw:marker-start-width="0.279cm" draw:marker-end-width="0.279cm" draw:fill-color="#3465a4" draw:opacity="100%" draw:opacity-name="Transparency_20_6" draw:textarea-horizontal-align="justify" draw:textarea-vertical-align="middle" draw:auto-grow-height="false" fo:min-height="0.507cm" fo:min-width="0.257cm" fo:padding-top="0.151cm" fo:padding-bottom="0.151cm" fo:padding-left="0.276cm" fo:padding-right="0.276cm" style:writing-mode="lr-tb"/>
      <style:paragraph-properties style:writing-mode="lr-tb"/>
    </style:style>
    <style:style style:name="gr152" style:family="graphic" style:parent-style-name="standard">
      <style:graphic-properties svg:stroke-width="0.053cm" svg:stroke-color="#158466" draw:marker-start-width="0.279cm" draw:marker-end-width="0.279cm" draw:fill-color="#00a933" draw:opacity="100%" draw:opacity-name="Transparency_20_6" draw:textarea-horizontal-align="justify" draw:textarea-vertical-align="middle" draw:auto-grow-height="false" fo:min-height="0.911cm" fo:min-width="0.66cm" fo:padding-top="0.151cm" fo:padding-bottom="0.151cm" fo:padding-left="0.276cm" fo:padding-right="0.276cm" style:writing-mode="lr-tb"/>
      <style:paragraph-properties style:writing-mode="lr-tb"/>
    </style:style>
    <style:style style:name="gr153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907cm" fo:min-width="0.661cm" fo:padding-top="0.151cm" fo:padding-bottom="0.151cm" fo:padding-left="0.276cm" fo:padding-right="0.276cm" style:writing-mode="lr-tb"/>
      <style:paragraph-properties style:writing-mode="lr-tb"/>
    </style:style>
    <style:style style:name="gr154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103cm" fo:min-width="0cm" fo:padding-top="0.151cm" fo:padding-bottom="0.151cm" fo:padding-left="0.276cm" fo:padding-right="0.276cm" style:writing-mode="lr-tb"/>
      <style:paragraph-properties style:writing-mode="lr-tb"/>
    </style:style>
    <style:style style:name="gr155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302cm" fo:min-width="0.056cm" fo:padding-top="0.151cm" fo:padding-bottom="0.151cm" fo:padding-left="0.276cm" fo:padding-right="0.276cm" style:writing-mode="lr-tb"/>
      <style:paragraph-properties style:writing-mode="lr-tb"/>
    </style:style>
    <style:style style:name="gr156" style:family="graphic" style:parent-style-name="standard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296cm" fo:min-width="0.332cm" fo:padding-top="0.151cm" fo:padding-bottom="0.151cm" fo:padding-left="0.276cm" fo:padding-right="0.276cm" draw:shadow="hidden"/>
    </style:style>
    <style:style style:name="gr157" style:family="graphic" style:parent-style-name="standard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237cm" fo:min-width="0.025cm" fo:padding-top="0.151cm" fo:padding-bottom="0.151cm" fo:padding-left="0.276cm" fo:padding-right="0.276cm" draw:shadow="hidden"/>
    </style:style>
    <style:style style:name="gr158" style:family="graphic" style:parent-style-name="standard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506cm" fo:min-width="0.257cm" fo:padding-top="0.151cm" fo:padding-bottom="0.151cm" fo:padding-left="0.276cm" fo:padding-right="0.276cm" style:writing-mode="lr-tb"/>
      <style:paragraph-properties style:writing-mode="lr-tb"/>
    </style:style>
    <style:style style:name="gr159" style:family="graphic" style:parent-style-name="standard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804cm" fo:min-width="0.459cm" fo:padding-top="0.151cm" fo:padding-bottom="0.151cm" fo:padding-left="0.276cm" fo:padding-right="0.276cm" style:writing-mode="lr-tb"/>
      <style:paragraph-properties style:writing-mode="lr-tb"/>
    </style:style>
    <style:style style:name="gr160" style:family="graphic" style:parent-style-name="standard">
      <style:graphic-properties svg:stroke-width="0.053cm" svg:stroke-color="#2a6099" draw:marker-start-width="0.279cm" draw:marker-end-width="0.279cm" draw:fill-color="#2a6099" draw:opacity="100%" draw:opacity-name="Transparency_20_6" draw:textarea-horizontal-align="justify" draw:textarea-vertical-align="middle" draw:auto-grow-height="false" fo:min-height="0.91cm" fo:min-width="0.648cm" fo:padding-top="0.151cm" fo:padding-bottom="0.151cm" fo:padding-left="0.276cm" fo:padding-right="0.276cm" style:writing-mode="lr-tb"/>
      <style:paragraph-properties style:writing-mode="lr-tb"/>
    </style:style>
    <style:style style:name="gr161" style:family="graphic" style:parent-style-name="standard">
      <style:graphic-properties svg:stroke-width="0.053cm" svg:stroke-color="#bf0041" draw:marker-start-width="0.279cm" draw:marker-end-width="0.279cm" draw:fill-color="#bf0041" draw:opacity="100%" draw:opacity-name="Transparency_20_6" draw:textarea-horizontal-align="justify" draw:textarea-vertical-align="middle" draw:auto-grow-height="false" fo:min-height="0.27cm" fo:min-width="0.306cm" fo:padding-top="0.151cm" fo:padding-bottom="0.151cm" fo:padding-left="0.276cm" fo:padding-right="0.276cm" draw:shadow="hidden"/>
    </style:style>
    <style:style style:name="gr162" style:family="graphic" style:parent-style-name="standard">
      <style:graphic-properties svg:stroke-width="0.053cm" svg:stroke-color="#ff860d" draw:marker-start-width="0.279cm" draw:marker-end-width="0.279cm" draw:fill-color="#ff860d" draw:opacity="100%" draw:opacity-name="Transparency_20_6" draw:textarea-horizontal-align="justify" draw:textarea-vertical-align="middle" draw:auto-grow-height="false" fo:min-height="0.835cm" fo:min-width="0.661cm" fo:padding-top="0.151cm" fo:padding-bottom="0.151cm" fo:padding-left="0.276cm" fo:padding-right="0.276cm" style:writing-mode="lr-tb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164" style:family="graphic" style:parent-style-name="standard">
      <style:graphic-properties draw:stroke="none" draw:fill="none" fo:min-height="0.834cm"/>
      <style:paragraph-properties style:writing-mode="lr-tb"/>
    </style:style>
    <style:style style:name="gr165" style:family="graphic" style:parent-style-name="standard">
      <style:graphic-properties draw:stroke="none" draw:fill="none" fo:min-height="2.498cm"/>
      <style:paragraph-properties style:writing-mode="lr-tb"/>
    </style:style>
    <style:style style:name="gr166" style:family="graphic" style:parent-style-name="standard">
      <style:graphic-properties draw:stroke="none" draw:fill="none" fo:min-height="0.747cm"/>
      <style:paragraph-properties style:writing-mode="lr-tb"/>
    </style:style>
    <style:style style:name="gr167" style:family="graphic" style:parent-style-name="standard">
      <style:graphic-properties draw:stroke="solid" svg:stroke-width="0.026cm" svg:stroke-color="#2a6099" draw:stroke-linejoin="round" svg:stroke-linecap="butt" draw:fill="solid" draw:fill-color="#2a6099" draw:textarea-vertical-align="top" draw:auto-grow-height="false" fo:min-height="0.36cm" fo:min-width="0.37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68" style:family="graphic" style:parent-style-name="standard">
      <style:graphic-properties svg:stroke-color="#2a6099" draw:fill-color="#2a6099" draw:opacity="100%" draw:opacity-name="Transparency_20_6" draw:textarea-horizontal-align="justify" draw:textarea-vertical-align="middle" draw:auto-grow-height="false" fo:min-height="0.743cm" fo:min-width="0.788cm" style:writing-mode="lr-tb"/>
      <style:paragraph-properties style:writing-mode="lr-tb"/>
    </style:style>
    <style:style style:name="gr169" style:family="graphic" style:parent-style-name="standard">
      <style:graphic-properties draw:stroke="none" draw:fill="none" fo:min-height="0.828cm"/>
      <style:paragraph-properties style:writing-mode="lr-tb"/>
    </style:style>
    <style:style style:name="gr170" style:family="graphic" style:parent-style-name="standard">
      <style:graphic-properties draw:stroke="none" draw:fill="none" fo:min-height="0.829cm"/>
      <style:paragraph-properties style:writing-mode="lr-tb"/>
    </style:style>
    <style:style style:name="gr17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0.074cm" fo:min-width="8.498cm" fo:padding-top="0.166cm" fo:padding-bottom="0.166cm" fo:padding-left="0.291cm" fo:padding-right="0.291cm"/>
    </style:style>
    <style:style style:name="gr17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7.138cm" fo:min-width="4.728cm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style:font-name="FreeSans" fo:font-size="16pt" style:font-size-asian="16pt" style:font-size-complex="16pt"/>
    </style:style>
    <style:style style:name="P4" style:family="paragraph">
      <loext:graphic-properties draw:fill-color="#bf0041" draw:opacity="100%" draw:opacity-name="Transparency_20_6"/>
      <style:paragraph-properties fo:text-align="center" style:writing-mode="lr-tb"/>
      <style:text-properties style:font-name="FreeSans" fo:font-size="16pt" style:font-size-asian="16pt" style:font-size-complex="16pt"/>
    </style:style>
    <style:style style:name="P5" style:family="paragraph">
      <loext:graphic-properties draw:fill-color="#bf0041" draw:opacity="100%" draw:opacity-name="Transparency_20_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center"/>
      <style:text-properties fo:color="#ffffff" loext:opacity="100%" style:font-name="Nimbus Roman" fo:font-size="13pt" style:font-size-asian="13pt" style:font-size-complex="13pt"/>
    </style:style>
    <style:style style:name="P9" style:family="paragraph">
      <loext:graphic-properties draw:fill-color="#00a933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3pt" style:font-size-asian="13pt" style:font-size-complex="13pt"/>
    </style:style>
    <style:style style:name="P10" style:family="paragraph">
      <style:paragraph-properties fo:text-align="center"/>
      <style:text-properties fo:color="#ffffff" loext:opacity="100%" style:font-name="Nimbus Roman" fo:font-size="12pt" style:font-size-asian="12pt" style:font-size-complex="12pt"/>
    </style:style>
    <style:style style:name="P11" style:family="paragraph">
      <loext:graphic-properties draw:fill-color="#ff860d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2pt" style:font-size-asian="12pt" style:font-size-complex="12pt"/>
    </style:style>
    <style:style style:name="P12" style:family="paragraph">
      <style:paragraph-properties fo:text-align="center" style:writing-mode="lr-tb"/>
      <style:text-properties fo:color="#ffffff" loext:opacity="100%" style:font-name="Nimbus Roman" fo:font-size="15pt" style:font-size-asian="15pt" style:font-size-complex="15pt"/>
    </style:style>
    <style:style style:name="P13" style:family="paragraph">
      <loext:graphic-properties draw:fill-color="#3465a4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5pt" style:font-size-asian="15pt" style:font-size-complex="15pt"/>
    </style:style>
    <style:style style:name="P14" style:family="paragraph">
      <loext:graphic-properties draw:fill-color="#2a6099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ff8000" loext:opacity="100%" loext:color-lum-mod="100%" loext:color-lum-off="0%" style:font-name="Nimbus Roman"/>
    </style:style>
    <style:style style:name="P16" style:family="paragraph">
      <loext:graphic-properties draw:fill="none"/>
      <style:text-properties fo:color="#c9211e" loext:opacity="100%" loext:color-lum-mod="100%" loext:color-lum-off="0%" style:font-name="Nimbus Roman"/>
    </style:style>
    <style:style style:name="P17" style:family="paragraph">
      <loext:graphic-properties draw:fill="none"/>
      <style:text-properties fo:color="#2a6099" loext:opacity="100%" loext:color-lum-mod="100%" loext:color-lum-off="0%" style:font-name="Nimbus Roman"/>
    </style:style>
    <style:style style:name="P18" style:family="paragraph">
      <loext:graphic-properties draw:fill="none"/>
      <style:text-properties fo:color="#158466" loext:opacity="100%" loext:color-lum-mod="100%" loext:color-lum-off="0%" style:font-name="Nimbus Roman"/>
    </style:style>
    <style:style style:name="P19" style:family="paragraph">
      <loext:graphic-properties draw:fill="none"/>
      <style:text-properties fo:color="#000000" loext:opacity="100%" loext:color-lum-mod="100%" loext:color-lum-off="0%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bf0041"/>
      <style:paragraph-properties fo:text-align="start"/>
      <style:text-properties fo:font-size="18pt"/>
    </style:style>
    <style:style style:name="P22" style:family="paragraph">
      <loext:graphic-properties draw:fill="solid" draw:fill-color="#2a6099"/>
      <style:paragraph-properties fo:text-align="start"/>
      <style:text-properties fo:font-size="18pt"/>
    </style:style>
    <style:style style:name="P23" style:family="paragraph">
      <loext:graphic-properties draw:fill="solid" draw:fill-color="#ffc000"/>
      <style:paragraph-properties fo:text-align="start"/>
      <style:text-properties fo:font-size="18pt"/>
    </style:style>
    <style:style style:name="P24" style:family="paragraph">
      <loext:graphic-properties draw:fill="solid" draw:fill-color="#00b050"/>
      <style:paragraph-properties fo:text-align="start"/>
      <style:text-properties fo:font-size="18pt"/>
    </style:style>
    <style:style style:name="P25" style:family="paragraph">
      <loext:graphic-properties draw:fill-color="#ff8000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5pt" style:font-size-asian="15pt" style:font-size-complex="15pt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-color="#00a933" draw:opacity="100%" draw:opacity-name="Transparency_20_6"/>
      <style:paragraph-properties fo:text-align="center" style:writing-mode="lr-tb"/>
      <style:text-properties fo:color="#158466" loext:opacity="100%" loext:color-lum-mod="100%" loext:color-lum-off="0%" style:font-name="Nimbus Roman" fo:font-size="15pt" style:font-size-asian="15pt" style:font-size-complex="15pt"/>
    </style:style>
    <style:style style:name="P28" style:family="paragraph">
      <loext:graphic-properties draw:fill="solid" draw:fill-color="#00a933"/>
      <style:paragraph-properties fo:text-align="start"/>
      <style:text-properties fo:font-size="18pt"/>
    </style:style>
    <style:style style:name="P29" style:family="paragraph">
      <loext:graphic-properties draw:fill="solid" draw:fill-color="#ffbf00"/>
      <style:paragraph-properties fo:text-align="start"/>
      <style:text-properties fo:font-size="18pt"/>
    </style:style>
    <style:style style:name="P30" style:family="paragraph">
      <loext:graphic-properties draw:fill="none"/>
      <style:text-properties fo:color="#bf0041" loext:opacity="100%" loext:color-lum-mod="100%" loext:color-lum-off="0%"/>
    </style:style>
    <style:style style:name="P31" style:family="paragraph">
      <loext:graphic-properties draw:fill="none"/>
      <style:text-properties fo:color="#ff8000" loext:opacity="100%" loext:color-lum-mod="100%" loext:color-lum-off="0%"/>
    </style:style>
    <style:style style:name="P32" style:family="paragraph">
      <loext:graphic-properties draw:fill-color="#111111" draw:opacity="100%" draw:opacity-name="Transparency_20_6"/>
      <style:paragraph-properties fo:text-align="center" style:writing-mode="lr-tb"/>
      <style:text-properties fo:color="#c9211e" loext:opacity="100%" loext:color-lum-mod="100%" loext:color-lum-off="0%" style:font-name="Nimbus Roman" fo:font-size="12pt" style:font-size-asian="12pt" style:font-size-complex="12pt"/>
    </style:style>
    <style:style style:name="P33" style:family="paragraph">
      <loext:graphic-properties draw:fill-color="#ffbf00"/>
      <style:paragraph-properties fo:text-align="center"/>
      <style:text-properties fo:font-weight="normal" style:font-weight-asian="bold" style:font-weight-complex="bold"/>
    </style:style>
    <style:style style:name="P34" style:family="paragraph">
      <loext:graphic-properties draw:fill-color="#ff3838"/>
      <style:paragraph-properties fo:text-align="center"/>
      <style:text-properties fo:font-weight="normal" style:font-weight-asian="bold" style:font-weight-complex="bold"/>
    </style:style>
    <style:style style:name="P35" style:family="paragraph">
      <loext:graphic-properties draw:fill-color="#ffa6a6"/>
      <style:paragraph-properties fo:text-align="center"/>
      <style:text-properties fo:font-weight="normal" style:font-weight-asian="bold" style:font-weight-complex="bold"/>
    </style:style>
    <style:style style:name="P36" style:family="paragraph">
      <loext:graphic-properties draw:fill="none"/>
      <style:text-properties fo:color="#ec9ba4" loext:opacity="100%" loext:color-lum-mod="100%" loext:color-lum-off="0%" fo:font-size="11pt" style:font-size-asian="11pt" style:font-size-complex="11pt"/>
    </style:style>
    <style:style style:name="P37" style:family="paragraph">
      <loext:graphic-properties draw:fill-color="#729fcf"/>
      <style:paragraph-properties fo:text-align="center"/>
      <style:text-properties fo:font-weight="normal" style:font-weight-asian="bold" style:font-weight-complex="bold"/>
    </style:style>
    <style:style style:name="P38" style:family="paragraph">
      <loext:graphic-properties draw:fill="none"/>
      <style:text-properties fo:color="#ff4000" loext:opacity="100%" loext:color-lum-mod="100%" loext:color-lum-off="0%" fo:font-size="11pt" style:font-size-asian="11pt" style:font-size-complex="11pt"/>
    </style:style>
    <style:style style:name="P39" style:family="paragraph">
      <loext:graphic-properties draw:fill="none"/>
      <style:text-properties fo:color="#729fcf" loext:opacity="100%" loext:color-lum-mod="100%" loext:color-lum-off="0%" fo:font-size="11pt" style:font-size-asian="11pt" style:font-size-complex="11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/>
      <style:text-properties fo:color="#000000" loext:opacity="100%" loext:color-lum-mod="100%" loext:color-lum-off="0%" style:font-name="Times New Roman" fo:font-size="20pt" fo:font-weight="bold" style:font-size-asian="20pt" style:font-weight-asian="bold" style:font-size-complex="20pt" style:font-weight-complex="bold"/>
    </style:style>
    <style:style style:name="P43" style:family="paragraph">
      <loext:graphic-properties draw:fill-color="#00a933" draw:opacity="100%" draw:opacity-name="Transparency_20_6"/>
      <style:paragraph-properties fo:text-align="center" style:writing-mode="lr-tb"/>
      <style:text-properties fo:color="#ffffff" loext:opacity="100%" loext:color-lum-mod="100%" loext:color-lum-off="0%" style:font-name="Nimbus Roman" fo:font-size="15pt" style:font-size-asian="15pt" style:font-size-complex="15pt"/>
    </style:style>
    <style:style style:name="P44" style:family="paragraph">
      <loext:graphic-properties draw:fill="none"/>
      <style:text-properties style:font-name="Times New Roman" fo:font-size="25pt" fo:font-weight="bold" style:font-size-asian="25pt" style:font-weight-asian="bold" style:font-size-complex="25pt" style:font-weight-complex="bold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font-name="Times New Roman" fo:font-size="20pt" fo:font-weight="bold" style:font-size-asian="20pt" style:font-weight-asian="bold" style:font-size-complex="20pt" style:font-weight-complex="bold"/>
    </style:style>
    <style:style style:name="P46" style:family="paragraph">
      <loext:graphic-properties draw:fill="none"/>
      <style:text-properties fo:font-weight="bold" style:font-weight-asian="bold" style:font-weight-complex="bold"/>
    </style:style>
    <style:style style:name="P47" style:family="paragraph">
      <loext:graphic-properties draw:fill="none" draw:fill-color="#ffffff"/>
      <style:text-properties style:font-name="Nimbus Roman" fo:font-size="20pt" fo:font-weight="normal" style:font-size-asian="20pt" style:font-weight-asian="normal" style:font-size-complex="20pt" style:font-weight-complex="normal"/>
    </style:style>
    <style:style style:name="P48" style:family="paragraph">
      <loext:graphic-properties draw:fill="solid" draw:fill-color="#bf0041"/>
      <style:paragraph-properties fo:text-align="center"/>
    </style:style>
    <style:style style:name="P49" style:family="paragraph">
      <loext:graphic-properties draw:fill="solid" draw:fill-color="#ff8000"/>
      <style:paragraph-properties fo:text-align="center"/>
    </style:style>
    <style:style style:name="P50" style:family="paragraph">
      <loext:graphic-properties draw:fill="solid" draw:fill-color="#ff4000"/>
      <style:paragraph-properties fo:text-align="center"/>
    </style:style>
    <style:style style:name="P51" style:family="paragraph">
      <loext:graphic-properties draw:fill="solid" draw:fill-color="#ff0000"/>
      <style:paragraph-properties fo:text-align="center"/>
    </style:style>
    <style:style style:name="P52" style:family="paragraph">
      <loext:graphic-properties draw:fill-color="#ff0000" draw:opacity="100%" draw:opacity-name="Transparency_20_6"/>
      <style:paragraph-properties fo:text-align="center"/>
    </style:style>
    <style:style style:name="P53" style:family="paragraph">
      <loext:graphic-properties draw:fill-color="#ff4000" draw:opacity="100%" draw:opacity-name="Transparency_20_6"/>
      <style:paragraph-properties fo:text-align="center"/>
    </style:style>
    <style:style style:name="P54" style:family="paragraph">
      <loext:graphic-properties draw:fill-color="#ff8000" draw:opacity="100%" draw:opacity-name="Transparency_20_6"/>
      <style:paragraph-properties fo:text-align="center"/>
    </style:style>
    <style:style style:name="P55" style:family="paragraph">
      <loext:graphic-properties draw:fill="none" draw:fill-color="#ffffff"/>
      <style:text-properties style:font-name="Nimbus Roman"/>
    </style:style>
    <style:style style:name="P56" style:family="paragraph">
      <loext:graphic-properties draw:fill-color="#000000"/>
      <style:paragraph-properties fo:text-align="center"/>
    </style:style>
    <style:style style:name="P57" style:family="paragraph">
      <loext:graphic-properties draw:fill="none"/>
      <style:text-properties fo:color="#2a6099" loext:opacity="100%" loext:color-lum-mod="100%" loext:color-lum-off="0%"/>
    </style:style>
    <style:style style:name="T1" style:family="text">
      <style:text-properties style:font-name="FreeSans" fo:font-size="16pt" style:font-size-asian="16pt" style:font-size-complex="16pt"/>
    </style:style>
    <style:style style:name="T2" style:family="text">
      <style:text-properties fo:color="#ffffff" loext:opacity="100%" style:font-name="Nimbus Roman" fo:font-size="13pt" style:font-size-asian="13pt" style:font-size-complex="13pt"/>
    </style:style>
    <style:style style:name="T3" style:family="text">
      <style:text-properties fo:color="#ffffff" loext:opacity="100%" style:font-name="Nimbus Roman" fo:font-size="12pt" style:font-size-asian="12pt" style:font-size-complex="12pt"/>
    </style:style>
    <style:style style:name="T4" style:family="text">
      <style:text-properties fo:color="#ffffff" loext:opacity="100%" style:font-name="Nimbus Roman" fo:font-size="15pt" style:font-size-asian="15pt" style:font-size-complex="15pt"/>
    </style:style>
    <style:style style:name="T5" style:family="text">
      <style:text-properties fo:color="#ff8000" loext:opacity="100%" style:font-name="Nimbus Roman"/>
    </style:style>
    <style:style style:name="T6" style:family="text">
      <style:text-properties fo:color="#c9211e" loext:opacity="100%" style:font-name="Nimbus Roman"/>
    </style:style>
    <style:style style:name="T7" style:family="text">
      <style:text-properties fo:color="#2a6099" loext:opacity="100%" style:font-name="Nimbus Roman"/>
    </style:style>
    <style:style style:name="T8" style:family="text">
      <style:text-properties fo:color="#158466" loext:opacity="100%" style:font-name="Nimbus Roman"/>
    </style:style>
    <style:style style:name="T9" style:family="text">
      <style:text-properties fo:color="#000000" loext:opacity="100%" style:font-name="Nimbus Roman" fo:font-size="12pt" style:font-size-asian="12pt" style:font-size-complex="12pt"/>
    </style:style>
    <style:style style:name="T10" style:family="text">
      <style:text-properties style:font-name="Nimbus Roman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2a6099" loext:opacity="100%" style:font-name="Nimbus Roman" fo:font-size="20pt" style:font-size-asian="20pt" style:font-size-complex="20pt"/>
    </style:style>
    <style:style style:name="T12" style:family="text">
      <style:text-properties fo:color="#bf0041" loext:opacity="100%" style:font-name="Nimbus Roman" fo:font-size="20pt" style:font-size-asian="20pt" style:font-size-complex="20pt"/>
    </style:style>
    <style:style style:name="T13" style:family="text">
      <style:text-properties fo:color="#ff8000" loext:opacity="100%" style:font-name="Nimbus Roman" fo:font-size="20pt" style:font-size-asian="20pt" style:font-size-complex="20pt"/>
    </style:style>
    <style:style style:name="T14" style:family="text">
      <style:text-properties fo:color="#00a933" loext:opacity="100%" style:font-name="Nimbus Roman" fo:font-size="20pt" style:font-size-asian="20pt" style:font-size-complex="20pt"/>
    </style:style>
    <style:style style:name="T15" style:family="text">
      <style:text-properties fo:color="#ec9ba4" loext:opacity="100%" fo:font-size="11pt" style:font-size-asian="11pt" style:font-size-complex="11pt"/>
    </style:style>
    <style:style style:name="T16" style:family="text">
      <style:text-properties fo:color="#ff8000" loext:opacity="100%" fo:font-size="11pt" style:font-size-asian="11pt" style:font-size-complex="11pt"/>
    </style:style>
    <style:style style:name="T17" style:family="text">
      <style:text-properties fo:color="#ff4000" loext:opacity="100%" fo:font-size="11pt" style:font-size-asian="11pt" style:font-size-complex="11pt"/>
    </style:style>
    <style:style style:name="T18" style:family="text">
      <style:text-properties fo:color="#729fcf" loext:opacity="100%" fo:font-size="11pt" style:font-size-asian="11pt" style:font-size-complex="11pt"/>
    </style:style>
    <style:style style:name="T19" style:family="text">
      <style:text-properties fo:color="#000000" loext:opacity="100%" style:font-name="Times New Roman" fo:font-size="20pt" fo:font-weight="bold" style:font-size-asian="20pt" style:font-weight-asian="bold" style:font-size-complex="20pt" style:font-weight-complex="bold"/>
    </style:style>
    <style:style style:name="T20" style:family="text">
      <style:text-properties style:font-name="Times New Roman" fo:font-size="25pt" fo:font-weight="bold" style:font-size-asian="25pt" style:font-weight-asian="bold" style:font-size-complex="25pt" style:font-weight-complex="bold"/>
    </style:style>
    <style:style style:name="T21" style:family="text">
      <style:text-properties style:font-name="Nimbus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7.494cm" svg:x="6.842cm" svg:y="1.8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42cm" svg:y1="7.605cm" svg:x2="12.176cm" svg:y2="7.605cm">
          <text:p/>
        </draw:line>
        <draw:line draw:style-name="gr2" draw:text-style-name="P2" draw:layer="layout" svg:x1="6.842cm" svg:y1="5.7cm" svg:x2="12.176cm" svg:y2="5.7cm">
          <text:p/>
        </draw:line>
        <draw:line draw:style-name="gr2" draw:text-style-name="P2" draw:layer="layout" svg:x1="6.842cm" svg:y1="3.795cm" svg:x2="12.176cm" svg:y2="3.795cm">
          <text:p/>
        </draw:line>
        <draw:custom-shape draw:style-name="gr3" draw:text-style-name="P4" draw:layer="layout" svg:width="1.571cm" svg:height="1.594cm" svg:x="8.62cm" svg:y="1.947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27cm" svg:y="3.9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06cm" svg:y="5.7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573cm" svg:y="7.6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1.287cm" svg:y1="2.652cm" svg:x2="11.287cm" svg:y2="4.557cm">
          <text:p/>
        </draw:line>
        <draw:line draw:style-name="gr5" draw:text-style-name="P6" draw:layer="layout" svg:x1="10.652cm" svg:y1="4.938cm" svg:x2="10.652cm" svg:y2="6.843cm">
          <text:p/>
        </draw:line>
        <draw:line draw:style-name="gr5" draw:text-style-name="P6" draw:layer="layout" svg:x1="11.287cm" svg:y1="4.811cm" svg:x2="11.287cm" svg:y2="9.002cm">
          <text:p/>
        </draw:line>
        <draw:line draw:style-name="gr5" draw:text-style-name="P6" draw:layer="layout" svg:x1="8.239cm" svg:y1="6.716cm" svg:x2="8.239cm" svg:y2="8.621cm">
          <text:p/>
        </draw:line>
        <draw:line draw:style-name="gr5" draw:text-style-name="P6" draw:layer="layout" svg:x1="8.239cm" svg:y1="2.906cm" svg:x2="8.239cm" svg:y2="6.335cm">
          <text:p/>
        </draw:line>
        <draw:line draw:style-name="gr5" draw:text-style-name="P6" draw:layer="layout" svg:x1="7.477cm" svg:y1="2.906cm" svg:x2="7.477cm" svg:y2="8.621cm">
          <text:p/>
        </draw:line>
        <draw:frame draw:style-name="gr6" draw:text-style-name="P7" draw:layer="layout" svg:width="1.383cm" svg:height="0.963cm" svg:x="9.015cm" svg:y="4.483cm">
          <draw:text-box>
            <text:p>4</text:p>
          </draw:text-box>
        </draw:frame>
        <draw:frame draw:style-name="gr6" draw:text-style-name="P7" draw:layer="layout" svg:width="0.853cm" svg:height="0.963cm" svg:x="8.91cm" svg:y="6.388cm">
          <draw:text-box>
            <text:p>5</text:p>
          </draw:text-box>
        </draw:frame>
        <draw:frame draw:style-name="gr6" draw:text-style-name="P7" draw:layer="layout" svg:width="0.853cm" svg:height="0.963cm" svg:x="8.91cm" svg:y="8.24cm">
          <draw:text-box>
            <text:p>6</text:p>
          </draw:text-box>
        </draw:frame>
        <draw:custom-shape draw:style-name="gr1" draw:text-style-name="P1" draw:layer="layout" svg:width="5.334cm" svg:height="7.494cm" svg:x="6.842cm" svg:y="19.54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42cm" svg:y1="25.258cm" svg:x2="12.176cm" svg:y2="25.258cm">
          <text:p/>
        </draw:line>
        <draw:line draw:style-name="gr2" draw:text-style-name="P2" draw:layer="layout" svg:x1="6.842cm" svg:y1="23.353cm" svg:x2="12.176cm" svg:y2="23.353cm">
          <text:p/>
        </draw:line>
        <draw:line draw:style-name="gr2" draw:text-style-name="P2" draw:layer="layout" svg:x1="6.842cm" svg:y1="21.448cm" svg:x2="12.176cm" svg:y2="21.448cm">
          <text:p/>
        </draw:line>
        <draw:custom-shape draw:style-name="gr3" draw:text-style-name="P4" draw:layer="layout" svg:width="1.571cm" svg:height="1.594cm" svg:x="8.62cm" svg:y="19.6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27cm" svg:y="21.5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06cm" svg:y="23.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573cm" svg:y="25.2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1.287cm" svg:y1="20.305cm" svg:x2="11.287cm" svg:y2="22.21cm">
          <text:p/>
        </draw:line>
        <draw:line draw:style-name="gr5" draw:text-style-name="P6" draw:layer="layout" svg:x1="10.652cm" svg:y1="22.591cm" svg:x2="10.652cm" svg:y2="24.496cm">
          <text:p/>
        </draw:line>
        <draw:line draw:style-name="gr5" draw:text-style-name="P6" draw:layer="layout" svg:x1="11.287cm" svg:y1="22.464cm" svg:x2="11.287cm" svg:y2="26.655cm">
          <text:p/>
        </draw:line>
        <draw:frame draw:style-name="gr6" draw:text-style-name="P7" draw:layer="layout" svg:width="1.383cm" svg:height="0.963cm" svg:x="9.015cm" svg:y="22.136cm">
          <draw:text-box>
            <text:p>4</text:p>
          </draw:text-box>
        </draw:frame>
        <draw:frame draw:style-name="gr6" draw:text-style-name="P7" draw:layer="layout" svg:width="0.853cm" svg:height="0.963cm" svg:x="8.91cm" svg:y="24.041cm">
          <draw:text-box>
            <text:p>5</text:p>
          </draw:text-box>
        </draw:frame>
        <draw:frame draw:style-name="gr6" draw:text-style-name="P7" draw:layer="layout" svg:width="0.853cm" svg:height="0.963cm" svg:x="8.91cm" svg:y="25.893cm">
          <draw:text-box>
            <text:p>6</text:p>
          </draw:text-box>
        </draw:frame>
        <draw:custom-shape draw:style-name="gr1" draw:text-style-name="P1" draw:layer="layout" svg:width="5.334cm" svg:height="7.494cm" svg:x="6.842cm" svg:y="10.9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42cm" svg:y1="16.621cm" svg:x2="12.176cm" svg:y2="16.621cm">
          <text:p/>
        </draw:line>
        <draw:line draw:style-name="gr2" draw:text-style-name="P2" draw:layer="layout" svg:x1="6.842cm" svg:y1="14.716cm" svg:x2="12.176cm" svg:y2="14.716cm">
          <text:p/>
        </draw:line>
        <draw:line draw:style-name="gr2" draw:text-style-name="P2" draw:layer="layout" svg:x1="6.842cm" svg:y1="12.811cm" svg:x2="12.176cm" svg:y2="12.811cm">
          <text:p/>
        </draw:line>
        <draw:custom-shape draw:style-name="gr3" draw:text-style-name="P4" draw:layer="layout" svg:width="1.571cm" svg:height="1.594cm" svg:x="8.62cm" svg:y="10.963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27cm" svg:y="12.9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06cm" svg:y="14.7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573cm" svg:y="16.6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8.239cm" svg:y1="15.732cm" svg:x2="8.239cm" svg:y2="17.637cm">
          <text:p/>
        </draw:line>
        <draw:line draw:style-name="gr5" draw:text-style-name="P6" draw:layer="layout" svg:x1="8.239cm" svg:y1="11.922cm" svg:x2="8.239cm" svg:y2="15.351cm">
          <text:p/>
        </draw:line>
        <draw:line draw:style-name="gr5" draw:text-style-name="P6" draw:layer="layout" svg:x1="7.477cm" svg:y1="11.922cm" svg:x2="7.477cm" svg:y2="17.637cm">
          <text:p/>
        </draw:line>
        <draw:frame draw:style-name="gr6" draw:text-style-name="P7" draw:layer="layout" svg:width="1.383cm" svg:height="0.963cm" svg:x="9.015cm" svg:y="13.499cm">
          <draw:text-box>
            <text:p>4</text:p>
          </draw:text-box>
        </draw:frame>
        <draw:frame draw:style-name="gr6" draw:text-style-name="P7" draw:layer="layout" svg:width="0.853cm" svg:height="0.963cm" svg:x="8.91cm" svg:y="15.404cm">
          <draw:text-box>
            <text:p>5</text:p>
          </draw:text-box>
        </draw:frame>
        <draw:frame draw:style-name="gr6" draw:text-style-name="P7" draw:layer="layout" svg:width="0.853cm" svg:height="0.963cm" svg:x="8.91cm" svg:y="17.256cm">
          <draw:text-box>
            <text:p>6</text:p>
          </draw:text-box>
        </draw:frame>
      </draw:page>
      <draw:page draw:name="page2" draw:style-name="dp1" draw:master-page-name="Default">
        <draw:custom-shape draw:style-name="gr7" draw:text-style-name="P1" draw:layer="layout" svg:width="8.094cm" svg:height="9.272cm" svg:x="6.788cm" svg:y="3.46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88cm" svg:y1="5.16cm" svg:x2="14.882cm" svg:y2="5.16cm">
          <text:p/>
        </draw:line>
        <draw:line draw:style-name="gr2" draw:text-style-name="P2" draw:layer="layout" svg:x1="6.788cm" svg:y1="10.844cm" svg:x2="14.882cm" svg:y2="10.844cm">
          <text:p/>
        </draw:line>
        <draw:line draw:style-name="gr2" draw:text-style-name="P2" draw:layer="layout" svg:x1="6.788cm" svg:y1="8.949cm" svg:x2="14.882cm" svg:y2="8.949cm">
          <text:p/>
        </draw:line>
        <draw:line draw:style-name="gr2" draw:text-style-name="P2" draw:layer="layout" svg:x1="6.788cm" svg:y1="7.055cm" svg:x2="14.882cm" svg:y2="7.055cm">
          <text:p/>
        </draw:line>
        <draw:line draw:style-name="gr8" draw:text-style-name="P2" draw:layer="layout" svg:x1="3.709cm" svg:y1="6.3cm" svg:x2="6.446cm" svg:y2="6.3cm">
          <text:p/>
        </draw:line>
        <draw:line draw:style-name="gr8" draw:text-style-name="P2" draw:layer="layout" svg:x1="3.709cm" svg:y1="8.194cm" svg:x2="6.446cm" svg:y2="8.194cm">
          <text:p/>
        </draw:line>
        <draw:line draw:style-name="gr8" draw:text-style-name="P2" draw:layer="layout" svg:x1="3.709cm" svg:y1="10.089cm" svg:x2="6.446cm" svg:y2="10.089cm">
          <text:p/>
        </draw:line>
        <draw:custom-shape draw:style-name="gr9" draw:text-style-name="P9" xml:id="id12" draw:id="id12" draw:layer="layout" svg:width="0.741cm" svg:height="0.779cm" svg:x="11.234cm" svg:y="7.795cm">
          <text:p text:style-name="P8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4" draw:id="id14" draw:layer="layout" svg:width="0.762cm" svg:height="0.762cm" svg:x="13.071cm" svg:y="7.795cm">
          <text:p text:style-name="P10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5" draw:id="id5" draw:layer="layout" svg:width="1.016cm" svg:height="1.016cm" svg:x="9.435cm" svg:y="5.76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16" draw:id="id16" draw:layer="layout" svg:width="1.524cm" svg:height="1.524cm" svg:x="10.959cm" svg:y="11.097cm">
          <text:p text:style-name="P8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1" draw:id="id11" draw:layer="layout" svg:width="1.524cm" svg:height="1.519cm" svg:x="12.737cm" svg:y="5.26cm">
          <text:p text:style-name="P10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9" draw:id="id19" draw:layer="layout" svg:width="0.561cm" svg:height="0.508cm" svg:x="13.245cm" svg:y="9.827cm">
          <text:p text:style-name="P10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5" draw:id="id15" draw:layer="layout" svg:width="0.762cm" svg:height="0.757cm" svg:x="13.245cm" svg:y="11.356cm">
          <text:p text:style-name="P10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3.593cm" svg:y1="4.605cm" svg:x2="6.33cm" svg:y2="4.605cm">
          <text:p/>
        </draw:line>
        <draw:line draw:style-name="gr16" draw:text-style-name="P2" draw:layer="layout" svg:x1="6.788cm" svg:y1="3.469cm" svg:x2="9.751cm" svg:y2="1.953cm">
          <text:p/>
        </draw:line>
        <draw:line draw:style-name="gr16" draw:text-style-name="P2" draw:layer="layout" svg:x1="14.882cm" svg:y1="3.469cm" svg:x2="16.592cm" svg:y2="1.953cm">
          <text:p/>
        </draw:line>
        <draw:line draw:style-name="gr17" draw:text-style-name="P2" draw:layer="layout" svg:x1="9.75cm" svg:y1="1.953cm" svg:x2="16.592cm" svg:y2="1.953cm">
          <text:p/>
        </draw:line>
        <draw:line draw:style-name="gr17" draw:text-style-name="P2" draw:layer="layout" svg:x1="16.592cm" svg:y1="1.953cm" svg:x2="16.592cm" svg:y2="11.048cm">
          <text:p/>
        </draw:line>
        <draw:line draw:style-name="gr16" draw:text-style-name="P2" draw:layer="layout" svg:x1="14.882cm" svg:y1="12.741cm" svg:x2="16.592cm" svg:y2="11.048cm">
          <text:p/>
        </draw:line>
        <draw:line draw:style-name="gr2" draw:text-style-name="P2" draw:layer="layout" svg:x1="14.882cm" svg:y1="5.161cm" svg:x2="16.592cm" svg:y2="3.469cm">
          <text:p/>
        </draw:line>
        <draw:line draw:style-name="gr2" draw:text-style-name="P2" draw:layer="layout" svg:x1="14.906cm" svg:y1="6.987cm" svg:x2="16.592cm" svg:y2="5.363cm">
          <text:p/>
        </draw:line>
        <draw:line draw:style-name="gr2" draw:text-style-name="P2" draw:layer="layout" svg:x1="14.882cm" svg:y1="8.949cm" svg:x2="16.592cm" svg:y2="7.257cm">
          <text:p/>
        </draw:line>
        <draw:line draw:style-name="gr2" draw:text-style-name="P2" draw:layer="layout" svg:x1="14.882cm" svg:y1="10.844cm" svg:x2="16.592cm" svg:y2="9.152cm">
          <text:p/>
        </draw:line>
        <draw:custom-shape draw:style-name="gr4" draw:text-style-name="P5" draw:layer="layout" svg:width="1.571cm" svg:height="1.594cm" svg:x="7.102cm" svg:y="5.1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6" draw:id="id6" draw:layer="layout" svg:width="1.026cm" svg:height="1.437cm" svg:x="7.356cm" svg:y="9.1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4" xml:id="id9" draw:id="id9" draw:layer="layout" svg:width="1.016cm" svg:height="1.016cm" svg:x="9.435cm" svg:y="9.57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4" draw:id="id4" draw:layer="layout" svg:width="1.27cm" svg:height="1.391cm" svg:x="9.308cm" svg:y="7.277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7" draw:id="id7" draw:layer="layout" svg:width="1.508cm" svg:height="1.523cm" svg:x="9.181cm" svg:y="11.097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3" draw:id="id3" draw:layer="layout" svg:width="1.524cm" svg:height="1.524cm" svg:x="7.097cm" svg:y="7.1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8" draw:id="id8" draw:layer="layout" svg:width="1.571cm" svg:height="1.594cm" svg:x="7.102cm" svg:y="10.8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xml:id="id13" draw:id="id13" draw:layer="layout" svg:width="0.741cm" svg:height="0.779cm" svg:x="11.234cm" svg:y="9.556cm">
          <text:p text:style-name="P8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741cm" svg:height="0.779cm" svg:x="11.213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1.524cm" svg:height="1.429cm" svg:x="10.197cm" svg:y="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646cm" svg:y1="4.605cm" svg:x2="3.762cm" svg:y2="11.98cm">
          <text:p/>
        </draw:line>
        <draw:frame draw:style-name="gr24" draw:text-style-name="P15" xml:id="id18" draw:id="id18" draw:layer="layout" svg:width="0.925cm" svg:height="0.971cm" svg:x="13.029cm" svg:y="5.762cm">
          <draw:text-box draw:corner-radius="0.11cm">
            <text:p><text:span text:style-name="T5">V</text:span></text:p>
          </draw:text-box>
        </draw:frame>
        <draw:frame draw:style-name="gr25" draw:text-style-name="P16" xml:id="id1" draw:id="id1" draw:layer="layout" svg:width="0.925cm" svg:height="0.971cm" svg:x="7.351cm" svg:y="5.816cm">
          <draw:text-box>
            <text:p><text:span text:style-name="T6">E</text:span></text:p>
          </draw:text-box>
        </draw:frame>
        <draw:frame draw:style-name="gr25" draw:text-style-name="P17" xml:id="id2" draw:id="id2" draw:layer="layout" svg:width="0.925cm" svg:height="0.971cm" svg:x="9.498cm" svg:y="5.859cm">
          <draw:text-box>
            <text:p><text:span text:style-name="T7">P</text:span></text:p>
          </draw:text-box>
        </draw:frame>
        <draw:frame draw:style-name="gr25" draw:text-style-name="P18" xml:id="id10" draw:id="id10" draw:layer="layout" svg:width="0.762cm" svg:height="0.971cm" svg:x="11.16cm" svg:y="5.731cm">
          <draw:text-box>
            <text:p><text:span text:style-name="T8">S</text:span></text:p>
          </draw:text-box>
        </draw:frame>
        <draw:frame draw:style-name="gr26" draw:text-style-name="P19" draw:layer="layout" svg:width="5.588cm" svg:height="2.54cm" svg:x="2.323cm" svg:y="3.731cm">
          <draw:text-box>
            <text:p><text:span text:style-name="T9">Background noise</text:span></text:p>
          </draw:text-box>
        </draw:frame>
        <draw:line draw:style-name="gr8" draw:text-style-name="P2" draw:layer="layout" svg:x1="3.762cm" svg:y1="11.98cm" svg:x2="6.499cm" svg:y2="11.98cm">
          <text:p/>
        </draw:line>
        <draw:frame draw:style-name="gr27" draw:text-style-name="P7" draw:layer="layout" svg:width="1.289cm" svg:height="1.851cm" svg:x="16.764cm" svg:y="5.899cm">
          <draw:text-box>
            <text:p><text:span text:style-name="T10">L4</text:span></text:p>
          </draw:text-box>
        </draw:frame>
        <draw:frame draw:style-name="gr27" draw:text-style-name="P7" draw:layer="layout" svg:width="1.289cm" svg:height="1.851cm" svg:x="16.764cm" svg:y="7.874cm">
          <draw:text-box>
            <text:p><text:span text:style-name="T10">L5</text:span></text:p>
          </draw:text-box>
        </draw:frame>
        <draw:frame draw:style-name="gr27" draw:text-style-name="P7" draw:layer="layout" svg:width="1.289cm" svg:height="1.851cm" svg:x="16.764cm" svg:y="9.652cm">
          <draw:text-box>
            <text:p><text:span text:style-name="T10">L6</text:span></text:p>
          </draw:text-box>
        </draw:frame>
        <draw:connector draw:style-name="gr28" draw:text-style-name="P2" draw:layer="layout" draw:type="curve" svg:x1="7.813cm" svg:y1="5.816cm" svg:x2="9.96cm" svg:y2="5.859cm" draw:start-shape="id1" draw:end-shape="id2" draw:end-glue-point="0" svg:d="M7813 5816c0-750 2147-771 2147 43" svg:viewBox="0 0 2148 609">
          <text:p/>
        </draw:connector>
        <draw:connector draw:style-name="gr28" draw:text-style-name="P2" draw:layer="layout" draw:type="curve" svg:x1="8.276cm" svg:y1="6.301cm" svg:x2="8.24cm" svg:y2="7.943cm" draw:start-shape="id1" draw:start-glue-point="1" draw:end-shape="id3" draw:end-glue-point="9" svg:d="M8276 6301c1308 0 1326 1642-36 1642" svg:viewBox="0 0 1020 1643">
          <text:p/>
        </draw:connector>
        <draw:connector draw:style-name="gr28" draw:text-style-name="P2" draw:layer="layout" draw:type="curve" draw:line-skew="0cm 2.696cm" svg:x1="7.859cm" svg:y1="7.181cm" svg:x2="9.308cm" svg:y2="7.973cm" draw:start-shape="id3" draw:start-glue-point="4" draw:end-shape="id4" draw:end-glue-point="6" svg:d="M7859 7181c0-790 703-658 1050-263s336 1055 399 1055" svg:viewBox="0 0 1450 1370">
          <text:p/>
        </draw:connector>
        <draw:connector draw:style-name="gr28" draw:text-style-name="P2" draw:layer="layout" draw:type="curve" svg:x1="7.097cm" svg:y1="7.943cm" svg:x2="9.435cm" svg:y2="6.271cm" draw:start-shape="id3" draw:start-glue-point="3" draw:end-shape="id5" draw:end-glue-point="6" svg:d="M7097 7943c-790 0-1959-1672 2338-1672" svg:viewBox="0 0 3104 1673">
          <text:p/>
        </draw:connector>
        <draw:connector draw:style-name="gr28" draw:text-style-name="P2" draw:layer="layout" draw:type="curve" svg:x1="8.126cm" svg:y1="9.871cm" svg:x2="9.498cm" svg:y2="6.344cm" draw:start-shape="id6" draw:start-glue-point="9" draw:end-shape="id2" svg:d="M8126 9871c1242 0 556-3527 1372-3527" svg:viewBox="0 0 1373 3528">
          <text:p/>
        </draw:connector>
        <draw:connector draw:style-name="gr28" draw:text-style-name="P2" draw:layer="layout" draw:type="curve" svg:x1="8.382cm" svg:y1="10.589cm" svg:x2="9.401cm" svg:y2="11.32cm" draw:start-shape="id6" draw:start-glue-point="8" draw:end-shape="id7" draw:end-glue-point="5" svg:d="M8382 10589c0 488 339 731 1019 731" svg:viewBox="0 0 1020 732">
          <text:p/>
        </draw:connector>
        <draw:connector draw:style-name="gr28" draw:text-style-name="P2" draw:layer="layout" draw:type="curve" svg:x1="7.888cm" svg:y1="10.844cm" svg:x2="9.435cm" svg:y2="10.081cm" draw:start-shape="id8" draw:start-glue-point="4" draw:end-shape="id9" draw:end-glue-point="6" svg:d="M7888 10844c0-509 515-763 1547-763" svg:viewBox="0 0 1548 764">
          <text:p/>
        </draw:connector>
        <draw:connector draw:style-name="gr28" draw:text-style-name="P2" draw:layer="layout" draw:type="curve" svg:x1="8.281cm" svg:y1="11.641cm" svg:x2="9.181cm" svg:y2="11.859cm" draw:start-shape="id8" draw:start-glue-point="9" draw:end-shape="id7" draw:end-glue-point="6" svg:d="M8281 11641c969 0 519 218 900 218" svg:viewBox="0 0 901 219">
          <text:p/>
        </draw:connector>
        <draw:connector draw:style-name="gr29" draw:text-style-name="P2" draw:layer="layout" draw:type="curve" svg:x1="10.423cm" svg:y1="6.344cm" svg:x2="10.451cm" svg:y2="10.081cm" draw:start-shape="id2" draw:start-glue-point="1" draw:end-shape="id9" draw:end-glue-point="10" svg:d="M10423 6344c834 0 820 3737 28 3737" svg:viewBox="0 0 625 3738">
          <text:p/>
        </draw:connector>
        <draw:connector draw:style-name="gr29" draw:text-style-name="P2" draw:layer="layout" draw:type="curve" svg:x1="10.423cm" svg:y1="6.344cm" svg:x2="10.392cm" svg:y2="7.48cm" draw:start-shape="id2" draw:start-glue-point="1" draw:end-shape="id4" draw:end-glue-point="11" svg:d="M10423 6344c1024 0 1040 1136-31 1136" svg:viewBox="0 0 802 1137">
          <text:p/>
        </draw:connector>
        <draw:connector draw:style-name="gr29" draw:text-style-name="P2" draw:layer="layout" draw:type="curve" svg:x1="9.943cm" svg:y1="7.277cm" svg:x2="9.96cm" svg:y2="6.83cm" draw:start-shape="id4" draw:start-glue-point="4" draw:end-shape="id2" draw:end-glue-point="2" svg:d="M9943 7277c0-355 17-132 17-447" svg:viewBox="0 0 18 448">
          <text:p/>
        </draw:connector>
        <draw:connector draw:style-name="gr29" draw:text-style-name="P2" draw:layer="layout" draw:type="curve" svg:x1="10.392cm" svg:y1="8.465cm" svg:x2="10.303cm" svg:y2="9.721cm" draw:start-shape="id4" draw:start-glue-point="9" draw:end-shape="id9" draw:end-glue-point="11" svg:d="M10392 8465c1071 0 1115 1256-89 1256" svg:viewBox="0 0 899 1257">
          <text:p/>
        </draw:connector>
        <draw:connector draw:style-name="gr29" draw:text-style-name="P2" draw:layer="layout" draw:type="curve" svg:x1="9.583cm" svg:y1="10.441cm" svg:x2="9.401cm" svg:y2="11.32cm" draw:start-shape="id9" draw:start-glue-point="7" draw:end-shape="id7" draw:end-glue-point="5" svg:d="M9583 10441c-1393 0-1302 879-182 879" svg:viewBox="0 0 1035 880">
          <text:p/>
        </draw:connector>
        <draw:connector draw:style-name="gr29" draw:text-style-name="P2" draw:layer="layout" draw:type="curve" svg:x1="9.943cm" svg:y1="9.573cm" svg:x2="9.435cm" svg:y2="10.081cm" draw:start-shape="id9" draw:start-glue-point="4" draw:end-shape="id9" draw:end-glue-point="6" svg:d="M9943 9573c0-790-518-658-842-334s-456 842 334 842" svg:viewBox="0 0 1097 1097">
          <text:p/>
        </draw:connector>
        <draw:connector draw:style-name="gr29" draw:text-style-name="P2" draw:layer="layout" draw:type="curve" svg:x1="10.469cm" svg:y1="11.32cm" svg:x2="10.451cm" svg:y2="10.081cm" draw:start-shape="id7" draw:start-glue-point="11" draw:end-shape="id9" draw:end-glue-point="10" svg:d="M10469 11320c1122 0 1131-1239-18-1239" svg:viewBox="0 0 862 1240">
          <text:p/>
        </draw:connector>
        <draw:connector draw:style-name="gr29" draw:text-style-name="P2" draw:layer="layout" draw:type="curve" svg:x1="9.935cm" svg:y1="11.097cm" svg:x2="10.689cm" svg:y2="11.859cm" draw:start-shape="id7" draw:start-glue-point="4" draw:end-shape="id7" draw:end-glue-point="10" svg:d="M9935 11097c0-792 641-661 1028-272s518 1034-274 1034" svg:viewBox="0 0 1336 1343">
          <text:p/>
        </draw:connector>
        <draw:connector draw:style-name="gr30" draw:text-style-name="P2" draw:layer="layout" draw:type="curve" svg:x1="11.541cm" svg:y1="5.731cm" svg:x2="9.96cm" svg:y2="5.859cm" draw:start-shape="id10" draw:end-shape="id2" svg:d="M11541 5731c0-750-1581-814-1581 128" svg:viewBox="0 0 1582 700">
          <text:p/>
        </draw:connector>
        <draw:connector draw:style-name="gr30" draw:text-style-name="P2" draw:layer="layout" draw:type="curve" svg:x1="11.541cm" svg:y1="5.731cm" svg:x2="12.96cm" svg:y2="5.482cm" draw:start-shape="id10" draw:start-glue-point="0" draw:end-shape="id11" draw:end-glue-point="5" svg:d="M11541 5731c0-1498 1419-1374 1419-249" svg:viewBox="0 0 1420 1110">
          <text:p/>
        </draw:connector>
        <draw:connector draw:style-name="gr30" draw:text-style-name="P2" draw:layer="layout" draw:type="curve" svg:x1="11.604cm" svg:y1="7.795cm" svg:x2="10.423cm" svg:y2="6.344cm" draw:start-shape="id12" draw:start-glue-point="4" draw:end-shape="id2" draw:end-glue-point="1" svg:d="M11604 7795c0-968-393-1451-1181-1451" svg:viewBox="0 0 1182 1452">
          <text:p/>
        </draw:connector>
        <draw:connector draw:style-name="gr30" draw:text-style-name="P2" draw:layer="layout" draw:type="curve" svg:x1="11.604cm" svg:y1="7.795cm" svg:x2="12.737cm" svg:y2="6.02cm" draw:start-shape="id12" draw:start-glue-point="4" draw:end-shape="id11" draw:end-glue-point="6" svg:d="M11604 7795c0-1184 377-1775 1133-1775" svg:viewBox="0 0 1134 1776">
          <text:p/>
        </draw:connector>
        <draw:connector draw:style-name="gr30" draw:text-style-name="P2" draw:layer="layout" draw:type="curve" svg:x1="11.867cm" svg:y1="9.67cm" svg:x2="13.182cm" svg:y2="7.906cm" draw:start-shape="id13" draw:start-glue-point="11" draw:end-shape="id14" draw:end-glue-point="5" svg:d="M11867 9670c984 0 327-1764 1315-1764" svg:viewBox="0 0 1316 1765">
          <text:p/>
        </draw:connector>
        <draw:connector draw:style-name="gr30" draw:text-style-name="P2" xml:id="id17" draw:id="id17" draw:layer="layout" draw:type="curve" svg:x1="11.975cm" svg:y1="9.945cm" svg:x2="13.626cm" svg:y2="11.356cm" draw:start-shape="id13" draw:start-glue-point="10" draw:end-shape="id15" draw:end-glue-point="4" svg:d="M11975 9945c1101 0 1651 470 1651 1411" svg:viewBox="0 0 1652 1412">
          <text:p/>
        </draw:connector>
        <draw:connector draw:style-name="gr30" draw:text-style-name="P2" draw:layer="layout" draw:type="curve" svg:x1="11.721cm" svg:y1="11.097cm" svg:x2="13.351cm" svg:y2="10.18cm" draw:start-shape="id16" draw:start-glue-point="4" draw:end-shape="id17" draw:end-glue-point="0" svg:d="M11721 11097c0-2479 1630-2021 1630-917" svg:viewBox="0 0 1631 1809">
          <text:p/>
        </draw:connector>
        <draw:connector draw:style-name="gr30" draw:text-style-name="P2" draw:layer="layout" draw:type="curve" svg:x1="12.26cm" svg:y1="11.32cm" svg:x2="13.356cm" svg:y2="11.466cm" draw:start-shape="id16" draw:start-glue-point="11" draw:end-shape="id15" draw:end-glue-point="5" svg:d="M12260 11320c0-1125 1096-1198 1096 146" svg:viewBox="0 0 1097 1000">
          <text:p/>
        </draw:connector>
        <draw:connector draw:style-name="gr31" draw:text-style-name="P2" draw:layer="layout" draw:type="curve" svg:x1="13.499cm" svg:y1="5.26cm" svg:x2="7.813cm" svg:y2="5.816cm" draw:start-shape="id11" draw:start-glue-point="4" draw:end-shape="id1" svg:d="M13499 5260c0-792-5686-1070-5686 556" svg:viewBox="0 0 5687 1189">
          <text:p/>
        </draw:connector>
        <draw:connector draw:style-name="gr31" draw:text-style-name="P2" draw:layer="layout" draw:type="curve" svg:x1="14.038cm" svg:y1="5.482cm" svg:x2="13.491cm" svg:y2="6.733cm" draw:start-shape="id11" draw:start-glue-point="11" draw:end-shape="id18" draw:end-glue-point="2" svg:d="M14038 5482c1126 0 939 912 521 1440s-1068 670-1068-189" svg:viewBox="0 0 1394 1867">
          <text:p/>
        </draw:connector>
        <draw:connector draw:style-name="gr31" draw:text-style-name="P2" draw:layer="layout" draw:type="curve" svg:x1="13.182cm" svg:y1="7.906cm" svg:x2="12.96cm" svg:y2="6.557cm" draw:start-shape="id14" draw:start-glue-point="5" draw:end-shape="id11" draw:end-glue-point="7" svg:d="M13182 7906c-1458 0-1347-1349-222-1349" svg:viewBox="0 0 1081 1350">
          <text:p/>
        </draw:connector>
        <draw:connector draw:style-name="gr31" draw:text-style-name="P2" draw:layer="layout" draw:type="curve" svg:x1="13.722cm" svg:y1="7.906cm" svg:x2="13.724cm" svg:y2="10.261cm" draw:start-shape="id14" draw:start-glue-point="11" draw:end-shape="id19" draw:end-glue-point="9" svg:d="M13722 7906c958 0 799 1479 560 2293s-558 965-558 62" svg:viewBox="0 0 743 2971">
          <text:p/>
        </draw:connector>
        <draw:connector draw:style-name="gr31" draw:text-style-name="P2" draw:layer="layout" draw:type="curve" svg:x1="13.526cm" svg:y1="9.827cm" svg:x2="13.452cm" svg:y2="7.795cm" draw:start-shape="id19" draw:start-glue-point="4" draw:end-shape="id14" draw:end-glue-point="4" svg:d="M13526 9827c0-951 835-633 835-1596 0-962-909-1226-909-436" svg:viewBox="0 0 910 2498">
          <text:p/>
        </draw:connector>
        <draw:connector draw:style-name="gr31" draw:text-style-name="P2" draw:layer="layout" draw:type="curve" svg:x1="13.526cm" svg:y1="9.827cm" svg:x2="13.806cm" svg:y2="10.081cm" draw:start-shape="id19" draw:start-glue-point="4" draw:end-shape="id19" draw:end-glue-point="10" svg:d="M13526 9827c0-790 404-659 671-398s399 652-391 652" svg:viewBox="0 0 879 854">
          <text:p/>
        </draw:connector>
        <draw:connector draw:style-name="gr31" draw:text-style-name="P2" draw:layer="layout" draw:type="curve" svg:x1="13.245cm" svg:y1="11.735cm" svg:x2="13.327cm" svg:y2="9.901cm" draw:start-shape="id15" draw:start-glue-point="6" draw:end-shape="id19" draw:end-glue-point="5" svg:d="M13245 11735c-792 0-661-1218-442-1902s524-833 524 68" svg:viewBox="0 0 692 2464">
          <text:p/>
        </draw:connector>
        <draw:connector draw:style-name="gr31" draw:text-style-name="P2" draw:layer="layout" draw:type="curve" svg:x1="13.896cm" svg:y1="11.466cm" svg:x2="13.626cm" svg:y2="12.113cm" draw:start-shape="id15" draw:start-glue-point="11" draw:end-shape="id15" draw:end-glue-point="8" svg:d="M13896 11466c958 0 799 588 492 947s-762 490-762-300" svg:viewBox="0 0 1000 1231">
          <text:p/>
        </draw:connector>
        <draw:frame draw:style-name="gr32" draw:text-style-name="P7" draw:layer="layout" svg:width="2.413cm" svg:height="1.665cm" svg:x="16.748cm" svg:y="4.048cm">
          <draw:text-box>
            <text:p><text:span text:style-name="T10">L2/3</text:span></text:p>
          </draw:text-box>
        </draw:frame>
        <draw:frame draw:style-name="gr32" draw:text-style-name="P7" draw:layer="layout" svg:width="1.586cm" svg:height="1.665cm" svg:x="16.686cm" svg:y="2.27cm">
          <draw:text-box>
            <text:p><text:span text:style-name="T10">L1</text:span></text:p>
          </draw:text-box>
        </draw:frame>
        <draw:line draw:name="Line 57_9" draw:style-name="gr33" draw:text-style-name="P20" draw:layer="layout" svg:x1="11.181cm" svg:y1="14.087cm" svg:x2="14.188cm" svg:y2="17.673cm">
          <text:p/>
        </draw:line>
        <draw:line draw:name="Line 58_3" draw:style-name="gr33" draw:text-style-name="P20" draw:layer="layout" svg:x1="11.181cm" svg:y1="14.088cm" svg:x2="16.061cm" svg:y2="13.435cm">
          <text:p/>
        </draw:line>
        <draw:line draw:name="Line 30_0" draw:style-name="gr34" draw:text-style-name="P20" draw:layer="layout" svg:x1="17.268cm" svg:y1="14.983cm" svg:x2="17.778cm" svg:y2="17.378cm">
          <text:p/>
        </draw:line>
        <draw:custom-shape draw:name="CustomShape 34_0" draw:style-name="gr35" draw:text-style-name="P21" draw:layer="layout" svg:width="0.508cm" svg:height="0.508cm" draw:transform="rotate (-1.5707963267949) translate (18.471cm 16.22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position="?f2 0" draw:handle-range-x-minimum="0"/>
          </draw:enhanced-geometry>
        </draw:custom-shape>
        <draw:custom-shape draw:name="CustomShape 38_3" draw:style-name="gr36" draw:text-style-name="P22" draw:layer="layout" svg:width="0.775cm" svg:height="0.542cm" svg:x="14.667cm" svg:y="18.408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position="?f25 ?f32" draw:handle-range-x-minimum="0"/>
            <draw:handle draw:handle-range-x-maximum="?f1" draw:handle-position="?f28 0" draw:handle-range-x-minimum="0"/>
            <draw:handle draw:handle-range-y-maximum="?f15" draw:handle-position="?f44 ?f32" draw:handle-range-y-minimum="0"/>
          </draw:enhanced-geometry>
        </draw:custom-shape>
        <draw:custom-shape draw:name="CustomShape 40_0" draw:style-name="gr37" draw:text-style-name="P23" draw:layer="layout" svg:width="0.87cm" svg:height="0.623cm" svg:x="16.723cm" svg:y="13.435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range-x-maximum="$1" draw:handle-position="?f25 ?f32" draw:handle-range-x-minimum="0"/>
            <draw:handle draw:handle-range-x-maximum="?f1" draw:handle-position="?f28 ?f43" draw:handle-range-x-minimum="0"/>
            <draw:handle draw:handle-range-y-maximum="?f15" draw:handle-position="?f44 ?f32" draw:handle-range-y-minimum="0"/>
          </draw:enhanced-geometry>
        </draw:custom-shape>
        <draw:line draw:name="Line 50_0" draw:style-name="gr38" draw:text-style-name="P20" draw:layer="layout" svg:x1="15.535cm" svg:y1="17.736cm" svg:x2="16.652cm" svg:y2="16.991cm">
          <text:p/>
        </draw:line>
        <draw:custom-shape draw:name="CustomShape 31_0" draw:style-name="gr39" draw:text-style-name="P20" draw:layer="layout" svg:width="3.284cm" svg:height="0.429cm" draw:transform="rotate (-1.5707963267949) translate (18.416cm 14.705cm)">
          <text:p/>
          <draw:enhanced-geometry draw:mirror-horizontal="true" draw:mirror-vertical="false" svg:viewBox="0 0 0 0" draw:text-areas="0 0 ?f4 ?f5" draw:type="ooxml-bentConnector4" draw:modifiers="-1435 29803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aximum="2147483647" draw:handle-position="?f0 ?f3" draw:handle-range-x-minimum="-2147483647"/>
            <draw:handle draw:handle-range-y-maximum="2147483647" draw:handle-position="?f1 ?f2" draw:handle-range-y-minimum="-2147483647"/>
          </draw:enhanced-geometry>
        </draw:custom-shape>
        <draw:custom-shape draw:name="CustomShape 35_3" draw:style-name="gr40" draw:text-style-name="P21" draw:layer="layout" svg:width="0.508cm" svg:height="0.395cm" draw:transform="rotate (-1.5707963267949) translate (15.956cm 17.75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position="?f2 0" draw:handle-range-x-minimum="0"/>
          </draw:enhanced-geometry>
        </draw:custom-shape>
        <draw:custom-shape draw:name="CustomShape 37_0" draw:style-name="gr41" draw:text-style-name="P21" draw:layer="layout" svg:width="0.773cm" svg:height="0.524cm" svg:x="17.547cm" svg:y="18.499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position="?f25 ?f32" draw:handle-range-x-minimum="0"/>
            <draw:handle draw:handle-range-x-maximum="?f1" draw:handle-position="?f28 0" draw:handle-range-x-minimum="0"/>
            <draw:handle draw:handle-range-y-maximum="?f15" draw:handle-position="?f44 ?f32" draw:handle-range-y-minimum="0"/>
          </draw:enhanced-geometry>
        </draw:custom-shape>
        <draw:custom-shape draw:name="CustomShape 39_0" draw:style-name="gr42" draw:text-style-name="P24" draw:layer="layout" svg:width="0.507cm" svg:height="0.604cm" svg:x="16.324cm" svg:y="15.879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position="?f32 ?f24" draw:handle-range-y-minimum="0"/>
            <draw:handle draw:handle-range-y-maximum="?f1" draw:handle-position="?f43 ?f28" draw:handle-range-y-minimum="0"/>
            <draw:handle draw:handle-range-x-maximum="?f15" draw:handle-position="?f32 ?f44" draw:handle-range-x-minimum="0"/>
          </draw:enhanced-geometry>
        </draw:custom-shape>
        <draw:line draw:name="Line 47_0" draw:style-name="gr43" draw:text-style-name="P20" draw:layer="layout" svg:x1="17.339cm" svg:y1="16.955cm" svg:x2="17.482cm" svg:y2="17.487cm">
          <text:p/>
        </draw:line>
        <draw:line draw:name="Line 49_3" draw:style-name="gr38" draw:text-style-name="P20" draw:layer="layout" svg:x1="16.577cm" svg:y1="14.705cm" svg:x2="15.053cm" svg:y2="17.474cm">
          <text:p/>
        </draw:line>
        <draw:line draw:name="Line 52_0" draw:style-name="gr44" draw:text-style-name="P20" draw:layer="layout" svg:x1="17.085cm" svg:y1="15.005cm" svg:x2="17.217cm" svg:y2="15.913cm">
          <text:p/>
        </draw:line>
        <draw:line draw:name="Line 54_0" draw:style-name="gr45" draw:text-style-name="P20" draw:layer="layout" svg:x1="17.536cm" svg:y1="15.059cm" svg:x2="17.753cm" svg:y2="16.174cm">
          <text:p/>
        </draw:line>
        <draw:custom-shape draw:style-name="gr46" draw:text-style-name="P14" draw:layer="layout" svg:width="0.99cm" svg:height="0.934cm" svg:x="14.545cm" svg:y="17.47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5" draw:layer="layout" svg:width="0.989cm" svg:height="0.934cm" svg:x="16.645cm" svg:y="14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6" draw:layer="layout" svg:width="0.896cm" svg:height="1.051cm" svg:x="14.639cm" svg:y="17.556cm">
          <draw:text-box>
            <text:p><text:span text:style-name="T11">P</text:span></text:p>
          </draw:text-box>
        </draw:frame>
        <draw:custom-shape draw:name="CustomShape 51_3" draw:style-name="gr49" draw:text-style-name="P22" draw:layer="layout" svg:width="0.229cm" svg:height="0.235cm" svg:x="17.053cm" svg:y="17.586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0" draw:text-style-name="P2" draw:layer="layout" svg:x1="15.535cm" svg:y1="17.736cm" svg:x2="17.108cm" svg:y2="17.753cm">
          <text:p/>
        </draw:line>
        <draw:custom-shape draw:name="CustomShape 51_4" draw:style-name="gr49" draw:text-style-name="P22" draw:layer="layout" svg:width="0.229cm" svg:height="0.235cm" svg:x="16.361cm" svg:y="14.615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1" draw:text-style-name="P2" draw:layer="layout" svg:x1="15.817cm" svg:y1="18.007cm" svg:x2="17.593cm" svg:y2="18.007cm">
          <text:p/>
        </draw:line>
        <draw:custom-shape draw:name="CustomShape 34_1" draw:style-name="gr40" draw:text-style-name="P21" draw:layer="layout" svg:width="0.386cm" svg:height="0.397cm" draw:transform="rotate (-1.5707963267949) translate (18.244cm 14.4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position="?f2 0" draw:handle-range-x-minimum="0"/>
          </draw:enhanced-geometry>
        </draw:custom-shape>
        <draw:line draw:style-name="gr51" draw:text-style-name="P2" draw:layer="layout" svg:x1="17.963cm" svg:y1="16.483cm" svg:x2="19.292cm" svg:y2="16.483cm">
          <text:p/>
        </draw:line>
        <draw:custom-shape draw:style-name="gr52" draw:text-style-name="P27" draw:layer="layout" svg:width="0.99cm" svg:height="0.934cm" svg:x="16.862cm" svg:y="1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_1" draw:style-name="gr45" draw:text-style-name="P20" draw:layer="layout" svg:x1="15.499cm" svg:y1="17.372cm" svg:x2="16.862cm" svg:y2="16.483cm">
          <text:p/>
        </draw:line>
        <draw:custom-shape draw:name="CustomShape 51_5" draw:style-name="gr49" draw:text-style-name="P22" draw:layer="layout" svg:width="0.229cm" svg:height="0.235cm" svg:x="16.546cm" svg:y="16.76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6" draw:style-name="gr53" draw:text-style-name="P28" draw:layer="layout" svg:width="0.229cm" svg:height="0.235cm" svg:x="15.347cm" svg:y="17.23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7" draw:style-name="gr53" draw:text-style-name="P28" draw:layer="layout" svg:width="0.229cm" svg:height="0.235cm" svg:x="17.35cm" svg:y="14.866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8" draw:style-name="gr54" draw:text-style-name="P29" draw:layer="layout" svg:width="0.229cm" svg:height="0.235cm" svg:x="17.055cm" svg:y="15.685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0" draw:style-name="gr54" draw:text-style-name="P29" draw:layer="layout" svg:width="0.229cm" svg:height="0.235cm" svg:x="17.563cm" svg:y="17.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1" draw:style-name="gr53" draw:text-style-name="P28" draw:layer="layout" svg:width="0.229cm" svg:height="0.235cm" svg:x="17.309cm" svg:y="17.323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2" draw:style-name="gr54" draw:text-style-name="P29" draw:layer="layout" svg:width="0.229cm" svg:height="0.235cm" svg:x="15.118cm" svg:y="17.11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5" draw:text-style-name="P2" draw:layer="layout" svg:x1="16.831cm" svg:y1="14.905cm" svg:x2="15.307cm" svg:y2="17.245cm">
          <text:p/>
        </draw:line>
        <draw:custom-shape draw:style-name="gr56" draw:text-style-name="P5" draw:layer="layout" svg:width="1.258cm" svg:height="1.14cm" svg:x="17.396cm" svg:y="17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30" draw:layer="layout" svg:width="0.896cm" svg:height="1.051cm" svg:x="17.575cm" svg:y="17.613cm">
          <draw:text-box>
            <text:p><text:span text:style-name="T12">E</text:span></text:p>
          </draw:text-box>
        </draw:frame>
        <draw:frame draw:style-name="gr48" draw:text-style-name="P31" draw:layer="layout" svg:width="0.896cm" svg:height="1.051cm" svg:x="16.645cm" svg:y="14.197cm">
          <draw:text-box>
            <text:p><text:span text:style-name="T13">V</text:span></text:p>
          </draw:text-box>
        </draw:frame>
        <draw:frame draw:style-name="gr48" draw:text-style-name="P7" draw:layer="layout" svg:width="0.896cm" svg:height="1.051cm" svg:x="16.882cm" svg:y="16.032cm">
          <draw:text-box>
            <text:p><text:span text:style-name="T14">S</text:span></text:p>
          </draw:text-box>
        </draw:frame>
        <draw:custom-shape draw:style-name="gr57" draw:text-style-name="P32" draw:layer="layout" svg:width="0.762cm" svg:height="0.762cm" svg:x="3.356cm" svg:y="1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0.508cm" svg:height="0.508cm" svg:x="2.848cm" svg:y="16.23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34" draw:layer="layout" svg:width="0.508cm" svg:height="0.508cm" svg:x="3.102cm" svg:y="16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35" draw:layer="layout" svg:width="0.508cm" svg:height="0.508cm" svg:x="3.356cm" svg:y="15.7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2" draw:layer="layout" svg:x1="2.34cm" svg:y1="15.984cm" svg:x2="3.356cm" svg:y2="15.984cm">
          <text:p/>
        </draw:line>
        <draw:line draw:style-name="gr61" draw:text-style-name="P2" draw:layer="layout" svg:x1="1.832cm" svg:y1="16.492cm" svg:x2="2.848cm" svg:y2="16.492cm">
          <text:p/>
        </draw:line>
        <draw:line draw:style-name="gr61" draw:text-style-name="P2" draw:layer="layout" svg:x1="1.961cm" svg:y1="17.053cm" svg:x2="3.102cm" svg:y2="17.084cm">
          <text:p/>
        </draw:line>
        <draw:frame draw:style-name="gr62" draw:text-style-name="P36" draw:layer="layout" svg:width="1.778cm" svg:height="0.683cm" svg:x="3.102cm" svg:y="15.222cm">
          <draw:text-box>
            <text:p><text:span text:style-name="T15">GABA</text:span></text:p>
          </draw:text-box>
        </draw:frame>
        <draw:frame draw:style-name="gr63" draw:text-style-name="P31" draw:layer="layout" svg:width="1.645cm" svg:height="0.684cm" svg:x="1.578cm" svg:y="16.492cm">
          <draw:text-box>
            <text:p><text:span text:style-name="T16">AMPA</text:span></text:p>
          </draw:text-box>
        </draw:frame>
        <draw:custom-shape draw:style-name="gr58" draw:text-style-name="P33" draw:layer="layout" svg:width="0.508cm" svg:height="0.508cm" svg:x="2.848cm" svg:y="16.23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34" draw:layer="layout" svg:width="0.508cm" svg:height="0.508cm" svg:x="3.102cm" svg:y="16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37" draw:layer="layout" svg:width="0.508cm" svg:height="0.508cm" svg:x="3.356cm" svg:y="15.7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2" draw:layer="layout" svg:x1="2.34cm" svg:y1="15.984cm" svg:x2="3.356cm" svg:y2="15.984cm">
          <text:p/>
        </draw:line>
        <draw:line draw:style-name="gr61" draw:text-style-name="P2" draw:layer="layout" svg:x1="1.832cm" svg:y1="16.492cm" svg:x2="2.848cm" svg:y2="16.492cm">
          <text:p/>
        </draw:line>
        <draw:line draw:style-name="gr61" draw:text-style-name="P2" draw:layer="layout" svg:x1="1.961cm" svg:y1="17.084cm" svg:x2="3.102cm" svg:y2="17.084cm">
          <text:p/>
        </draw:line>
        <draw:frame draw:style-name="gr6" draw:text-style-name="P38" draw:layer="layout" svg:width="2.267cm" svg:height="0.963cm" svg:x="1.961cm" svg:y="17.044cm">
          <draw:text-box>
            <text:p><text:span text:style-name="T17">NMDA</text:span></text:p>
          </draw:text-box>
        </draw:frame>
        <draw:frame draw:style-name="gr62" draw:text-style-name="P39" draw:layer="layout" svg:width="1.778cm" svg:height="0.683cm" svg:x="3.102cm" svg:y="15.222cm">
          <draw:text-box>
            <text:p><text:span text:style-name="T18">GABA</text:span></text:p>
          </draw:text-box>
        </draw:frame>
        <draw:frame draw:style-name="gr65" draw:text-style-name="P40" draw:layer="layout" svg:width="6.879cm" svg:height="1.306cm" svg:x="4.45cm" svg:y="14.796cm">
          <draw:image xlink:href="Pictures/10000001000001B0000000521E39BECB6C37F1D8.png" xlink:type="simple" xlink:show="embed" xlink:actuate="onLoad" draw:mime-type="image/png">
            <text:p/>
          </draw:image>
        </draw:frame>
        <draw:frame draw:style-name="gr65" draw:text-style-name="P40" draw:layer="layout" svg:width="8.382cm" svg:height="0.717cm" svg:x="4.45cm" svg:y="16.528cm">
          <draw:image xlink:href="Pictures/10000001000002D40000003E351238ABD3EBA30E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66" draw:text-style-name="P1" draw:layer="layout" svg:width="8.094cm" svg:height="9.272cm" svg:x="5.756cm" svg:y="3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56cm" svg:y1="5.213cm" svg:x2="13.85cm" svg:y2="5.213cm">
          <text:p/>
        </draw:line>
        <draw:line draw:style-name="gr2" draw:text-style-name="P2" draw:layer="layout" svg:x1="5.756cm" svg:y1="10.897cm" svg:x2="13.85cm" svg:y2="10.897cm">
          <text:p/>
        </draw:line>
        <draw:line draw:style-name="gr2" draw:text-style-name="P2" draw:layer="layout" svg:x1="5.756cm" svg:y1="9.002cm" svg:x2="13.85cm" svg:y2="9.002cm">
          <text:p/>
        </draw:line>
        <draw:line draw:style-name="gr2" draw:text-style-name="P2" draw:layer="layout" svg:x1="5.756cm" svg:y1="7.108cm" svg:x2="13.85cm" svg:y2="7.108cm">
          <text:p/>
        </draw:line>
        <draw:custom-shape draw:style-name="gr67" draw:text-style-name="P11" draw:layer="layout" svg:width="0.762cm" svg:height="0.762cm" svg:x="12.176cm" svg:y="7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1.524cm" svg:height="1.524cm" svg:x="10.044cm" svg:y="1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53cm" svg:y="5.29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4" draw:layer="layout" svg:width="1.508cm" svg:height="1.523cm" svg:x="8.149cm" svg:y="11.08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53cm" svg:y="10.96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11.79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2" draw:layer="layout" svg:width="0.925cm" svg:height="1.034cm" svg:x="6.319cm" svg:y="5.769cm">
          <draw:text-box>
            <text:p text:style-name="P41"><text:span text:style-name="T19">E</text:span></text:p>
          </draw:text-box>
        </draw:frame>
        <draw:custom-shape draw:style-name="gr73" draw:text-style-name="P43" draw:layer="layout" svg:width="1.017cm" svg:height="1.026cm" svg:x="10.178cm" svg:y="5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" draw:layer="layout" svg:width="1.445cm" svg:height="1.467cm" svg:x="6.08cm" svg:y="7.2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5" draw:layer="layout" svg:width="1.25cm" svg:height="1.27cm" svg:x="6.1cm" svg:y="9.25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9.001cm" svg:y="3.6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1.508cm" svg:height="1.523cm" svg:x="8.128cm" svg:y="7.3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39cm" svg:y="9.38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39cm" svg:y="5.57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44cm" svg:y="7.60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65cm" svg:y="9.499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629cm" svg:height="0.635cm" svg:x="12.309cm" svg:y="11.6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509cm" svg:height="0.509cm" svg:x="12.303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4" draw:layer="layout" svg:width="2.015cm" svg:height="1.851cm" svg:x="13.827cm" svg:y="7.277cm">
          <draw:text-box>
            <text:p><text:span text:style-name="T20">L4</text:span></text:p>
          </draw:text-box>
        </draw:frame>
        <draw:frame draw:style-name="gr80" draw:text-style-name="P44" draw:layer="layout" svg:width="2.015cm" svg:height="1.817cm" svg:x="13.754cm" svg:y="9.128cm">
          <draw:text-box>
            <text:p><text:span text:style-name="T20">L5</text:span></text:p>
          </draw:text-box>
        </draw:frame>
        <draw:frame draw:style-name="gr32" draw:text-style-name="P44" draw:layer="layout" svg:width="2.413cm" svg:height="1.665cm" svg:x="13.7cm" svg:y="5.572cm">
          <draw:text-box>
            <text:p><text:span text:style-name="T20">L2/3</text:span></text:p>
          </draw:text-box>
        </draw:frame>
        <draw:frame draw:style-name="gr81" draw:text-style-name="P44" draw:layer="layout" svg:width="1.586cm" svg:height="1.27cm" svg:x="13.82cm" svg:y="3.921cm">
          <draw:text-box>
            <text:p><text:span text:style-name="T20">L1</text:span></text:p>
          </draw:text-box>
        </draw:frame>
        <draw:frame draw:style-name="gr80" draw:text-style-name="P44" draw:layer="layout" svg:width="1.797cm" svg:height="1.817cm" svg:x="13.762cm" svg:y="11.114cm">
          <draw:text-box>
            <text:p><text:span text:style-name="T20">L6</text:span></text:p>
          </draw:text-box>
        </draw:frame>
        <draw:line draw:style-name="gr82" draw:text-style-name="P2" draw:layer="layout" svg:x1="4.644cm" svg:y1="4.77cm" svg:x2="6.295cm" svg:y2="5.786cm">
          <text:p/>
        </draw:line>
        <draw:custom-shape draw:style-name="gr83" draw:text-style-name="P40" draw:layer="layout" svg:width="2.032cm" svg:height="2.032cm" svg:x="7.858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5" draw:layer="layout" svg:width="0.925cm" svg:height="1.034cm" svg:x="8.429cm" svg:y="5.744cm">
          <draw:text-box>
            <text:p text:style-name="P41"><text:span text:style-name="T19">P</text:span></text:p>
          </draw:text-box>
        </draw:frame>
        <draw:frame draw:style-name="gr84" draw:text-style-name="P46" draw:layer="layout" svg:width="0.934cm" svg:height="1.035cm" svg:x="10.242cm" svg:y="5.678cm">
          <draw:text-box>
            <text:p><text:span text:style-name="T19">S</text:span></text:p>
          </draw:text-box>
        </draw:frame>
        <draw:frame draw:style-name="gr84" draw:text-style-name="P46" draw:layer="layout" svg:width="0.896cm" svg:height="1.035cm" svg:x="11.995cm" svg:y="5.697cm">
          <draw:text-box>
            <text:p><text:span text:style-name="T19">V</text:span></text:p>
          </draw:text-box>
        </draw:frame>
        <draw:custom-shape draw:style-name="gr66" draw:text-style-name="P1" draw:layer="layout" svg:width="8.094cm" svg:height="9.272cm" svg:x="5.717cm" svg:y="1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17cm" svg:y1="17.787cm" svg:x2="13.811cm" svg:y2="17.787cm">
          <text:p/>
        </draw:line>
        <draw:line draw:style-name="gr2" draw:text-style-name="P2" draw:layer="layout" svg:x1="5.717cm" svg:y1="23.471cm" svg:x2="13.811cm" svg:y2="23.471cm">
          <text:p/>
        </draw:line>
        <draw:line draw:style-name="gr2" draw:text-style-name="P2" draw:layer="layout" svg:x1="5.717cm" svg:y1="21.576cm" svg:x2="13.811cm" svg:y2="21.576cm">
          <text:p/>
        </draw:line>
        <draw:line draw:style-name="gr2" draw:text-style-name="P2" draw:layer="layout" svg:x1="5.717cm" svg:y1="19.682cm" svg:x2="13.811cm" svg:y2="19.682cm">
          <text:p/>
        </draw:line>
        <draw:custom-shape draw:style-name="gr67" draw:text-style-name="P11" draw:layer="layout" svg:width="0.762cm" svg:height="0.762cm" svg:x="12.137cm" svg:y="20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1.524cm" svg:height="1.524cm" svg:x="10.005cm" svg:y="23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14cm" svg:y="17.8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4" draw:layer="layout" svg:width="1.508cm" svg:height="1.523cm" svg:x="8.11cm" svg:y="23.65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14cm" svg:y="23.53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11.756cm" svg:y="18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2" draw:layer="layout" svg:width="0.925cm" svg:height="1.034cm" svg:x="6.28cm" svg:y="18.343cm">
          <draw:text-box>
            <text:p text:style-name="P41"><text:span text:style-name="T19">E</text:span></text:p>
          </draw:text-box>
        </draw:frame>
        <draw:custom-shape draw:style-name="gr73" draw:text-style-name="P43" draw:layer="layout" svg:width="1.017cm" svg:height="1.026cm" svg:x="10.139cm" svg:y="1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" draw:layer="layout" svg:width="1.445cm" svg:height="1.467cm" svg:x="6.041cm" svg:y="19.7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5" draw:layer="layout" svg:width="1.25cm" svg:height="1.27cm" svg:x="6.061cm" svg:y="21.8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8.962cm" svg:y="16.22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1.508cm" svg:height="1.523cm" svg:x="8.089cm" svg:y="19.92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cm" svg:y="21.95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cm" svg:y="18.14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05cm" svg:y="20.17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26cm" svg:y="22.07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629cm" svg:height="0.635cm" svg:x="12.27cm" svg:y="24.24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509cm" svg:height="0.509cm" svg:x="12.264cm" svg:y="22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4" draw:layer="layout" svg:width="2.015cm" svg:height="1.851cm" svg:x="13.788cm" svg:y="19.851cm">
          <draw:text-box>
            <text:p><text:span text:style-name="T20">L4</text:span></text:p>
          </draw:text-box>
        </draw:frame>
        <draw:frame draw:style-name="gr80" draw:text-style-name="P44" draw:layer="layout" svg:width="2.015cm" svg:height="1.817cm" svg:x="13.715cm" svg:y="21.702cm">
          <draw:text-box>
            <text:p><text:span text:style-name="T20">L5</text:span></text:p>
          </draw:text-box>
        </draw:frame>
        <draw:frame draw:style-name="gr32" draw:text-style-name="P44" draw:layer="layout" svg:width="2.413cm" svg:height="1.665cm" svg:x="13.661cm" svg:y="18.146cm">
          <draw:text-box>
            <text:p><text:span text:style-name="T20">L2/3</text:span></text:p>
          </draw:text-box>
        </draw:frame>
        <draw:frame draw:style-name="gr81" draw:text-style-name="P44" draw:layer="layout" svg:width="1.586cm" svg:height="1.27cm" svg:x="13.781cm" svg:y="16.495cm">
          <draw:text-box>
            <text:p><text:span text:style-name="T20">L1</text:span></text:p>
          </draw:text-box>
        </draw:frame>
        <draw:frame draw:style-name="gr80" draw:text-style-name="P44" draw:layer="layout" svg:width="1.797cm" svg:height="1.817cm" svg:x="13.723cm" svg:y="23.688cm">
          <draw:text-box>
            <text:p><text:span text:style-name="T20">L6</text:span></text:p>
          </draw:text-box>
        </draw:frame>
        <draw:custom-shape draw:style-name="gr85" draw:text-style-name="P40" draw:layer="layout" svg:width="2.032cm" svg:height="2.032cm" svg:x="7.819cm" svg:y="2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5" draw:layer="layout" svg:width="0.925cm" svg:height="1.034cm" svg:x="8.39cm" svg:y="18.318cm">
          <draw:text-box>
            <text:p text:style-name="P41"><text:span text:style-name="T19">P</text:span></text:p>
          </draw:text-box>
        </draw:frame>
        <draw:frame draw:style-name="gr84" draw:text-style-name="P46" draw:layer="layout" svg:width="0.934cm" svg:height="1.035cm" svg:x="10.203cm" svg:y="18.252cm">
          <draw:text-box>
            <text:p><text:span text:style-name="T19">S</text:span></text:p>
          </draw:text-box>
        </draw:frame>
        <draw:frame draw:style-name="gr84" draw:text-style-name="P46" draw:layer="layout" svg:width="0.896cm" svg:height="1.035cm" svg:x="11.956cm" svg:y="18.271cm">
          <draw:text-box>
            <text:p><text:span text:style-name="T19">V</text:span></text:p>
          </draw:text-box>
        </draw:frame>
        <draw:line draw:style-name="gr82" draw:text-style-name="P2" draw:layer="layout" svg:x1="4.605cm" svg:y1="17.344cm" svg:x2="6.256cm" svg:y2="18.36cm">
          <text:p/>
        </draw:line>
        <draw:line draw:style-name="gr86" draw:text-style-name="P2" draw:layer="layout" svg:x1="4.216cm" svg:y1="20.377cm" svg:x2="6.402cm" svg:y2="20.377cm">
          <text:p/>
        </draw:line>
      </draw:page>
      <draw:page draw:name="page4" draw:style-name="dp1" draw:master-page-name="Default">
        <draw:custom-shape draw:style-name="gr7" draw:text-style-name="P1" draw:layer="layout" svg:width="8.094cm" svg:height="9.272cm" svg:x="5.756cm" svg:y="3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56cm" svg:y1="5.213cm" svg:x2="13.85cm" svg:y2="5.213cm">
          <text:p/>
        </draw:line>
        <draw:line draw:style-name="gr2" draw:text-style-name="P2" draw:layer="layout" svg:x1="5.756cm" svg:y1="10.897cm" svg:x2="13.85cm" svg:y2="10.897cm">
          <text:p/>
        </draw:line>
        <draw:line draw:style-name="gr2" draw:text-style-name="P2" draw:layer="layout" svg:x1="5.756cm" svg:y1="9.002cm" svg:x2="13.85cm" svg:y2="9.002cm">
          <text:p/>
        </draw:line>
        <draw:line draw:style-name="gr2" draw:text-style-name="P2" draw:layer="layout" svg:x1="5.756cm" svg:y1="7.108cm" svg:x2="13.85cm" svg:y2="7.108cm">
          <text:p/>
        </draw:line>
        <draw:custom-shape draw:style-name="gr9" draw:text-style-name="P9" draw:layer="layout" svg:width="0.741cm" svg:height="0.779cm" svg:x="10.202cm" svg:y="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762cm" svg:height="0.762cm" svg:x="12.039cm" svg:y="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016cm" svg:height="1.016cm" svg:x="8.366cm" svg:y="5.699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524cm" svg:height="1.524cm" svg:x="9.927cm" svg:y="11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524cm" svg:height="1.519cm" svg:x="11.705cm" svg:y="5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561cm" svg:height="0.508cm" svg:x="12.213cm" svg:y="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762cm" svg:height="0.757cm" svg:x="12.213cm" svg:y="11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71cm" svg:height="1.594cm" svg:x="6.07cm" svg:y="5.2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5" draw:layer="layout" svg:width="1.026cm" svg:height="1.437cm" svg:x="6.324cm" svg:y="9.2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4" draw:layer="layout" svg:width="1.016cm" svg:height="1.016cm" svg:x="8.403cm" svg:y="9.62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.27cm" svg:height="1.391cm" svg:x="8.276cm" svg:y="7.3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1.508cm" svg:height="1.523cm" svg:x="8.149cm" svg:y="11.1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524cm" svg:height="1.524cm" svg:x="6.065cm" svg:y="7.23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6.07cm" svg:y="10.8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0.741cm" svg:height="0.779cm" svg:x="10.202cm" svg:y="9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741cm" svg:height="0.779cm" svg:x="10.181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1.524cm" svg:height="1.429cm" svg:x="9.165cm" svg:y="3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5" draw:layer="layout" svg:width="0.925cm" svg:height="1.006cm" svg:x="12.013cm" svg:y="5.826cm">
          <draw:text-box>
            <text:p><text:span text:style-name="T5">V</text:span></text:p>
          </draw:text-box>
        </draw:frame>
        <draw:frame draw:style-name="gr25" draw:text-style-name="P16" draw:layer="layout" svg:width="0.925cm" svg:height="0.971cm" svg:x="6.319cm" svg:y="5.869cm">
          <draw:text-box>
            <text:p><text:span text:style-name="T6">E</text:span></text:p>
          </draw:text-box>
        </draw:frame>
        <draw:frame draw:style-name="gr88" draw:text-style-name="P17" draw:layer="layout" svg:width="0.925cm" svg:height="2.444cm" svg:x="8.493cm" svg:y="5.847cm">
          <draw:text-box>
            <text:p><text:span text:style-name="T7">P</text:span></text:p>
          </draw:text-box>
        </draw:frame>
        <draw:frame draw:style-name="gr25" draw:text-style-name="P18" draw:layer="layout" svg:width="1.451cm" svg:height="0.971cm" svg:x="10.117cm" svg:y="5.881cm">
          <draw:text-box>
            <text:p><text:span text:style-name="T8">S</text:span></text:p>
          </draw:text-box>
        </draw:frame>
        <draw:frame draw:style-name="gr27" draw:text-style-name="P7" draw:layer="layout" svg:width="1.289cm" svg:height="1.851cm" svg:x="14.097cm" svg:y="7.972cm">
          <draw:text-box>
            <text:p><text:span text:style-name="T10">L4</text:span></text:p>
          </draw:text-box>
        </draw:frame>
        <draw:frame draw:style-name="gr27" draw:text-style-name="P7" draw:layer="layout" svg:width="1.289cm" svg:height="1.851cm" svg:x="14.097cm" svg:y="9.947cm">
          <draw:text-box>
            <text:p><text:span text:style-name="T10">L5</text:span></text:p>
          </draw:text-box>
        </draw:frame>
        <draw:frame draw:style-name="gr27" draw:text-style-name="P7" draw:layer="layout" svg:width="1.289cm" svg:height="1.851cm" svg:x="14.097cm" svg:y="11.725cm">
          <draw:text-box>
            <text:p><text:span text:style-name="T10">L6</text:span></text:p>
          </draw:text-box>
        </draw:frame>
        <draw:frame draw:style-name="gr32" draw:text-style-name="P7" draw:layer="layout" svg:width="2.413cm" svg:height="1.665cm" svg:x="14.081cm" svg:y="6.121cm">
          <draw:text-box>
            <text:p><text:span text:style-name="T10">L2/3</text:span></text:p>
          </draw:text-box>
        </draw:frame>
        <draw:frame draw:style-name="gr32" draw:text-style-name="P7" draw:layer="layout" svg:width="1.586cm" svg:height="1.665cm" svg:x="14.019cm" svg:y="4.343cm">
          <draw:text-box>
            <text:p><text:span text:style-name="T10">L1</text:span></text:p>
          </draw:text-box>
        </draw:frame>
        <draw:line draw:style-name="gr82" draw:text-style-name="P2" draw:layer="layout" svg:x1="4.683cm" svg:y1="4.81cm" svg:x2="6.334cm" svg:y2="5.826cm">
          <text:p/>
        </draw:line>
        <draw:custom-shape draw:style-name="gr7" draw:text-style-name="P1" draw:layer="layout" svg:width="8.094cm" svg:height="9.272cm" svg:x="5.57cm" svg:y="14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57cm" svg:y1="16.421cm" svg:x2="13.664cm" svg:y2="16.421cm">
          <text:p/>
        </draw:line>
        <draw:line draw:style-name="gr2" draw:text-style-name="P2" draw:layer="layout" svg:x1="5.57cm" svg:y1="22.105cm" svg:x2="13.664cm" svg:y2="22.105cm">
          <text:p/>
        </draw:line>
        <draw:line draw:style-name="gr2" draw:text-style-name="P2" draw:layer="layout" svg:x1="5.57cm" svg:y1="20.21cm" svg:x2="13.664cm" svg:y2="20.21cm">
          <text:p/>
        </draw:line>
        <draw:line draw:style-name="gr2" draw:text-style-name="P2" draw:layer="layout" svg:x1="5.57cm" svg:y1="18.316cm" svg:x2="13.664cm" svg:y2="18.316cm">
          <text:p/>
        </draw:line>
        <draw:custom-shape draw:style-name="gr9" draw:text-style-name="P9" draw:layer="layout" svg:width="0.741cm" svg:height="0.779cm" svg:x="10.016cm" svg:y="19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762cm" svg:height="0.762cm" svg:x="11.853cm" svg:y="19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016cm" svg:height="1.016cm" svg:x="8.18cm" svg:y="16.907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524cm" svg:height="1.524cm" svg:x="9.741cm" svg:y="22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524cm" svg:height="1.519cm" svg:x="11.519cm" svg:y="16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561cm" svg:height="0.508cm" svg:x="12.027cm" svg:y="21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762cm" svg:height="0.757cm" svg:x="12.027cm" svg:y="22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71cm" svg:height="1.594cm" svg:x="5.884cm" svg:y="16.44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5" draw:layer="layout" svg:width="1.026cm" svg:height="1.437cm" svg:x="6.138cm" svg:y="20.41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4" draw:layer="layout" svg:width="1.016cm" svg:height="1.016cm" svg:x="8.217cm" svg:y="20.83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.27cm" svg:height="1.391cm" svg:x="8.09cm" svg:y="18.53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1.508cm" svg:height="1.523cm" svg:x="7.963cm" svg:y="22.35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524cm" svg:height="1.524cm" svg:x="5.879cm" svg:y="18.44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5.884cm" svg:y="22.1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0.741cm" svg:height="0.779cm" svg:x="10.016cm" svg:y="20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741cm" svg:height="0.779cm" svg:x="9.995cm" svg:y="17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1.524cm" svg:height="1.429cm" svg:x="8.979cm" svg:y="14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5" draw:layer="layout" svg:width="0.925cm" svg:height="1.006cm" svg:x="11.827cm" svg:y="17.034cm">
          <draw:text-box>
            <text:p><text:span text:style-name="T5">V</text:span></text:p>
          </draw:text-box>
        </draw:frame>
        <draw:frame draw:style-name="gr25" draw:text-style-name="P16" draw:layer="layout" svg:width="0.925cm" svg:height="0.971cm" svg:x="6.133cm" svg:y="17.077cm">
          <draw:text-box>
            <text:p><text:span text:style-name="T6">E</text:span></text:p>
          </draw:text-box>
        </draw:frame>
        <draw:frame draw:style-name="gr88" draw:text-style-name="P17" draw:layer="layout" svg:width="0.925cm" svg:height="2.444cm" svg:x="8.307cm" svg:y="17.055cm">
          <draw:text-box>
            <text:p><text:span text:style-name="T7">P</text:span></text:p>
          </draw:text-box>
        </draw:frame>
        <draw:frame draw:style-name="gr25" draw:text-style-name="P18" draw:layer="layout" svg:width="1.451cm" svg:height="0.971cm" svg:x="9.931cm" svg:y="17.089cm">
          <draw:text-box>
            <text:p><text:span text:style-name="T8">S</text:span></text:p>
          </draw:text-box>
        </draw:frame>
        <draw:frame draw:style-name="gr27" draw:text-style-name="P7" draw:layer="layout" svg:width="1.289cm" svg:height="1.851cm" svg:x="13.911cm" svg:y="19.18cm">
          <draw:text-box>
            <text:p><text:span text:style-name="T10">L4</text:span></text:p>
          </draw:text-box>
        </draw:frame>
        <draw:frame draw:style-name="gr27" draw:text-style-name="P7" draw:layer="layout" svg:width="1.289cm" svg:height="1.851cm" svg:x="13.911cm" svg:y="21.155cm">
          <draw:text-box>
            <text:p><text:span text:style-name="T10">L5</text:span></text:p>
          </draw:text-box>
        </draw:frame>
        <draw:frame draw:style-name="gr27" draw:text-style-name="P7" draw:layer="layout" svg:width="1.289cm" svg:height="1.851cm" svg:x="13.911cm" svg:y="22.933cm">
          <draw:text-box>
            <text:p><text:span text:style-name="T10">L6</text:span></text:p>
          </draw:text-box>
        </draw:frame>
        <draw:frame draw:style-name="gr32" draw:text-style-name="P7" draw:layer="layout" svg:width="2.413cm" svg:height="1.665cm" svg:x="13.895cm" svg:y="17.329cm">
          <draw:text-box>
            <text:p><text:span text:style-name="T10">L2/3</text:span></text:p>
          </draw:text-box>
        </draw:frame>
        <draw:frame draw:style-name="gr32" draw:text-style-name="P7" draw:layer="layout" svg:width="1.586cm" svg:height="1.665cm" svg:x="13.833cm" svg:y="15.551cm">
          <draw:text-box>
            <text:p><text:span text:style-name="T10">L1</text:span></text:p>
          </draw:text-box>
        </draw:frame>
        <draw:line draw:style-name="gr82" draw:text-style-name="P2" draw:layer="layout" svg:x1="4.497cm" svg:y1="16.018cm" svg:x2="6.148cm" svg:y2="17.034cm">
          <text:p/>
        </draw:line>
        <draw:line draw:style-name="gr82" draw:text-style-name="P2" draw:layer="layout" svg:x1="3.667cm" svg:y1="19.288cm" svg:x2="5.953cm" svg:y2="19.288cm">
          <text:p/>
        </draw:line>
        <draw:path draw:style-name="gr89" draw:text-style-name="P40" draw:layer="layout" svg:width="1.86cm" svg:height="2.099cm" draw:transform="rotate (-2.09038084511361) translate (10.0987638463852cm 20.9598614720627cm)" svg:viewBox="0 0 1861 2100" svg:d="M529 2036c418 76 923-11 1179-379 300-430 103-958-109-1376-245-480-800-235-1140-68-459 226-401 788-459 1195l86 373 279 265 201 54z">
          <text:p/>
        </draw:path>
        <draw:path draw:style-name="gr90" draw:text-style-name="P40" draw:layer="layout" svg:width="1.86cm" svg:height="2.099cm" draw:transform="rotate (-2.09038084511361) translate (10.3017638463852cm 9.91086147206271cm)" svg:viewBox="0 0 1861 2100" svg:d="M529 2036c418 76 923-11 1179-379 300-430 103-958-109-1376-245-480-800-235-1140-68-459 226-401 788-459 1195l86 373 279 265 201 54z">
          <text:p/>
        </draw:path>
      </draw:page>
      <draw:page draw:name="page5" draw:style-name="dp1" draw:master-page-name="Default">
        <draw:custom-shape draw:style-name="gr7" draw:text-style-name="P1" draw:layer="layout" svg:width="8.094cm" svg:height="9.272cm" svg:x="5.756cm" svg:y="3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56cm" svg:y1="5.213cm" svg:x2="13.85cm" svg:y2="5.213cm">
          <text:p/>
        </draw:line>
        <draw:line draw:style-name="gr2" draw:text-style-name="P2" draw:layer="layout" svg:x1="5.756cm" svg:y1="10.897cm" svg:x2="13.85cm" svg:y2="10.897cm">
          <text:p/>
        </draw:line>
        <draw:line draw:style-name="gr2" draw:text-style-name="P2" draw:layer="layout" svg:x1="5.756cm" svg:y1="9.002cm" svg:x2="13.85cm" svg:y2="9.002cm">
          <text:p/>
        </draw:line>
        <draw:line draw:style-name="gr2" draw:text-style-name="P2" draw:layer="layout" svg:x1="5.756cm" svg:y1="7.108cm" svg:x2="13.85cm" svg:y2="7.108cm">
          <text:p/>
        </draw:line>
        <draw:line draw:style-name="gr8" draw:text-style-name="P2" draw:layer="layout" svg:x1="2.677cm" svg:y1="6.353cm" svg:x2="5.414cm" svg:y2="6.353cm">
          <text:p/>
        </draw:line>
        <draw:line draw:style-name="gr8" draw:text-style-name="P2" draw:layer="layout" svg:x1="2.677cm" svg:y1="8.247cm" svg:x2="5.414cm" svg:y2="8.247cm">
          <text:p/>
        </draw:line>
        <draw:line draw:style-name="gr8" draw:text-style-name="P2" draw:layer="layout" svg:x1="2.677cm" svg:y1="10.142cm" svg:x2="5.414cm" svg:y2="10.142cm">
          <text:p/>
        </draw:line>
        <draw:frame draw:style-name="gr91" draw:text-style-name="P47" draw:layer="layout" svg:width="2.113cm" svg:height="1.851cm" svg:x="15.688cm" svg:y="4.268cm">
          <draw:text-box>
            <text:p><text:span text:style-name="T10">L2/3</text:span></text:p>
          </draw:text-box>
        </draw:frame>
        <draw:custom-shape draw:style-name="gr9" draw:text-style-name="P9" draw:layer="layout" svg:width="0.741cm" svg:height="0.779cm" svg:x="10.202cm" svg:y="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762cm" svg:height="0.762cm" svg:x="12.039cm" svg:y="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016cm" svg:height="1.016cm" svg:x="8.366cm" svg:y="5.699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524cm" svg:height="1.524cm" svg:x="9.927cm" svg:y="11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524cm" svg:height="1.519cm" svg:x="11.705cm" svg:y="5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561cm" svg:height="0.508cm" svg:x="12.213cm" svg:y="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762cm" svg:height="0.757cm" svg:x="12.213cm" svg:y="11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561cm" svg:y1="4.658cm" svg:x2="5.298cm" svg:y2="4.658cm">
          <text:p/>
        </draw:line>
        <draw:line draw:style-name="gr16" draw:text-style-name="P2" draw:layer="layout" svg:x1="5.756cm" svg:y1="3.522cm" svg:x2="8.719cm" svg:y2="2.006cm">
          <text:p/>
        </draw:line>
        <draw:line draw:style-name="gr16" draw:text-style-name="P2" draw:layer="layout" svg:x1="13.85cm" svg:y1="3.522cm" svg:x2="15.56cm" svg:y2="2.006cm">
          <text:p/>
        </draw:line>
        <draw:line draw:style-name="gr17" draw:text-style-name="P2" draw:layer="layout" svg:x1="8.718cm" svg:y1="2.006cm" svg:x2="15.56cm" svg:y2="2.006cm">
          <text:p/>
        </draw:line>
        <draw:line draw:style-name="gr17" draw:text-style-name="P2" draw:layer="layout" svg:x1="15.56cm" svg:y1="2.006cm" svg:x2="15.56cm" svg:y2="11.101cm">
          <text:p/>
        </draw:line>
        <draw:line draw:style-name="gr16" draw:text-style-name="P2" draw:layer="layout" svg:x1="13.85cm" svg:y1="12.794cm" svg:x2="15.56cm" svg:y2="11.101cm">
          <text:p/>
        </draw:line>
        <draw:line draw:style-name="gr2" draw:text-style-name="P2" draw:layer="layout" svg:x1="13.85cm" svg:y1="5.214cm" svg:x2="15.56cm" svg:y2="3.522cm">
          <text:p/>
        </draw:line>
        <draw:line draw:style-name="gr2" draw:text-style-name="P2" draw:layer="layout" svg:x1="13.874cm" svg:y1="7.04cm" svg:x2="15.56cm" svg:y2="5.416cm">
          <text:p/>
        </draw:line>
        <draw:line draw:style-name="gr2" draw:text-style-name="P2" draw:layer="layout" svg:x1="13.85cm" svg:y1="9.002cm" svg:x2="15.56cm" svg:y2="7.31cm">
          <text:p/>
        </draw:line>
        <draw:line draw:style-name="gr2" draw:text-style-name="P2" draw:layer="layout" svg:x1="13.85cm" svg:y1="10.897cm" svg:x2="15.56cm" svg:y2="9.205cm">
          <text:p/>
        </draw:line>
        <draw:custom-shape draw:style-name="gr4" draw:text-style-name="P5" draw:layer="layout" svg:width="1.571cm" svg:height="1.594cm" svg:x="6.07cm" svg:y="5.2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5" draw:layer="layout" svg:width="1.026cm" svg:height="1.437cm" svg:x="6.324cm" svg:y="9.2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4" draw:layer="layout" svg:width="1.016cm" svg:height="1.016cm" svg:x="8.403cm" svg:y="9.62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.27cm" svg:height="1.391cm" svg:x="8.276cm" svg:y="7.3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1.508cm" svg:height="1.523cm" svg:x="8.149cm" svg:y="11.1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524cm" svg:height="1.524cm" svg:x="6.065cm" svg:y="7.23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6.07cm" svg:y="10.8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0.741cm" svg:height="0.779cm" svg:x="10.202cm" svg:y="9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741cm" svg:height="0.779cm" svg:x="10.181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1.524cm" svg:height="1.429cm" svg:x="9.165cm" svg:y="3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14cm" svg:y1="4.658cm" svg:x2="2.73cm" svg:y2="12.033cm">
          <text:p/>
        </draw:line>
        <draw:frame draw:style-name="gr87" draw:text-style-name="P15" draw:layer="layout" svg:width="0.925cm" svg:height="1.006cm" svg:x="12.013cm" svg:y="5.826cm">
          <draw:text-box>
            <text:p><text:span text:style-name="T5">V</text:span></text:p>
          </draw:text-box>
        </draw:frame>
        <draw:frame draw:style-name="gr25" draw:text-style-name="P16" draw:layer="layout" svg:width="0.925cm" svg:height="0.971cm" svg:x="6.319cm" svg:y="5.869cm">
          <draw:text-box>
            <text:p><text:span text:style-name="T6">E</text:span></text:p>
          </draw:text-box>
        </draw:frame>
        <draw:frame draw:style-name="gr88" draw:text-style-name="P17" draw:layer="layout" svg:width="0.925cm" svg:height="2.444cm" svg:x="8.493cm" svg:y="5.847cm">
          <draw:text-box>
            <text:p><text:span text:style-name="T7">P</text:span></text:p>
          </draw:text-box>
        </draw:frame>
        <draw:frame draw:style-name="gr25" draw:text-style-name="P18" draw:layer="layout" svg:width="1.451cm" svg:height="0.971cm" svg:x="10.117cm" svg:y="5.881cm">
          <draw:text-box>
            <text:p><text:span text:style-name="T8">S</text:span></text:p>
          </draw:text-box>
        </draw:frame>
        <draw:line draw:style-name="gr8" draw:text-style-name="P2" draw:layer="layout" svg:x1="2.73cm" svg:y1="12.033cm" svg:x2="5.467cm" svg:y2="12.033cm">
          <text:p/>
        </draw:line>
        <draw:frame draw:style-name="gr48" draw:text-style-name="P7" draw:layer="layout" svg:width="1.84cm" svg:height="1.051cm" svg:x="15.732cm" svg:y="2.593cm">
          <draw:text-box>
            <text:p><text:span text:style-name="T10">L1</text:span></text:p>
          </draw:text-box>
        </draw:frame>
        <draw:frame draw:style-name="gr27" draw:text-style-name="P7" draw:layer="layout" svg:width="1.289cm" svg:height="1.851cm" svg:x="15.732cm" svg:y="5.952cm">
          <draw:text-box>
            <text:p><text:span text:style-name="T10">L4</text:span></text:p>
          </draw:text-box>
        </draw:frame>
        <draw:frame draw:style-name="gr27" draw:text-style-name="P7" draw:layer="layout" svg:width="1.289cm" svg:height="1.851cm" svg:x="15.732cm" svg:y="7.927cm">
          <draw:text-box>
            <text:p><text:span text:style-name="T10">L5</text:span></text:p>
          </draw:text-box>
        </draw:frame>
        <draw:frame draw:style-name="gr27" draw:text-style-name="P7" draw:layer="layout" svg:width="1.289cm" svg:height="1.851cm" svg:x="15.732cm" svg:y="9.705cm">
          <draw:text-box>
            <text:p><text:span text:style-name="T10">L6</text:span></text:p>
          </draw:text-box>
        </draw:frame>
        <draw:frame draw:style-name="gr26" draw:text-style-name="P19" draw:layer="layout" svg:width="5.588cm" svg:height="2.54cm" svg:x="1.952cm" svg:y="4.022cm">
          <draw:text-box>
            <text:p><text:span text:style-name="T9">Background noise</text:span></text:p>
          </draw:text-box>
        </draw:frame>
        <draw:line draw:name="Line 57_2" draw:style-name="gr33" draw:text-style-name="P20" draw:layer="layout" svg:x1="11.16cm" svg:y1="14.098cm" svg:x2="14.167cm" svg:y2="17.684cm">
          <text:p/>
        </draw:line>
        <draw:line draw:name="Line 58_2" draw:style-name="gr33" draw:text-style-name="P20" draw:layer="layout" svg:x1="11.16cm" svg:y1="14.099cm" svg:x2="16.04cm" svg:y2="13.446cm">
          <text:p/>
        </draw:line>
        <draw:line draw:name="Line 30_7" draw:style-name="gr34" draw:text-style-name="P20" draw:layer="layout" svg:x1="17.247cm" svg:y1="14.994cm" svg:x2="17.757cm" svg:y2="17.389cm">
          <text:p/>
        </draw:line>
        <draw:custom-shape draw:name="CustomShape 34_15" draw:style-name="gr35" draw:text-style-name="P21" draw:layer="layout" svg:width="0.508cm" svg:height="0.508cm" draw:transform="rotate (-1.5707963267949) translate (18.45cm 16.2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position="?f2 0" draw:handle-range-x-minimum="0"/>
          </draw:enhanced-geometry>
        </draw:custom-shape>
        <draw:custom-shape draw:name="CustomShape 38_2" draw:style-name="gr36" draw:text-style-name="P22" draw:layer="layout" svg:width="0.775cm" svg:height="0.542cm" svg:x="14.646cm" svg:y="18.419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position="?f25 ?f32" draw:handle-range-x-minimum="0"/>
            <draw:handle draw:handle-range-x-maximum="?f1" draw:handle-position="?f28 0" draw:handle-range-x-minimum="0"/>
            <draw:handle draw:handle-range-y-maximum="?f15" draw:handle-position="?f44 ?f32" draw:handle-range-y-minimum="0"/>
          </draw:enhanced-geometry>
        </draw:custom-shape>
        <draw:custom-shape draw:name="CustomShape 40_8" draw:style-name="gr37" draw:text-style-name="P23" draw:layer="layout" svg:width="0.87cm" svg:height="0.623cm" svg:x="16.702cm" svg:y="13.446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range-x-maximum="$1" draw:handle-position="?f25 ?f32" draw:handle-range-x-minimum="0"/>
            <draw:handle draw:handle-range-x-maximum="?f1" draw:handle-position="?f28 ?f43" draw:handle-range-x-minimum="0"/>
            <draw:handle draw:handle-range-y-maximum="?f15" draw:handle-position="?f44 ?f32" draw:handle-range-y-minimum="0"/>
          </draw:enhanced-geometry>
        </draw:custom-shape>
        <draw:line draw:name="Line 50_16" draw:style-name="gr38" draw:text-style-name="P20" draw:layer="layout" svg:x1="15.514cm" svg:y1="17.747cm" svg:x2="16.631cm" svg:y2="17.002cm">
          <text:p/>
        </draw:line>
        <draw:custom-shape draw:name="CustomShape 31_7" draw:style-name="gr39" draw:text-style-name="P20" draw:layer="layout" svg:width="3.284cm" svg:height="0.429cm" draw:transform="rotate (-1.5707963267949) translate (18.395cm 14.716cm)">
          <text:p/>
          <draw:enhanced-geometry draw:mirror-horizontal="true" draw:mirror-vertical="false" svg:viewBox="0 0 0 0" draw:text-areas="0 0 ?f4 ?f5" draw:type="ooxml-bentConnector4" draw:modifiers="-1435 29803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aximum="2147483647" draw:handle-position="?f0 ?f3" draw:handle-range-x-minimum="-2147483647"/>
            <draw:handle draw:handle-range-y-maximum="2147483647" draw:handle-position="?f1 ?f2" draw:handle-range-y-minimum="-2147483647"/>
          </draw:enhanced-geometry>
        </draw:custom-shape>
        <draw:custom-shape draw:name="CustomShape 35_2" draw:style-name="gr40" draw:text-style-name="P21" draw:layer="layout" svg:width="0.508cm" svg:height="0.395cm" draw:transform="rotate (-1.5707963267949) translate (15.935cm 17.76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position="?f2 0" draw:handle-range-x-minimum="0"/>
          </draw:enhanced-geometry>
        </draw:custom-shape>
        <draw:custom-shape draw:name="CustomShape 37_8" draw:style-name="gr41" draw:text-style-name="P21" draw:layer="layout" svg:width="0.773cm" svg:height="0.524cm" svg:x="17.526cm" svg:y="18.51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position="?f25 ?f32" draw:handle-range-x-minimum="0"/>
            <draw:handle draw:handle-range-x-maximum="?f1" draw:handle-position="?f28 0" draw:handle-range-x-minimum="0"/>
            <draw:handle draw:handle-range-y-maximum="?f15" draw:handle-position="?f44 ?f32" draw:handle-range-y-minimum="0"/>
          </draw:enhanced-geometry>
        </draw:custom-shape>
        <draw:custom-shape draw:name="CustomShape 39_7" draw:style-name="gr42" draw:text-style-name="P24" draw:layer="layout" svg:width="0.507cm" svg:height="0.604cm" svg:x="16.303cm" svg:y="15.89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range-y-maximum="?f2" draw:handle-position="?f32 ?f24" draw:handle-range-y-minimum="0"/>
            <draw:handle draw:handle-range-y-maximum="?f1" draw:handle-position="?f43 ?f28" draw:handle-range-y-minimum="0"/>
            <draw:handle draw:handle-range-x-maximum="?f15" draw:handle-position="?f32 ?f44" draw:handle-range-x-minimum="0"/>
          </draw:enhanced-geometry>
        </draw:custom-shape>
        <draw:line draw:name="Line 47_7" draw:style-name="gr43" draw:text-style-name="P20" draw:layer="layout" svg:x1="17.318cm" svg:y1="16.966cm" svg:x2="17.461cm" svg:y2="17.498cm">
          <text:p/>
        </draw:line>
        <draw:line draw:name="Line 49_2" draw:style-name="gr38" draw:text-style-name="P20" draw:layer="layout" svg:x1="16.556cm" svg:y1="14.716cm" svg:x2="15.032cm" svg:y2="17.485cm">
          <text:p/>
        </draw:line>
        <draw:line draw:name="Line 52_7" draw:style-name="gr44" draw:text-style-name="P20" draw:layer="layout" svg:x1="17.064cm" svg:y1="15.016cm" svg:x2="17.196cm" svg:y2="15.924cm">
          <text:p/>
        </draw:line>
        <draw:line draw:name="Line 54_7" draw:style-name="gr45" draw:text-style-name="P20" draw:layer="layout" svg:x1="17.515cm" svg:y1="15.07cm" svg:x2="17.732cm" svg:y2="16.185cm">
          <text:p/>
        </draw:line>
        <draw:custom-shape draw:style-name="gr46" draw:text-style-name="P14" draw:layer="layout" svg:width="0.99cm" svg:height="0.934cm" svg:x="14.524cm" svg:y="17.48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5" draw:layer="layout" svg:width="0.989cm" svg:height="0.934cm" svg:x="16.624cm" svg:y="14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6" draw:layer="layout" svg:width="0.896cm" svg:height="1.051cm" svg:x="14.618cm" svg:y="17.567cm">
          <draw:text-box>
            <text:p><text:span text:style-name="T11">P</text:span></text:p>
          </draw:text-box>
        </draw:frame>
        <draw:custom-shape draw:name="CustomShape 51_65" draw:style-name="gr49" draw:text-style-name="P22" draw:layer="layout" svg:width="0.229cm" svg:height="0.235cm" svg:x="17.032cm" svg:y="17.597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0" draw:text-style-name="P2" draw:layer="layout" svg:x1="15.514cm" svg:y1="17.747cm" svg:x2="17.087cm" svg:y2="17.764cm">
          <text:p/>
        </draw:line>
        <draw:custom-shape draw:name="CustomShape 51_66" draw:style-name="gr49" draw:text-style-name="P22" draw:layer="layout" svg:width="0.229cm" svg:height="0.235cm" svg:x="16.34cm" svg:y="14.626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1" draw:text-style-name="P2" draw:layer="layout" svg:x1="15.796cm" svg:y1="18.018cm" svg:x2="17.572cm" svg:y2="18.018cm">
          <text:p/>
        </draw:line>
        <draw:custom-shape draw:name="CustomShape 34_16" draw:style-name="gr40" draw:text-style-name="P21" draw:layer="layout" svg:width="0.386cm" svg:height="0.397cm" draw:transform="rotate (-1.5707963267949) translate (18.223cm 14.46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position="?f2 0" draw:handle-range-x-minimum="0"/>
          </draw:enhanced-geometry>
        </draw:custom-shape>
        <draw:line draw:style-name="gr51" draw:text-style-name="P2" draw:layer="layout" svg:x1="17.942cm" svg:y1="16.494cm" svg:x2="19.271cm" svg:y2="16.494cm">
          <text:p/>
        </draw:line>
        <draw:custom-shape draw:style-name="gr52" draw:text-style-name="P27" draw:layer="layout" svg:width="0.99cm" svg:height="0.934cm" svg:x="16.841cm" svg:y="16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_17" draw:style-name="gr45" draw:text-style-name="P20" draw:layer="layout" svg:x1="15.478cm" svg:y1="17.383cm" svg:x2="16.841cm" svg:y2="16.494cm">
          <text:p/>
        </draw:line>
        <draw:custom-shape draw:name="CustomShape 51_67" draw:style-name="gr49" draw:text-style-name="P22" draw:layer="layout" svg:width="0.229cm" svg:height="0.235cm" svg:x="16.525cm" svg:y="16.773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68" draw:style-name="gr53" draw:text-style-name="P28" draw:layer="layout" svg:width="0.229cm" svg:height="0.235cm" svg:x="15.326cm" svg:y="17.25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69" draw:style-name="gr53" draw:text-style-name="P28" draw:layer="layout" svg:width="0.229cm" svg:height="0.235cm" svg:x="17.329cm" svg:y="14.877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70" draw:style-name="gr54" draw:text-style-name="P29" draw:layer="layout" svg:width="0.229cm" svg:height="0.235cm" svg:x="17.034cm" svg:y="15.696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71" draw:style-name="gr54" draw:text-style-name="P29" draw:layer="layout" svg:width="0.229cm" svg:height="0.235cm" svg:x="17.542cm" svg:y="17.201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72" draw:style-name="gr53" draw:text-style-name="P28" draw:layer="layout" svg:width="0.229cm" svg:height="0.235cm" svg:x="17.288cm" svg:y="17.334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73" draw:style-name="gr54" draw:text-style-name="P29" draw:layer="layout" svg:width="0.229cm" svg:height="0.235cm" svg:x="15.097cm" svg:y="17.123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5" draw:text-style-name="P2" draw:layer="layout" svg:x1="16.81cm" svg:y1="14.916cm" svg:x2="15.286cm" svg:y2="17.256cm">
          <text:p/>
        </draw:line>
        <draw:custom-shape draw:style-name="gr56" draw:text-style-name="P5" draw:layer="layout" svg:width="1.258cm" svg:height="1.14cm" svg:x="17.375cm" svg:y="17.2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30" draw:layer="layout" svg:width="0.896cm" svg:height="1.051cm" svg:x="17.554cm" svg:y="17.624cm">
          <draw:text-box>
            <text:p><text:span text:style-name="T12">E</text:span></text:p>
          </draw:text-box>
        </draw:frame>
        <draw:frame draw:style-name="gr48" draw:text-style-name="P31" draw:layer="layout" svg:width="0.896cm" svg:height="1.051cm" svg:x="16.624cm" svg:y="14.208cm">
          <draw:text-box>
            <text:p><text:span text:style-name="T13">V</text:span></text:p>
          </draw:text-box>
        </draw:frame>
        <draw:frame draw:style-name="gr48" draw:text-style-name="P7" draw:layer="layout" svg:width="0.896cm" svg:height="1.051cm" svg:x="16.861cm" svg:y="16.043cm">
          <draw:text-box>
            <text:p><text:span text:style-name="T14">S</text:span></text:p>
          </draw:text-box>
        </draw:frame>
        <draw:custom-shape draw:style-name="gr57" draw:text-style-name="P32" draw:layer="layout" svg:width="0.762cm" svg:height="0.762cm" svg:x="3.335cm" svg:y="16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0.508cm" svg:height="0.508cm" svg:x="2.827cm" svg:y="16.2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34" draw:layer="layout" svg:width="0.508cm" svg:height="0.508cm" svg:x="3.081cm" svg:y="16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35" draw:layer="layout" svg:width="0.508cm" svg:height="0.508cm" svg:x="3.335cm" svg:y="15.7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2" draw:layer="layout" svg:x1="2.319cm" svg:y1="15.995cm" svg:x2="3.335cm" svg:y2="15.995cm">
          <text:p/>
        </draw:line>
        <draw:line draw:style-name="gr61" draw:text-style-name="P2" draw:layer="layout" svg:x1="1.811cm" svg:y1="16.503cm" svg:x2="2.827cm" svg:y2="16.503cm">
          <text:p/>
        </draw:line>
        <draw:line draw:style-name="gr61" draw:text-style-name="P2" draw:layer="layout" svg:x1="1.94cm" svg:y1="17.064cm" svg:x2="3.081cm" svg:y2="17.095cm">
          <text:p/>
        </draw:line>
        <draw:frame draw:style-name="gr62" draw:text-style-name="P36" draw:layer="layout" svg:width="1.778cm" svg:height="0.683cm" svg:x="3.081cm" svg:y="15.233cm">
          <draw:text-box>
            <text:p><text:span text:style-name="T15">GABA</text:span></text:p>
          </draw:text-box>
        </draw:frame>
        <draw:frame draw:style-name="gr63" draw:text-style-name="P31" draw:layer="layout" svg:width="1.645cm" svg:height="0.684cm" svg:x="1.557cm" svg:y="16.503cm">
          <draw:text-box>
            <text:p><text:span text:style-name="T16">AMPA</text:span></text:p>
          </draw:text-box>
        </draw:frame>
        <draw:custom-shape draw:style-name="gr58" draw:text-style-name="P33" draw:layer="layout" svg:width="0.508cm" svg:height="0.508cm" svg:x="2.827cm" svg:y="16.2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34" draw:layer="layout" svg:width="0.508cm" svg:height="0.508cm" svg:x="3.081cm" svg:y="16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37" draw:layer="layout" svg:width="0.508cm" svg:height="0.508cm" svg:x="3.335cm" svg:y="15.7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2" draw:layer="layout" svg:x1="2.319cm" svg:y1="15.995cm" svg:x2="3.335cm" svg:y2="15.995cm">
          <text:p/>
        </draw:line>
        <draw:line draw:style-name="gr61" draw:text-style-name="P2" draw:layer="layout" svg:x1="1.811cm" svg:y1="16.503cm" svg:x2="2.827cm" svg:y2="16.503cm">
          <text:p/>
        </draw:line>
        <draw:line draw:style-name="gr61" draw:text-style-name="P2" draw:layer="layout" svg:x1="1.94cm" svg:y1="17.095cm" svg:x2="3.081cm" svg:y2="17.095cm">
          <text:p/>
        </draw:line>
        <draw:frame draw:style-name="gr6" draw:text-style-name="P38" draw:layer="layout" svg:width="2.267cm" svg:height="0.963cm" svg:x="1.94cm" svg:y="17.055cm">
          <draw:text-box>
            <text:p><text:span text:style-name="T17">NMDA</text:span></text:p>
          </draw:text-box>
        </draw:frame>
        <draw:frame draw:style-name="gr62" draw:text-style-name="P39" draw:layer="layout" svg:width="1.778cm" svg:height="0.683cm" svg:x="3.081cm" svg:y="15.233cm">
          <draw:text-box>
            <text:p><text:span text:style-name="T18">GABA</text:span></text:p>
          </draw:text-box>
        </draw:frame>
        <draw:frame draw:style-name="gr65" draw:text-style-name="P40" draw:layer="layout" svg:width="6.879cm" svg:height="1.306cm" svg:x="4.429cm" svg:y="14.807cm">
          <draw:image xlink:href="Pictures/10000001000001B0000000521E39BECB6C37F1D8.png" xlink:type="simple" xlink:show="embed" xlink:actuate="onLoad" draw:mime-type="image/png">
            <text:p/>
          </draw:image>
        </draw:frame>
        <draw:frame draw:style-name="gr65" draw:text-style-name="P40" draw:layer="layout" svg:width="8.382cm" svg:height="0.717cm" svg:x="4.429cm" svg:y="16.539cm">
          <draw:image xlink:href="Pictures/10000001000002D40000003E351238ABD3EBA30E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1" draw:text-style-name="P1" xml:id="id22" draw:id="id22" draw:layer="layout" svg:width="5.334cm" svg:height="7.494cm" svg:x="1.409cm" svg:y="2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409cm" svg:y1="7.738cm" svg:x2="6.616cm" svg:y2="7.739cm">
          <text:p/>
        </draw:line>
        <draw:line draw:style-name="gr2" draw:text-style-name="P2" draw:layer="layout" svg:x1="1.483cm" svg:y1="5.834cm" svg:x2="6.817cm" svg:y2="5.834cm">
          <text:p/>
        </draw:line>
        <draw:line draw:style-name="gr2" draw:text-style-name="P2" draw:layer="layout" svg:x1="1.349cm" svg:y1="3.929cm" svg:x2="6.683cm" svg:y2="3.929cm">
          <text:p/>
        </draw:line>
        <draw:custom-shape draw:style-name="gr3" draw:text-style-name="P4" xml:id="id25" draw:id="id25" draw:layer="layout" svg:width="1.571cm" svg:height="1.594cm" svg:x="3.06cm" svg:y="2.081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23" draw:id="id23" draw:layer="layout" svg:width="1.571cm" svg:height="1.594cm" svg:x="3.067cm" svg:y="4.0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20" draw:id="id20" draw:layer="layout" svg:width="1.571cm" svg:height="1.594cm" svg:x="3.046cm" svg:y="5.8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24" draw:id="id24" draw:layer="layout" svg:width="1.571cm" svg:height="1.594cm" svg:x="3.013cm" svg:y="7.73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xml:id="id21" draw:id="id21" draw:layer="layout" svg:width="1.383cm" svg:height="0.963cm" svg:x="3.455cm" svg:y="4.617cm">
          <draw:text-box>
            <text:p>4</text:p>
          </draw:text-box>
        </draw:frame>
        <draw:frame draw:style-name="gr6" draw:text-style-name="P7" xml:id="id26" draw:id="id26" draw:layer="layout" svg:width="0.853cm" svg:height="0.963cm" svg:x="3.35cm" svg:y="6.522cm">
          <draw:text-box>
            <text:p>5</text:p>
          </draw:text-box>
        </draw:frame>
        <draw:frame draw:style-name="gr6" draw:text-style-name="P7" xml:id="id27" draw:id="id27" draw:layer="layout" svg:width="0.853cm" svg:height="0.963cm" svg:x="3.35cm" svg:y="8.374cm">
          <draw:text-box>
            <text:p>6</text:p>
          </draw:text-box>
        </draw:frame>
        <draw:custom-shape draw:style-name="gr1" draw:text-style-name="P1" draw:layer="layout" svg:width="5.334cm" svg:height="7.494cm" svg:x="1.282cm" svg:y="19.67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82cm" svg:y1="25.392cm" svg:x2="6.616cm" svg:y2="25.392cm">
          <text:p/>
        </draw:line>
        <draw:line draw:style-name="gr2" draw:text-style-name="P2" draw:layer="layout" svg:x1="1.282cm" svg:y1="23.487cm" svg:x2="6.616cm" svg:y2="23.487cm">
          <text:p/>
        </draw:line>
        <draw:line draw:style-name="gr2" draw:text-style-name="P2" draw:layer="layout" svg:x1="1.282cm" svg:y1="21.582cm" svg:x2="6.616cm" svg:y2="21.582cm">
          <text:p/>
        </draw:line>
        <draw:custom-shape draw:style-name="gr3" draw:text-style-name="P4" xml:id="id31" draw:id="id31" draw:layer="layout" svg:width="1.571cm" svg:height="1.594cm" svg:x="3.06cm" svg:y="19.734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3.067cm" svg:y="21.7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29" draw:id="id29" draw:layer="layout" svg:width="1.571cm" svg:height="1.594cm" svg:x="3.046cm" svg:y="23.5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30" draw:id="id30" draw:layer="layout" svg:width="1.571cm" svg:height="1.594cm" svg:x="3.013cm" svg:y="25.39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2" draw:text-style-name="P7" xml:id="id28" draw:id="id28" draw:layer="layout" svg:width="1.383cm" svg:height="0.962cm" svg:x="3.427cm" svg:y="22.39cm">
          <draw:text-box>
            <text:p>4</text:p>
          </draw:text-box>
        </draw:frame>
        <draw:frame draw:style-name="gr92" draw:text-style-name="P7" draw:layer="layout" svg:width="0.853cm" svg:height="0.962cm" svg:x="3.449cm" svg:y="24.114cm">
          <draw:text-box>
            <text:p>5</text:p>
          </draw:text-box>
        </draw:frame>
        <draw:frame draw:style-name="gr6" draw:text-style-name="P7" draw:layer="layout" svg:width="0.853cm" svg:height="0.963cm" svg:x="3.35cm" svg:y="26.027cm">
          <draw:text-box>
            <text:p>6</text:p>
          </draw:text-box>
        </draw:frame>
        <draw:custom-shape draw:style-name="gr1" draw:text-style-name="P1" draw:layer="layout" svg:width="5.334cm" svg:height="7.494cm" svg:x="1.282cm" svg:y="11.03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82cm" svg:y1="16.755cm" svg:x2="6.616cm" svg:y2="16.755cm">
          <text:p/>
        </draw:line>
        <draw:line draw:style-name="gr2" draw:text-style-name="P2" draw:layer="layout" svg:x1="1.282cm" svg:y1="14.85cm" svg:x2="6.616cm" svg:y2="14.85cm">
          <text:p/>
        </draw:line>
        <draw:line draw:style-name="gr2" draw:text-style-name="P2" draw:layer="layout" svg:x1="1.282cm" svg:y1="12.945cm" svg:x2="6.616cm" svg:y2="12.945cm">
          <text:p/>
        </draw:line>
        <draw:custom-shape draw:style-name="gr3" draw:text-style-name="P4" xml:id="id32" draw:id="id32" draw:layer="layout" svg:width="1.571cm" svg:height="1.594cm" svg:x="3.06cm" svg:y="11.097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3.067cm" svg:y="13.0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33" draw:id="id33" draw:layer="layout" svg:width="1.571cm" svg:height="1.594cm" svg:x="3.046cm" svg:y="14.9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35" draw:id="id35" draw:layer="layout" svg:width="1.571cm" svg:height="1.594cm" svg:x="3.013cm" svg:y="16.7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1.383cm" svg:height="0.963cm" svg:x="3.413cm" svg:y="13.626cm">
          <draw:text-box>
            <text:p>4</text:p>
          </draw:text-box>
        </draw:frame>
        <draw:frame draw:style-name="gr6" draw:text-style-name="P7" xml:id="id34" draw:id="id34" draw:layer="layout" svg:width="0.853cm" svg:height="0.963cm" svg:x="3.417cm" svg:y="15.505cm">
          <draw:text-box>
            <text:p>5</text:p>
          </draw:text-box>
        </draw:frame>
        <draw:frame draw:style-name="gr6" draw:text-style-name="P7" xml:id="id36" draw:id="id36" draw:layer="layout" svg:width="0.853cm" svg:height="0.963cm" svg:x="3.413cm" svg:y="17.309cm">
          <draw:text-box>
            <text:p>6</text:p>
          </draw:text-box>
        </draw:frame>
        <draw:connector draw:style-name="gr93" draw:text-style-name="P2" draw:layer="layout" draw:type="curve" svg:x1="4.617cm" svg:y1="7.485cm" svg:x2="4.838cm" svg:y2="5.098cm" draw:start-shape="id20" draw:start-glue-point="8" draw:end-shape="id21" svg:d="M4617 7485c1081 0 971-2387 221-2387" svg:viewBox="0 0 799 2388">
          <text:p/>
        </draw:connector>
        <draw:connector draw:style-name="gr94" draw:text-style-name="P2" draw:layer="layout" draw:type="curve" svg:x1="6.743cm" svg:y1="5.769cm" svg:x2="6.743cm" svg:y2="5.769cm" draw:start-shape="id22" draw:end-shape="id22" svg:d="M6743 5769z" svg:viewBox="0 0 1 1">
          <text:p/>
        </draw:connector>
        <draw:connector draw:style-name="gr93" draw:text-style-name="P2" draw:layer="layout" draw:type="curve" svg:x1="4.638cm" svg:y1="5.65cm" svg:x2="4.584cm" svg:y2="9.333cm" draw:start-shape="id23" draw:start-glue-point="8" draw:end-shape="id24" draw:end-glue-point="8" svg:d="M4638 5650c790 0 817 3683-54 3683" svg:viewBox="0 0 651 3684">
          <text:p/>
        </draw:connector>
        <draw:connector draw:style-name="gr93" draw:text-style-name="P2" draw:layer="layout" draw:type="curve" svg:x1="4.631cm" svg:y1="2.878cm" svg:x2="4.838cm" svg:y2="5.098cm" draw:start-shape="id25" draw:start-glue-point="1" draw:end-shape="id21" svg:d="M4631 2878c1060 0 957 2220 207 2220" svg:viewBox="0 0 784 2221">
          <text:p/>
        </draw:connector>
        <draw:connector draw:style-name="gr95" draw:text-style-name="P48" draw:layer="layout" draw:type="curve" svg:x1="3.35cm" svg:y1="7.003cm" svg:x2="3.35cm" svg:y2="8.855cm" draw:start-shape="id26" draw:end-shape="id27" draw:end-glue-point="3" svg:d="M3350 7003c-750 0-750 1852 0 1852" svg:viewBox="0 0 563 1853">
          <text:p/>
        </draw:connector>
        <draw:connector draw:style-name="gr95" draw:text-style-name="P48" draw:layer="layout" draw:type="curve" svg:x1="3.453cm" svg:y1="2.878cm" svg:x2="3.046cm" svg:y2="6.688cm" draw:start-shape="id25" draw:start-glue-point="5" draw:end-shape="id20" draw:end-glue-point="3" svg:d="M3453 2878c-1402 0-1199 3810-407 3810" svg:viewBox="0 0 1029 3811">
          <text:p/>
        </draw:connector>
        <draw:connector draw:style-name="gr94" draw:text-style-name="P2" draw:layer="layout" draw:type="curve" svg:x1="6.743cm" svg:y1="5.769cm" svg:x2="6.743cm" svg:y2="5.769cm" draw:start-shape="id22" draw:end-shape="id22" svg:d="M6743 5769z" svg:viewBox="0 0 1 1">
          <text:p/>
        </draw:connector>
        <draw:connector draw:style-name="gr95" draw:text-style-name="P48" draw:layer="layout" draw:type="curve" draw:line-skew="-0.546cm" svg:x1="3.06cm" svg:y1="2.878cm" svg:x2="3.013cm" svg:y2="9.333cm" draw:start-shape="id25" draw:start-glue-point="3" draw:end-shape="id24" draw:end-glue-point="6" svg:d="M3060 2878c-1681 0-1658 6455-47 6455" svg:viewBox="0 0 1259 6456">
          <text:p/>
        </draw:connector>
        <draw:connector draw:style-name="gr95" draw:text-style-name="P48" draw:layer="layout" draw:type="curve" svg:x1="2.86cm" svg:y1="16.046cm" svg:x2="2.86cm" svg:y2="17.898cm" svg:d="M2860 16046c-750 0-750 1852 0 1852" svg:viewBox="0 0 563 1853">
          <text:p/>
        </draw:connector>
        <draw:connector draw:style-name="gr95" draw:text-style-name="P48" draw:layer="layout" draw:type="curve" svg:x1="3.199cm" svg:y1="11.929cm" svg:x2="2.792cm" svg:y2="15.739cm" svg:d="M3199 11929c-1402 0-1199 3810-407 3810" svg:viewBox="0 0 1029 3811">
          <text:p/>
        </draw:connector>
        <draw:connector draw:style-name="gr95" draw:text-style-name="P48" draw:layer="layout" draw:type="curve" draw:line-skew="-0.546cm" svg:x1="2.806cm" svg:y1="11.802cm" svg:x2="2.759cm" svg:y2="18.257cm" svg:d="M2806 11802c-1681 0-1658 6455-47 6455" svg:viewBox="0 0 1259 6456">
          <text:p/>
        </draw:connector>
        <draw:connector draw:style-name="gr28" draw:text-style-name="P2" draw:layer="layout" draw:type="curve" draw:line-skew="0.183cm" svg:x1="4.81cm" svg:y1="22.871cm" svg:x2="4.617cm" svg:y2="25.138cm" draw:start-shape="id28" draw:start-glue-point="1" draw:end-shape="id29" draw:end-glue-point="8" svg:d="M4810 22871c1024 0 1121 2267-193 2267" svg:viewBox="0 0 975 2268">
          <text:p/>
        </draw:connector>
        <draw:connector draw:style-name="gr28" draw:text-style-name="P2" draw:layer="layout" draw:type="curve" svg:x1="4.81cm" svg:y1="22.871cm" svg:x2="4.584cm" svg:y2="26.986cm" draw:start-shape="id28" draw:end-shape="id30" draw:end-glue-point="8" svg:d="M4810 22871c750 0 863 4115-226 4115" svg:viewBox="0 0 804 4116">
          <text:p/>
        </draw:connector>
        <draw:connector draw:style-name="gr28" draw:text-style-name="P2" draw:layer="layout" draw:type="curve" svg:x1="4.81cm" svg:y1="22.871cm" svg:x2="4.631cm" svg:y2="20.531cm" draw:start-shape="id28" draw:start-glue-point="1" draw:end-shape="id31" draw:end-glue-point="1" svg:d="M4810 22871c750 0 839-2340-179-2340" svg:viewBox="0 0 754 2341">
          <text:p/>
        </draw:connector>
        <draw:connector draw:style-name="gr29" draw:text-style-name="P2" draw:layer="layout" draw:type="curve" svg:x1="4.81cm" svg:y1="22.871cm" svg:x2="4.81cm" svg:y2="22.871cm" draw:start-shape="id28" draw:end-shape="id28" draw:end-glue-point="1" svg:d="M4810 22871z" svg:viewBox="0 0 1 1">
          <text:p/>
        </draw:connector>
        <draw:connector draw:style-name="gr61" draw:text-style-name="P2" draw:layer="layout" draw:type="curve" svg:x1="3.846cm" svg:y1="2.081cm" svg:x2="4.239cm" svg:y2="2.878cm" draw:start-shape="id25" draw:start-glue-point="4" draw:end-shape="id25" draw:end-glue-point="9" svg:d="M3846 2081c0-790 656-659 1099-262s672 1059-706 1059" svg:viewBox="0 0 1442 1375">
          <text:p/>
        </draw:connector>
        <draw:connector draw:style-name="gr61" draw:text-style-name="P2" draw:layer="layout" draw:type="curve" draw:line-skew="0.462cm" svg:x1="3.799cm" svg:y1="7.739cm" svg:x2="4.203cm" svg:y2="8.855cm" draw:start-shape="id24" draw:start-glue-point="4" draw:end-shape="id27" draw:end-glue-point="1" svg:d="M3799 7739c0-97 656-81 1098 222s668 894-694 894" svg:viewBox="0 0 1440 1170">
          <text:p/>
        </draw:connector>
        <draw:connector draw:style-name="gr61" draw:text-style-name="P2" draw:layer="layout" draw:type="curve" draw:line-skew="0.532cm" svg:x1="3.832cm" svg:y1="5.891cm" svg:x2="4.203cm" svg:y2="7.003cm" draw:start-shape="id20" draw:start-glue-point="4" draw:end-shape="id26" draw:end-glue-point="1" svg:d="M3832 5891c0 7 656 6 1102 282s680 830-731 830" svg:viewBox="0 0 1447 1113">
          <text:p/>
        </draw:connector>
        <draw:connector draw:style-name="gr61" draw:text-style-name="P2" draw:layer="layout" draw:type="curve" svg:x1="3.877cm" svg:y1="4.013cm" svg:x2="4.27cm" svg:y2="4.81cm" svg:d="M3877 4013c0-790 656-659 1099-262s672 1059-706 1059" svg:viewBox="0 0 1442 1375">
          <text:p/>
        </draw:connector>
        <draw:connector draw:style-name="gr61" draw:text-style-name="P2" draw:layer="layout" draw:type="curve" svg:x1="3.846cm" svg:y1="11.097cm" svg:x2="4.239cm" svg:y2="11.894cm" draw:start-shape="id32" draw:start-glue-point="4" draw:end-shape="id32" draw:end-glue-point="9" svg:d="M3846 11097c0-790 656-659 1099-262s672 1059-706 1059" svg:viewBox="0 0 1442 1375">
          <text:p/>
        </draw:connector>
        <draw:connector draw:style-name="gr61" draw:text-style-name="P2" draw:layer="layout" draw:type="curve" draw:line-skew="0.406cm" svg:x1="3.832cm" svg:y1="14.907cm" svg:x2="4.27cm" svg:y2="15.986cm" draw:start-shape="id33" draw:start-glue-point="4" draw:end-shape="id34" draw:end-glue-point="1" svg:d="M3832 14907c0-181 657-151 1094 164s655 915-656 915" svg:viewBox="0 0 1433 1191">
          <text:p/>
        </draw:connector>
        <draw:connector draw:style-name="gr61" draw:text-style-name="P2" draw:layer="layout" draw:type="curve" draw:line-skew="0.463cm" svg:x1="3.799cm" svg:y1="16.755cm" svg:x2="4.266cm" svg:y2="17.79cm" draw:start-shape="id35" draw:start-glue-point="4" draw:end-shape="id36" draw:end-glue-point="1" svg:d="M3799 16755c0-96 656-81 1090 202s644 833-623 833" svg:viewBox="0 0 1427 1089">
          <text:p/>
        </draw:connector>
        <draw:connector draw:style-name="gr61" draw:text-style-name="P2" draw:layer="layout" draw:type="curve" draw:line-skew="0.406cm" svg:x1="3.921cm" svg:y1="21.638cm" svg:x2="4.359cm" svg:y2="22.717cm" svg:d="M3921 21638c0-181 657-151 1094 164s655 915-656 915" svg:viewBox="0 0 1433 1191">
          <text:p/>
        </draw:connector>
      </draw:page>
      <draw:page draw:name="page7" draw:style-name="dp1" draw:master-page-name="Default">
        <draw:custom-shape draw:style-name="gr96" draw:text-style-name="P1" xml:id="id39" draw:id="id39" draw:layer="layout" svg:width="5.334cm" svg:height="7.494cm" svg:x="1.409cm" svg:y="2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409cm" svg:y1="7.738cm" svg:x2="6.616cm" svg:y2="7.739cm">
          <text:p/>
        </draw:line>
        <draw:line draw:style-name="gr2" draw:text-style-name="P2" draw:layer="layout" svg:x1="1.483cm" svg:y1="5.834cm" svg:x2="6.817cm" svg:y2="5.834cm">
          <text:p/>
        </draw:line>
        <draw:line draw:style-name="gr2" draw:text-style-name="P2" draw:layer="layout" svg:x1="1.349cm" svg:y1="3.929cm" svg:x2="6.683cm" svg:y2="3.929cm">
          <text:p/>
        </draw:line>
        <draw:custom-shape draw:style-name="gr3" draw:text-style-name="P4" xml:id="id42" draw:id="id42" draw:layer="layout" svg:width="1.571cm" svg:height="1.594cm" svg:x="3.06cm" svg:y="2.081cm">
          <text:p text:style-name="P3"><text:span text:style-name="T1">2/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40" draw:id="id40" draw:layer="layout" svg:width="1.571cm" svg:height="1.594cm" svg:x="3.067cm" svg:y="4.05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37" draw:id="id37" draw:layer="layout" svg:width="1.571cm" svg:height="1.594cm" svg:x="3.046cm" svg:y="5.89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41" draw:id="id41" draw:layer="layout" svg:width="1.571cm" svg:height="1.594cm" svg:x="3.013cm" svg:y="7.73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xml:id="id38" draw:id="id38" draw:layer="layout" svg:width="1.383cm" svg:height="0.963cm" svg:x="3.455cm" svg:y="4.617cm">
          <draw:text-box>
            <text:p>4</text:p>
          </draw:text-box>
        </draw:frame>
        <draw:frame draw:style-name="gr6" draw:text-style-name="P7" xml:id="id43" draw:id="id43" draw:layer="layout" svg:width="0.853cm" svg:height="0.963cm" svg:x="3.35cm" svg:y="6.522cm">
          <draw:text-box>
            <text:p>5</text:p>
          </draw:text-box>
        </draw:frame>
        <draw:frame draw:style-name="gr6" draw:text-style-name="P7" xml:id="id44" draw:id="id44" draw:layer="layout" svg:width="0.853cm" svg:height="0.963cm" svg:x="3.35cm" svg:y="8.374cm">
          <draw:text-box>
            <text:p>6</text:p>
          </draw:text-box>
        </draw:frame>
        <draw:custom-shape draw:style-name="gr1" draw:text-style-name="P1" draw:layer="layout" svg:width="5.334cm" svg:height="7.494cm" svg:x="14.462cm" svg:y="2.0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462cm" svg:y1="7.731cm" svg:x2="19.796cm" svg:y2="7.731cm">
          <text:p/>
        </draw:line>
        <draw:line draw:style-name="gr2" draw:text-style-name="P2" draw:layer="layout" svg:x1="14.462cm" svg:y1="5.826cm" svg:x2="19.796cm" svg:y2="5.826cm">
          <text:p/>
        </draw:line>
        <draw:line draw:style-name="gr2" draw:text-style-name="P2" draw:layer="layout" svg:x1="14.462cm" svg:y1="3.921cm" svg:x2="19.796cm" svg:y2="3.921cm">
          <text:p/>
        </draw:line>
        <draw:custom-shape draw:style-name="gr3" draw:text-style-name="P4" xml:id="id48" draw:id="id48" draw:layer="layout" svg:width="1.571cm" svg:height="1.594cm" svg:x="16.24cm" svg:y="2.073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16.247cm" svg:y="4.0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46" draw:id="id46" draw:layer="layout" svg:width="1.571cm" svg:height="1.594cm" svg:x="16.226cm" svg:y="5.8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47" draw:id="id47" draw:layer="layout" svg:width="1.571cm" svg:height="1.594cm" svg:x="16.193cm" svg:y="7.7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2" draw:text-style-name="P7" xml:id="id45" draw:id="id45" draw:layer="layout" svg:width="1.383cm" svg:height="0.962cm" svg:x="16.607cm" svg:y="4.729cm">
          <draw:text-box>
            <text:p>4</text:p>
          </draw:text-box>
        </draw:frame>
        <draw:frame draw:style-name="gr92" draw:text-style-name="P7" draw:layer="layout" svg:width="0.853cm" svg:height="0.962cm" svg:x="16.629cm" svg:y="6.453cm">
          <draw:text-box>
            <text:p>5</text:p>
          </draw:text-box>
        </draw:frame>
        <draw:frame draw:style-name="gr6" draw:text-style-name="P7" draw:layer="layout" svg:width="0.853cm" svg:height="0.963cm" svg:x="16.53cm" svg:y="8.366cm">
          <draw:text-box>
            <text:p>6</text:p>
          </draw:text-box>
        </draw:frame>
        <draw:custom-shape draw:style-name="gr1" draw:text-style-name="P1" draw:layer="layout" svg:width="5.334cm" svg:height="7.494cm" svg:x="8.112cm" svg:y="2.0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12cm" svg:y1="7.743cm" svg:x2="13.446cm" svg:y2="7.743cm">
          <text:p/>
        </draw:line>
        <draw:line draw:style-name="gr2" draw:text-style-name="P2" draw:layer="layout" svg:x1="8.112cm" svg:y1="5.838cm" svg:x2="13.446cm" svg:y2="5.838cm">
          <text:p/>
        </draw:line>
        <draw:line draw:style-name="gr2" draw:text-style-name="P2" draw:layer="layout" svg:x1="8.112cm" svg:y1="3.933cm" svg:x2="13.446cm" svg:y2="3.933cm">
          <text:p/>
        </draw:line>
        <draw:custom-shape draw:style-name="gr3" draw:text-style-name="P4" xml:id="id49" draw:id="id49" draw:layer="layout" svg:width="1.571cm" svg:height="1.594cm" svg:x="9.89cm" svg:y="2.085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9.897cm" svg:y="4.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50" draw:id="id50" draw:layer="layout" svg:width="1.571cm" svg:height="1.594cm" svg:x="9.876cm" svg:y="5.8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52" draw:id="id52" draw:layer="layout" svg:width="1.571cm" svg:height="1.594cm" svg:x="9.843cm" svg:y="7.7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1.383cm" svg:height="0.963cm" svg:x="10.243cm" svg:y="4.614cm">
          <draw:text-box>
            <text:p>4</text:p>
          </draw:text-box>
        </draw:frame>
        <draw:frame draw:style-name="gr6" draw:text-style-name="P7" xml:id="id51" draw:id="id51" draw:layer="layout" svg:width="0.853cm" svg:height="0.963cm" svg:x="10.247cm" svg:y="6.493cm">
          <draw:text-box>
            <text:p>5</text:p>
          </draw:text-box>
        </draw:frame>
        <draw:frame draw:style-name="gr6" draw:text-style-name="P7" xml:id="id53" draw:id="id53" draw:layer="layout" svg:width="0.853cm" svg:height="0.963cm" svg:x="10.243cm" svg:y="8.297cm">
          <draw:text-box>
            <text:p>6</text:p>
          </draw:text-box>
        </draw:frame>
        <draw:connector draw:style-name="gr93" draw:text-style-name="P2" draw:layer="layout" draw:type="curve" svg:x1="4.617cm" svg:y1="7.485cm" svg:x2="4.838cm" svg:y2="5.098cm" draw:start-shape="id37" draw:start-glue-point="8" draw:end-shape="id38" svg:d="M4617 7485c1081 0 971-2387 221-2387" svg:viewBox="0 0 799 2388">
          <text:p/>
        </draw:connector>
        <draw:connector draw:style-name="gr94" draw:text-style-name="P2" draw:layer="layout" draw:type="curve" svg:x1="6.743cm" svg:y1="5.769cm" svg:x2="6.743cm" svg:y2="5.769cm" draw:start-shape="id39" draw:end-shape="id39" svg:d="M6743 5769z" svg:viewBox="0 0 1 1">
          <text:p/>
        </draw:connector>
        <draw:connector draw:style-name="gr93" draw:text-style-name="P2" draw:layer="layout" draw:type="curve" svg:x1="4.638cm" svg:y1="5.65cm" svg:x2="4.584cm" svg:y2="9.333cm" draw:start-shape="id40" draw:start-glue-point="8" draw:end-shape="id41" draw:end-glue-point="8" svg:d="M4638 5650c790 0 817 3683-54 3683" svg:viewBox="0 0 651 3684">
          <text:p/>
        </draw:connector>
        <draw:connector draw:style-name="gr93" draw:text-style-name="P2" draw:layer="layout" draw:type="curve" svg:x1="4.631cm" svg:y1="2.878cm" svg:x2="4.838cm" svg:y2="5.098cm" draw:start-shape="id42" draw:start-glue-point="1" draw:end-shape="id38" svg:d="M4631 2878c1060 0 957 2220 207 2220" svg:viewBox="0 0 784 2221">
          <text:p/>
        </draw:connector>
        <draw:connector draw:style-name="gr95" draw:text-style-name="P48" draw:layer="layout" draw:type="curve" svg:x1="3.35cm" svg:y1="7.003cm" svg:x2="3.35cm" svg:y2="8.855cm" draw:start-shape="id43" draw:end-shape="id44" draw:end-glue-point="3" svg:d="M3350 7003c-750 0-750 1852 0 1852" svg:viewBox="0 0 563 1853">
          <text:p/>
        </draw:connector>
        <draw:connector draw:style-name="gr95" draw:text-style-name="P48" draw:layer="layout" draw:type="curve" svg:x1="3.453cm" svg:y1="2.878cm" svg:x2="3.046cm" svg:y2="6.688cm" draw:start-shape="id42" draw:start-glue-point="5" draw:end-shape="id37" draw:end-glue-point="3" svg:d="M3453 2878c-1402 0-1199 3810-407 3810" svg:viewBox="0 0 1029 3811">
          <text:p/>
        </draw:connector>
        <draw:connector draw:style-name="gr94" draw:text-style-name="P2" draw:layer="layout" draw:type="curve" svg:x1="6.743cm" svg:y1="5.769cm" svg:x2="6.743cm" svg:y2="5.769cm" draw:start-shape="id39" draw:end-shape="id39" svg:d="M6743 5769z" svg:viewBox="0 0 1 1">
          <text:p/>
        </draw:connector>
        <draw:connector draw:style-name="gr95" draw:text-style-name="P48" draw:layer="layout" draw:type="curve" draw:line-skew="-0.546cm" svg:x1="3.06cm" svg:y1="2.878cm" svg:x2="3.013cm" svg:y2="9.333cm" draw:start-shape="id42" draw:start-glue-point="3" draw:end-shape="id41" draw:end-glue-point="6" svg:d="M3060 2878c-1681 0-1658 6455-47 6455" svg:viewBox="0 0 1259 6456">
          <text:p/>
        </draw:connector>
        <draw:connector draw:style-name="gr95" draw:text-style-name="P48" draw:layer="layout" draw:type="curve" svg:x1="9.69cm" svg:y1="7.034cm" svg:x2="9.69cm" svg:y2="8.886cm" svg:d="M9690 7034c-750 0-750 1852 0 1852" svg:viewBox="0 0 563 1853">
          <text:p/>
        </draw:connector>
        <draw:connector draw:style-name="gr95" draw:text-style-name="P48" draw:layer="layout" draw:type="curve" svg:x1="10.029cm" svg:y1="2.917cm" svg:x2="9.622cm" svg:y2="6.727cm" svg:d="M10029 2917c-1402 0-1199 3810-407 3810" svg:viewBox="0 0 1029 3811">
          <text:p/>
        </draw:connector>
        <draw:connector draw:style-name="gr95" draw:text-style-name="P48" draw:layer="layout" draw:type="curve" draw:line-skew="-0.546cm" svg:x1="9.636cm" svg:y1="2.79cm" svg:x2="9.589cm" svg:y2="9.245cm" svg:d="M9636 2790c-1681 0-1658 6455-47 6455" svg:viewBox="0 0 1259 6456">
          <text:p/>
        </draw:connector>
        <draw:connector draw:style-name="gr28" draw:text-style-name="P2" draw:layer="layout" draw:type="curve" draw:line-skew="0.183cm" svg:x1="17.99cm" svg:y1="5.21cm" svg:x2="17.797cm" svg:y2="7.477cm" draw:start-shape="id45" draw:start-glue-point="1" draw:end-shape="id46" draw:end-glue-point="8" svg:d="M17990 5210c1024 0 1121 2267-193 2267" svg:viewBox="0 0 975 2268">
          <text:p/>
        </draw:connector>
        <draw:connector draw:style-name="gr28" draw:text-style-name="P2" draw:layer="layout" draw:type="curve" svg:x1="17.99cm" svg:y1="5.21cm" svg:x2="17.764cm" svg:y2="9.325cm" draw:start-shape="id45" draw:end-shape="id47" draw:end-glue-point="8" svg:d="M17990 5210c750 0 863 4115-226 4115" svg:viewBox="0 0 804 4116">
          <text:p/>
        </draw:connector>
        <draw:connector draw:style-name="gr28" draw:text-style-name="P2" draw:layer="layout" draw:type="curve" svg:x1="17.99cm" svg:y1="5.21cm" svg:x2="17.811cm" svg:y2="2.87cm" draw:start-shape="id45" draw:start-glue-point="1" draw:end-shape="id48" draw:end-glue-point="1" svg:d="M17990 5210c750 0 839-2340-179-2340" svg:viewBox="0 0 754 2341">
          <text:p/>
        </draw:connector>
        <draw:connector draw:style-name="gr29" draw:text-style-name="P2" draw:layer="layout" draw:type="curve" svg:x1="17.99cm" svg:y1="5.21cm" svg:x2="17.99cm" svg:y2="5.21cm" draw:start-shape="id45" draw:end-shape="id45" draw:end-glue-point="1" svg:d="M17990 5210z" svg:viewBox="0 0 1 1">
          <text:p/>
        </draw:connector>
        <draw:connector draw:style-name="gr61" draw:text-style-name="P2" draw:layer="layout" draw:type="curve" svg:x1="3.846cm" svg:y1="2.081cm" svg:x2="4.239cm" svg:y2="2.878cm" draw:start-shape="id42" draw:start-glue-point="4" draw:end-shape="id42" draw:end-glue-point="9" svg:d="M3846 2081c0-790 656-659 1099-262s672 1059-706 1059" svg:viewBox="0 0 1442 1375">
          <text:p/>
        </draw:connector>
        <draw:connector draw:style-name="gr61" draw:text-style-name="P2" draw:layer="layout" draw:type="curve" draw:line-skew="0.462cm" svg:x1="3.799cm" svg:y1="7.739cm" svg:x2="4.203cm" svg:y2="8.855cm" draw:start-shape="id41" draw:start-glue-point="4" draw:end-shape="id44" draw:end-glue-point="1" svg:d="M3799 7739c0-97 656-81 1098 222s668 894-694 894" svg:viewBox="0 0 1440 1170">
          <text:p/>
        </draw:connector>
        <draw:connector draw:style-name="gr61" draw:text-style-name="P2" draw:layer="layout" draw:type="curve" draw:line-skew="0.532cm" svg:x1="3.832cm" svg:y1="5.891cm" svg:x2="4.203cm" svg:y2="7.003cm" draw:start-shape="id37" draw:start-glue-point="4" draw:end-shape="id43" draw:end-glue-point="1" svg:d="M3832 5891c0 7 656 6 1102 282s680 830-731 830" svg:viewBox="0 0 1447 1113">
          <text:p/>
        </draw:connector>
        <draw:connector draw:style-name="gr61" draw:text-style-name="P2" draw:layer="layout" draw:type="curve" svg:x1="3.877cm" svg:y1="4.013cm" svg:x2="4.27cm" svg:y2="4.81cm" svg:d="M3877 4013c0-790 656-659 1099-262s672 1059-706 1059" svg:viewBox="0 0 1442 1375">
          <text:p/>
        </draw:connector>
        <draw:connector draw:style-name="gr61" draw:text-style-name="P2" draw:layer="layout" draw:type="curve" svg:x1="10.676cm" svg:y1="2.085cm" svg:x2="11.069cm" svg:y2="2.882cm" draw:start-shape="id49" draw:start-glue-point="4" draw:end-shape="id49" draw:end-glue-point="9" svg:d="M10676 2085c0-790 656-659 1099-262s672 1059-706 1059" svg:viewBox="0 0 1442 1375">
          <text:p/>
        </draw:connector>
        <draw:connector draw:style-name="gr61" draw:text-style-name="P2" draw:layer="layout" draw:type="curve" draw:line-skew="0.406cm" svg:x1="10.662cm" svg:y1="5.895cm" svg:x2="11.1cm" svg:y2="6.974cm" draw:start-shape="id50" draw:start-glue-point="4" draw:end-shape="id51" draw:end-glue-point="1" svg:d="M10662 5895c0-181 657-151 1094 164s655 915-656 915" svg:viewBox="0 0 1433 1191">
          <text:p/>
        </draw:connector>
        <draw:connector draw:style-name="gr61" draw:text-style-name="P2" draw:layer="layout" draw:type="curve" draw:line-skew="0.463cm" svg:x1="10.629cm" svg:y1="7.743cm" svg:x2="11.096cm" svg:y2="8.778cm" draw:start-shape="id52" draw:start-glue-point="4" draw:end-shape="id53" draw:end-glue-point="1" svg:d="M10629 7743c0-96 656-81 1090 202s644 833-623 833" svg:viewBox="0 0 1427 1089">
          <text:p/>
        </draw:connector>
        <draw:connector draw:style-name="gr61" draw:text-style-name="P2" draw:layer="layout" draw:type="curve" draw:line-skew="0.406cm" svg:x1="17.101cm" svg:y1="3.977cm" svg:x2="17.539cm" svg:y2="5.056cm" svg:d="M17101 3977c0-181 657-151 1094 164s655 915-656 915" svg:viewBox="0 0 1433 1191">
          <text:p/>
        </draw:connector>
        <draw:frame draw:style-name="gr65" draw:text-style-name="P40" draw:layer="layout" svg:width="6.428cm" svg:height="4.457cm" svg:x="1cm" svg:y="10.767cm">
          <draw:image xlink:href="Pictures/100000010000018E00000114C21E56FE59DC45BD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65" draw:text-style-name="P40" draw:layer="layout" svg:width="4.55cm" svg:height="6.64cm" svg:x="2.397cm" svg:y="1.599cm">
          <draw:image xlink:href="Pictures/10000001000000AC000000FBB94B8C9B079C222F.png" xlink:type="simple" xlink:show="embed" xlink:actuate="onLoad" draw:mime-type="image/png">
            <text:p/>
          </draw:image>
        </draw:frame>
        <draw:frame draw:style-name="gr65" draw:text-style-name="P40" draw:layer="layout" svg:width="4.47cm" svg:height="6.614cm" svg:x="8.62cm" svg:y="1.508cm">
          <draw:image xlink:href="Pictures/10000001000000A9000000FA9F97ACE0AF1F2EAF.png" xlink:type="simple" xlink:show="embed" xlink:actuate="onLoad" draw:mime-type="image/png">
            <text:p/>
          </draw:image>
        </draw:frame>
        <draw:frame draw:style-name="gr65" draw:text-style-name="P40" draw:layer="layout" svg:width="4.418cm" svg:height="6.217cm" svg:x="14.335cm" svg:y="1.762cm">
          <draw:image xlink:href="Pictures/10000001000000A7000000EB3BC1B440D6F88761.png" xlink:type="simple" xlink:show="embed" xlink:actuate="onLoad" draw:mime-type="image/png">
            <text:p/>
          </draw:image>
        </draw:frame>
        <draw:frame draw:style-name="gr65" draw:text-style-name="P40" draw:layer="layout" svg:width="6.428cm" svg:height="4.457cm" svg:x="1cm" svg:y="8.62cm">
          <draw:image xlink:href="Pictures/100000010000018E00000114C21E56FE59DC45BD.png" xlink:type="simple" xlink:show="embed" xlink:actuate="onLoad" draw:mime-type="image/png">
            <text:p/>
          </draw:image>
        </draw:frame>
        <draw:frame draw:style-name="gr65" draw:text-style-name="P40" draw:layer="layout" svg:width="6.25cm" svg:height="4.445cm" svg:x="7.35cm" svg:y="8.62cm">
          <draw:image xlink:href="Pictures/1000000100000184000001149AA47BEFDA95DA01.png" xlink:type="simple" xlink:show="embed" xlink:actuate="onLoad" draw:mime-type="image/png">
            <text:p/>
          </draw:image>
        </draw:frame>
        <draw:frame draw:style-name="gr65" draw:text-style-name="P40" draw:layer="layout" svg:width="6.014cm" svg:height="4.17cm" svg:x="13.573cm" svg:y="8.895cm">
          <draw:image xlink:href="Pictures/100000010000018E00000114F91B43028F520606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97" draw:text-style-name="P1" xml:id="id56" draw:id="id56" draw:layer="layout" svg:width="5.334cm" svg:height="7.494cm" svg:x="1.409cm" svg:y="2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409cm" svg:y1="7.758cm" svg:x2="6.616cm" svg:y2="7.759cm">
          <text:p/>
        </draw:line>
        <draw:line draw:style-name="gr2" draw:text-style-name="P2" draw:layer="layout" svg:x1="1.483cm" svg:y1="5.854cm" svg:x2="6.817cm" svg:y2="5.854cm">
          <text:p/>
        </draw:line>
        <draw:line draw:style-name="gr2" draw:text-style-name="P2" draw:layer="layout" svg:x1="1.349cm" svg:y1="3.949cm" svg:x2="6.683cm" svg:y2="3.949cm">
          <text:p/>
        </draw:line>
        <draw:custom-shape draw:style-name="gr3" draw:text-style-name="P4" xml:id="id59" draw:id="id59" draw:layer="layout" svg:width="1.571cm" svg:height="1.594cm" svg:x="3.06cm" svg:y="2.101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57" draw:id="id57" draw:layer="layout" svg:width="1.571cm" svg:height="1.594cm" svg:x="3.067cm" svg:y="4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54" draw:id="id54" draw:layer="layout" svg:width="1.571cm" svg:height="1.594cm" svg:x="3.046cm" svg:y="5.9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58" draw:id="id58" draw:layer="layout" svg:width="1.571cm" svg:height="1.594cm" svg:x="3.013cm" svg:y="7.7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xml:id="id55" draw:id="id55" draw:layer="layout" svg:width="1.383cm" svg:height="0.963cm" svg:x="3.455cm" svg:y="4.637cm">
          <draw:text-box>
            <text:p>4</text:p>
          </draw:text-box>
        </draw:frame>
        <draw:frame draw:style-name="gr6" draw:text-style-name="P7" xml:id="id60" draw:id="id60" draw:layer="layout" svg:width="0.853cm" svg:height="0.963cm" svg:x="3.35cm" svg:y="6.542cm">
          <draw:text-box>
            <text:p>5</text:p>
          </draw:text-box>
        </draw:frame>
        <draw:frame draw:style-name="gr6" draw:text-style-name="P7" xml:id="id61" draw:id="id61" draw:layer="layout" svg:width="0.853cm" svg:height="0.963cm" svg:x="3.35cm" svg:y="8.394cm">
          <draw:text-box>
            <text:p>6</text:p>
          </draw:text-box>
        </draw:frame>
        <draw:connector draw:style-name="gr93" draw:text-style-name="P2" draw:layer="layout" draw:type="curve" svg:x1="4.617cm" svg:y1="7.505cm" svg:x2="4.838cm" svg:y2="5.118cm" draw:start-shape="id54" draw:start-glue-point="8" draw:end-shape="id55" svg:d="M4617 7505c1081 0 971-2387 221-2387" svg:viewBox="0 0 799 2388">
          <text:p/>
        </draw:connector>
        <draw:connector draw:style-name="gr94" draw:text-style-name="P2" draw:layer="layout" draw:type="curve" svg:x1="6.743cm" svg:y1="5.789cm" svg:x2="6.743cm" svg:y2="5.789cm" draw:start-shape="id56" draw:end-shape="id56" svg:d="M6743 5789z" svg:viewBox="0 0 1 1">
          <text:p/>
        </draw:connector>
        <draw:connector draw:style-name="gr93" draw:text-style-name="P2" draw:layer="layout" draw:type="curve" svg:x1="4.638cm" svg:y1="5.67cm" svg:x2="4.584cm" svg:y2="9.353cm" draw:start-shape="id57" draw:start-glue-point="8" draw:end-shape="id58" draw:end-glue-point="8" svg:d="M4638 5670c790 0 817 3683-54 3683" svg:viewBox="0 0 651 3684">
          <text:p/>
        </draw:connector>
        <draw:connector draw:style-name="gr93" draw:text-style-name="P2" draw:layer="layout" draw:type="curve" svg:x1="4.631cm" svg:y1="2.898cm" svg:x2="4.838cm" svg:y2="5.118cm" draw:start-shape="id59" draw:start-glue-point="1" draw:end-shape="id55" svg:d="M4631 2898c1060 0 957 2220 207 2220" svg:viewBox="0 0 784 2221">
          <text:p/>
        </draw:connector>
        <draw:connector draw:style-name="gr95" draw:text-style-name="P48" draw:layer="layout" draw:type="curve" svg:x1="3.35cm" svg:y1="7.023cm" svg:x2="3.35cm" svg:y2="8.875cm" draw:start-shape="id60" draw:end-shape="id61" draw:end-glue-point="3" svg:d="M3350 7023c-750 0-750 1852 0 1852" svg:viewBox="0 0 563 1853">
          <text:p/>
        </draw:connector>
        <draw:connector draw:style-name="gr95" draw:text-style-name="P48" draw:layer="layout" draw:type="curve" svg:x1="3.453cm" svg:y1="2.898cm" svg:x2="3.046cm" svg:y2="6.708cm" draw:start-shape="id59" draw:start-glue-point="5" draw:end-shape="id54" draw:end-glue-point="3" svg:d="M3453 2898c-1402 0-1199 3810-407 3810" svg:viewBox="0 0 1029 3811">
          <text:p/>
        </draw:connector>
        <draw:connector draw:style-name="gr94" draw:text-style-name="P2" draw:layer="layout" draw:type="curve" svg:x1="6.743cm" svg:y1="5.789cm" svg:x2="6.743cm" svg:y2="5.789cm" draw:start-shape="id56" draw:end-shape="id56" svg:d="M6743 5789z" svg:viewBox="0 0 1 1">
          <text:p/>
        </draw:connector>
        <draw:connector draw:style-name="gr95" draw:text-style-name="P48" draw:layer="layout" draw:type="curve" draw:line-skew="-0.546cm" svg:x1="3.06cm" svg:y1="2.898cm" svg:x2="3.013cm" svg:y2="9.353cm" draw:start-shape="id59" draw:start-glue-point="3" draw:end-shape="id58" draw:end-glue-point="6" svg:d="M3060 2898c-1681 0-1658 6455-47 6455" svg:viewBox="0 0 1259 6456">
          <text:p/>
        </draw:connector>
        <draw:connector draw:style-name="gr61" draw:text-style-name="P2" draw:layer="layout" draw:type="curve" svg:x1="3.846cm" svg:y1="2.101cm" svg:x2="4.239cm" svg:y2="2.898cm" draw:start-shape="id59" draw:start-glue-point="4" draw:end-shape="id59" draw:end-glue-point="9" svg:d="M3846 2101c0-790 656-659 1099-262s672 1059-706 1059" svg:viewBox="0 0 1442 1375">
          <text:p/>
        </draw:connector>
        <draw:connector draw:style-name="gr61" draw:text-style-name="P2" draw:layer="layout" draw:type="curve" draw:line-skew="0.462cm" svg:x1="3.799cm" svg:y1="7.759cm" svg:x2="4.203cm" svg:y2="8.875cm" draw:start-shape="id58" draw:start-glue-point="4" draw:end-shape="id61" draw:end-glue-point="1" svg:d="M3799 7759c0-97 656-81 1098 222s668 894-694 894" svg:viewBox="0 0 1440 1170">
          <text:p/>
        </draw:connector>
        <draw:connector draw:style-name="gr61" draw:text-style-name="P2" draw:layer="layout" draw:type="curve" draw:line-skew="0.532cm" svg:x1="3.832cm" svg:y1="5.911cm" svg:x2="4.203cm" svg:y2="7.023cm" draw:start-shape="id54" draw:start-glue-point="4" draw:end-shape="id60" draw:end-glue-point="1" svg:d="M3832 5911c0 7 656 6 1102 282s680 830-731 830" svg:viewBox="0 0 1447 1113">
          <text:p/>
        </draw:connector>
        <draw:connector draw:style-name="gr61" draw:text-style-name="P2" draw:layer="layout" draw:type="curve" svg:x1="3.877cm" svg:y1="4.033cm" svg:x2="4.27cm" svg:y2="4.83cm" svg:d="M3877 4033c0-790 656-659 1099-262s672 1059-706 1059" svg:viewBox="0 0 1442 1375">
          <text:p/>
        </draw:connector>
        <draw:custom-shape draw:style-name="gr98" draw:text-style-name="P1" draw:layer="layout" svg:width="8.094cm" svg:height="7.551cm" svg:x="4.879cm" svg:y="15.6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79cm" svg:y1="15.575cm" svg:x2="12.973cm" svg:y2="15.575cm">
          <text:p/>
        </draw:line>
        <draw:line draw:style-name="gr99" draw:text-style-name="P49" draw:layer="layout" svg:x1="4.879cm" svg:y1="21.259cm" svg:x2="12.973cm" svg:y2="21.259cm">
          <text:p/>
        </draw:line>
        <draw:line draw:style-name="gr100" draw:text-style-name="P50" draw:layer="layout" svg:x1="4.879cm" svg:y1="19.364cm" svg:x2="12.973cm" svg:y2="19.364cm">
          <text:p/>
        </draw:line>
        <draw:line draw:style-name="gr101" draw:text-style-name="P51" draw:layer="layout" svg:x1="4.879cm" svg:y1="17.47cm" svg:x2="12.973cm" svg:y2="17.47cm">
          <text:p/>
        </draw:line>
        <draw:custom-shape draw:style-name="gr102" draw:text-style-name="P5" draw:layer="layout" svg:width="0.428cm" svg:height="0.451cm" svg:x="5.906cm" svg:y="16.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1.494cm" svg:y="16.1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6.668cm" svg:y="16.0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5.445cm" svg:y="16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0.906cm" svg:y="16.6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7cm" svg:height="0.451cm" svg:x="6.588cm" svg:y="16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0.271cm" svg:y="15.9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9.843cm" svg:y="16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8.7cm" svg:y="16.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7.604cm" svg:y="16.2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5.748cm" svg:y="17.7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11.735cm" svg:y="17.6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6.565cm" svg:y="17.5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5.254cm" svg:y="18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11.105cm" svg:y="18.43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7cm" svg:height="0.602cm" svg:x="6.479cm" svg:y="18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10.424cm" svg:y="17.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9.966cm" svg:y="18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8.741cm" svg:y="17.7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7.567cm" svg:y="17.9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5.846cm" svg:y="19.9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11.481cm" svg:y="19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6.614cm" svg:y="19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5cm" svg:x="5.381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10.888cm" svg:y="20.5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cm" svg:height="0.505cm" svg:x="6.534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10.248cm" svg:y="19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9.816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8.664cm" svg:y="19.9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7.558cm" svg:y="20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5.954cm" svg:y="21.69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11.677cm" svg:y="21.6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5cm" svg:x="6.734cm" svg:y="21.5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5.482cm" svg:y="22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11.075cm" svg:y="22.2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6.652cm" svg:y="22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10.425cm" svg:y="21.4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9.986cm" svg:y="22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8.816cm" svg:y="21.69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7.693cm" svg:y="21.8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6" draw:text-style-name="P2" draw:layer="layout" svg:x1="6.969cm" svg:y1="16.367cm" svg:x2="8.874cm" svg:y2="16.494cm">
          <text:p/>
        </draw:line>
        <draw:line draw:style-name="gr107" draw:text-style-name="P2" draw:layer="layout" svg:x1="6.842cm" svg:y1="17.129cm" svg:x2="9.89cm" svg:y2="17.002cm">
          <text:p/>
        </draw:line>
        <draw:line draw:style-name="gr108" draw:text-style-name="P2" draw:layer="layout" svg:x1="5.867cm" svg:y1="16.936cm" svg:x2="10.312cm" svg:y2="16.3cm">
          <text:p/>
        </draw:line>
        <draw:line draw:style-name="gr109" draw:text-style-name="P2" draw:layer="layout" svg:x1="5.868cm" svg:y1="16.936cm" svg:x2="11.668cm" svg:y2="16.494cm">
          <text:p/>
        </draw:line>
        <draw:custom-shape draw:style-name="gr110" draw:text-style-name="P1" draw:layer="layout" svg:width="8.29cm" svg:height="7.789cm" svg:x="9.128cm" svg:y="5.6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28cm" svg:y1="5.626cm" svg:x2="17.418cm" svg:y2="5.626cm">
          <text:p/>
        </draw:line>
        <draw:line draw:style-name="gr99" draw:text-style-name="P49" draw:layer="layout" svg:x1="9.128cm" svg:y1="11.489cm" svg:x2="17.418cm" svg:y2="11.489cm">
          <text:p/>
        </draw:line>
        <draw:line draw:style-name="gr100" draw:text-style-name="P50" draw:layer="layout" svg:x1="9.128cm" svg:y1="9.534cm" svg:x2="17.418cm" svg:y2="9.534cm">
          <text:p/>
        </draw:line>
        <draw:line draw:style-name="gr101" draw:text-style-name="P51" draw:layer="layout" svg:x1="9.128cm" svg:y1="7.581cm" svg:x2="17.418cm" svg:y2="7.581cm">
          <text:p/>
        </draw:line>
        <draw:custom-shape draw:style-name="gr102" draw:text-style-name="P5" draw:layer="layout" svg:width="0.438cm" svg:height="0.465cm" svg:x="10.18cm" svg:y="6.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15.903cm" svg:y="6.1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10.96cm" svg:y="6.1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9.708cm" svg:y="6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5.301cm" svg:y="6.7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0.878cm" svg:y="6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4.651cm" svg:y="6.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14.212cm" svg:y="6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3.042cm" svg:y="6.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1.919cm" svg:y="6.37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10.018cm" svg:y="7.8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1cm" svg:x="16.15cm" svg:y="7.7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cm" svg:x="10.855cm" svg:y="7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9.512cm" svg:y="8.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cm" svg:x="15.505cm" svg:y="8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8cm" svg:height="0.621cm" svg:x="10.767cm" svg:y="8.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cm" svg:x="14.807cm" svg:y="7.6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1cm" svg:x="14.338cm" svg:y="8.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13.084cm" svg:y="7.8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cm" svg:x="11.881cm" svg:y="8.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cm" svg:x="10.118cm" svg:y="10.1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cm" svg:x="15.89cm" svg:y="10.0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10.905cm" svg:y="9.9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9.642cm" svg:y="10.8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15.283cm" svg:y="10.7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cm" svg:height="0.521cm" svg:x="10.823cm" svg:y="10.8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14.627cm" svg:y="9.9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14.185cm" svg:y="10.8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1cm" svg:height="0.52cm" svg:x="13.005cm" svg:y="10.1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11.872cm" svg:y="10.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0.229cm" svg:y="11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6.091cm" svg:y="11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5cm" svg:height="0.49cm" svg:x="11.028cm" svg:y="11.7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8cm" svg:height="0.489cm" svg:x="9.746cm" svg:y="12.5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5.474cm" svg:y="12.4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0.944cm" svg:y="12.5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9cm" svg:x="14.808cm" svg:y="11.7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4.359cm" svg:y="12.5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3.16cm" svg:y="11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9cm" svg:x="12.01cm" svg:y="12.0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2" draw:layer="layout" svg:x1="11.269cm" svg:y1="6.443cm" svg:x2="13.22cm" svg:y2="6.574cm">
          <text:p/>
        </draw:line>
        <draw:line draw:style-name="gr111" draw:text-style-name="P2" draw:layer="layout" svg:x1="11.139cm" svg:y1="7.229cm" svg:x2="14.261cm" svg:y2="7.098cm">
          <text:p/>
        </draw:line>
        <draw:line draw:style-name="gr111" draw:text-style-name="P2" draw:layer="layout" svg:x1="10.14cm" svg:y1="7.03cm" svg:x2="14.693cm" svg:y2="6.374cm">
          <text:p/>
        </draw:line>
        <draw:line draw:style-name="gr111" draw:text-style-name="P2" draw:layer="layout" svg:x1="10.141cm" svg:y1="7.03cm" svg:x2="16.081cm" svg:y2="6.574cm">
          <text:p/>
        </draw:line>
        <draw:custom-shape draw:style-name="gr112" draw:text-style-name="P1" draw:layer="layout" svg:width="8.094cm" svg:height="7.551cm" svg:x="13.821cm" svg:y="22.41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821cm" svg:y1="22.388cm" svg:x2="21.915cm" svg:y2="22.388cm">
          <text:p/>
        </draw:line>
        <draw:line draw:style-name="gr99" draw:text-style-name="P49" draw:layer="layout" svg:x1="13.821cm" svg:y1="28.072cm" svg:x2="21.915cm" svg:y2="28.072cm">
          <text:p/>
        </draw:line>
        <draw:line draw:style-name="gr100" draw:text-style-name="P50" draw:layer="layout" svg:x1="13.821cm" svg:y1="26.177cm" svg:x2="21.915cm" svg:y2="26.177cm">
          <text:p/>
        </draw:line>
        <draw:line draw:style-name="gr101" draw:text-style-name="P51" draw:layer="layout" svg:x1="13.821cm" svg:y1="24.283cm" svg:x2="21.915cm" svg:y2="24.283cm">
          <text:p/>
        </draw:line>
        <draw:custom-shape draw:style-name="gr102" draw:text-style-name="P5" draw:layer="layout" svg:width="0.428cm" svg:height="0.451cm" svg:x="14.848cm" svg:y="22.9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20.436cm" svg:y="22.9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5.61cm" svg:y="22.8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4.387cm" svg:y="23.5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9.848cm" svg:y="23.4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7cm" svg:height="0.451cm" svg:x="15.53cm" svg:y="23.5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9.213cm" svg:y="22.7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8.785cm" svg:y="23.5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7.642cm" svg:y="22.9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16.546cm" svg:y="23.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14.69cm" svg:y="24.5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20.677cm" svg:y="24.49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15.507cm" svg:y="24.3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14.196cm" svg:y="25.33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20.047cm" svg:y="25.2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7cm" svg:height="0.602cm" svg:x="15.421cm" svg:y="25.33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19.366cm" svg:y="24.3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18.908cm" svg:y="25.33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17.683cm" svg:y="24.5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16.509cm" svg:y="24.7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14.788cm" svg:y="26.7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20.423cm" svg:y="26.7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15.556cm" svg:y="26.6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5cm" svg:x="14.323cm" svg:y="27.4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19.83cm" svg:y="27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cm" svg:height="0.505cm" svg:x="15.476cm" svg:y="27.4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19.19cm" svg:y="26.5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18.758cm" svg:y="27.4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17.606cm" svg:y="26.7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16.5cm" svg:y="26.9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14.896cm" svg:y="28.5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20.619cm" svg:y="28.4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5cm" svg:x="15.676cm" svg:y="28.37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14.424cm" svg:y="29.1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20.017cm" svg:y="29.03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15.594cm" svg:y="29.1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19.367cm" svg:y="28.3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18.928cm" svg:y="29.1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17.758cm" svg:y="28.5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16.635cm" svg:y="28.6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7" draw:text-style-name="P2" draw:layer="layout" svg:x1="15.911cm" svg:y1="23.18cm" svg:x2="17.816cm" svg:y2="23.307cm">
          <text:p/>
        </draw:line>
        <draw:line draw:style-name="gr109" draw:text-style-name="P2" draw:layer="layout" svg:x1="15.784cm" svg:y1="23.942cm" svg:x2="18.832cm" svg:y2="23.815cm">
          <text:p/>
        </draw:line>
        <draw:line draw:style-name="gr113" draw:text-style-name="P2" draw:layer="layout" svg:x1="14.809cm" svg:y1="23.749cm" svg:x2="19.254cm" svg:y2="23.113cm">
          <text:p/>
        </draw:line>
        <draw:line draw:style-name="gr114" draw:text-style-name="P2" draw:layer="layout" svg:x1="14.81cm" svg:y1="23.749cm" svg:x2="20.61cm" svg:y2="23.307cm">
          <text:p/>
        </draw:line>
      </draw:page>
      <draw:page draw:name="page10" draw:style-name="dp1" draw:master-page-name="Default">
        <draw:custom-shape draw:style-name="gr112" draw:text-style-name="P1" draw:layer="layout" svg:width="8.094cm" svg:height="7.551cm" svg:x="2.27cm" svg:y="11.99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11.961cm" svg:x2="10.364cm" svg:y2="11.961cm">
          <text:p/>
        </draw:line>
        <draw:line draw:style-name="gr99" draw:text-style-name="P49" draw:layer="layout" svg:x1="2.27cm" svg:y1="17.645cm" svg:x2="10.364cm" svg:y2="17.645cm">
          <text:p/>
        </draw:line>
        <draw:line draw:style-name="gr100" draw:text-style-name="P50" draw:layer="layout" svg:x1="2.27cm" svg:y1="15.75cm" svg:x2="10.364cm" svg:y2="15.75cm">
          <text:p/>
        </draw:line>
        <draw:line draw:style-name="gr101" draw:text-style-name="P51" draw:layer="layout" svg:x1="2.27cm" svg:y1="13.856cm" svg:x2="10.364cm" svg:y2="13.856cm">
          <text:p/>
        </draw:line>
        <draw:custom-shape draw:style-name="gr102" draw:text-style-name="P5" draw:layer="layout" svg:width="0.428cm" svg:height="0.451cm" svg:x="3.297cm" svg:y="12.5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8.885cm" svg:y="12.4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4.059cm" svg:y="12.4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2.836cm" svg:y="13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8.297cm" svg:y="13.0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7cm" svg:height="0.451cm" svg:x="3.979cm" svg:y="13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7.662cm" svg:y="12.3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7.234cm" svg:y="13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6.091cm" svg:y="12.5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4.995cm" svg:y="12.6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3.139cm" svg:y="14.1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9.126cm" svg:y="14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3.956cm" svg:y="13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2.645cm" svg:y="14.9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8.496cm" svg:y="14.8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7cm" svg:height="0.602cm" svg:x="3.87cm" svg:y="14.9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7.815cm" svg:y="13.8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7.357cm" svg:y="14.9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6.132cm" svg:y="14.1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4.958cm" svg:y="14.3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3.237cm" svg:y="16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8.872cm" svg:y="16.2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4.005cm" svg:y="16.1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5cm" svg:x="2.772cm" svg:y="16.9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8.279cm" svg:y="16.9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cm" svg:height="0.505cm" svg:x="3.925cm" svg:y="16.9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7.639cm" svg:y="16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7.207cm" svg:y="16.9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6.055cm" svg:y="16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4.949cm" svg:y="16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3.345cm" svg:y="18.0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9.068cm" svg:y="1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5cm" svg:x="4.125cm" svg:y="17.9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2.873cm" svg:y="18.6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8.466cm" svg:y="18.6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4.043cm" svg:y="18.6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7.816cm" svg:y="17.8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7.377cm" svg:y="18.6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6.207cm" svg:y="18.0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5.084cm" svg:y="18.2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5" draw:text-style-name="P2" draw:layer="layout" svg:x1="4.302cm" svg:y1="12.43cm" svg:x2="6.207cm" svg:y2="12.557cm">
          <text:p/>
        </draw:line>
        <draw:line draw:style-name="gr116" draw:text-style-name="P2" draw:layer="layout" svg:x1="4.302cm" svg:y1="13.446cm" svg:x2="7.223cm" svg:y2="13.446cm">
          <text:p/>
        </draw:line>
        <draw:line draw:style-name="gr117" draw:text-style-name="P2" draw:layer="layout" svg:x1="4.302cm" svg:y1="13.319cm" svg:x2="9.059cm" svg:y2="12.88cm">
          <text:p/>
        </draw:line>
        <draw:custom-shape draw:style-name="gr110" draw:text-style-name="P1" draw:layer="layout" svg:width="8.29cm" svg:height="7.789cm" svg:x="2.235cm" svg:y="2.73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35cm" svg:y1="2.705cm" svg:x2="10.525cm" svg:y2="2.705cm">
          <text:p/>
        </draw:line>
        <draw:line draw:style-name="gr99" draw:text-style-name="P49" draw:layer="layout" svg:x1="2.235cm" svg:y1="8.568cm" svg:x2="10.525cm" svg:y2="8.568cm">
          <text:p/>
        </draw:line>
        <draw:line draw:style-name="gr100" draw:text-style-name="P50" draw:layer="layout" svg:x1="2.235cm" svg:y1="6.613cm" svg:x2="10.525cm" svg:y2="6.613cm">
          <text:p/>
        </draw:line>
        <draw:line draw:style-name="gr101" draw:text-style-name="P51" draw:layer="layout" svg:x1="2.235cm" svg:y1="4.66cm" svg:x2="10.525cm" svg:y2="4.66cm">
          <text:p/>
        </draw:line>
        <draw:custom-shape draw:style-name="gr102" draw:text-style-name="P5" draw:layer="layout" svg:width="0.438cm" svg:height="0.465cm" svg:x="3.287cm" svg:y="3.3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9.01cm" svg:y="3.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4.067cm" svg:y="3.1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2.815cm" svg:y="3.9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8.408cm" svg:y="3.8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3.985cm" svg:y="3.9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7.758cm" svg:y="3.1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7.319cm" svg:y="3.9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6.149cm" svg:y="3.3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5.026cm" svg:y="3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3.125cm" svg:y="4.9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1cm" svg:x="9.257cm" svg:y="4.8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cm" svg:x="3.962cm" svg:y="4.7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2.619cm" svg:y="5.7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cm" svg:x="8.612cm" svg:y="5.6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8cm" svg:height="0.621cm" svg:x="3.874cm" svg:y="5.7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cm" svg:x="7.914cm" svg:y="4.7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1cm" svg:x="7.445cm" svg:y="5.7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6.191cm" svg:y="4.9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cm" svg:x="4.988cm" svg:y="5.1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cm" svg:x="3.225cm" svg:y="7.2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cm" svg:x="8.997cm" svg:y="7.1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4.012cm" svg:y="7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2.749cm" svg:y="7.8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8.39cm" svg:y="7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cm" svg:height="0.521cm" svg:x="3.93cm" svg:y="7.8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7.734cm" svg:y="7.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7.292cm" svg:y="7.8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1cm" svg:height="0.52cm" svg:x="6.112cm" svg:y="7.2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4.979cm" svg:y="7.3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3.336cm" svg:y="9.0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9.198cm" svg:y="8.9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5cm" svg:height="0.49cm" svg:x="4.135cm" svg:y="8.8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8cm" svg:height="0.489cm" svg:x="2.853cm" svg:y="9.6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8.581cm" svg:y="9.5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4.051cm" svg:y="9.6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9cm" svg:x="7.915cm" svg:y="8.8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7.466cm" svg:y="9.6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6.267cm" svg:y="9.0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9cm" svg:x="5.117cm" svg:y="9.1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2" draw:layer="layout" svg:x1="4.429cm" svg:y1="3.282cm" svg:x2="6.38cm" svg:y2="3.413cm">
          <text:p/>
        </draw:line>
        <draw:line draw:style-name="gr118" draw:text-style-name="P2" draw:layer="layout" svg:x1="4.429cm" svg:y1="4.302cm" svg:x2="7.367cm" svg:y2="4.177cm">
          <text:p/>
        </draw:line>
        <draw:line draw:style-name="gr118" draw:text-style-name="P2" draw:layer="layout" svg:x1="4.302cm" svg:y1="4.175cm" svg:x2="9.188cm" svg:y2="3.653cm">
          <text:p/>
        </draw:line>
        <draw:custom-shape draw:style-name="gr112" draw:text-style-name="P1" draw:layer="layout" svg:width="8.094cm" svg:height="7.551cm" svg:x="2.27cm" svg:y="20.96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20.939cm" svg:x2="10.364cm" svg:y2="20.939cm">
          <text:p/>
        </draw:line>
        <draw:line draw:style-name="gr99" draw:text-style-name="P49" draw:layer="layout" svg:x1="2.27cm" svg:y1="26.623cm" svg:x2="10.364cm" svg:y2="26.623cm">
          <text:p/>
        </draw:line>
        <draw:line draw:style-name="gr100" draw:text-style-name="P50" draw:layer="layout" svg:x1="2.27cm" svg:y1="24.728cm" svg:x2="10.364cm" svg:y2="24.728cm">
          <text:p/>
        </draw:line>
        <draw:line draw:style-name="gr101" draw:text-style-name="P51" draw:layer="layout" svg:x1="2.27cm" svg:y1="22.834cm" svg:x2="10.364cm" svg:y2="22.834cm">
          <text:p/>
        </draw:line>
        <draw:custom-shape draw:style-name="gr102" draw:text-style-name="P5" draw:layer="layout" svg:width="0.428cm" svg:height="0.451cm" svg:x="3.297cm" svg:y="21.5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8.885cm" svg:y="21.4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4.059cm" svg:y="21.4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2.836cm" svg:y="22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8.297cm" svg:y="22.0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7cm" svg:height="0.451cm" svg:x="3.979cm" svg:y="22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7.662cm" svg:y="21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7.234cm" svg:y="22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6.091cm" svg:y="21.5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4.995cm" svg:y="21.6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3.139cm" svg:y="23.1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9.126cm" svg:y="23.0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3.956cm" svg:y="22.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2.645cm" svg:y="23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8.496cm" svg:y="23.7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7cm" svg:height="0.602cm" svg:x="3.87cm" svg:y="23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7.815cm" svg:y="22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7.357cm" svg:y="23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6.132cm" svg:y="23.1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4.958cm" svg:y="23.2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3.237cm" svg:y="25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8.872cm" svg:y="25.2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4.005cm" svg:y="25.1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5cm" svg:x="2.772cm" svg:y="25.9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8.279cm" svg:y="25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cm" svg:height="0.505cm" svg:x="3.925cm" svg:y="25.9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7.639cm" svg:y="25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7.207cm" svg:y="25.9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6.055cm" svg:y="25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4.949cm" svg:y="25.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3.345cm" svg:y="27.0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9.068cm" svg:y="26.9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5cm" svg:x="4.125cm" svg:y="26.9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2.873cm" svg:y="27.6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8.466cm" svg:y="27.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4.043cm" svg:y="27.6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7.816cm" svg:y="26.8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7.377cm" svg:y="27.6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6.207cm" svg:y="27.0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5.084cm" svg:y="27.1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2" draw:layer="layout" svg:x1="4.302cm" svg:y1="21.447cm" svg:x2="6.207cm" svg:y2="21.574cm">
          <text:p/>
        </draw:line>
        <draw:line draw:style-name="gr117" draw:text-style-name="P2" draw:layer="layout" svg:x1="4.302cm" svg:y1="22.463cm" svg:x2="7.35cm" svg:y2="22.463cm">
          <text:p/>
        </draw:line>
        <draw:line draw:style-name="gr119" draw:text-style-name="P2" draw:layer="layout" svg:x1="4.302cm" svg:y1="22.336cm" svg:x2="9.059cm" svg:y2="21.858cm">
          <text:p/>
        </draw:line>
        <draw:line draw:style-name="gr120" draw:text-style-name="P2" draw:layer="layout" svg:x1="4.302cm" svg:y1="6.207cm" svg:x2="7.477cm" svg:y2="6.207cm">
          <text:p/>
        </draw:line>
        <draw:line draw:style-name="gr120" draw:text-style-name="P2" draw:layer="layout" svg:x1="6.588cm" svg:y1="5.318cm" svg:x2="7.985cm" svg:y2="5.064cm">
          <text:p/>
        </draw:line>
        <draw:line draw:style-name="gr121" draw:text-style-name="P2" draw:layer="layout" svg:x1="4.302cm" svg:y1="15.351cm" svg:x2="7.477cm" svg:y2="15.351cm">
          <text:p/>
        </draw:line>
        <draw:line draw:style-name="gr122" draw:text-style-name="P2" draw:layer="layout" svg:x1="6.588cm" svg:y1="14.462cm" svg:x2="7.985cm" svg:y2="14.208cm">
          <text:p/>
        </draw:line>
        <draw:line draw:style-name="gr122" draw:text-style-name="P2" draw:layer="layout" svg:x1="4.302cm" svg:y1="24.241cm" svg:x2="7.477cm" svg:y2="24.241cm">
          <text:p/>
        </draw:line>
        <draw:line draw:style-name="gr123" draw:text-style-name="P2" draw:layer="layout" svg:x1="6.461cm" svg:y1="23.479cm" svg:x2="7.858cm" svg:y2="23.225cm">
          <text:p/>
        </draw:line>
        <draw:line draw:style-name="gr120" draw:text-style-name="P2" draw:layer="layout" svg:x1="9.001cm" svg:y1="6.08cm" svg:x2="9.382cm" svg:y2="5.572cm">
          <text:p/>
        </draw:line>
        <draw:line draw:style-name="gr123" draw:text-style-name="P2" draw:layer="layout" svg:x1="4.302cm" svg:y1="14.208cm" svg:x2="6.334cm" svg:y2="14.208cm">
          <text:p/>
        </draw:line>
        <draw:line draw:style-name="gr121" draw:text-style-name="P2" draw:layer="layout" svg:x1="4.295cm" svg:y1="23.225cm" svg:x2="6.327cm" svg:y2="23.225cm">
          <text:p/>
        </draw:line>
        <draw:line draw:style-name="gr120" draw:text-style-name="P2" draw:layer="layout" svg:x1="2.905cm" svg:y1="4.429cm" svg:x2="3.413cm" svg:y2="7.35cm">
          <text:p/>
        </draw:line>
        <draw:line draw:style-name="gr109" draw:text-style-name="P2" draw:layer="layout" svg:x1="3.032cm" svg:y1="13.573cm" svg:x2="3.413cm" svg:y2="16.494cm">
          <text:p/>
        </draw:line>
        <draw:line draw:style-name="gr124" draw:text-style-name="P2" draw:layer="layout" svg:x1="2.905cm" svg:y1="22.59cm" svg:x2="2.905cm" svg:y2="26.019cm">
          <text:p/>
        </draw:line>
        <draw:line draw:style-name="gr120" draw:text-style-name="P2" draw:layer="layout" svg:x1="2.905cm" svg:y1="4.429cm" svg:x2="2.905cm" svg:y2="7.985cm">
          <text:p/>
        </draw:line>
        <draw:line draw:style-name="gr125" draw:text-style-name="P2" draw:layer="layout" svg:x1="3.032cm" svg:y1="13.573cm" svg:x2="2.905cm" svg:y2="17.129cm">
          <text:p/>
        </draw:line>
        <draw:line draw:style-name="gr125" draw:text-style-name="P2" draw:layer="layout" svg:x1="2.905cm" svg:y1="22.59cm" svg:x2="3.413cm" svg:y2="25.384cm">
          <text:p/>
        </draw:line>
      </draw:page>
      <draw:page draw:name="page11" draw:style-name="dp1" draw:master-page-name="Default">
        <draw:custom-shape draw:style-name="gr112" draw:text-style-name="P1" draw:layer="layout" svg:width="8.094cm" svg:height="7.551cm" svg:x="2.27cm" svg:y="11.991cm">
          <text:p/>
          <draw:enhanced-geometry svg:viewBox="0 0 21600 21600" draw:type="rectangle" draw:enhanced-path="M 0 0 L 21600 0 21600 21600 0 21600 0 0 Z N"/>
        </draw:custom-shape>
        <draw:line draw:style-name="gr99" draw:text-style-name="P49" draw:layer="layout" svg:x1="2.27cm" svg:y1="17.645cm" svg:x2="10.364cm" svg:y2="17.645cm">
          <text:p/>
        </draw:line>
        <draw:line draw:style-name="gr100" draw:text-style-name="P50" draw:layer="layout" svg:x1="2.27cm" svg:y1="15.75cm" svg:x2="10.364cm" svg:y2="15.75cm">
          <text:p/>
        </draw:line>
        <draw:line draw:style-name="gr101" draw:text-style-name="P51" draw:layer="layout" svg:x1="2.27cm" svg:y1="13.856cm" svg:x2="10.364cm" svg:y2="13.856cm">
          <text:p/>
        </draw:line>
        <draw:custom-shape draw:style-name="gr102" draw:text-style-name="P5" draw:layer="layout" svg:width="0.428cm" svg:height="0.451cm" svg:x="3.297cm" svg:y="12.5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8.885cm" svg:y="12.4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4.059cm" svg:y="12.4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2.836cm" svg:y="13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8.297cm" svg:y="13.0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7cm" svg:height="0.451cm" svg:x="3.979cm" svg:y="13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7.662cm" svg:y="12.3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7.234cm" svg:y="13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6.091cm" svg:y="12.5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4.995cm" svg:y="12.6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3.139cm" svg:y="14.1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9.126cm" svg:y="14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3.956cm" svg:y="13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2.645cm" svg:y="14.9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8.496cm" svg:y="14.8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7cm" svg:height="0.602cm" svg:x="3.87cm" svg:y="14.9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7.815cm" svg:y="13.8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7.357cm" svg:y="14.9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6.132cm" svg:y="14.1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4.958cm" svg:y="14.3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3.237cm" svg:y="16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8.872cm" svg:y="16.2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4.005cm" svg:y="16.1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5cm" svg:x="2.772cm" svg:y="16.9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8.279cm" svg:y="16.9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cm" svg:height="0.505cm" svg:x="3.925cm" svg:y="16.9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7.639cm" svg:y="16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7.207cm" svg:y="16.9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6.055cm" svg:y="16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4.949cm" svg:y="16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3.345cm" svg:y="18.0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9.068cm" svg:y="1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5cm" svg:x="4.125cm" svg:y="17.9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2.873cm" svg:y="18.6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8.466cm" svg:y="18.6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4.043cm" svg:y="18.6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7.816cm" svg:y="17.8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7.377cm" svg:y="18.6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6.207cm" svg:y="18.0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5.084cm" svg:y="18.2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5" draw:text-style-name="P2" draw:layer="layout" svg:x1="4.302cm" svg:y1="12.43cm" svg:x2="6.207cm" svg:y2="12.684cm">
          <text:p/>
        </draw:line>
        <draw:line draw:style-name="gr116" draw:text-style-name="P2" draw:layer="layout" svg:x1="4.302cm" svg:y1="13.446cm" svg:x2="7.223cm" svg:y2="13.446cm">
          <text:p/>
        </draw:line>
        <draw:line draw:style-name="gr117" draw:text-style-name="P2" draw:layer="layout" svg:x1="4.302cm" svg:y1="13.319cm" svg:x2="9.059cm" svg:y2="12.88cm">
          <text:p/>
        </draw:line>
        <draw:custom-shape draw:style-name="gr126" draw:text-style-name="P1" draw:layer="layout" svg:width="8.29cm" svg:height="7.789cm" svg:x="2.235cm" svg:y="2.736cm">
          <text:p/>
          <draw:enhanced-geometry svg:viewBox="0 0 21600 21600" draw:type="rectangle" draw:enhanced-path="M 0 0 L 21600 0 21600 21600 0 21600 0 0 Z N"/>
        </draw:custom-shape>
        <draw:line draw:style-name="gr99" draw:text-style-name="P49" draw:layer="layout" svg:x1="2.235cm" svg:y1="8.568cm" svg:x2="10.525cm" svg:y2="8.568cm">
          <text:p/>
        </draw:line>
        <draw:line draw:style-name="gr100" draw:text-style-name="P50" draw:layer="layout" svg:x1="2.235cm" svg:y1="6.613cm" svg:x2="10.525cm" svg:y2="6.613cm">
          <text:p/>
        </draw:line>
        <draw:line draw:style-name="gr101" draw:text-style-name="P51" draw:layer="layout" svg:x1="2.235cm" svg:y1="4.66cm" svg:x2="10.525cm" svg:y2="4.66cm">
          <text:p/>
        </draw:line>
        <draw:custom-shape draw:style-name="gr102" draw:text-style-name="P5" draw:layer="layout" svg:width="0.438cm" svg:height="0.465cm" svg:x="3.287cm" svg:y="3.3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9.01cm" svg:y="3.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4.067cm" svg:y="3.1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2.815cm" svg:y="3.9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8.408cm" svg:y="3.8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3.985cm" svg:y="3.9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7.758cm" svg:y="3.1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7.319cm" svg:y="3.9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6.149cm" svg:y="3.3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5.026cm" svg:y="3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3.125cm" svg:y="4.9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cm" svg:x="3.962cm" svg:y="4.7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2.619cm" svg:y="5.7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cm" svg:x="8.612cm" svg:y="5.6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8cm" svg:height="0.621cm" svg:x="3.874cm" svg:y="5.7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cm" svg:x="7.914cm" svg:y="4.7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1cm" svg:x="7.445cm" svg:y="5.7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6.191cm" svg:y="4.9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cm" svg:x="4.988cm" svg:y="5.1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cm" svg:x="3.225cm" svg:y="7.2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cm" svg:x="8.997cm" svg:y="7.1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4.012cm" svg:y="7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2.749cm" svg:y="7.8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8.39cm" svg:y="7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cm" svg:height="0.521cm" svg:x="3.93cm" svg:y="7.8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7.734cm" svg:y="7.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7.292cm" svg:y="7.8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1cm" svg:height="0.52cm" svg:x="6.112cm" svg:y="7.2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4.979cm" svg:y="7.3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3.336cm" svg:y="9.0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9.198cm" svg:y="8.9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5cm" svg:height="0.49cm" svg:x="4.135cm" svg:y="8.8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8cm" svg:height="0.489cm" svg:x="2.853cm" svg:y="9.6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8.581cm" svg:y="9.5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4.051cm" svg:y="9.6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9cm" svg:x="7.915cm" svg:y="8.8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7.466cm" svg:y="9.6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6.267cm" svg:y="9.0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9cm" svg:x="5.117cm" svg:y="9.1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2" draw:layer="layout" svg:x1="4.302cm" svg:y1="3.286cm" svg:x2="6.38cm" svg:y2="3.413cm">
          <text:p/>
        </draw:line>
        <draw:line draw:style-name="gr118" draw:text-style-name="P2" draw:layer="layout" svg:x1="4.429cm" svg:y1="4.302cm" svg:x2="7.367cm" svg:y2="4.177cm">
          <text:p/>
        </draw:line>
        <draw:line draw:style-name="gr118" draw:text-style-name="P2" draw:layer="layout" svg:x1="4.302cm" svg:y1="4.175cm" svg:x2="9.128cm" svg:y2="3.667cm">
          <text:p/>
        </draw:line>
        <draw:custom-shape draw:style-name="gr112" draw:text-style-name="P1" draw:layer="layout" svg:width="8.094cm" svg:height="7.551cm" svg:x="2.27cm" svg:y="20.969cm">
          <text:p/>
          <draw:enhanced-geometry svg:viewBox="0 0 21600 21600" draw:type="rectangle" draw:enhanced-path="M 0 0 L 21600 0 21600 21600 0 21600 0 0 Z N"/>
        </draw:custom-shape>
        <draw:line draw:style-name="gr99" draw:text-style-name="P49" draw:layer="layout" svg:x1="2.27cm" svg:y1="26.623cm" svg:x2="10.364cm" svg:y2="26.623cm">
          <text:p/>
        </draw:line>
        <draw:line draw:style-name="gr100" draw:text-style-name="P50" draw:layer="layout" svg:x1="2.27cm" svg:y1="24.728cm" svg:x2="10.364cm" svg:y2="24.728cm">
          <text:p/>
        </draw:line>
        <draw:line draw:style-name="gr101" draw:text-style-name="P51" draw:layer="layout" svg:x1="2.27cm" svg:y1="22.834cm" svg:x2="10.364cm" svg:y2="22.834cm">
          <text:p/>
        </draw:line>
        <draw:custom-shape draw:style-name="gr102" draw:text-style-name="P5" draw:layer="layout" svg:width="0.428cm" svg:height="0.451cm" svg:x="3.297cm" svg:y="21.5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8.885cm" svg:y="21.4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4.059cm" svg:y="21.4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2.836cm" svg:y="22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8.297cm" svg:y="22.0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7cm" svg:height="0.451cm" svg:x="3.979cm" svg:y="22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7.662cm" svg:y="21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7.234cm" svg:y="22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6.091cm" svg:y="21.5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28cm" svg:height="0.451cm" svg:x="4.995cm" svg:y="21.6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3.139cm" svg:y="23.1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9.126cm" svg:y="23.0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3.956cm" svg:y="22.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2.645cm" svg:y="23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1cm" svg:x="8.496cm" svg:y="23.7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7cm" svg:height="0.602cm" svg:x="3.87cm" svg:y="23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7.815cm" svg:y="22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8cm" svg:height="0.602cm" svg:x="7.357cm" svg:y="23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2cm" svg:x="6.132cm" svg:y="23.1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59cm" svg:height="0.601cm" svg:x="4.958cm" svg:y="23.2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3.237cm" svg:y="25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8.872cm" svg:y="25.2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4.005cm" svg:y="25.1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5cm" svg:x="2.772cm" svg:y="25.9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8.279cm" svg:y="25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cm" svg:height="0.505cm" svg:x="3.925cm" svg:y="25.9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7.639cm" svg:y="25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5cm" svg:x="7.207cm" svg:y="25.9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1cm" svg:height="0.504cm" svg:x="6.055cm" svg:y="25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32cm" svg:height="0.504cm" svg:x="4.949cm" svg:y="25.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3.345cm" svg:y="27.0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9.068cm" svg:y="26.9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5cm" svg:x="4.125cm" svg:y="26.9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2.873cm" svg:y="27.6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8.466cm" svg:y="27.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4.043cm" svg:y="27.6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7.816cm" svg:y="26.8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9cm" svg:height="0.474cm" svg:x="7.377cm" svg:y="27.6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4cm" svg:x="6.207cm" svg:y="27.0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38cm" svg:height="0.475cm" svg:x="5.084cm" svg:y="27.1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2" draw:layer="layout" svg:x1="4.302cm" svg:y1="21.447cm" svg:x2="6.334cm" svg:y2="21.701cm">
          <text:p/>
        </draw:line>
        <draw:line draw:style-name="gr117" draw:text-style-name="P2" draw:layer="layout" svg:x1="4.302cm" svg:y1="22.463cm" svg:x2="7.35cm" svg:y2="22.463cm">
          <text:p/>
        </draw:line>
        <draw:line draw:style-name="gr119" draw:text-style-name="P2" draw:layer="layout" svg:x1="4.302cm" svg:y1="22.336cm" svg:x2="9.059cm" svg:y2="21.858cm">
          <text:p/>
        </draw:line>
        <draw:line draw:style-name="gr120" draw:text-style-name="P2" draw:layer="layout" svg:x1="4.302cm" svg:y1="6.207cm" svg:x2="7.477cm" svg:y2="6.207cm">
          <text:p/>
        </draw:line>
        <draw:line draw:style-name="gr120" draw:text-style-name="P2" draw:layer="layout" svg:x1="6.588cm" svg:y1="5.318cm" svg:x2="7.985cm" svg:y2="5.064cm">
          <text:p/>
        </draw:line>
        <draw:line draw:style-name="gr121" draw:text-style-name="P2" draw:layer="layout" svg:x1="4.302cm" svg:y1="15.351cm" svg:x2="7.477cm" svg:y2="15.351cm">
          <text:p/>
        </draw:line>
        <draw:line draw:style-name="gr122" draw:text-style-name="P2" draw:layer="layout" svg:x1="6.461cm" svg:y1="14.462cm" svg:x2="7.985cm" svg:y2="14.208cm">
          <text:p/>
        </draw:line>
        <draw:line draw:style-name="gr122" draw:text-style-name="P2" draw:layer="layout" svg:x1="4.175cm" svg:y1="24.241cm" svg:x2="7.477cm" svg:y2="24.241cm">
          <text:p/>
        </draw:line>
        <draw:line draw:style-name="gr123" draw:text-style-name="P2" draw:layer="layout" svg:x1="6.461cm" svg:y1="23.479cm" svg:x2="7.985cm" svg:y2="23.225cm">
          <text:p/>
        </draw:line>
        <draw:line draw:style-name="gr120" draw:text-style-name="P2" draw:layer="layout" svg:x1="9.001cm" svg:y1="6.08cm" svg:x2="9.382cm" svg:y2="5.445cm">
          <text:p/>
        </draw:line>
        <draw:line draw:style-name="gr123" draw:text-style-name="P2" draw:layer="layout" svg:x1="4.302cm" svg:y1="14.208cm" svg:x2="6.334cm" svg:y2="14.208cm">
          <text:p/>
        </draw:line>
        <draw:line draw:style-name="gr121" draw:text-style-name="P2" draw:layer="layout" svg:x1="4.295cm" svg:y1="23.225cm" svg:x2="6.327cm" svg:y2="23.225cm">
          <text:p/>
        </draw:line>
        <draw:line draw:style-name="gr120" draw:text-style-name="P2" draw:layer="layout" svg:x1="2.905cm" svg:y1="4.429cm" svg:x2="3.413cm" svg:y2="7.35cm">
          <text:p/>
        </draw:line>
        <draw:line draw:style-name="gr127" draw:text-style-name="P2" draw:layer="layout" svg:x1="3.032cm" svg:y1="13.573cm" svg:x2="3.413cm" svg:y2="16.494cm">
          <text:p/>
        </draw:line>
        <draw:line draw:style-name="gr128" draw:text-style-name="P2" draw:layer="layout" svg:x1="2.905cm" svg:y1="22.59cm" svg:x2="2.905cm" svg:y2="26.019cm">
          <text:p/>
        </draw:line>
        <draw:line draw:style-name="gr120" draw:text-style-name="P2" draw:layer="layout" svg:x1="2.905cm" svg:y1="4.429cm" svg:x2="2.905cm" svg:y2="7.985cm">
          <text:p/>
        </draw:line>
        <draw:line draw:style-name="gr129" draw:text-style-name="P2" draw:layer="layout" svg:x1="3.032cm" svg:y1="13.573cm" svg:x2="2.905cm" svg:y2="17.129cm">
          <text:p/>
        </draw:line>
        <draw:line draw:style-name="gr129" draw:text-style-name="P2" draw:layer="layout" svg:x1="2.905cm" svg:y1="22.59cm" svg:x2="3.413cm" svg:y2="25.384cm">
          <text:p/>
        </draw:line>
        <draw:custom-shape draw:style-name="gr103" draw:text-style-name="P52" draw:layer="layout" svg:width="0.469cm" svg:height="0.621cm" svg:x="9.257cm" svg:y="4.8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0" draw:text-style-name="P2" draw:layer="layout" svg:x1="4.429cm" svg:y1="10.017cm" svg:x2="7.604cm" svg:y2="10.017cm">
          <text:p/>
        </draw:line>
        <draw:line draw:style-name="gr130" draw:text-style-name="P2" draw:layer="layout" svg:x1="4.429cm" svg:y1="19.034cm" svg:x2="7.477cm" svg:y2="19.034cm">
          <text:p/>
        </draw:line>
        <draw:line draw:style-name="gr131" draw:text-style-name="P2" draw:layer="layout" svg:x1="4.429cm" svg:y1="19.034cm" svg:x2="7.477cm" svg:y2="19.034cm">
          <text:p/>
        </draw:line>
        <draw:line draw:style-name="gr132" draw:text-style-name="P2" draw:layer="layout" svg:x1="4.429cm" svg:y1="28.051cm" svg:x2="7.477cm" svg:y2="28.051cm">
          <text:p/>
        </draw:line>
        <draw:line draw:style-name="gr133" draw:text-style-name="P2" draw:layer="layout" svg:x1="4.429cm" svg:y1="19.034cm" svg:x2="5.191cm" svg:y2="18.526cm">
          <text:p/>
        </draw:line>
        <draw:line draw:style-name="gr120" draw:text-style-name="P2" draw:layer="layout" svg:x1="4.429cm" svg:y1="9.923cm" svg:x2="5.191cm" svg:y2="9.509cm">
          <text:p/>
        </draw:line>
        <draw:line draw:style-name="gr131" draw:text-style-name="P2" draw:layer="layout" svg:x1="4.429cm" svg:y1="27.924cm" svg:x2="5.191cm" svg:y2="27.416cm">
          <text:p/>
        </draw:line>
        <draw:custom-shape draw:style-name="gr110" draw:text-style-name="P1" draw:layer="layout" svg:width="8.29cm" svg:height="7.789cm" svg:x="11.411cm" svg:y="3.038cm">
          <text:p/>
          <draw:enhanced-geometry svg:viewBox="0 0 21600 21600" draw:type="rectangle" draw:enhanced-path="M 0 0 L 21600 0 21600 21600 0 21600 0 0 Z N"/>
        </draw:custom-shape>
        <draw:line draw:style-name="gr99" draw:text-style-name="P49" draw:layer="layout" svg:x1="11.411cm" svg:y1="8.87cm" svg:x2="19.701cm" svg:y2="8.87cm">
          <text:p/>
        </draw:line>
        <draw:line draw:style-name="gr100" draw:text-style-name="P50" draw:layer="layout" svg:x1="11.411cm" svg:y1="6.915cm" svg:x2="19.701cm" svg:y2="6.915cm">
          <text:p/>
        </draw:line>
        <draw:line draw:style-name="gr101" draw:text-style-name="P51" draw:layer="layout" svg:x1="11.411cm" svg:y1="4.962cm" svg:x2="19.701cm" svg:y2="4.962cm">
          <text:p/>
        </draw:line>
        <draw:custom-shape draw:style-name="gr102" draw:text-style-name="P5" draw:layer="layout" svg:width="0.438cm" svg:height="0.465cm" svg:x="12.463cm" svg:y="3.6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18.186cm" svg:y="3.5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13.243cm" svg:y="3.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1.991cm" svg:y="4.2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7.584cm" svg:y="4.1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3.161cm" svg:y="4.2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6.934cm" svg:y="3.4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9cm" svg:height="0.465cm" svg:x="16.495cm" svg:y="4.2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5.325cm" svg:y="3.6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5" draw:layer="layout" svg:width="0.438cm" svg:height="0.465cm" svg:x="14.202cm" svg:y="3.7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12.301cm" svg:y="5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cm" svg:x="13.138cm" svg:y="5.0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11.795cm" svg:y="6.0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cm" svg:x="17.788cm" svg:y="5.9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8cm" svg:height="0.621cm" svg:x="13.05cm" svg:y="6.0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cm" svg:x="17.09cm" svg:y="5.0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69cm" svg:height="0.621cm" svg:x="16.621cm" svg:y="6.0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1cm" svg:x="15.367cm" svg:y="5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3" draw:text-style-name="P52" draw:layer="layout" svg:width="0.47cm" svg:height="0.62cm" svg:x="14.164cm" svg:y="5.4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cm" svg:x="12.401cm" svg:y="7.5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cm" svg:x="18.173cm" svg:y="7.4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13.188cm" svg:y="7.3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11.925cm" svg:y="8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17.566cm" svg:y="8.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cm" svg:height="0.521cm" svg:x="13.106cm" svg:y="8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16.91cm" svg:y="7.3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21cm" svg:x="16.468cm" svg:y="8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1cm" svg:height="0.52cm" svg:x="15.288cm" svg:y="7.5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53" draw:layer="layout" svg:width="0.442cm" svg:height="0.519cm" svg:x="14.155cm" svg:y="7.67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2.512cm" svg:y="9.3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8.374cm" svg:y="9.2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5cm" svg:height="0.49cm" svg:x="13.311cm" svg:y="9.1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8cm" svg:height="0.489cm" svg:x="12.029cm" svg:y="9.9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7.757cm" svg:y="9.8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3.227cm" svg:y="9.9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9cm" svg:x="17.091cm" svg:y="9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6.642cm" svg:y="9.9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89cm" svg:x="15.443cm" svg:y="9.3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54" draw:layer="layout" svg:width="0.449cm" svg:height="0.49cm" svg:x="14.293cm" svg:y="9.4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4" draw:text-style-name="P2" draw:layer="layout" svg:x1="13.478cm" svg:y1="3.588cm" svg:x2="15.556cm" svg:y2="3.715cm">
          <text:p/>
        </draw:line>
        <draw:line draw:style-name="gr134" draw:text-style-name="P2" draw:layer="layout" svg:x1="13.605cm" svg:y1="4.604cm" svg:x2="16.543cm" svg:y2="4.479cm">
          <text:p/>
        </draw:line>
        <draw:line draw:style-name="gr134" draw:text-style-name="P2" draw:layer="layout" svg:x1="13.478cm" svg:y1="4.477cm" svg:x2="18.304cm" svg:y2="3.969cm">
          <text:p/>
        </draw:line>
        <draw:line draw:style-name="gr135" draw:text-style-name="P2" draw:layer="layout" svg:x1="13.478cm" svg:y1="6.509cm" svg:x2="16.653cm" svg:y2="6.509cm">
          <text:p/>
        </draw:line>
        <draw:line draw:style-name="gr135" draw:text-style-name="P2" draw:layer="layout" svg:x1="15.764cm" svg:y1="5.62cm" svg:x2="17.161cm" svg:y2="5.366cm">
          <text:p/>
        </draw:line>
        <draw:line draw:style-name="gr135" draw:text-style-name="P2" draw:layer="layout" svg:x1="18.177cm" svg:y1="6.382cm" svg:x2="18.558cm" svg:y2="5.747cm">
          <text:p/>
        </draw:line>
        <draw:line draw:style-name="gr135" draw:text-style-name="P2" draw:layer="layout" svg:x1="12.081cm" svg:y1="4.731cm" svg:x2="12.589cm" svg:y2="7.652cm">
          <text:p/>
        </draw:line>
        <draw:line draw:style-name="gr135" draw:text-style-name="P2" draw:layer="layout" svg:x1="12.081cm" svg:y1="4.731cm" svg:x2="12.081cm" svg:y2="8.287cm">
          <text:p/>
        </draw:line>
        <draw:custom-shape draw:style-name="gr103" draw:text-style-name="P52" draw:layer="layout" svg:width="0.469cm" svg:height="0.621cm" svg:x="18.433cm" svg:y="5.1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2" draw:layer="layout" svg:x1="13.605cm" svg:y1="10.319cm" svg:x2="16.78cm" svg:y2="10.319cm">
          <text:p/>
        </draw:line>
        <draw:line draw:style-name="gr135" draw:text-style-name="P2" draw:layer="layout" svg:x1="13.605cm" svg:y1="10.225cm" svg:x2="14.367cm" svg:y2="9.811cm">
          <text:p/>
        </draw:line>
      </draw:page>
      <draw:page draw:name="page12" draw:style-name="dp1" draw:master-page-name="Default">
        <draw:frame draw:style-name="gr65" draw:text-style-name="P40" draw:layer="layout" svg:width="3.814cm" svg:height="3.556cm" svg:x="14.492cm" svg:y="2.491cm">
          <draw:image xlink:href="Pictures/10000001000000FC000000EBEB32E94C584AEA54.png" xlink:type="simple" xlink:show="embed" xlink:actuate="onLoad" draw:mime-type="image/png">
            <text:p/>
          </draw:image>
        </draw:frame>
        <draw:frame draw:style-name="gr65" draw:text-style-name="P40" draw:layer="layout" svg:width="3.725cm" svg:height="3.429cm" svg:x="7.604cm" svg:y="2.524cm">
          <draw:image xlink:href="Pictures/10000001000000FC000000E8C0FDF42D5FC85DD6.png" xlink:type="simple" xlink:show="embed" xlink:actuate="onLoad" draw:mime-type="image/png">
            <text:p/>
          </draw:image>
        </draw:frame>
        <draw:frame draw:style-name="gr65" draw:text-style-name="P40" draw:layer="layout" svg:width="3.766cm" svg:height="3.575cm" svg:x="1.762cm" svg:y="2.524cm">
          <draw:image xlink:href="Pictures/1000000100000100000000F36B5C3AF6E77C5266.png" xlink:type="simple" xlink:show="embed" xlink:actuate="onLoad" draw:mime-type="image/png">
            <text:p/>
          </draw:image>
        </draw:frame>
        <draw:frame draw:style-name="gr65" draw:text-style-name="P40" draw:layer="layout" svg:width="4.978cm" svg:height="3.452cm" svg:x="13.802cm" svg:y="6.692cm">
          <draw:image xlink:href="Pictures/100000010000018E000001144D6FEC31D223A6B3.png" xlink:type="simple" xlink:show="embed" xlink:actuate="onLoad" draw:mime-type="image/png">
            <text:p/>
          </draw:image>
        </draw:frame>
        <draw:frame draw:style-name="gr65" draw:text-style-name="P40" draw:layer="layout" svg:width="4.588cm" svg:height="3.181cm" svg:x="7.096cm" svg:y="6.842cm">
          <draw:image xlink:href="Pictures/100000010000018E00000114C21E56FE59DC45BD.png" xlink:type="simple" xlink:show="embed" xlink:actuate="onLoad" draw:mime-type="image/png">
            <text:p/>
          </draw:image>
        </draw:frame>
        <draw:frame draw:style-name="gr65" draw:text-style-name="P40" draw:layer="layout" svg:width="4.233cm" svg:height="3.011cm" svg:x="1.466cm" svg:y="6.784cm">
          <draw:image xlink:href="Pictures/1000000100000184000001142D83343B207823FA.png" xlink:type="simple" xlink:show="embed" xlink:actuate="onLoad" draw:mime-type="image/png">
            <text:p/>
          </draw:image>
        </draw:frame>
        <draw:frame draw:style-name="gr65" draw:text-style-name="P40" draw:layer="layout" svg:width="3.782cm" svg:height="3.81cm" svg:x="7.747cm" svg:y="10.277cm">
          <draw:image xlink:href="Pictures/100000010000019C0000019FB7BD5F25F7ABD47D.png" xlink:type="simple" xlink:show="embed" xlink:actuate="onLoad" draw:mime-type="image/png">
            <text:p/>
          </draw:image>
        </draw:frame>
        <draw:frame draw:style-name="gr65" draw:text-style-name="P40" draw:layer="layout" svg:width="3.782cm" svg:height="3.81cm" svg:x="14.716cm" svg:y="10.144cm">
          <draw:image xlink:href="Pictures/100000010000019C0000019F22162455F6BB55A6.png" xlink:type="simple" xlink:show="embed" xlink:actuate="onLoad" draw:mime-type="image/png">
            <text:p/>
          </draw:image>
        </draw:frame>
        <draw:frame draw:style-name="gr65" draw:text-style-name="P40" draw:layer="layout" svg:width="3.372cm" svg:height="3.397cm" svg:x="2.031cm" svg:y="10.176cm">
          <draw:image xlink:href="Pictures/100000010000019C0000019FD4F65128851BBF3A.png" xlink:type="simple" xlink:show="embed" xlink:actuate="onLoad" draw:mime-type="image/png">
            <text:p/>
          </draw:image>
        </draw:frame>
        <draw:frame draw:style-name="gr136" draw:text-style-name="P55" draw:layer="layout" svg:width="2.83cm" svg:height="1.521cm" svg:x="2.183cm" svg:y="1.896cm">
          <draw:text-box>
            <text:p><text:span text:style-name="T21">Naive</text:span></text:p>
          </draw:text-box>
        </draw:frame>
        <draw:frame draw:style-name="gr137" draw:text-style-name="P7" draw:layer="layout" svg:width="3.4cm" svg:height="1.521cm" svg:x="7.76cm" svg:y="1.762cm">
          <draw:text-box>
            <text:p><text:span text:style-name="T21">Trained</text:span></text:p>
          </draw:text-box>
        </draw:frame>
        <draw:frame draw:style-name="gr138" draw:text-style-name="P7" draw:layer="layout" svg:width="3.309cm" svg:height="1.691cm" svg:x="14.843cm" svg:y="1.764cm">
          <draw:text-box>
            <text:p><text:span text:style-name="T21">Shuffled</text:span></text:p>
          </draw:text-box>
        </draw:frame>
        <draw:custom-shape draw:style-name="gr139" draw:text-style-name="P56" draw:layer="layout" svg:width="1.397cm" svg:height="0.381cm" svg:x="5.699cm" svg:y="2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9" draw:text-style-name="P56" draw:layer="layout" svg:width="1.397cm" svg:height="0.381cm" svg:x="12.303cm" svg:y="1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40" xml:id="id64" draw:id="id64" draw:layer="layout" svg:width="4.209cm" svg:height="3.931cm" svg:x="7.332cm" svg:y="15.484cm">
          <draw:image xlink:href="Pictures/1000000100000102000000F1E190064F8F5394CF.png" xlink:type="simple" xlink:show="embed" xlink:actuate="onLoad" draw:mime-type="image/png">
            <text:p/>
          </draw:image>
        </draw:frame>
        <draw:frame draw:style-name="gr65" draw:text-style-name="P40" xml:id="id62" draw:id="id62" draw:layer="layout" svg:width="4.274cm" svg:height="4.057cm" svg:x="1.889cm" svg:y="17.771cm">
          <draw:image xlink:href="Pictures/1000000100000100000000F36B5C3AF6E77C5266.png" xlink:type="simple" xlink:show="embed" xlink:actuate="onLoad" draw:mime-type="image/png">
            <text:p/>
          </draw:image>
        </draw:frame>
        <draw:frame draw:style-name="gr65" draw:text-style-name="P40" xml:id="id63" draw:id="id63" draw:layer="layout" svg:width="4.139cm" svg:height="3.81cm" svg:x="7.35cm" svg:y="21.193cm">
          <draw:image xlink:href="Pictures/10000001000000FC000000E8C0FDF42D5FC85DD6.png" xlink:type="simple" xlink:show="embed" xlink:actuate="onLoad" draw:mime-type="image/png">
            <text:p/>
          </draw:image>
        </draw:frame>
        <draw:frame draw:style-name="gr65" draw:text-style-name="P40" draw:layer="layout" svg:width="4.588cm" svg:height="3.181cm" svg:x="15.224cm" svg:y="21.695cm">
          <draw:image xlink:href="Pictures/100000010000018E00000114C21E56FE59DC45BD.png" xlink:type="simple" xlink:show="embed" xlink:actuate="onLoad" draw:mime-type="image/png">
            <text:p/>
          </draw:image>
        </draw:frame>
        <draw:frame draw:style-name="gr65" draw:text-style-name="P40" draw:layer="layout" svg:width="4.233cm" svg:height="3.011cm" svg:x="1.72cm" svg:y="22.246cm">
          <draw:image xlink:href="Pictures/1000000100000184000001142D83343B207823FA.png" xlink:type="simple" xlink:show="embed" xlink:actuate="onLoad" draw:mime-type="image/png">
            <text:p/>
          </draw:image>
        </draw:frame>
        <draw:frame draw:style-name="gr65" draw:text-style-name="P40" draw:layer="layout" svg:width="4.233cm" svg:height="3.011cm" svg:x="15.309cm" svg:y="16.113cm">
          <draw:image xlink:href="Pictures/1000000100000184000001142D83343B207823FA.png" xlink:type="simple" xlink:show="embed" xlink:actuate="onLoad" draw:mime-type="image/png">
            <text:p/>
          </draw:image>
        </draw:frame>
        <draw:connector draw:style-name="gr140" draw:text-style-name="P2" draw:layer="layout" svg:x1="6.163cm" svg:y1="19.799cm" svg:x2="7.35cm" svg:y2="23.098cm" draw:start-shape="id62" draw:end-shape="id63" svg:d="M6163 19799h594v3299h593" svg:viewBox="0 0 1188 3300">
          <text:p/>
        </draw:connector>
        <draw:frame draw:style-name="gr138" draw:text-style-name="P7" draw:layer="layout" svg:width="2.449cm" svg:height="1.691cm" svg:x="7.985cm" svg:y="20.433cm">
          <draw:text-box>
            <text:p><text:span text:style-name="T21">Trained</text:span></text:p>
          </draw:text-box>
        </draw:frame>
        <draw:frame draw:style-name="gr138" draw:text-style-name="P7" draw:layer="layout" svg:width="3.639cm" svg:height="1.691cm" svg:x="7.604cm" svg:y="14.716cm">
          <draw:text-box>
            <text:p><text:span text:style-name="T21">Reinforced</text:span></text:p>
          </draw:text-box>
        </draw:frame>
        <draw:frame draw:style-name="gr141" draw:text-style-name="P55" draw:layer="layout" svg:width="2.83cm" svg:height="0.971cm" svg:x="2.488cm" svg:y="16.37cm">
          <draw:text-box>
            <text:p><text:span text:style-name="T21">Naive</text:span></text:p>
          </draw:text-box>
        </draw:frame>
        <draw:connector draw:style-name="gr142" draw:text-style-name="P2" draw:layer="layout" svg:x1="6.163cm" svg:y1="19.799cm" svg:x2="7.332cm" svg:y2="17.449cm" draw:start-shape="id62" draw:start-glue-point="1" draw:end-shape="id64" draw:end-glue-point="3" svg:d="M6163 19799h585v-2350h584" svg:viewBox="0 0 1170 2351">
          <text:p/>
        </draw:connector>
        <draw:frame draw:style-name="gr65" draw:text-style-name="P40" draw:layer="layout" svg:width="3.841cm" svg:height="4.474cm" svg:x="11.51cm" svg:y="20.939cm">
          <draw:image xlink:href="Pictures/10000001000000FF00000129F8F96B67BA85DC23.png" xlink:type="simple" xlink:show="embed" xlink:actuate="onLoad" draw:mime-type="image/png">
            <text:p/>
          </draw:image>
        </draw:frame>
        <draw:frame draw:style-name="gr65" draw:text-style-name="P40" draw:layer="layout" svg:width="3.925cm" svg:height="4.572cm" svg:x="11.553cm" svg:y="15.732cm">
          <draw:image xlink:href="Pictures/10000001000000FF00000129F31B558609948668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custom-shape draw:style-name="gr66" draw:text-style-name="P1" draw:layer="layout" svg:width="8.094cm" svg:height="9.272cm" svg:x="5.756cm" svg:y="3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56cm" svg:y1="5.213cm" svg:x2="13.85cm" svg:y2="5.213cm">
          <text:p/>
        </draw:line>
        <draw:line draw:style-name="gr2" draw:text-style-name="P2" draw:layer="layout" svg:x1="5.756cm" svg:y1="10.897cm" svg:x2="13.85cm" svg:y2="10.897cm">
          <text:p/>
        </draw:line>
        <draw:line draw:style-name="gr2" draw:text-style-name="P2" draw:layer="layout" svg:x1="5.756cm" svg:y1="9.002cm" svg:x2="13.85cm" svg:y2="9.002cm">
          <text:p/>
        </draw:line>
        <draw:line draw:style-name="gr2" draw:text-style-name="P2" draw:layer="layout" svg:x1="5.756cm" svg:y1="7.108cm" svg:x2="13.85cm" svg:y2="7.108cm">
          <text:p/>
        </draw:line>
        <draw:custom-shape draw:style-name="gr67" draw:text-style-name="P11" draw:layer="layout" svg:width="0.762cm" svg:height="0.762cm" svg:x="12.176cm" svg:y="7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1.524cm" svg:height="1.524cm" svg:x="10.044cm" svg:y="1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53cm" svg:y="5.29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4" draw:layer="layout" svg:width="1.508cm" svg:height="1.523cm" svg:x="8.149cm" svg:y="11.08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53cm" svg:y="10.96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3" draw:text-style-name="P15" draw:layer="layout" svg:width="0.925cm" svg:height="0.971cm" svg:x="12.049cm" svg:y="5.829cm">
          <draw:text-box>
            <text:p><text:span text:style-name="T5">V</text:span></text:p>
          </draw:text-box>
        </draw:frame>
        <draw:frame draw:style-name="gr144" draw:text-style-name="P16" draw:layer="layout" svg:width="0.925cm" svg:height="0.971cm" svg:x="6.319cm" svg:y="5.869cm">
          <draw:text-box>
            <text:p><text:span text:style-name="T6">E</text:span></text:p>
          </draw:text-box>
        </draw:frame>
        <draw:frame draw:style-name="gr144" draw:text-style-name="P18" draw:layer="layout" svg:width="1.451cm" svg:height="0.971cm" svg:x="10.271cm" svg:y="5.829cm">
          <draw:text-box>
            <text:p><text:span text:style-name="T8">S</text:span></text:p>
          </draw:text-box>
        </draw:frame>
        <draw:custom-shape draw:style-name="gr74" draw:text-style-name="P5" draw:layer="layout" svg:width="1.445cm" svg:height="1.467cm" svg:x="6.08cm" svg:y="7.2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5" draw:layer="layout" svg:width="1.25cm" svg:height="1.27cm" svg:x="6.1cm" svg:y="9.25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9.001cm" svg:y="3.6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1.508cm" svg:height="1.523cm" svg:x="8.128cm" svg:y="7.3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39cm" svg:y="9.38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39cm" svg:y="5.57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7" draw:layer="layout" svg:width="0.891cm" svg:height="0.971cm" svg:x="8.491cm" svg:y="5.856cm">
          <draw:text-box>
            <text:p><text:span text:style-name="T7">P</text:span></text:p>
          </draw:text-box>
        </draw:frame>
        <draw:custom-shape draw:style-name="gr73" draw:text-style-name="P43" draw:layer="layout" svg:width="1.017cm" svg:height="1.026cm" svg:x="10.178cm" svg:y="5.689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44cm" svg:y="7.60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65cm" svg:y="9.499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629cm" svg:height="0.635cm" svg:x="12.309cm" svg:y="11.6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509cm" svg:height="0.509cm" svg:x="12.303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1.397cm" svg:height="1.41cm" svg:x="11.795cm" svg:y="5.44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2" draw:layer="layout" svg:x1="8.366cm" svg:y1="5.572cm" svg:x2="9.509cm" svg:y2="6.969cm">
          <text:p/>
        </draw:line>
        <draw:line draw:style-name="gr145" draw:text-style-name="P2" draw:layer="layout" svg:x1="9.382cm" svg:y1="5.572cm" svg:x2="8.239cm" svg:y2="6.969cm">
          <text:p/>
        </draw:line>
        <draw:line draw:style-name="gr145" draw:text-style-name="P2" draw:layer="layout" svg:x1="8.366cm" svg:y1="7.477cm" svg:x2="9.509cm" svg:y2="8.874cm">
          <text:p/>
        </draw:line>
        <draw:line draw:style-name="gr145" draw:text-style-name="P2" draw:layer="layout" svg:x1="9.382cm" svg:y1="7.477cm" svg:x2="8.239cm" svg:y2="8.874cm">
          <text:p/>
        </draw:line>
        <draw:line draw:style-name="gr145" draw:text-style-name="P2" draw:layer="layout" svg:x1="8.366cm" svg:y1="9.382cm" svg:x2="9.509cm" svg:y2="10.779cm">
          <text:p/>
        </draw:line>
        <draw:line draw:style-name="gr145" draw:text-style-name="P2" draw:layer="layout" svg:x1="9.382cm" svg:y1="9.382cm" svg:x2="8.239cm" svg:y2="10.779cm">
          <text:p/>
        </draw:line>
        <draw:line draw:style-name="gr145" draw:text-style-name="P2" draw:layer="layout" svg:x1="8.366cm" svg:y1="11.16cm" svg:x2="9.509cm" svg:y2="12.557cm">
          <text:p/>
        </draw:line>
        <draw:line draw:style-name="gr145" draw:text-style-name="P2" draw:layer="layout" svg:x1="9.382cm" svg:y1="11.16cm" svg:x2="8.239cm" svg:y2="12.557cm">
          <text:p/>
        </draw:line>
        <draw:custom-shape draw:style-name="gr66" draw:text-style-name="P1" draw:layer="layout" svg:width="8.094cm" svg:height="9.272cm" svg:x="5.73cm" svg:y="14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3cm" svg:y1="15.744cm" svg:x2="13.824cm" svg:y2="15.744cm">
          <text:p/>
        </draw:line>
        <draw:line draw:style-name="gr2" draw:text-style-name="P2" draw:layer="layout" svg:x1="5.73cm" svg:y1="21.428cm" svg:x2="13.824cm" svg:y2="21.428cm">
          <text:p/>
        </draw:line>
        <draw:line draw:style-name="gr2" draw:text-style-name="P2" draw:layer="layout" svg:x1="5.73cm" svg:y1="19.533cm" svg:x2="13.824cm" svg:y2="19.533cm">
          <text:p/>
        </draw:line>
        <draw:line draw:style-name="gr2" draw:text-style-name="P2" draw:layer="layout" svg:x1="5.73cm" svg:y1="17.639cm" svg:x2="13.824cm" svg:y2="17.639cm">
          <text:p/>
        </draw:line>
        <draw:custom-shape draw:style-name="gr67" draw:text-style-name="P11" draw:layer="layout" svg:width="0.762cm" svg:height="0.762cm" svg:x="12.15cm" svg:y="18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1.524cm" svg:height="1.524cm" svg:x="10.018cm" svg:y="21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27cm" svg:y="15.82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4" draw:layer="layout" svg:width="1.508cm" svg:height="1.523cm" svg:x="8.123cm" svg:y="21.61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27cm" svg:y="21.4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3" draw:text-style-name="P15" draw:layer="layout" svg:width="0.925cm" svg:height="0.971cm" svg:x="12.023cm" svg:y="16.36cm">
          <draw:text-box>
            <text:p><text:span text:style-name="T5">V</text:span></text:p>
          </draw:text-box>
        </draw:frame>
        <draw:frame draw:style-name="gr144" draw:text-style-name="P16" draw:layer="layout" svg:width="0.925cm" svg:height="0.971cm" svg:x="6.293cm" svg:y="16.4cm">
          <draw:text-box>
            <text:p><text:span text:style-name="T6">E</text:span></text:p>
          </draw:text-box>
        </draw:frame>
        <draw:frame draw:style-name="gr144" draw:text-style-name="P18" draw:layer="layout" svg:width="1.451cm" svg:height="0.971cm" svg:x="10.245cm" svg:y="16.36cm">
          <draw:text-box>
            <text:p><text:span text:style-name="T8">S</text:span></text:p>
          </draw:text-box>
        </draw:frame>
        <draw:custom-shape draw:style-name="gr74" draw:text-style-name="P5" draw:layer="layout" svg:width="1.445cm" svg:height="1.467cm" svg:x="6.054cm" svg:y="17.75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5" draw:layer="layout" svg:width="1.25cm" svg:height="1.27cm" svg:x="6.074cm" svg:y="19.7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8.975cm" svg:y="14.18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1.508cm" svg:height="1.523cm" svg:x="8.102cm" svg:y="17.88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13cm" svg:y="19.91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13cm" svg:y="16.10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7" draw:layer="layout" svg:width="0.891cm" svg:height="0.971cm" svg:x="8.465cm" svg:y="16.387cm">
          <draw:text-box>
            <text:p><text:span text:style-name="T7">P</text:span></text:p>
          </draw:text-box>
        </draw:frame>
        <draw:custom-shape draw:style-name="gr73" draw:text-style-name="P43" draw:layer="layout" svg:width="1.017cm" svg:height="1.026cm" svg:x="10.152cm" svg:y="16.2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18cm" svg:y="18.13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39cm" svg:y="20.0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629cm" svg:height="0.635cm" svg:x="12.283cm" svg:y="22.199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509cm" svg:height="0.509cm" svg:x="12.277cm" svg:y="20.2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1.397cm" svg:height="1.41cm" svg:x="11.769cm" svg:y="15.97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custom-shape draw:style-name="gr146" draw:text-style-name="P1" draw:layer="layout" svg:width="9.104cm" svg:height="10.43cm" svg:x="1.871cm" svg:y="15.229cm">
          <text:p/>
          <draw:enhanced-geometry svg:viewBox="0 0 21600 21600" draw:type="rectangle" draw:enhanced-path="M 0 0 L 21600 0 21600 21600 0 21600 0 0 Z N"/>
        </draw:custom-shape>
        <draw:line draw:name="Line 57_10" draw:style-name="gr33" draw:text-style-name="P20" draw:layer="layout" svg:x1="19.31cm" svg:y1="42.24cm" svg:x2="21.291cm" svg:y2="44.364cm">
          <text:p/>
        </draw:line>
        <draw:line draw:name="Line 58_10" draw:style-name="gr33" draw:text-style-name="P20" draw:layer="layout" svg:x1="19.31cm" svg:y1="42.241cm" svg:x2="21.577cm" svg:y2="41.935cm">
          <text:p/>
        </draw:line>
        <draw:custom-shape draw:style-name="gr147" draw:text-style-name="P1" draw:layer="layout" svg:width="9.104cm" svg:height="10.43cm" svg:x="7.146cm" svg:y="40.1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45cm" svg:y1="42.089cm" svg:x2="16.249cm" svg:y2="42.089cm">
          <text:p/>
        </draw:line>
        <draw:line draw:style-name="gr2" draw:text-style-name="P2" draw:layer="layout" svg:x1="7.145cm" svg:y1="48.483cm" svg:x2="16.249cm" svg:y2="48.483cm">
          <text:p/>
        </draw:line>
        <draw:line draw:style-name="gr2" draw:text-style-name="P2" draw:layer="layout" svg:x1="7.145cm" svg:y1="46.351cm" svg:x2="16.249cm" svg:y2="46.351cm">
          <text:p/>
        </draw:line>
        <draw:line draw:style-name="gr2" draw:text-style-name="P2" draw:layer="layout" svg:x1="7.145cm" svg:y1="44.221cm" svg:x2="16.249cm" svg:y2="44.221cm">
          <text:p/>
        </draw:line>
        <draw:frame draw:style-name="gr148" draw:text-style-name="P47" draw:layer="layout" svg:width="2.377cm" svg:height="1.366cm" svg:x="18.317cm" svg:y="41.026cm">
          <draw:text-box>
            <text:p><text:span text:style-name="T10">L2/3</text:span></text:p>
          </draw:text-box>
        </draw:frame>
        <draw:custom-shape draw:style-name="gr149" draw:text-style-name="P9" draw:layer="layout" svg:width="0.833cm" svg:height="0.876cm" svg:x="12.147cm" svg:y="4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14.213cm" svg:y="45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10.122cm" svg:y="42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11.837cm" svg:y="4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13.836cm" svg:y="4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14.408cm" svg:y="4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14.408cm" svg:y="4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145cm" svg:y1="40.187cm" svg:x2="10.478cm" svg:y2="38.482cm">
          <text:p/>
        </draw:line>
        <draw:line draw:style-name="gr16" draw:text-style-name="P2" draw:layer="layout" svg:x1="16.25cm" svg:y1="40.187cm" svg:x2="18.173cm" svg:y2="38.482cm">
          <text:p/>
        </draw:line>
        <draw:line draw:style-name="gr17" draw:text-style-name="P2" draw:layer="layout" svg:x1="10.477cm" svg:y1="38.482cm" svg:x2="18.173cm" svg:y2="38.482cm">
          <text:p/>
        </draw:line>
        <draw:line draw:style-name="gr17" draw:text-style-name="P2" draw:layer="layout" svg:x1="18.173cm" svg:y1="38.482cm" svg:x2="18.173cm" svg:y2="48.712cm">
          <text:p/>
        </draw:line>
        <draw:line draw:style-name="gr16" draw:text-style-name="P2" draw:layer="layout" svg:x1="16.25cm" svg:y1="50.616cm" svg:x2="18.173cm" svg:y2="48.712cm">
          <text:p/>
        </draw:line>
        <draw:line draw:style-name="gr2" draw:text-style-name="P2" draw:layer="layout" svg:x1="16.25cm" svg:y1="42.09cm" svg:x2="18.173cm" svg:y2="40.187cm">
          <text:p/>
        </draw:line>
        <draw:line draw:style-name="gr2" draw:text-style-name="P2" draw:layer="layout" svg:x1="16.277cm" svg:y1="44.145cm" svg:x2="18.173cm" svg:y2="42.318cm">
          <text:p/>
        </draw:line>
        <draw:line draw:style-name="gr2" draw:text-style-name="P2" draw:layer="layout" svg:x1="16.25cm" svg:y1="46.351cm" svg:x2="18.173cm" svg:y2="44.448cm">
          <text:p/>
        </draw:line>
        <draw:line draw:style-name="gr2" draw:text-style-name="P2" draw:layer="layout" svg:x1="16.25cm" svg:y1="48.483cm" svg:x2="18.173cm" svg:y2="46.58cm">
          <text:p/>
        </draw:line>
        <draw:custom-shape draw:style-name="gr156" draw:text-style-name="P5" draw:layer="layout" svg:width="1.768cm" svg:height="1.794cm" svg:x="7.498cm" svg:y="42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7.785cm" svg:y="46.5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10.122cm" svg:y="47.0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9.98cm" svg:y="44.47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9.837cm" svg:y="48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7.493cm" svg:y="44.3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7.498cm" svg:y="48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12.147cm" svg:y="4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12.123cm" svg:y="4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10.98cm" svg:y="4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14.225cm" svg:y="42.768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7.779cm" svg:y="42.827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10.194cm" svg:y="42.87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12.027cm" svg:y="42.876cm">
          <draw:text-box>
            <text:p><text:span text:style-name="T8">S</text:span></text:p>
          </draw:text-box>
        </draw:frame>
        <draw:custom-shape draw:name="CustomShape 38_10" draw:style-name="gr167" draw:text-style-name="P22" draw:layer="layout" svg:width="0.873cm" svg:height="0.609cm" svg:x="20.285cm" svg:y="47.244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range-x-minimum="0" draw:handle-position="?f25 ?f32"/>
            <draw:handle draw:handle-range-x-maximum="?f1" draw:handle-range-x-minimum="0" draw:handle-position="?f28 0"/>
            <draw:handle draw:handle-range-y-maximum="?f15" draw:handle-range-y-minimum="0" draw:handle-position="?f44 ?f32"/>
          </draw:enhanced-geometry>
        </draw:custom-shape>
        <draw:custom-shape draw:name="CustomShape 35_10" draw:style-name="gr40" draw:text-style-name="P21" draw:layer="layout" svg:width="0.571cm" svg:height="0.445cm" draw:transform="rotate (-1.5707963267949) translate (21.736cm 46.50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/>
          </draw:enhanced-geometry>
        </draw:custom-shape>
        <draw:line draw:name="Line 49_10" draw:style-name="gr38" draw:text-style-name="P20" draw:layer="layout" svg:x1="22.434cm" svg:y1="43.078cm" svg:x2="20.72cm" svg:y2="46.193cm">
          <text:p/>
        </draw:line>
        <draw:custom-shape draw:style-name="gr168" draw:text-style-name="P14" draw:layer="layout" svg:width="1.114cm" svg:height="1.051cm" svg:x="20.148cm" svg:y="46.19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6" draw:layer="layout" svg:width="1.008cm" svg:height="1.078cm" svg:x="20.254cm" svg:y="46.285cm">
          <draw:text-box>
            <text:p><text:span text:style-name="T11">P</text:span></text:p>
          </draw:text-box>
        </draw:frame>
        <draw:custom-shape draw:name="CustomShape 51_33" draw:style-name="gr49" draw:text-style-name="P22" draw:layer="layout" svg:width="0.258cm" svg:height="0.264cm" svg:x="22.233cm" svg:y="43.0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4" draw:style-name="gr53" draw:text-style-name="P28" draw:layer="layout" svg:width="0.258cm" svg:height="0.263cm" svg:x="20.985cm" svg:y="45.96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5" draw:style-name="gr54" draw:text-style-name="P29" draw:layer="layout" svg:width="0.258cm" svg:height="0.265cm" svg:x="20.754cm" svg:y="45.79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0" draw:text-style-name="P7" draw:layer="layout" svg:width="2.069cm" svg:height="1.079cm" svg:x="18.367cm" svg:y="39.142cm">
          <draw:text-box>
            <text:p><text:span text:style-name="T10">L1</text:span></text:p>
          </draw:text-box>
        </draw:frame>
        <draw:frame draw:style-name="gr169" draw:text-style-name="P7" draw:layer="layout" svg:width="1.45cm" svg:height="1.078cm" svg:x="18.367cm" svg:y="42.921cm">
          <draw:text-box>
            <text:p><text:span text:style-name="T10">L4</text:span></text:p>
          </draw:text-box>
        </draw:frame>
        <draw:frame draw:style-name="gr170" draw:text-style-name="P7" draw:layer="layout" svg:width="1.45cm" svg:height="1.079cm" svg:x="18.367cm" svg:y="45.142cm">
          <draw:text-box>
            <text:p><text:span text:style-name="T10">L5</text:span></text:p>
          </draw:text-box>
        </draw:frame>
        <draw:frame draw:style-name="gr170" draw:text-style-name="P7" draw:layer="layout" svg:width="1.45cm" svg:height="1.079cm" svg:x="18.367cm" svg:y="47.142cm">
          <draw:text-box>
            <text:p><text:span text:style-name="T10">L6</text:span></text:p>
          </draw:text-box>
        </draw:frame>
        <draw:line draw:name="Line 57_11" draw:style-name="gr33" draw:text-style-name="P20" draw:layer="layout" svg:x1="19.31cm" svg:y1="42.24cm" svg:x2="21.291cm" svg:y2="44.364cm">
          <text:p/>
        </draw:line>
        <draw:line draw:name="Line 58_11" draw:style-name="gr33" draw:text-style-name="P20" draw:layer="layout" svg:x1="19.31cm" svg:y1="42.241cm" svg:x2="21.577cm" svg:y2="41.935cm">
          <text:p/>
        </draw:line>
        <draw:custom-shape draw:style-name="gr147" draw:text-style-name="P1" draw:layer="layout" svg:width="9.104cm" svg:height="10.43cm" svg:x="7.146cm" svg:y="40.1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45cm" svg:y1="42.089cm" svg:x2="16.249cm" svg:y2="42.089cm">
          <text:p/>
        </draw:line>
        <draw:line draw:style-name="gr2" draw:text-style-name="P2" draw:layer="layout" svg:x1="7.145cm" svg:y1="48.483cm" svg:x2="16.249cm" svg:y2="48.483cm">
          <text:p/>
        </draw:line>
        <draw:line draw:style-name="gr2" draw:text-style-name="P2" draw:layer="layout" svg:x1="7.145cm" svg:y1="46.351cm" svg:x2="16.249cm" svg:y2="46.351cm">
          <text:p/>
        </draw:line>
        <draw:line draw:style-name="gr2" draw:text-style-name="P2" draw:layer="layout" svg:x1="7.145cm" svg:y1="44.221cm" svg:x2="16.249cm" svg:y2="44.221cm">
          <text:p/>
        </draw:line>
        <draw:frame draw:style-name="gr148" draw:text-style-name="P47" draw:layer="layout" svg:width="2.377cm" svg:height="1.366cm" svg:x="18.317cm" svg:y="41.026cm">
          <draw:text-box>
            <text:p><text:span text:style-name="T10">L2/3</text:span></text:p>
          </draw:text-box>
        </draw:frame>
        <draw:custom-shape draw:style-name="gr149" draw:text-style-name="P9" draw:layer="layout" svg:width="0.833cm" svg:height="0.876cm" svg:x="12.147cm" svg:y="4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14.213cm" svg:y="45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10.122cm" svg:y="42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11.837cm" svg:y="4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13.836cm" svg:y="4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14.408cm" svg:y="4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14.408cm" svg:y="4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145cm" svg:y1="40.187cm" svg:x2="10.478cm" svg:y2="38.482cm">
          <text:p/>
        </draw:line>
        <draw:line draw:style-name="gr16" draw:text-style-name="P2" draw:layer="layout" svg:x1="16.25cm" svg:y1="40.187cm" svg:x2="18.173cm" svg:y2="38.482cm">
          <text:p/>
        </draw:line>
        <draw:line draw:style-name="gr17" draw:text-style-name="P2" draw:layer="layout" svg:x1="10.477cm" svg:y1="38.482cm" svg:x2="18.173cm" svg:y2="38.482cm">
          <text:p/>
        </draw:line>
        <draw:line draw:style-name="gr17" draw:text-style-name="P2" draw:layer="layout" svg:x1="18.173cm" svg:y1="38.482cm" svg:x2="18.173cm" svg:y2="48.712cm">
          <text:p/>
        </draw:line>
        <draw:line draw:style-name="gr16" draw:text-style-name="P2" draw:layer="layout" svg:x1="16.25cm" svg:y1="50.616cm" svg:x2="18.173cm" svg:y2="48.712cm">
          <text:p/>
        </draw:line>
        <draw:line draw:style-name="gr2" draw:text-style-name="P2" draw:layer="layout" svg:x1="16.25cm" svg:y1="42.09cm" svg:x2="18.173cm" svg:y2="40.187cm">
          <text:p/>
        </draw:line>
        <draw:line draw:style-name="gr2" draw:text-style-name="P2" draw:layer="layout" svg:x1="16.277cm" svg:y1="44.145cm" svg:x2="18.173cm" svg:y2="42.318cm">
          <text:p/>
        </draw:line>
        <draw:line draw:style-name="gr2" draw:text-style-name="P2" draw:layer="layout" svg:x1="16.25cm" svg:y1="46.351cm" svg:x2="18.173cm" svg:y2="44.448cm">
          <text:p/>
        </draw:line>
        <draw:line draw:style-name="gr2" draw:text-style-name="P2" draw:layer="layout" svg:x1="16.25cm" svg:y1="48.483cm" svg:x2="18.173cm" svg:y2="46.58cm">
          <text:p/>
        </draw:line>
        <draw:custom-shape draw:style-name="gr156" draw:text-style-name="P5" draw:layer="layout" svg:width="1.768cm" svg:height="1.794cm" svg:x="7.498cm" svg:y="42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7.785cm" svg:y="46.5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10.122cm" svg:y="47.0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9.98cm" svg:y="44.47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9.837cm" svg:y="48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7.493cm" svg:y="44.3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7.498cm" svg:y="48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12.147cm" svg:y="4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12.123cm" svg:y="4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10.98cm" svg:y="4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14.225cm" svg:y="42.768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7.779cm" svg:y="42.827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10.194cm" svg:y="42.87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12.027cm" svg:y="42.876cm">
          <draw:text-box>
            <text:p><text:span text:style-name="T8">S</text:span></text:p>
          </draw:text-box>
        </draw:frame>
        <draw:custom-shape draw:name="CustomShape 38_11" draw:style-name="gr167" draw:text-style-name="P22" draw:layer="layout" svg:width="0.873cm" svg:height="0.609cm" svg:x="20.285cm" svg:y="47.244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range-x-minimum="0" draw:handle-position="?f25 ?f32"/>
            <draw:handle draw:handle-range-x-maximum="?f1" draw:handle-range-x-minimum="0" draw:handle-position="?f28 0"/>
            <draw:handle draw:handle-range-y-maximum="?f15" draw:handle-range-y-minimum="0" draw:handle-position="?f44 ?f32"/>
          </draw:enhanced-geometry>
        </draw:custom-shape>
        <draw:custom-shape draw:name="CustomShape 35_11" draw:style-name="gr40" draw:text-style-name="P21" draw:layer="layout" svg:width="0.571cm" svg:height="0.445cm" draw:transform="rotate (-1.5707963267949) translate (21.736cm 46.50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/>
          </draw:enhanced-geometry>
        </draw:custom-shape>
        <draw:line draw:name="Line 49_11" draw:style-name="gr38" draw:text-style-name="P20" draw:layer="layout" svg:x1="22.434cm" svg:y1="43.078cm" svg:x2="20.72cm" svg:y2="46.193cm">
          <text:p/>
        </draw:line>
        <draw:custom-shape draw:style-name="gr168" draw:text-style-name="P14" draw:layer="layout" svg:width="1.114cm" svg:height="1.051cm" svg:x="20.148cm" svg:y="46.19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6" draw:layer="layout" svg:width="1.008cm" svg:height="1.078cm" svg:x="20.254cm" svg:y="46.285cm">
          <draw:text-box>
            <text:p><text:span text:style-name="T11">P</text:span></text:p>
          </draw:text-box>
        </draw:frame>
        <draw:custom-shape draw:name="CustomShape 51_36" draw:style-name="gr49" draw:text-style-name="P22" draw:layer="layout" svg:width="0.258cm" svg:height="0.264cm" svg:x="22.233cm" svg:y="43.0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7" draw:style-name="gr53" draw:text-style-name="P28" draw:layer="layout" svg:width="0.258cm" svg:height="0.263cm" svg:x="20.985cm" svg:y="45.96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38" draw:style-name="gr54" draw:text-style-name="P29" draw:layer="layout" svg:width="0.258cm" svg:height="0.265cm" svg:x="20.754cm" svg:y="45.79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0" draw:text-style-name="P7" draw:layer="layout" svg:width="2.069cm" svg:height="1.079cm" svg:x="18.367cm" svg:y="39.142cm">
          <draw:text-box>
            <text:p><text:span text:style-name="T10">L1</text:span></text:p>
          </draw:text-box>
        </draw:frame>
        <draw:frame draw:style-name="gr169" draw:text-style-name="P7" draw:layer="layout" svg:width="1.45cm" svg:height="1.078cm" svg:x="18.367cm" svg:y="42.921cm">
          <draw:text-box>
            <text:p><text:span text:style-name="T10">L4</text:span></text:p>
          </draw:text-box>
        </draw:frame>
        <draw:frame draw:style-name="gr170" draw:text-style-name="P7" draw:layer="layout" svg:width="1.45cm" svg:height="1.079cm" svg:x="18.367cm" svg:y="45.142cm">
          <draw:text-box>
            <text:p><text:span text:style-name="T10">L5</text:span></text:p>
          </draw:text-box>
        </draw:frame>
        <draw:frame draw:style-name="gr170" draw:text-style-name="P7" draw:layer="layout" svg:width="1.45cm" svg:height="1.079cm" svg:x="18.367cm" svg:y="47.142cm">
          <draw:text-box>
            <text:p><text:span text:style-name="T10">L6</text:span></text:p>
          </draw:text-box>
        </draw:frame>
        <draw:custom-shape draw:style-name="gr171" draw:text-style-name="P1" draw:layer="layout" svg:width="9.104cm" svg:height="10.43cm" svg:x="2.038cm" svg:y="3.3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37cm" svg:y1="5.242cm" svg:x2="11.141cm" svg:y2="5.242cm">
          <text:p/>
        </draw:line>
        <draw:line draw:style-name="gr2" draw:text-style-name="P2" draw:layer="layout" svg:x1="2.037cm" svg:y1="11.636cm" svg:x2="11.141cm" svg:y2="11.636cm">
          <text:p/>
        </draw:line>
        <draw:line draw:style-name="gr2" draw:text-style-name="P2" draw:layer="layout" svg:x1="2.037cm" svg:y1="9.504cm" svg:x2="11.141cm" svg:y2="9.504cm">
          <text:p/>
        </draw:line>
        <draw:line draw:style-name="gr2" draw:text-style-name="P2" draw:layer="layout" svg:x1="2.037cm" svg:y1="7.374cm" svg:x2="11.141cm" svg:y2="7.374cm">
          <text:p/>
        </draw:line>
        <draw:custom-shape draw:style-name="gr149" draw:text-style-name="P9" draw:layer="layout" svg:width="0.833cm" svg:height="0.876cm" svg:x="7.039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9.105cm" svg:y="8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5.014cm" svg:y="5.92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6.729cm" svg:y="1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8.728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9.3cm" svg:y="1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9.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" draw:layer="layout" svg:width="1.768cm" svg:height="1.794cm" svg:x="2.39cm" svg:y="5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2.677cm" svg:y="9.7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5.014cm" svg:y="10.207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4.872cm" svg:y="7.62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4.729cm" svg:y="11.92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2.385cm" svg:y="7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2.39cm" svg:y="11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7.039cm" svg:y="10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7.015cm" svg:y="5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5.872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9.255cm" svg:y="5.953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2.905cm" svg:y="6.266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5.318cm" svg:y="6.207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7.153cm" svg:y="6.029cm">
          <draw:text-box>
            <text:p><text:span text:style-name="T8">S</text:span></text:p>
          </draw:text-box>
        </draw:frame>
        <draw:line draw:style-name="gr145" draw:text-style-name="P2" draw:layer="layout" svg:x1="5.064cm" svg:y1="7.731cm" svg:x2="6.207cm" svg:y2="9.128cm">
          <text:p/>
        </draw:line>
        <draw:line draw:style-name="gr145" draw:text-style-name="P2" draw:layer="layout" svg:x1="6.08cm" svg:y1="7.731cm" svg:x2="4.937cm" svg:y2="9.128cm">
          <text:p/>
        </draw:line>
        <draw:line draw:style-name="gr145" draw:text-style-name="P2" draw:layer="layout" svg:x1="16.494cm" svg:y1="4.683cm" svg:x2="17.637cm" svg:y2="6.08cm">
          <text:p/>
        </draw:line>
        <draw:line draw:style-name="gr145" draw:text-style-name="P2" draw:layer="layout" svg:x1="17.51cm" svg:y1="4.683cm" svg:x2="16.367cm" svg:y2="6.08cm">
          <text:p/>
        </draw:line>
        <draw:custom-shape draw:style-name="gr158" draw:text-style-name="P14" draw:layer="layout" svg:width="1.143cm" svg:height="1.142cm" svg:x="4.847cm" svg:y="22.09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2" draw:layer="layout" svg:x1="4.937cm" svg:y1="21.955cm" svg:x2="6.08cm" svg:y2="23.352cm">
          <text:p/>
        </draw:line>
        <draw:line draw:style-name="gr145" draw:text-style-name="P2" draw:layer="layout" svg:x1="5.953cm" svg:y1="21.955cm" svg:x2="4.81cm" svg:y2="23.352cm">
          <text:p/>
        </draw:line>
        <draw:custom-shape draw:style-name="gr159" draw:text-style-name="P14" draw:layer="layout" svg:width="1.429cm" svg:height="1.564cm" svg:x="4.705cm" svg:y="19.51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2" draw:layer="layout" svg:x1="5.953cm" svg:y1="19.542cm" svg:x2="4.81cm" svg:y2="20.939cm">
          <text:p/>
        </draw:line>
        <draw:line draw:style-name="gr145" draw:text-style-name="P2" draw:layer="layout" svg:x1="15.097cm" svg:y1="2.397cm" svg:x2="16.24cm" svg:y2="3.794cm">
          <text:p/>
        </draw:line>
        <draw:line draw:style-name="gr145" draw:text-style-name="P2" draw:layer="layout" svg:x1="16.113cm" svg:y1="2.397cm" svg:x2="14.97cm" svg:y2="3.794cm">
          <text:p/>
        </draw:line>
        <draw:line draw:style-name="gr2" draw:text-style-name="P2" draw:layer="layout" svg:x1="1.87cm" svg:y1="17.131cm" svg:x2="10.974cm" svg:y2="17.131cm">
          <text:p/>
        </draw:line>
        <draw:line draw:style-name="gr2" draw:text-style-name="P2" draw:layer="layout" svg:x1="1.87cm" svg:y1="23.525cm" svg:x2="10.974cm" svg:y2="23.525cm">
          <text:p/>
        </draw:line>
        <draw:line draw:style-name="gr2" draw:text-style-name="P2" draw:layer="layout" svg:x1="1.87cm" svg:y1="21.393cm" svg:x2="10.974cm" svg:y2="21.393cm">
          <text:p/>
        </draw:line>
        <draw:line draw:style-name="gr2" draw:text-style-name="P2" draw:layer="layout" svg:x1="1.87cm" svg:y1="19.263cm" svg:x2="10.974cm" svg:y2="19.263cm">
          <text:p/>
        </draw:line>
        <draw:custom-shape draw:style-name="gr149" draw:text-style-name="P9" draw:layer="layout" svg:width="0.833cm" svg:height="0.876cm" svg:x="6.872cm" svg:y="2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8.938cm" svg:y="20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4.847cm" svg:y="17.8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6.562cm" svg:y="2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8.561cm" svg:y="1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9.133cm" svg:y="2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9.133cm" svg:y="2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" draw:layer="layout" svg:width="1.768cm" svg:height="1.794cm" svg:x="2.223cm" svg:y="17.1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2.51cm" svg:y="21.62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0" draw:text-style-name="P14" draw:layer="layout" svg:width="1.696cm" svg:height="1.712cm" svg:x="4.562cm" svg:y="23.8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2.218cm" svg:y="19.4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2.223cm" svg:y="23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6.872cm" svg:y="2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6.848cm" svg:y="1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5.705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9.088cm" svg:y="17.842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2.738cm" svg:y="18.155cm">
          <draw:text-box>
            <text:p><text:span text:style-name="T6">E</text:span></text:p>
          </draw:text-box>
        </draw:frame>
        <draw:frame draw:style-name="gr25" draw:text-style-name="P17" draw:layer="layout" svg:width="1.04cm" svg:height="0.971cm" svg:x="5.151cm" svg:y="18.09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6.986cm" svg:y="17.918cm">
          <draw:text-box>
            <text:p><text:span text:style-name="T8">S</text:span></text:p>
          </draw:text-box>
        </draw:frame>
        <draw:line draw:style-name="gr145" draw:text-style-name="P2" draw:layer="layout" svg:x1="4.897cm" svg:y1="17.715cm" svg:x2="6.04cm" svg:y2="19.112cm">
          <text:p/>
        </draw:line>
        <draw:line draw:style-name="gr145" draw:text-style-name="P2" draw:layer="layout" svg:x1="5.913cm" svg:y1="17.715cm" svg:x2="4.77cm" svg:y2="19.112cm">
          <text:p/>
        </draw:line>
        <draw:line draw:style-name="gr145" draw:text-style-name="P2" draw:layer="layout" svg:x1="4.937cm" svg:y1="19.542cm" svg:x2="6.08cm" svg:y2="20.939cm">
          <text:p/>
        </draw:line>
        <draw:line draw:style-name="gr145" draw:text-style-name="P2" draw:layer="layout" svg:x1="4.81cm" svg:y1="23.86cm" svg:x2="5.953cm" svg:y2="25.257cm">
          <text:p/>
        </draw:line>
        <draw:line draw:style-name="gr145" draw:text-style-name="P2" draw:layer="layout" svg:x1="5.826cm" svg:y1="23.86cm" svg:x2="4.683cm" svg:y2="25.257cm">
          <text:p/>
        </draw:line>
      </draw:page>
      <draw:page draw:name="page15" draw:style-name="dp1" draw:master-page-name="Default">
        <draw:custom-shape draw:style-name="gr146" draw:text-style-name="P1" draw:layer="layout" svg:width="9.104cm" svg:height="10.43cm" svg:x="1.871cm" svg:y="15.229cm">
          <text:p/>
          <draw:enhanced-geometry svg:viewBox="0 0 21600 21600" draw:type="rectangle" draw:enhanced-path="M 0 0 L 21600 0 21600 21600 0 21600 0 0 Z N"/>
        </draw:custom-shape>
        <draw:line draw:name="Line 57_5" draw:style-name="gr33" draw:text-style-name="P20" draw:layer="layout" svg:x1="19.31cm" svg:y1="42.24cm" svg:x2="21.291cm" svg:y2="44.364cm">
          <text:p/>
        </draw:line>
        <draw:line draw:name="Line 58_6" draw:style-name="gr33" draw:text-style-name="P20" draw:layer="layout" svg:x1="19.31cm" svg:y1="42.241cm" svg:x2="21.577cm" svg:y2="41.935cm">
          <text:p/>
        </draw:line>
        <draw:custom-shape draw:style-name="gr147" draw:text-style-name="P1" draw:layer="layout" svg:width="9.104cm" svg:height="10.43cm" svg:x="7.146cm" svg:y="40.1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45cm" svg:y1="42.089cm" svg:x2="16.249cm" svg:y2="42.089cm">
          <text:p/>
        </draw:line>
        <draw:line draw:style-name="gr2" draw:text-style-name="P2" draw:layer="layout" svg:x1="7.145cm" svg:y1="48.483cm" svg:x2="16.249cm" svg:y2="48.483cm">
          <text:p/>
        </draw:line>
        <draw:line draw:style-name="gr2" draw:text-style-name="P2" draw:layer="layout" svg:x1="7.145cm" svg:y1="46.351cm" svg:x2="16.249cm" svg:y2="46.351cm">
          <text:p/>
        </draw:line>
        <draw:line draw:style-name="gr2" draw:text-style-name="P2" draw:layer="layout" svg:x1="7.145cm" svg:y1="44.221cm" svg:x2="16.249cm" svg:y2="44.221cm">
          <text:p/>
        </draw:line>
        <draw:frame draw:style-name="gr148" draw:text-style-name="P47" draw:layer="layout" svg:width="2.377cm" svg:height="1.366cm" svg:x="18.317cm" svg:y="41.026cm">
          <draw:text-box>
            <text:p><text:span text:style-name="T10">L2/3</text:span></text:p>
          </draw:text-box>
        </draw:frame>
        <draw:custom-shape draw:style-name="gr149" draw:text-style-name="P9" draw:layer="layout" svg:width="0.833cm" svg:height="0.876cm" svg:x="12.147cm" svg:y="4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14.213cm" svg:y="45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10.122cm" svg:y="42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11.837cm" svg:y="4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13.836cm" svg:y="4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14.408cm" svg:y="4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14.408cm" svg:y="4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145cm" svg:y1="40.187cm" svg:x2="10.478cm" svg:y2="38.482cm">
          <text:p/>
        </draw:line>
        <draw:line draw:style-name="gr16" draw:text-style-name="P2" draw:layer="layout" svg:x1="16.25cm" svg:y1="40.187cm" svg:x2="18.173cm" svg:y2="38.482cm">
          <text:p/>
        </draw:line>
        <draw:line draw:style-name="gr17" draw:text-style-name="P2" draw:layer="layout" svg:x1="10.477cm" svg:y1="38.482cm" svg:x2="18.173cm" svg:y2="38.482cm">
          <text:p/>
        </draw:line>
        <draw:line draw:style-name="gr17" draw:text-style-name="P2" draw:layer="layout" svg:x1="18.173cm" svg:y1="38.482cm" svg:x2="18.173cm" svg:y2="48.712cm">
          <text:p/>
        </draw:line>
        <draw:line draw:style-name="gr16" draw:text-style-name="P2" draw:layer="layout" svg:x1="16.25cm" svg:y1="50.616cm" svg:x2="18.173cm" svg:y2="48.712cm">
          <text:p/>
        </draw:line>
        <draw:line draw:style-name="gr2" draw:text-style-name="P2" draw:layer="layout" svg:x1="16.25cm" svg:y1="42.09cm" svg:x2="18.173cm" svg:y2="40.187cm">
          <text:p/>
        </draw:line>
        <draw:line draw:style-name="gr2" draw:text-style-name="P2" draw:layer="layout" svg:x1="16.277cm" svg:y1="44.145cm" svg:x2="18.173cm" svg:y2="42.318cm">
          <text:p/>
        </draw:line>
        <draw:line draw:style-name="gr2" draw:text-style-name="P2" draw:layer="layout" svg:x1="16.25cm" svg:y1="46.351cm" svg:x2="18.173cm" svg:y2="44.448cm">
          <text:p/>
        </draw:line>
        <draw:line draw:style-name="gr2" draw:text-style-name="P2" draw:layer="layout" svg:x1="16.25cm" svg:y1="48.483cm" svg:x2="18.173cm" svg:y2="46.58cm">
          <text:p/>
        </draw:line>
        <draw:custom-shape draw:style-name="gr156" draw:text-style-name="P5" draw:layer="layout" svg:width="1.768cm" svg:height="1.794cm" svg:x="7.498cm" svg:y="42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7.785cm" svg:y="46.5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10.122cm" svg:y="47.0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9.98cm" svg:y="44.47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9.837cm" svg:y="48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7.493cm" svg:y="44.3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7.498cm" svg:y="48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12.147cm" svg:y="4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12.123cm" svg:y="4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10.98cm" svg:y="4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14.225cm" svg:y="42.768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7.779cm" svg:y="42.827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10.194cm" svg:y="42.87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12.027cm" svg:y="42.876cm">
          <draw:text-box>
            <text:p><text:span text:style-name="T8">S</text:span></text:p>
          </draw:text-box>
        </draw:frame>
        <draw:custom-shape draw:name="CustomShape 38_6" draw:style-name="gr167" draw:text-style-name="P22" draw:layer="layout" svg:width="0.873cm" svg:height="0.609cm" svg:x="20.285cm" svg:y="47.244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range-x-minimum="0" draw:handle-position="?f25 ?f32"/>
            <draw:handle draw:handle-range-x-maximum="?f1" draw:handle-range-x-minimum="0" draw:handle-position="?f28 0"/>
            <draw:handle draw:handle-range-y-maximum="?f15" draw:handle-range-y-minimum="0" draw:handle-position="?f44 ?f32"/>
          </draw:enhanced-geometry>
        </draw:custom-shape>
        <draw:custom-shape draw:name="CustomShape 35_6" draw:style-name="gr40" draw:text-style-name="P21" draw:layer="layout" svg:width="0.571cm" svg:height="0.445cm" draw:transform="rotate (-1.5707963267949) translate (21.736cm 46.50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/>
          </draw:enhanced-geometry>
        </draw:custom-shape>
        <draw:line draw:name="Line 49_6" draw:style-name="gr38" draw:text-style-name="P20" draw:layer="layout" svg:x1="22.434cm" svg:y1="43.078cm" svg:x2="20.72cm" svg:y2="46.193cm">
          <text:p/>
        </draw:line>
        <draw:custom-shape draw:style-name="gr168" draw:text-style-name="P14" draw:layer="layout" svg:width="1.114cm" svg:height="1.051cm" svg:x="20.148cm" svg:y="46.19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6" draw:layer="layout" svg:width="1.008cm" svg:height="1.078cm" svg:x="20.254cm" svg:y="46.285cm">
          <draw:text-box>
            <text:p><text:span text:style-name="T11">P</text:span></text:p>
          </draw:text-box>
        </draw:frame>
        <draw:custom-shape draw:name="CustomShape 51_18" draw:style-name="gr49" draw:text-style-name="P22" draw:layer="layout" svg:width="0.258cm" svg:height="0.264cm" svg:x="22.233cm" svg:y="43.0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9" draw:style-name="gr53" draw:text-style-name="P28" draw:layer="layout" svg:width="0.258cm" svg:height="0.263cm" svg:x="20.985cm" svg:y="45.96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0" draw:style-name="gr54" draw:text-style-name="P29" draw:layer="layout" svg:width="0.258cm" svg:height="0.265cm" svg:x="20.754cm" svg:y="45.79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0" draw:text-style-name="P7" draw:layer="layout" svg:width="2.069cm" svg:height="1.079cm" svg:x="18.367cm" svg:y="39.142cm">
          <draw:text-box>
            <text:p><text:span text:style-name="T10">L1</text:span></text:p>
          </draw:text-box>
        </draw:frame>
        <draw:frame draw:style-name="gr169" draw:text-style-name="P7" draw:layer="layout" svg:width="1.45cm" svg:height="1.078cm" svg:x="18.367cm" svg:y="42.921cm">
          <draw:text-box>
            <text:p><text:span text:style-name="T10">L4</text:span></text:p>
          </draw:text-box>
        </draw:frame>
        <draw:frame draw:style-name="gr170" draw:text-style-name="P7" draw:layer="layout" svg:width="1.45cm" svg:height="1.079cm" svg:x="18.367cm" svg:y="45.142cm">
          <draw:text-box>
            <text:p><text:span text:style-name="T10">L5</text:span></text:p>
          </draw:text-box>
        </draw:frame>
        <draw:frame draw:style-name="gr170" draw:text-style-name="P7" draw:layer="layout" svg:width="1.45cm" svg:height="1.079cm" svg:x="18.367cm" svg:y="47.142cm">
          <draw:text-box>
            <text:p><text:span text:style-name="T10">L6</text:span></text:p>
          </draw:text-box>
        </draw:frame>
        <draw:line draw:name="Line 57_6" draw:style-name="gr33" draw:text-style-name="P20" draw:layer="layout" svg:x1="19.31cm" svg:y1="42.24cm" svg:x2="21.291cm" svg:y2="44.364cm">
          <text:p/>
        </draw:line>
        <draw:line draw:name="Line 58_7" draw:style-name="gr33" draw:text-style-name="P20" draw:layer="layout" svg:x1="19.31cm" svg:y1="42.241cm" svg:x2="21.577cm" svg:y2="41.935cm">
          <text:p/>
        </draw:line>
        <draw:custom-shape draw:style-name="gr147" draw:text-style-name="P1" draw:layer="layout" svg:width="9.104cm" svg:height="10.43cm" svg:x="7.146cm" svg:y="40.1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45cm" svg:y1="42.089cm" svg:x2="16.249cm" svg:y2="42.089cm">
          <text:p/>
        </draw:line>
        <draw:line draw:style-name="gr2" draw:text-style-name="P2" draw:layer="layout" svg:x1="7.145cm" svg:y1="48.483cm" svg:x2="16.249cm" svg:y2="48.483cm">
          <text:p/>
        </draw:line>
        <draw:line draw:style-name="gr2" draw:text-style-name="P2" draw:layer="layout" svg:x1="7.145cm" svg:y1="46.351cm" svg:x2="16.249cm" svg:y2="46.351cm">
          <text:p/>
        </draw:line>
        <draw:line draw:style-name="gr2" draw:text-style-name="P2" draw:layer="layout" svg:x1="7.145cm" svg:y1="44.221cm" svg:x2="16.249cm" svg:y2="44.221cm">
          <text:p/>
        </draw:line>
        <draw:frame draw:style-name="gr148" draw:text-style-name="P47" draw:layer="layout" svg:width="2.377cm" svg:height="1.366cm" svg:x="18.317cm" svg:y="41.026cm">
          <draw:text-box>
            <text:p><text:span text:style-name="T10">L2/3</text:span></text:p>
          </draw:text-box>
        </draw:frame>
        <draw:custom-shape draw:style-name="gr149" draw:text-style-name="P9" draw:layer="layout" svg:width="0.833cm" svg:height="0.876cm" svg:x="12.147cm" svg:y="4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14.213cm" svg:y="45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10.122cm" svg:y="42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11.837cm" svg:y="4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13.836cm" svg:y="4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14.408cm" svg:y="4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14.408cm" svg:y="4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145cm" svg:y1="40.187cm" svg:x2="10.478cm" svg:y2="38.482cm">
          <text:p/>
        </draw:line>
        <draw:line draw:style-name="gr16" draw:text-style-name="P2" draw:layer="layout" svg:x1="16.25cm" svg:y1="40.187cm" svg:x2="18.173cm" svg:y2="38.482cm">
          <text:p/>
        </draw:line>
        <draw:line draw:style-name="gr17" draw:text-style-name="P2" draw:layer="layout" svg:x1="10.477cm" svg:y1="38.482cm" svg:x2="18.173cm" svg:y2="38.482cm">
          <text:p/>
        </draw:line>
        <draw:line draw:style-name="gr17" draw:text-style-name="P2" draw:layer="layout" svg:x1="18.173cm" svg:y1="38.482cm" svg:x2="18.173cm" svg:y2="48.712cm">
          <text:p/>
        </draw:line>
        <draw:line draw:style-name="gr16" draw:text-style-name="P2" draw:layer="layout" svg:x1="16.25cm" svg:y1="50.616cm" svg:x2="18.173cm" svg:y2="48.712cm">
          <text:p/>
        </draw:line>
        <draw:line draw:style-name="gr2" draw:text-style-name="P2" draw:layer="layout" svg:x1="16.25cm" svg:y1="42.09cm" svg:x2="18.173cm" svg:y2="40.187cm">
          <text:p/>
        </draw:line>
        <draw:line draw:style-name="gr2" draw:text-style-name="P2" draw:layer="layout" svg:x1="16.277cm" svg:y1="44.145cm" svg:x2="18.173cm" svg:y2="42.318cm">
          <text:p/>
        </draw:line>
        <draw:line draw:style-name="gr2" draw:text-style-name="P2" draw:layer="layout" svg:x1="16.25cm" svg:y1="46.351cm" svg:x2="18.173cm" svg:y2="44.448cm">
          <text:p/>
        </draw:line>
        <draw:line draw:style-name="gr2" draw:text-style-name="P2" draw:layer="layout" svg:x1="16.25cm" svg:y1="48.483cm" svg:x2="18.173cm" svg:y2="46.58cm">
          <text:p/>
        </draw:line>
        <draw:custom-shape draw:style-name="gr156" draw:text-style-name="P5" draw:layer="layout" svg:width="1.768cm" svg:height="1.794cm" svg:x="7.498cm" svg:y="42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7.785cm" svg:y="46.5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10.122cm" svg:y="47.0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9.98cm" svg:y="44.47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9.837cm" svg:y="48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7.493cm" svg:y="44.3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7.498cm" svg:y="48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12.147cm" svg:y="4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12.123cm" svg:y="4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10.98cm" svg:y="4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14.225cm" svg:y="42.768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7.779cm" svg:y="42.827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10.194cm" svg:y="42.87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12.027cm" svg:y="42.876cm">
          <draw:text-box>
            <text:p><text:span text:style-name="T8">S</text:span></text:p>
          </draw:text-box>
        </draw:frame>
        <draw:custom-shape draw:name="CustomShape 38_7" draw:style-name="gr167" draw:text-style-name="P22" draw:layer="layout" svg:width="0.873cm" svg:height="0.609cm" svg:x="20.285cm" svg:y="47.244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range-x-minimum="0" draw:handle-position="?f25 ?f32"/>
            <draw:handle draw:handle-range-x-maximum="?f1" draw:handle-range-x-minimum="0" draw:handle-position="?f28 0"/>
            <draw:handle draw:handle-range-y-maximum="?f15" draw:handle-range-y-minimum="0" draw:handle-position="?f44 ?f32"/>
          </draw:enhanced-geometry>
        </draw:custom-shape>
        <draw:custom-shape draw:name="CustomShape 35_7" draw:style-name="gr40" draw:text-style-name="P21" draw:layer="layout" svg:width="0.571cm" svg:height="0.445cm" draw:transform="rotate (-1.5707963267949) translate (21.736cm 46.50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/>
          </draw:enhanced-geometry>
        </draw:custom-shape>
        <draw:line draw:name="Line 49_7" draw:style-name="gr38" draw:text-style-name="P20" draw:layer="layout" svg:x1="22.434cm" svg:y1="43.078cm" svg:x2="20.72cm" svg:y2="46.193cm">
          <text:p/>
        </draw:line>
        <draw:custom-shape draw:style-name="gr168" draw:text-style-name="P14" draw:layer="layout" svg:width="1.114cm" svg:height="1.051cm" svg:x="20.148cm" svg:y="46.19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6" draw:layer="layout" svg:width="1.008cm" svg:height="1.078cm" svg:x="20.254cm" svg:y="46.285cm">
          <draw:text-box>
            <text:p><text:span text:style-name="T11">P</text:span></text:p>
          </draw:text-box>
        </draw:frame>
        <draw:custom-shape draw:name="CustomShape 51_21" draw:style-name="gr49" draw:text-style-name="P22" draw:layer="layout" svg:width="0.258cm" svg:height="0.264cm" svg:x="22.233cm" svg:y="43.0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2" draw:style-name="gr53" draw:text-style-name="P28" draw:layer="layout" svg:width="0.258cm" svg:height="0.263cm" svg:x="20.985cm" svg:y="45.96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3" draw:style-name="gr54" draw:text-style-name="P29" draw:layer="layout" svg:width="0.258cm" svg:height="0.265cm" svg:x="20.754cm" svg:y="45.79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0" draw:text-style-name="P7" draw:layer="layout" svg:width="2.069cm" svg:height="1.079cm" svg:x="18.367cm" svg:y="39.142cm">
          <draw:text-box>
            <text:p><text:span text:style-name="T10">L1</text:span></text:p>
          </draw:text-box>
        </draw:frame>
        <draw:frame draw:style-name="gr169" draw:text-style-name="P7" draw:layer="layout" svg:width="1.45cm" svg:height="1.078cm" svg:x="18.367cm" svg:y="42.921cm">
          <draw:text-box>
            <text:p><text:span text:style-name="T10">L4</text:span></text:p>
          </draw:text-box>
        </draw:frame>
        <draw:frame draw:style-name="gr170" draw:text-style-name="P7" draw:layer="layout" svg:width="1.45cm" svg:height="1.079cm" svg:x="18.367cm" svg:y="45.142cm">
          <draw:text-box>
            <text:p><text:span text:style-name="T10">L5</text:span></text:p>
          </draw:text-box>
        </draw:frame>
        <draw:frame draw:style-name="gr170" draw:text-style-name="P7" draw:layer="layout" svg:width="1.45cm" svg:height="1.079cm" svg:x="18.367cm" svg:y="47.142cm">
          <draw:text-box>
            <text:p><text:span text:style-name="T10">L6</text:span></text:p>
          </draw:text-box>
        </draw:frame>
        <draw:custom-shape draw:style-name="gr146" draw:text-style-name="P1" draw:layer="layout" svg:width="9.104cm" svg:height="10.43cm" svg:x="2.038cm" svg:y="3.3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37cm" svg:y1="5.242cm" svg:x2="11.141cm" svg:y2="5.242cm">
          <text:p/>
        </draw:line>
        <draw:line draw:style-name="gr2" draw:text-style-name="P2" draw:layer="layout" svg:x1="2.037cm" svg:y1="11.636cm" svg:x2="11.141cm" svg:y2="11.636cm">
          <text:p/>
        </draw:line>
        <draw:line draw:style-name="gr2" draw:text-style-name="P2" draw:layer="layout" svg:x1="2.037cm" svg:y1="9.504cm" svg:x2="11.141cm" svg:y2="9.504cm">
          <text:p/>
        </draw:line>
        <draw:line draw:style-name="gr2" draw:text-style-name="P2" draw:layer="layout" svg:x1="2.037cm" svg:y1="7.374cm" svg:x2="11.141cm" svg:y2="7.374cm">
          <text:p/>
        </draw:line>
        <draw:custom-shape draw:style-name="gr149" draw:text-style-name="P9" draw:layer="layout" svg:width="0.833cm" svg:height="0.876cm" svg:x="7.039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9.105cm" svg:y="8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5.014cm" svg:y="5.92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6.729cm" svg:y="1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8.728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9.3cm" svg:y="1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9.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" draw:layer="layout" svg:width="1.768cm" svg:height="1.794cm" svg:x="2.39cm" svg:y="5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2.677cm" svg:y="9.7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5.014cm" svg:y="10.207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4.872cm" svg:y="7.62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4.729cm" svg:y="11.92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2.385cm" svg:y="7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2.39cm" svg:y="11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7.039cm" svg:y="10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7.015cm" svg:y="5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5.872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9.255cm" svg:y="5.953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2.905cm" svg:y="6.266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5.318cm" svg:y="6.207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7.153cm" svg:y="6.029cm">
          <draw:text-box>
            <text:p><text:span text:style-name="T8">S</text:span></text:p>
          </draw:text-box>
        </draw:frame>
        <draw:line draw:style-name="gr145" draw:text-style-name="P2" draw:layer="layout" svg:x1="5.064cm" svg:y1="7.731cm" svg:x2="6.207cm" svg:y2="9.128cm">
          <text:p/>
        </draw:line>
        <draw:line draw:style-name="gr145" draw:text-style-name="P2" draw:layer="layout" svg:x1="6.08cm" svg:y1="7.731cm" svg:x2="4.937cm" svg:y2="9.128cm">
          <text:p/>
        </draw:line>
        <draw:line draw:style-name="gr145" draw:text-style-name="P2" draw:layer="layout" svg:x1="6.842cm" svg:y1="21.828cm" svg:x2="7.985cm" svg:y2="23.225cm">
          <text:p/>
        </draw:line>
        <draw:line draw:style-name="gr145" draw:text-style-name="P2" draw:layer="layout" svg:x1="7.858cm" svg:y1="21.828cm" svg:x2="6.715cm" svg:y2="23.225cm">
          <text:p/>
        </draw:line>
        <draw:custom-shape draw:style-name="gr158" draw:text-style-name="P14" draw:layer="layout" svg:width="1.143cm" svg:height="1.142cm" svg:x="4.847cm" svg:y="22.09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2" draw:layer="layout" svg:x1="4.937cm" svg:y1="21.955cm" svg:x2="6.08cm" svg:y2="23.352cm">
          <text:p/>
        </draw:line>
        <draw:line draw:style-name="gr145" draw:text-style-name="P2" draw:layer="layout" svg:x1="5.953cm" svg:y1="21.955cm" svg:x2="4.81cm" svg:y2="23.352cm">
          <text:p/>
        </draw:line>
        <draw:custom-shape draw:style-name="gr159" draw:text-style-name="P14" draw:layer="layout" svg:width="1.429cm" svg:height="1.564cm" svg:x="4.705cm" svg:y="19.51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2" draw:layer="layout" svg:x1="5.953cm" svg:y1="19.542cm" svg:x2="4.81cm" svg:y2="20.939cm">
          <text:p/>
        </draw:line>
        <draw:line draw:style-name="gr2" draw:text-style-name="P2" draw:layer="layout" svg:x1="1.87cm" svg:y1="17.131cm" svg:x2="10.974cm" svg:y2="17.131cm">
          <text:p/>
        </draw:line>
        <draw:line draw:style-name="gr2" draw:text-style-name="P2" draw:layer="layout" svg:x1="1.87cm" svg:y1="23.525cm" svg:x2="10.974cm" svg:y2="23.525cm">
          <text:p/>
        </draw:line>
        <draw:line draw:style-name="gr2" draw:text-style-name="P2" draw:layer="layout" svg:x1="1.87cm" svg:y1="21.393cm" svg:x2="10.974cm" svg:y2="21.393cm">
          <text:p/>
        </draw:line>
        <draw:line draw:style-name="gr2" draw:text-style-name="P2" draw:layer="layout" svg:x1="1.87cm" svg:y1="19.263cm" svg:x2="10.974cm" svg:y2="19.263cm">
          <text:p/>
        </draw:line>
        <draw:custom-shape draw:style-name="gr149" draw:text-style-name="P9" draw:layer="layout" svg:width="0.833cm" svg:height="0.876cm" svg:x="6.872cm" svg:y="2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8.938cm" svg:y="20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4.847cm" svg:y="17.8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6.562cm" svg:y="2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8.561cm" svg:y="1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9.133cm" svg:y="2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9.133cm" svg:y="2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" draw:layer="layout" svg:width="1.768cm" svg:height="1.794cm" svg:x="2.223cm" svg:y="17.1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2.51cm" svg:y="21.62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0" draw:text-style-name="P14" draw:layer="layout" svg:width="1.696cm" svg:height="1.712cm" svg:x="4.562cm" svg:y="23.8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2.218cm" svg:y="19.4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2.223cm" svg:y="23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6.872cm" svg:y="2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6.848cm" svg:y="1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5.705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9.088cm" svg:y="17.842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2.738cm" svg:y="18.155cm">
          <draw:text-box>
            <text:p><text:span text:style-name="T6">E</text:span></text:p>
          </draw:text-box>
        </draw:frame>
        <draw:frame draw:style-name="gr25" draw:text-style-name="P17" draw:layer="layout" svg:width="1.04cm" svg:height="0.971cm" svg:x="5.151cm" svg:y="18.09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6.986cm" svg:y="17.918cm">
          <draw:text-box>
            <text:p><text:span text:style-name="T8">S</text:span></text:p>
          </draw:text-box>
        </draw:frame>
        <draw:line draw:style-name="gr145" draw:text-style-name="P2" draw:layer="layout" svg:x1="4.897cm" svg:y1="17.715cm" svg:x2="6.04cm" svg:y2="19.112cm">
          <text:p/>
        </draw:line>
        <draw:line draw:style-name="gr145" draw:text-style-name="P2" draw:layer="layout" svg:x1="5.913cm" svg:y1="17.715cm" svg:x2="4.77cm" svg:y2="19.112cm">
          <text:p/>
        </draw:line>
        <draw:line draw:style-name="gr145" draw:text-style-name="P2" draw:layer="layout" svg:x1="4.937cm" svg:y1="19.542cm" svg:x2="6.08cm" svg:y2="20.939cm">
          <text:p/>
        </draw:line>
        <draw:line draw:style-name="gr145" draw:text-style-name="P2" draw:layer="layout" svg:x1="4.81cm" svg:y1="23.86cm" svg:x2="5.953cm" svg:y2="25.257cm">
          <text:p/>
        </draw:line>
        <draw:line draw:style-name="gr145" draw:text-style-name="P2" draw:layer="layout" svg:x1="5.826cm" svg:y1="23.86cm" svg:x2="4.683cm" svg:y2="25.257cm">
          <text:p/>
        </draw:line>
        <draw:line draw:style-name="gr145" draw:text-style-name="P2" draw:layer="layout" svg:x1="6.715cm" svg:y1="17.637cm" svg:x2="7.858cm" svg:y2="19.034cm">
          <text:p/>
        </draw:line>
        <draw:line draw:style-name="gr145" draw:text-style-name="P2" draw:layer="layout" svg:x1="7.731cm" svg:y1="17.637cm" svg:x2="6.588cm" svg:y2="19.034cm">
          <text:p/>
        </draw:line>
        <draw:line draw:style-name="gr145" draw:text-style-name="P2" draw:layer="layout" svg:x1="6.842cm" svg:y1="21.829cm" svg:x2="7.985cm" svg:y2="23.226cm">
          <text:p/>
        </draw:line>
        <draw:line draw:style-name="gr145" draw:text-style-name="P2" draw:layer="layout" svg:x1="7.858cm" svg:y1="21.829cm" svg:x2="6.715cm" svg:y2="23.226cm">
          <text:p/>
        </draw:line>
        <draw:line draw:style-name="gr145" draw:text-style-name="P2" draw:layer="layout" svg:x1="6.842cm" svg:y1="21.829cm" svg:x2="7.985cm" svg:y2="23.226cm">
          <text:p/>
        </draw:line>
        <draw:line draw:style-name="gr145" draw:text-style-name="P2" draw:layer="layout" svg:x1="7.858cm" svg:y1="21.829cm" svg:x2="6.715cm" svg:y2="23.226cm">
          <text:p/>
        </draw:line>
        <draw:line draw:style-name="gr145" draw:text-style-name="P2" draw:layer="layout" svg:x1="6.842cm" svg:y1="21.829cm" svg:x2="7.985cm" svg:y2="23.226cm">
          <text:p/>
        </draw:line>
        <draw:line draw:style-name="gr145" draw:text-style-name="P2" draw:layer="layout" svg:x1="7.858cm" svg:y1="21.829cm" svg:x2="6.715cm" svg:y2="23.226cm">
          <text:p/>
        </draw:line>
        <draw:line draw:style-name="gr145" draw:text-style-name="P2" draw:layer="layout" svg:x1="6.842cm" svg:y1="21.829cm" svg:x2="7.985cm" svg:y2="23.226cm">
          <text:p/>
        </draw:line>
        <draw:line draw:style-name="gr145" draw:text-style-name="P2" draw:layer="layout" svg:x1="7.858cm" svg:y1="21.829cm" svg:x2="6.715cm" svg:y2="23.226cm">
          <text:p/>
        </draw:line>
        <draw:line draw:style-name="gr145" draw:text-style-name="P2" draw:layer="layout" svg:x1="6.842cm" svg:y1="21.829cm" svg:x2="7.985cm" svg:y2="23.226cm">
          <text:p/>
        </draw:line>
        <draw:line draw:style-name="gr145" draw:text-style-name="P2" draw:layer="layout" svg:x1="7.858cm" svg:y1="21.829cm" svg:x2="6.715cm" svg:y2="23.226cm">
          <text:p/>
        </draw:line>
        <draw:line draw:style-name="gr145" draw:text-style-name="P2" draw:layer="layout" svg:x1="6.842cm" svg:y1="21.829cm" svg:x2="7.985cm" svg:y2="23.226cm">
          <text:p/>
        </draw:line>
        <draw:line draw:style-name="gr145" draw:text-style-name="P2" draw:layer="layout" svg:x1="7.858cm" svg:y1="21.829cm" svg:x2="6.715cm" svg:y2="23.226cm">
          <text:p/>
        </draw:line>
        <draw:line draw:style-name="gr145" draw:text-style-name="P2" draw:layer="layout" svg:x1="6.842cm" svg:y1="21.829cm" svg:x2="7.985cm" svg:y2="23.226cm">
          <text:p/>
        </draw:line>
        <draw:line draw:style-name="gr145" draw:text-style-name="P2" draw:layer="layout" svg:x1="7.858cm" svg:y1="21.829cm" svg:x2="6.715cm" svg:y2="23.226cm">
          <text:p/>
        </draw:line>
        <draw:line draw:style-name="gr145" draw:text-style-name="P2" draw:layer="layout" svg:x1="6.715cm" svg:y1="19.796cm" svg:x2="7.858cm" svg:y2="21.193cm">
          <text:p/>
        </draw:line>
        <draw:line draw:style-name="gr145" draw:text-style-name="P2" draw:layer="layout" svg:x1="7.731cm" svg:y1="19.796cm" svg:x2="6.588cm" svg:y2="21.193cm">
          <text:p/>
        </draw:line>
        <draw:line draw:style-name="gr145" draw:text-style-name="P2" draw:layer="layout" svg:x1="6.842cm" svg:y1="23.86cm" svg:x2="7.985cm" svg:y2="25.257cm">
          <text:p/>
        </draw:line>
        <draw:line draw:style-name="gr145" draw:text-style-name="P2" draw:layer="layout" svg:x1="7.858cm" svg:y1="23.86cm" svg:x2="6.715cm" svg:y2="25.257cm">
          <text:p/>
        </draw:line>
      </draw:page>
      <draw:page draw:name="page16" draw:style-name="dp1" draw:master-page-name="Default">
        <draw:custom-shape draw:style-name="gr146" draw:text-style-name="P1" draw:layer="layout" svg:width="9.104cm" svg:height="10.43cm" svg:x="1.871cm" svg:y="15.229cm">
          <text:p/>
          <draw:enhanced-geometry svg:viewBox="0 0 21600 21600" draw:type="rectangle" draw:enhanced-path="M 0 0 L 21600 0 21600 21600 0 21600 0 0 Z N"/>
        </draw:custom-shape>
        <draw:line draw:name="Line 57_7" draw:style-name="gr33" draw:text-style-name="P20" draw:layer="layout" svg:x1="19.31cm" svg:y1="42.24cm" svg:x2="21.291cm" svg:y2="44.364cm">
          <text:p/>
        </draw:line>
        <draw:line draw:name="Line 58_8" draw:style-name="gr33" draw:text-style-name="P20" draw:layer="layout" svg:x1="19.31cm" svg:y1="42.241cm" svg:x2="21.577cm" svg:y2="41.935cm">
          <text:p/>
        </draw:line>
        <draw:custom-shape draw:style-name="gr147" draw:text-style-name="P1" draw:layer="layout" svg:width="9.104cm" svg:height="10.43cm" svg:x="7.146cm" svg:y="40.1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45cm" svg:y1="42.089cm" svg:x2="16.249cm" svg:y2="42.089cm">
          <text:p/>
        </draw:line>
        <draw:line draw:style-name="gr2" draw:text-style-name="P2" draw:layer="layout" svg:x1="7.145cm" svg:y1="48.483cm" svg:x2="16.249cm" svg:y2="48.483cm">
          <text:p/>
        </draw:line>
        <draw:line draw:style-name="gr2" draw:text-style-name="P2" draw:layer="layout" svg:x1="7.145cm" svg:y1="46.351cm" svg:x2="16.249cm" svg:y2="46.351cm">
          <text:p/>
        </draw:line>
        <draw:line draw:style-name="gr2" draw:text-style-name="P2" draw:layer="layout" svg:x1="7.145cm" svg:y1="44.221cm" svg:x2="16.249cm" svg:y2="44.221cm">
          <text:p/>
        </draw:line>
        <draw:frame draw:style-name="gr148" draw:text-style-name="P47" draw:layer="layout" svg:width="2.377cm" svg:height="1.366cm" svg:x="18.317cm" svg:y="41.026cm">
          <draw:text-box>
            <text:p><text:span text:style-name="T10">L2/3</text:span></text:p>
          </draw:text-box>
        </draw:frame>
        <draw:custom-shape draw:style-name="gr149" draw:text-style-name="P9" draw:layer="layout" svg:width="0.833cm" svg:height="0.876cm" svg:x="12.147cm" svg:y="4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14.213cm" svg:y="45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10.122cm" svg:y="42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11.837cm" svg:y="4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13.836cm" svg:y="4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14.408cm" svg:y="4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14.408cm" svg:y="4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145cm" svg:y1="40.187cm" svg:x2="10.478cm" svg:y2="38.482cm">
          <text:p/>
        </draw:line>
        <draw:line draw:style-name="gr16" draw:text-style-name="P2" draw:layer="layout" svg:x1="16.25cm" svg:y1="40.187cm" svg:x2="18.173cm" svg:y2="38.482cm">
          <text:p/>
        </draw:line>
        <draw:line draw:style-name="gr17" draw:text-style-name="P2" draw:layer="layout" svg:x1="10.477cm" svg:y1="38.482cm" svg:x2="18.173cm" svg:y2="38.482cm">
          <text:p/>
        </draw:line>
        <draw:line draw:style-name="gr17" draw:text-style-name="P2" draw:layer="layout" svg:x1="18.173cm" svg:y1="38.482cm" svg:x2="18.173cm" svg:y2="48.712cm">
          <text:p/>
        </draw:line>
        <draw:line draw:style-name="gr16" draw:text-style-name="P2" draw:layer="layout" svg:x1="16.25cm" svg:y1="50.616cm" svg:x2="18.173cm" svg:y2="48.712cm">
          <text:p/>
        </draw:line>
        <draw:line draw:style-name="gr2" draw:text-style-name="P2" draw:layer="layout" svg:x1="16.25cm" svg:y1="42.09cm" svg:x2="18.173cm" svg:y2="40.187cm">
          <text:p/>
        </draw:line>
        <draw:line draw:style-name="gr2" draw:text-style-name="P2" draw:layer="layout" svg:x1="16.277cm" svg:y1="44.145cm" svg:x2="18.173cm" svg:y2="42.318cm">
          <text:p/>
        </draw:line>
        <draw:line draw:style-name="gr2" draw:text-style-name="P2" draw:layer="layout" svg:x1="16.25cm" svg:y1="46.351cm" svg:x2="18.173cm" svg:y2="44.448cm">
          <text:p/>
        </draw:line>
        <draw:line draw:style-name="gr2" draw:text-style-name="P2" draw:layer="layout" svg:x1="16.25cm" svg:y1="48.483cm" svg:x2="18.173cm" svg:y2="46.58cm">
          <text:p/>
        </draw:line>
        <draw:custom-shape draw:style-name="gr156" draw:text-style-name="P5" draw:layer="layout" svg:width="1.768cm" svg:height="1.794cm" svg:x="7.498cm" svg:y="42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7.785cm" svg:y="46.5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10.122cm" svg:y="47.0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9.98cm" svg:y="44.47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9.837cm" svg:y="48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7.493cm" svg:y="44.3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7.498cm" svg:y="48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12.147cm" svg:y="4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12.123cm" svg:y="4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10.98cm" svg:y="4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14.225cm" svg:y="42.768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7.779cm" svg:y="42.827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10.194cm" svg:y="42.87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12.027cm" svg:y="42.876cm">
          <draw:text-box>
            <text:p><text:span text:style-name="T8">S</text:span></text:p>
          </draw:text-box>
        </draw:frame>
        <draw:custom-shape draw:name="CustomShape 38_8" draw:style-name="gr167" draw:text-style-name="P22" draw:layer="layout" svg:width="0.873cm" svg:height="0.609cm" svg:x="20.285cm" svg:y="47.244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range-x-minimum="0" draw:handle-position="?f25 ?f32"/>
            <draw:handle draw:handle-range-x-maximum="?f1" draw:handle-range-x-minimum="0" draw:handle-position="?f28 0"/>
            <draw:handle draw:handle-range-y-maximum="?f15" draw:handle-range-y-minimum="0" draw:handle-position="?f44 ?f32"/>
          </draw:enhanced-geometry>
        </draw:custom-shape>
        <draw:custom-shape draw:name="CustomShape 35_8" draw:style-name="gr40" draw:text-style-name="P21" draw:layer="layout" svg:width="0.571cm" svg:height="0.445cm" draw:transform="rotate (-1.5707963267949) translate (21.736cm 46.50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/>
          </draw:enhanced-geometry>
        </draw:custom-shape>
        <draw:line draw:name="Line 49_8" draw:style-name="gr38" draw:text-style-name="P20" draw:layer="layout" svg:x1="22.434cm" svg:y1="43.078cm" svg:x2="20.72cm" svg:y2="46.193cm">
          <text:p/>
        </draw:line>
        <draw:custom-shape draw:style-name="gr168" draw:text-style-name="P14" draw:layer="layout" svg:width="1.114cm" svg:height="1.051cm" svg:x="20.148cm" svg:y="46.19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6" draw:layer="layout" svg:width="1.008cm" svg:height="1.078cm" svg:x="20.254cm" svg:y="46.285cm">
          <draw:text-box>
            <text:p><text:span text:style-name="T11">P</text:span></text:p>
          </draw:text-box>
        </draw:frame>
        <draw:custom-shape draw:name="CustomShape 51_24" draw:style-name="gr49" draw:text-style-name="P22" draw:layer="layout" svg:width="0.258cm" svg:height="0.264cm" svg:x="22.233cm" svg:y="43.0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5" draw:style-name="gr53" draw:text-style-name="P28" draw:layer="layout" svg:width="0.258cm" svg:height="0.263cm" svg:x="20.985cm" svg:y="45.96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6" draw:style-name="gr54" draw:text-style-name="P29" draw:layer="layout" svg:width="0.258cm" svg:height="0.265cm" svg:x="20.754cm" svg:y="45.79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0" draw:text-style-name="P7" draw:layer="layout" svg:width="2.069cm" svg:height="1.079cm" svg:x="18.367cm" svg:y="39.142cm">
          <draw:text-box>
            <text:p><text:span text:style-name="T10">L1</text:span></text:p>
          </draw:text-box>
        </draw:frame>
        <draw:frame draw:style-name="gr169" draw:text-style-name="P7" draw:layer="layout" svg:width="1.45cm" svg:height="1.078cm" svg:x="18.367cm" svg:y="42.921cm">
          <draw:text-box>
            <text:p><text:span text:style-name="T10">L4</text:span></text:p>
          </draw:text-box>
        </draw:frame>
        <draw:frame draw:style-name="gr170" draw:text-style-name="P7" draw:layer="layout" svg:width="1.45cm" svg:height="1.079cm" svg:x="18.367cm" svg:y="45.142cm">
          <draw:text-box>
            <text:p><text:span text:style-name="T10">L5</text:span></text:p>
          </draw:text-box>
        </draw:frame>
        <draw:frame draw:style-name="gr170" draw:text-style-name="P7" draw:layer="layout" svg:width="1.45cm" svg:height="1.079cm" svg:x="18.367cm" svg:y="47.142cm">
          <draw:text-box>
            <text:p><text:span text:style-name="T10">L6</text:span></text:p>
          </draw:text-box>
        </draw:frame>
        <draw:line draw:name="Line 57_8" draw:style-name="gr33" draw:text-style-name="P20" draw:layer="layout" svg:x1="19.31cm" svg:y1="42.24cm" svg:x2="21.291cm" svg:y2="44.364cm">
          <text:p/>
        </draw:line>
        <draw:line draw:name="Line 58_9" draw:style-name="gr33" draw:text-style-name="P20" draw:layer="layout" svg:x1="19.31cm" svg:y1="42.241cm" svg:x2="21.577cm" svg:y2="41.935cm">
          <text:p/>
        </draw:line>
        <draw:custom-shape draw:style-name="gr147" draw:text-style-name="P1" draw:layer="layout" svg:width="9.104cm" svg:height="10.43cm" svg:x="7.146cm" svg:y="40.1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45cm" svg:y1="42.089cm" svg:x2="16.249cm" svg:y2="42.089cm">
          <text:p/>
        </draw:line>
        <draw:line draw:style-name="gr2" draw:text-style-name="P2" draw:layer="layout" svg:x1="7.145cm" svg:y1="48.483cm" svg:x2="16.249cm" svg:y2="48.483cm">
          <text:p/>
        </draw:line>
        <draw:line draw:style-name="gr2" draw:text-style-name="P2" draw:layer="layout" svg:x1="7.145cm" svg:y1="46.351cm" svg:x2="16.249cm" svg:y2="46.351cm">
          <text:p/>
        </draw:line>
        <draw:line draw:style-name="gr2" draw:text-style-name="P2" draw:layer="layout" svg:x1="7.145cm" svg:y1="44.221cm" svg:x2="16.249cm" svg:y2="44.221cm">
          <text:p/>
        </draw:line>
        <draw:frame draw:style-name="gr148" draw:text-style-name="P47" draw:layer="layout" svg:width="2.377cm" svg:height="1.366cm" svg:x="18.317cm" svg:y="41.026cm">
          <draw:text-box>
            <text:p><text:span text:style-name="T10">L2/3</text:span></text:p>
          </draw:text-box>
        </draw:frame>
        <draw:custom-shape draw:style-name="gr149" draw:text-style-name="P9" draw:layer="layout" svg:width="0.833cm" svg:height="0.876cm" svg:x="12.147cm" svg:y="4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14.213cm" svg:y="45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10.122cm" svg:y="42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11.837cm" svg:y="4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13.836cm" svg:y="4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14.408cm" svg:y="4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14.408cm" svg:y="4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145cm" svg:y1="40.187cm" svg:x2="10.478cm" svg:y2="38.482cm">
          <text:p/>
        </draw:line>
        <draw:line draw:style-name="gr16" draw:text-style-name="P2" draw:layer="layout" svg:x1="16.25cm" svg:y1="40.187cm" svg:x2="18.173cm" svg:y2="38.482cm">
          <text:p/>
        </draw:line>
        <draw:line draw:style-name="gr17" draw:text-style-name="P2" draw:layer="layout" svg:x1="10.477cm" svg:y1="38.482cm" svg:x2="18.173cm" svg:y2="38.482cm">
          <text:p/>
        </draw:line>
        <draw:line draw:style-name="gr17" draw:text-style-name="P2" draw:layer="layout" svg:x1="18.173cm" svg:y1="38.482cm" svg:x2="18.173cm" svg:y2="48.712cm">
          <text:p/>
        </draw:line>
        <draw:line draw:style-name="gr16" draw:text-style-name="P2" draw:layer="layout" svg:x1="16.25cm" svg:y1="50.616cm" svg:x2="18.173cm" svg:y2="48.712cm">
          <text:p/>
        </draw:line>
        <draw:line draw:style-name="gr2" draw:text-style-name="P2" draw:layer="layout" svg:x1="16.25cm" svg:y1="42.09cm" svg:x2="18.173cm" svg:y2="40.187cm">
          <text:p/>
        </draw:line>
        <draw:line draw:style-name="gr2" draw:text-style-name="P2" draw:layer="layout" svg:x1="16.277cm" svg:y1="44.145cm" svg:x2="18.173cm" svg:y2="42.318cm">
          <text:p/>
        </draw:line>
        <draw:line draw:style-name="gr2" draw:text-style-name="P2" draw:layer="layout" svg:x1="16.25cm" svg:y1="46.351cm" svg:x2="18.173cm" svg:y2="44.448cm">
          <text:p/>
        </draw:line>
        <draw:line draw:style-name="gr2" draw:text-style-name="P2" draw:layer="layout" svg:x1="16.25cm" svg:y1="48.483cm" svg:x2="18.173cm" svg:y2="46.58cm">
          <text:p/>
        </draw:line>
        <draw:custom-shape draw:style-name="gr156" draw:text-style-name="P5" draw:layer="layout" svg:width="1.768cm" svg:height="1.794cm" svg:x="7.498cm" svg:y="42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7.785cm" svg:y="46.5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10.122cm" svg:y="47.0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9.98cm" svg:y="44.47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9.837cm" svg:y="48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7.493cm" svg:y="44.3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7.498cm" svg:y="48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12.147cm" svg:y="4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12.123cm" svg:y="4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10.98cm" svg:y="4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14.225cm" svg:y="42.768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7.779cm" svg:y="42.827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10.194cm" svg:y="42.87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12.027cm" svg:y="42.876cm">
          <draw:text-box>
            <text:p><text:span text:style-name="T8">S</text:span></text:p>
          </draw:text-box>
        </draw:frame>
        <draw:custom-shape draw:name="CustomShape 38_9" draw:style-name="gr167" draw:text-style-name="P22" draw:layer="layout" svg:width="0.873cm" svg:height="0.609cm" svg:x="20.285cm" svg:y="47.244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range-x-minimum="0" draw:handle-position="?f25 ?f32"/>
            <draw:handle draw:handle-range-x-maximum="?f1" draw:handle-range-x-minimum="0" draw:handle-position="?f28 0"/>
            <draw:handle draw:handle-range-y-maximum="?f15" draw:handle-range-y-minimum="0" draw:handle-position="?f44 ?f32"/>
          </draw:enhanced-geometry>
        </draw:custom-shape>
        <draw:custom-shape draw:name="CustomShape 35_9" draw:style-name="gr40" draw:text-style-name="P21" draw:layer="layout" svg:width="0.571cm" svg:height="0.445cm" draw:transform="rotate (-1.5707963267949) translate (21.736cm 46.50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/>
          </draw:enhanced-geometry>
        </draw:custom-shape>
        <draw:line draw:name="Line 49_9" draw:style-name="gr38" draw:text-style-name="P20" draw:layer="layout" svg:x1="22.434cm" svg:y1="43.078cm" svg:x2="20.72cm" svg:y2="46.193cm">
          <text:p/>
        </draw:line>
        <draw:custom-shape draw:style-name="gr168" draw:text-style-name="P14" draw:layer="layout" svg:width="1.114cm" svg:height="1.051cm" svg:x="20.148cm" svg:y="46.19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6" draw:layer="layout" svg:width="1.008cm" svg:height="1.078cm" svg:x="20.254cm" svg:y="46.285cm">
          <draw:text-box>
            <text:p><text:span text:style-name="T11">P</text:span></text:p>
          </draw:text-box>
        </draw:frame>
        <draw:custom-shape draw:name="CustomShape 51_27" draw:style-name="gr49" draw:text-style-name="P22" draw:layer="layout" svg:width="0.258cm" svg:height="0.264cm" svg:x="22.233cm" svg:y="43.0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8" draw:style-name="gr53" draw:text-style-name="P28" draw:layer="layout" svg:width="0.258cm" svg:height="0.263cm" svg:x="20.985cm" svg:y="45.96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29" draw:style-name="gr54" draw:text-style-name="P29" draw:layer="layout" svg:width="0.258cm" svg:height="0.265cm" svg:x="20.754cm" svg:y="45.79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0" draw:text-style-name="P7" draw:layer="layout" svg:width="2.069cm" svg:height="1.079cm" svg:x="18.367cm" svg:y="39.142cm">
          <draw:text-box>
            <text:p><text:span text:style-name="T10">L1</text:span></text:p>
          </draw:text-box>
        </draw:frame>
        <draw:frame draw:style-name="gr169" draw:text-style-name="P7" draw:layer="layout" svg:width="1.45cm" svg:height="1.078cm" svg:x="18.367cm" svg:y="42.921cm">
          <draw:text-box>
            <text:p><text:span text:style-name="T10">L4</text:span></text:p>
          </draw:text-box>
        </draw:frame>
        <draw:frame draw:style-name="gr170" draw:text-style-name="P7" draw:layer="layout" svg:width="1.45cm" svg:height="1.079cm" svg:x="18.367cm" svg:y="45.142cm">
          <draw:text-box>
            <text:p><text:span text:style-name="T10">L5</text:span></text:p>
          </draw:text-box>
        </draw:frame>
        <draw:frame draw:style-name="gr170" draw:text-style-name="P7" draw:layer="layout" svg:width="1.45cm" svg:height="1.079cm" svg:x="18.367cm" svg:y="47.142cm">
          <draw:text-box>
            <text:p><text:span text:style-name="T10">L6</text:span></text:p>
          </draw:text-box>
        </draw:frame>
        <draw:custom-shape draw:style-name="gr146" draw:text-style-name="P1" draw:layer="layout" svg:width="9.104cm" svg:height="10.43cm" svg:x="2.038cm" svg:y="3.3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37cm" svg:y1="5.242cm" svg:x2="11.141cm" svg:y2="5.242cm">
          <text:p/>
        </draw:line>
        <draw:line draw:style-name="gr2" draw:text-style-name="P2" draw:layer="layout" svg:x1="2.037cm" svg:y1="11.636cm" svg:x2="11.141cm" svg:y2="11.636cm">
          <text:p/>
        </draw:line>
        <draw:line draw:style-name="gr2" draw:text-style-name="P2" draw:layer="layout" svg:x1="2.037cm" svg:y1="9.504cm" svg:x2="11.141cm" svg:y2="9.504cm">
          <text:p/>
        </draw:line>
        <draw:line draw:style-name="gr2" draw:text-style-name="P2" draw:layer="layout" svg:x1="2.037cm" svg:y1="7.374cm" svg:x2="11.141cm" svg:y2="7.374cm">
          <text:p/>
        </draw:line>
        <draw:custom-shape draw:style-name="gr149" draw:text-style-name="P9" draw:layer="layout" svg:width="0.833cm" svg:height="0.876cm" svg:x="7.039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9.105cm" svg:y="8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5.014cm" svg:y="5.92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6.729cm" svg:y="1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8.728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9.3cm" svg:y="1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9.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" draw:layer="layout" svg:width="1.768cm" svg:height="1.794cm" svg:x="2.39cm" svg:y="5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2.677cm" svg:y="9.7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5.014cm" svg:y="10.207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4.872cm" svg:y="7.62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4.729cm" svg:y="11.92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2.385cm" svg:y="7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2.39cm" svg:y="11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7.039cm" svg:y="10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7.015cm" svg:y="5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5.872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9.255cm" svg:y="5.953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2.905cm" svg:y="6.266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5.318cm" svg:y="6.207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7.153cm" svg:y="6.029cm">
          <draw:text-box>
            <text:p><text:span text:style-name="T8">S</text:span></text:p>
          </draw:text-box>
        </draw:frame>
        <draw:line draw:style-name="gr145" draw:text-style-name="P2" draw:layer="layout" svg:x1="5.064cm" svg:y1="7.731cm" svg:x2="6.207cm" svg:y2="9.128cm">
          <text:p/>
        </draw:line>
        <draw:line draw:style-name="gr145" draw:text-style-name="P2" draw:layer="layout" svg:x1="6.08cm" svg:y1="7.731cm" svg:x2="4.937cm" svg:y2="9.128cm">
          <text:p/>
        </draw:line>
        <draw:line draw:style-name="gr145" draw:text-style-name="P2" draw:layer="layout" svg:x1="16.494cm" svg:y1="4.683cm" svg:x2="17.637cm" svg:y2="6.08cm">
          <text:p/>
        </draw:line>
        <draw:line draw:style-name="gr145" draw:text-style-name="P2" draw:layer="layout" svg:x1="17.51cm" svg:y1="4.683cm" svg:x2="16.367cm" svg:y2="6.08cm">
          <text:p/>
        </draw:line>
        <draw:custom-shape draw:style-name="gr158" draw:text-style-name="P14" draw:layer="layout" svg:width="1.143cm" svg:height="1.142cm" svg:x="4.847cm" svg:y="22.09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2" draw:layer="layout" svg:x1="4.937cm" svg:y1="21.955cm" svg:x2="6.08cm" svg:y2="23.352cm">
          <text:p/>
        </draw:line>
        <draw:line draw:style-name="gr145" draw:text-style-name="P2" draw:layer="layout" svg:x1="5.953cm" svg:y1="21.955cm" svg:x2="4.81cm" svg:y2="23.352cm">
          <text:p/>
        </draw:line>
        <draw:custom-shape draw:style-name="gr159" draw:text-style-name="P14" draw:layer="layout" svg:width="1.429cm" svg:height="1.564cm" svg:x="4.705cm" svg:y="19.51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2" draw:layer="layout" svg:x1="5.953cm" svg:y1="19.542cm" svg:x2="4.81cm" svg:y2="20.939cm">
          <text:p/>
        </draw:line>
        <draw:line draw:style-name="gr145" draw:text-style-name="P2" draw:layer="layout" svg:x1="15.097cm" svg:y1="2.397cm" svg:x2="16.24cm" svg:y2="3.794cm">
          <text:p/>
        </draw:line>
        <draw:line draw:style-name="gr145" draw:text-style-name="P2" draw:layer="layout" svg:x1="16.113cm" svg:y1="2.397cm" svg:x2="14.97cm" svg:y2="3.794cm">
          <text:p/>
        </draw:line>
        <draw:line draw:style-name="gr2" draw:text-style-name="P2" draw:layer="layout" svg:x1="1.87cm" svg:y1="17.131cm" svg:x2="10.974cm" svg:y2="17.131cm">
          <text:p/>
        </draw:line>
        <draw:line draw:style-name="gr2" draw:text-style-name="P2" draw:layer="layout" svg:x1="1.87cm" svg:y1="23.525cm" svg:x2="10.974cm" svg:y2="23.525cm">
          <text:p/>
        </draw:line>
        <draw:line draw:style-name="gr2" draw:text-style-name="P2" draw:layer="layout" svg:x1="1.87cm" svg:y1="21.393cm" svg:x2="10.974cm" svg:y2="21.393cm">
          <text:p/>
        </draw:line>
        <draw:line draw:style-name="gr2" draw:text-style-name="P2" draw:layer="layout" svg:x1="1.87cm" svg:y1="19.263cm" svg:x2="10.974cm" svg:y2="19.263cm">
          <text:p/>
        </draw:line>
        <draw:custom-shape draw:style-name="gr149" draw:text-style-name="P9" draw:layer="layout" svg:width="0.833cm" svg:height="0.876cm" svg:x="6.872cm" svg:y="2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8.938cm" svg:y="20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4.847cm" svg:y="17.8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6.562cm" svg:y="2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8.561cm" svg:y="1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9.133cm" svg:y="2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9.133cm" svg:y="2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" draw:layer="layout" svg:width="1.768cm" svg:height="1.794cm" svg:x="2.223cm" svg:y="17.1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2.51cm" svg:y="21.62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0" draw:text-style-name="P14" draw:layer="layout" svg:width="1.696cm" svg:height="1.712cm" svg:x="4.562cm" svg:y="23.8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2.218cm" svg:y="19.4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2.223cm" svg:y="23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6.872cm" svg:y="2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6.848cm" svg:y="1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5.705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9.088cm" svg:y="17.842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2.738cm" svg:y="18.155cm">
          <draw:text-box>
            <text:p><text:span text:style-name="T6">E</text:span></text:p>
          </draw:text-box>
        </draw:frame>
        <draw:frame draw:style-name="gr25" draw:text-style-name="P17" draw:layer="layout" svg:width="1.04cm" svg:height="0.971cm" svg:x="5.151cm" svg:y="18.09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6.986cm" svg:y="17.918cm">
          <draw:text-box>
            <text:p><text:span text:style-name="T8">S</text:span></text:p>
          </draw:text-box>
        </draw:frame>
        <draw:line draw:style-name="gr145" draw:text-style-name="P2" draw:layer="layout" svg:x1="4.897cm" svg:y1="17.715cm" svg:x2="6.04cm" svg:y2="19.112cm">
          <text:p/>
        </draw:line>
        <draw:line draw:style-name="gr145" draw:text-style-name="P2" draw:layer="layout" svg:x1="5.913cm" svg:y1="17.715cm" svg:x2="4.77cm" svg:y2="19.112cm">
          <text:p/>
        </draw:line>
        <draw:line draw:style-name="gr145" draw:text-style-name="P2" draw:layer="layout" svg:x1="4.937cm" svg:y1="19.542cm" svg:x2="6.08cm" svg:y2="20.939cm">
          <text:p/>
        </draw:line>
        <draw:line draw:style-name="gr145" draw:text-style-name="P2" draw:layer="layout" svg:x1="4.81cm" svg:y1="23.86cm" svg:x2="5.953cm" svg:y2="25.257cm">
          <text:p/>
        </draw:line>
        <draw:line draw:style-name="gr145" draw:text-style-name="P2" draw:layer="layout" svg:x1="5.826cm" svg:y1="23.86cm" svg:x2="4.683cm" svg:y2="25.257cm">
          <text:p/>
        </draw:line>
      </draw:page>
      <draw:page draw:name="page17" draw:style-name="dp1" draw:master-page-name="Default">
        <draw:custom-shape draw:style-name="gr146" draw:text-style-name="P1" draw:layer="layout" svg:width="9.104cm" svg:height="10.43cm" svg:x="1.871cm" svg:y="15.229cm">
          <text:p/>
          <draw:enhanced-geometry svg:viewBox="0 0 21600 21600" draw:type="rectangle" draw:enhanced-path="M 0 0 L 21600 0 21600 21600 0 21600 0 0 Z N"/>
        </draw:custom-shape>
        <draw:line draw:name="Line 57_3" draw:style-name="gr33" draw:text-style-name="P20" draw:layer="layout" svg:x1="19.31cm" svg:y1="42.24cm" svg:x2="21.291cm" svg:y2="44.364cm">
          <text:p/>
        </draw:line>
        <draw:line draw:name="Line 58_4" draw:style-name="gr33" draw:text-style-name="P20" draw:layer="layout" svg:x1="19.31cm" svg:y1="42.241cm" svg:x2="21.577cm" svg:y2="41.935cm">
          <text:p/>
        </draw:line>
        <draw:custom-shape draw:style-name="gr147" draw:text-style-name="P1" draw:layer="layout" svg:width="9.104cm" svg:height="10.43cm" svg:x="7.146cm" svg:y="40.1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45cm" svg:y1="42.089cm" svg:x2="16.249cm" svg:y2="42.089cm">
          <text:p/>
        </draw:line>
        <draw:line draw:style-name="gr2" draw:text-style-name="P2" draw:layer="layout" svg:x1="7.145cm" svg:y1="48.483cm" svg:x2="16.249cm" svg:y2="48.483cm">
          <text:p/>
        </draw:line>
        <draw:line draw:style-name="gr2" draw:text-style-name="P2" draw:layer="layout" svg:x1="7.145cm" svg:y1="46.351cm" svg:x2="16.249cm" svg:y2="46.351cm">
          <text:p/>
        </draw:line>
        <draw:line draw:style-name="gr2" draw:text-style-name="P2" draw:layer="layout" svg:x1="7.145cm" svg:y1="44.221cm" svg:x2="16.249cm" svg:y2="44.221cm">
          <text:p/>
        </draw:line>
        <draw:frame draw:style-name="gr148" draw:text-style-name="P47" draw:layer="layout" svg:width="2.377cm" svg:height="1.366cm" svg:x="18.317cm" svg:y="41.026cm">
          <draw:text-box>
            <text:p><text:span text:style-name="T10">L2/3</text:span></text:p>
          </draw:text-box>
        </draw:frame>
        <draw:custom-shape draw:style-name="gr149" draw:text-style-name="P9" draw:layer="layout" svg:width="0.833cm" svg:height="0.876cm" svg:x="12.147cm" svg:y="4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14.213cm" svg:y="45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10.122cm" svg:y="42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11.837cm" svg:y="4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13.836cm" svg:y="4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14.408cm" svg:y="4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14.408cm" svg:y="4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145cm" svg:y1="40.187cm" svg:x2="10.478cm" svg:y2="38.482cm">
          <text:p/>
        </draw:line>
        <draw:line draw:style-name="gr16" draw:text-style-name="P2" draw:layer="layout" svg:x1="16.25cm" svg:y1="40.187cm" svg:x2="18.173cm" svg:y2="38.482cm">
          <text:p/>
        </draw:line>
        <draw:line draw:style-name="gr17" draw:text-style-name="P2" draw:layer="layout" svg:x1="10.477cm" svg:y1="38.482cm" svg:x2="18.173cm" svg:y2="38.482cm">
          <text:p/>
        </draw:line>
        <draw:line draw:style-name="gr17" draw:text-style-name="P2" draw:layer="layout" svg:x1="18.173cm" svg:y1="38.482cm" svg:x2="18.173cm" svg:y2="48.712cm">
          <text:p/>
        </draw:line>
        <draw:line draw:style-name="gr16" draw:text-style-name="P2" draw:layer="layout" svg:x1="16.25cm" svg:y1="50.616cm" svg:x2="18.173cm" svg:y2="48.712cm">
          <text:p/>
        </draw:line>
        <draw:line draw:style-name="gr2" draw:text-style-name="P2" draw:layer="layout" svg:x1="16.25cm" svg:y1="42.09cm" svg:x2="18.173cm" svg:y2="40.187cm">
          <text:p/>
        </draw:line>
        <draw:line draw:style-name="gr2" draw:text-style-name="P2" draw:layer="layout" svg:x1="16.277cm" svg:y1="44.145cm" svg:x2="18.173cm" svg:y2="42.318cm">
          <text:p/>
        </draw:line>
        <draw:line draw:style-name="gr2" draw:text-style-name="P2" draw:layer="layout" svg:x1="16.25cm" svg:y1="46.351cm" svg:x2="18.173cm" svg:y2="44.448cm">
          <text:p/>
        </draw:line>
        <draw:line draw:style-name="gr2" draw:text-style-name="P2" draw:layer="layout" svg:x1="16.25cm" svg:y1="48.483cm" svg:x2="18.173cm" svg:y2="46.58cm">
          <text:p/>
        </draw:line>
        <draw:custom-shape draw:style-name="gr156" draw:text-style-name="P5" draw:layer="layout" svg:width="1.768cm" svg:height="1.794cm" svg:x="7.498cm" svg:y="42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7.785cm" svg:y="46.5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10.122cm" svg:y="47.0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9.98cm" svg:y="44.47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9.837cm" svg:y="48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7.493cm" svg:y="44.3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7.498cm" svg:y="48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12.147cm" svg:y="4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12.123cm" svg:y="4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10.98cm" svg:y="4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14.225cm" svg:y="42.768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7.779cm" svg:y="42.827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10.194cm" svg:y="42.87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12.027cm" svg:y="42.876cm">
          <draw:text-box>
            <text:p><text:span text:style-name="T8">S</text:span></text:p>
          </draw:text-box>
        </draw:frame>
        <draw:custom-shape draw:name="CustomShape 38_4" draw:style-name="gr167" draw:text-style-name="P22" draw:layer="layout" svg:width="0.873cm" svg:height="0.609cm" svg:x="20.285cm" svg:y="47.244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range-x-minimum="0" draw:handle-position="?f25 ?f32"/>
            <draw:handle draw:handle-range-x-maximum="?f1" draw:handle-range-x-minimum="0" draw:handle-position="?f28 0"/>
            <draw:handle draw:handle-range-y-maximum="?f15" draw:handle-range-y-minimum="0" draw:handle-position="?f44 ?f32"/>
          </draw:enhanced-geometry>
        </draw:custom-shape>
        <draw:custom-shape draw:name="CustomShape 35_4" draw:style-name="gr40" draw:text-style-name="P21" draw:layer="layout" svg:width="0.571cm" svg:height="0.445cm" draw:transform="rotate (-1.5707963267949) translate (21.736cm 46.50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/>
          </draw:enhanced-geometry>
        </draw:custom-shape>
        <draw:line draw:name="Line 49_4" draw:style-name="gr38" draw:text-style-name="P20" draw:layer="layout" svg:x1="22.434cm" svg:y1="43.078cm" svg:x2="20.72cm" svg:y2="46.193cm">
          <text:p/>
        </draw:line>
        <draw:custom-shape draw:style-name="gr168" draw:text-style-name="P14" draw:layer="layout" svg:width="1.114cm" svg:height="1.051cm" svg:x="20.148cm" svg:y="46.19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6" draw:layer="layout" svg:width="1.008cm" svg:height="1.078cm" svg:x="20.254cm" svg:y="46.285cm">
          <draw:text-box>
            <text:p><text:span text:style-name="T11">P</text:span></text:p>
          </draw:text-box>
        </draw:frame>
        <draw:custom-shape draw:name="CustomShape 51_9" draw:style-name="gr49" draw:text-style-name="P22" draw:layer="layout" svg:width="0.258cm" svg:height="0.264cm" svg:x="22.233cm" svg:y="43.0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1" draw:style-name="gr53" draw:text-style-name="P28" draw:layer="layout" svg:width="0.258cm" svg:height="0.263cm" svg:x="20.985cm" svg:y="45.96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3" draw:style-name="gr54" draw:text-style-name="P29" draw:layer="layout" svg:width="0.258cm" svg:height="0.265cm" svg:x="20.754cm" svg:y="45.79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0" draw:text-style-name="P7" draw:layer="layout" svg:width="2.069cm" svg:height="1.079cm" svg:x="18.367cm" svg:y="39.142cm">
          <draw:text-box>
            <text:p><text:span text:style-name="T10">L1</text:span></text:p>
          </draw:text-box>
        </draw:frame>
        <draw:frame draw:style-name="gr169" draw:text-style-name="P7" draw:layer="layout" svg:width="1.45cm" svg:height="1.078cm" svg:x="18.367cm" svg:y="42.921cm">
          <draw:text-box>
            <text:p><text:span text:style-name="T10">L4</text:span></text:p>
          </draw:text-box>
        </draw:frame>
        <draw:frame draw:style-name="gr170" draw:text-style-name="P7" draw:layer="layout" svg:width="1.45cm" svg:height="1.079cm" svg:x="18.367cm" svg:y="45.142cm">
          <draw:text-box>
            <text:p><text:span text:style-name="T10">L5</text:span></text:p>
          </draw:text-box>
        </draw:frame>
        <draw:frame draw:style-name="gr170" draw:text-style-name="P7" draw:layer="layout" svg:width="1.45cm" svg:height="1.079cm" svg:x="18.367cm" svg:y="47.142cm">
          <draw:text-box>
            <text:p><text:span text:style-name="T10">L6</text:span></text:p>
          </draw:text-box>
        </draw:frame>
        <draw:line draw:name="Line 57_4" draw:style-name="gr33" draw:text-style-name="P20" draw:layer="layout" svg:x1="19.31cm" svg:y1="42.24cm" svg:x2="21.291cm" svg:y2="44.364cm">
          <text:p/>
        </draw:line>
        <draw:line draw:name="Line 58_5" draw:style-name="gr33" draw:text-style-name="P20" draw:layer="layout" svg:x1="19.31cm" svg:y1="42.241cm" svg:x2="21.577cm" svg:y2="41.935cm">
          <text:p/>
        </draw:line>
        <draw:custom-shape draw:style-name="gr147" draw:text-style-name="P1" draw:layer="layout" svg:width="9.104cm" svg:height="10.43cm" svg:x="7.146cm" svg:y="40.1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45cm" svg:y1="42.089cm" svg:x2="16.249cm" svg:y2="42.089cm">
          <text:p/>
        </draw:line>
        <draw:line draw:style-name="gr2" draw:text-style-name="P2" draw:layer="layout" svg:x1="7.145cm" svg:y1="48.483cm" svg:x2="16.249cm" svg:y2="48.483cm">
          <text:p/>
        </draw:line>
        <draw:line draw:style-name="gr2" draw:text-style-name="P2" draw:layer="layout" svg:x1="7.145cm" svg:y1="46.351cm" svg:x2="16.249cm" svg:y2="46.351cm">
          <text:p/>
        </draw:line>
        <draw:line draw:style-name="gr2" draw:text-style-name="P2" draw:layer="layout" svg:x1="7.145cm" svg:y1="44.221cm" svg:x2="16.249cm" svg:y2="44.221cm">
          <text:p/>
        </draw:line>
        <draw:frame draw:style-name="gr148" draw:text-style-name="P47" draw:layer="layout" svg:width="2.377cm" svg:height="1.366cm" svg:x="18.317cm" svg:y="41.026cm">
          <draw:text-box>
            <text:p><text:span text:style-name="T10">L2/3</text:span></text:p>
          </draw:text-box>
        </draw:frame>
        <draw:custom-shape draw:style-name="gr149" draw:text-style-name="P9" draw:layer="layout" svg:width="0.833cm" svg:height="0.876cm" svg:x="12.147cm" svg:y="4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14.213cm" svg:y="45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10.122cm" svg:y="42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11.837cm" svg:y="4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13.836cm" svg:y="4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14.408cm" svg:y="4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14.408cm" svg:y="4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145cm" svg:y1="40.187cm" svg:x2="10.478cm" svg:y2="38.482cm">
          <text:p/>
        </draw:line>
        <draw:line draw:style-name="gr16" draw:text-style-name="P2" draw:layer="layout" svg:x1="16.25cm" svg:y1="40.187cm" svg:x2="18.173cm" svg:y2="38.482cm">
          <text:p/>
        </draw:line>
        <draw:line draw:style-name="gr17" draw:text-style-name="P2" draw:layer="layout" svg:x1="10.477cm" svg:y1="38.482cm" svg:x2="18.173cm" svg:y2="38.482cm">
          <text:p/>
        </draw:line>
        <draw:line draw:style-name="gr17" draw:text-style-name="P2" draw:layer="layout" svg:x1="18.173cm" svg:y1="38.482cm" svg:x2="18.173cm" svg:y2="48.712cm">
          <text:p/>
        </draw:line>
        <draw:line draw:style-name="gr16" draw:text-style-name="P2" draw:layer="layout" svg:x1="16.25cm" svg:y1="50.616cm" svg:x2="18.173cm" svg:y2="48.712cm">
          <text:p/>
        </draw:line>
        <draw:line draw:style-name="gr2" draw:text-style-name="P2" draw:layer="layout" svg:x1="16.25cm" svg:y1="42.09cm" svg:x2="18.173cm" svg:y2="40.187cm">
          <text:p/>
        </draw:line>
        <draw:line draw:style-name="gr2" draw:text-style-name="P2" draw:layer="layout" svg:x1="16.277cm" svg:y1="44.145cm" svg:x2="18.173cm" svg:y2="42.318cm">
          <text:p/>
        </draw:line>
        <draw:line draw:style-name="gr2" draw:text-style-name="P2" draw:layer="layout" svg:x1="16.25cm" svg:y1="46.351cm" svg:x2="18.173cm" svg:y2="44.448cm">
          <text:p/>
        </draw:line>
        <draw:line draw:style-name="gr2" draw:text-style-name="P2" draw:layer="layout" svg:x1="16.25cm" svg:y1="48.483cm" svg:x2="18.173cm" svg:y2="46.58cm">
          <text:p/>
        </draw:line>
        <draw:custom-shape draw:style-name="gr156" draw:text-style-name="P5" draw:layer="layout" svg:width="1.768cm" svg:height="1.794cm" svg:x="7.498cm" svg:y="42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7.785cm" svg:y="46.5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10.122cm" svg:y="47.0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9.98cm" svg:y="44.47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9.837cm" svg:y="48.7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7.493cm" svg:y="44.3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7.498cm" svg:y="48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12.147cm" svg:y="4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12.123cm" svg:y="4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10.98cm" svg:y="4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14.225cm" svg:y="42.768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7.779cm" svg:y="42.827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10.194cm" svg:y="42.87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12.027cm" svg:y="42.876cm">
          <draw:text-box>
            <text:p><text:span text:style-name="T8">S</text:span></text:p>
          </draw:text-box>
        </draw:frame>
        <draw:custom-shape draw:name="CustomShape 38_5" draw:style-name="gr167" draw:text-style-name="P22" draw:layer="layout" svg:width="0.873cm" svg:height="0.609cm" svg:x="20.285cm" svg:y="47.244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range-x-maximum="?f2" draw:handle-range-x-minimum="0" draw:handle-position="?f25 ?f32"/>
            <draw:handle draw:handle-range-x-maximum="?f1" draw:handle-range-x-minimum="0" draw:handle-position="?f28 0"/>
            <draw:handle draw:handle-range-y-maximum="?f15" draw:handle-range-y-minimum="0" draw:handle-position="?f44 ?f32"/>
          </draw:enhanced-geometry>
        </draw:custom-shape>
        <draw:custom-shape draw:name="CustomShape 35_5" draw:style-name="gr40" draw:text-style-name="P21" draw:layer="layout" svg:width="0.571cm" svg:height="0.445cm" draw:transform="rotate (-1.5707963267949) translate (21.736cm 46.50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/>
          </draw:enhanced-geometry>
        </draw:custom-shape>
        <draw:line draw:name="Line 49_5" draw:style-name="gr38" draw:text-style-name="P20" draw:layer="layout" svg:x1="22.434cm" svg:y1="43.078cm" svg:x2="20.72cm" svg:y2="46.193cm">
          <text:p/>
        </draw:line>
        <draw:custom-shape draw:style-name="gr168" draw:text-style-name="P14" draw:layer="layout" svg:width="1.114cm" svg:height="1.051cm" svg:x="20.148cm" svg:y="46.19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6" draw:layer="layout" svg:width="1.008cm" svg:height="1.078cm" svg:x="20.254cm" svg:y="46.285cm">
          <draw:text-box>
            <text:p><text:span text:style-name="T11">P</text:span></text:p>
          </draw:text-box>
        </draw:frame>
        <draw:custom-shape draw:name="CustomShape 51_14" draw:style-name="gr49" draw:text-style-name="P22" draw:layer="layout" svg:width="0.258cm" svg:height="0.264cm" svg:x="22.233cm" svg:y="43.01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5" draw:style-name="gr53" draw:text-style-name="P28" draw:layer="layout" svg:width="0.258cm" svg:height="0.263cm" svg:x="20.985cm" svg:y="45.962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_16" draw:style-name="gr54" draw:text-style-name="P29" draw:layer="layout" svg:width="0.258cm" svg:height="0.265cm" svg:x="20.754cm" svg:y="45.799cm">
          <text:p/>
          <draw:enhanced-geometry draw:mirror-horizontal="true" draw:mirror-vertical="tru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0" draw:text-style-name="P7" draw:layer="layout" svg:width="2.069cm" svg:height="1.079cm" svg:x="18.367cm" svg:y="39.142cm">
          <draw:text-box>
            <text:p><text:span text:style-name="T10">L1</text:span></text:p>
          </draw:text-box>
        </draw:frame>
        <draw:frame draw:style-name="gr169" draw:text-style-name="P7" draw:layer="layout" svg:width="1.45cm" svg:height="1.078cm" svg:x="18.367cm" svg:y="42.921cm">
          <draw:text-box>
            <text:p><text:span text:style-name="T10">L4</text:span></text:p>
          </draw:text-box>
        </draw:frame>
        <draw:frame draw:style-name="gr170" draw:text-style-name="P7" draw:layer="layout" svg:width="1.45cm" svg:height="1.079cm" svg:x="18.367cm" svg:y="45.142cm">
          <draw:text-box>
            <text:p><text:span text:style-name="T10">L5</text:span></text:p>
          </draw:text-box>
        </draw:frame>
        <draw:frame draw:style-name="gr170" draw:text-style-name="P7" draw:layer="layout" svg:width="1.45cm" svg:height="1.079cm" svg:x="18.367cm" svg:y="47.142cm">
          <draw:text-box>
            <text:p><text:span text:style-name="T10">L6</text:span></text:p>
          </draw:text-box>
        </draw:frame>
        <draw:custom-shape draw:style-name="gr146" draw:text-style-name="P1" draw:layer="layout" svg:width="9.104cm" svg:height="10.43cm" svg:x="2.038cm" svg:y="3.3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37cm" svg:y1="5.242cm" svg:x2="11.141cm" svg:y2="5.242cm">
          <text:p/>
        </draw:line>
        <draw:line draw:style-name="gr2" draw:text-style-name="P2" draw:layer="layout" svg:x1="2.037cm" svg:y1="11.636cm" svg:x2="11.141cm" svg:y2="11.636cm">
          <text:p/>
        </draw:line>
        <draw:line draw:style-name="gr2" draw:text-style-name="P2" draw:layer="layout" svg:x1="2.037cm" svg:y1="9.504cm" svg:x2="11.141cm" svg:y2="9.504cm">
          <text:p/>
        </draw:line>
        <draw:line draw:style-name="gr2" draw:text-style-name="P2" draw:layer="layout" svg:x1="2.037cm" svg:y1="7.374cm" svg:x2="11.141cm" svg:y2="7.374cm">
          <text:p/>
        </draw:line>
        <draw:custom-shape draw:style-name="gr149" draw:text-style-name="P9" draw:layer="layout" svg:width="0.833cm" svg:height="0.876cm" svg:x="7.039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9.105cm" svg:y="8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5.014cm" svg:y="5.92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6.729cm" svg:y="1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8.728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9.3cm" svg:y="1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9.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" draw:layer="layout" svg:width="1.768cm" svg:height="1.794cm" svg:x="2.39cm" svg:y="5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2.677cm" svg:y="9.7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14" draw:layer="layout" svg:width="1.143cm" svg:height="1.142cm" svg:x="5.014cm" svg:y="10.207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4" draw:layer="layout" svg:width="1.429cm" svg:height="1.564cm" svg:x="4.872cm" svg:y="7.62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4" draw:layer="layout" svg:width="1.696cm" svg:height="1.712cm" svg:x="4.729cm" svg:y="11.92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2.385cm" svg:y="7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2.39cm" svg:y="11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7.039cm" svg:y="10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7.015cm" svg:y="5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5.872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9.255cm" svg:y="5.953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2.905cm" svg:y="6.266cm">
          <draw:text-box>
            <text:p><text:span text:style-name="T6">E</text:span></text:p>
          </draw:text-box>
        </draw:frame>
        <draw:frame draw:style-name="gr165" draw:text-style-name="P17" draw:layer="layout" svg:width="1.04cm" svg:height="2.748cm" svg:x="5.318cm" svg:y="6.207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7.153cm" svg:y="6.029cm">
          <draw:text-box>
            <text:p><text:span text:style-name="T8">S</text:span></text:p>
          </draw:text-box>
        </draw:frame>
        <draw:line draw:style-name="gr145" draw:text-style-name="P2" draw:layer="layout" svg:x1="6.969cm" svg:y1="7.985cm" svg:x2="8.112cm" svg:y2="9.382cm">
          <text:p/>
        </draw:line>
        <draw:line draw:style-name="gr145" draw:text-style-name="P2" draw:layer="layout" svg:x1="7.985cm" svg:y1="7.858cm" svg:x2="6.842cm" svg:y2="9.255cm">
          <text:p/>
        </draw:line>
        <draw:line draw:style-name="gr145" draw:text-style-name="P2" draw:layer="layout" svg:x1="16.494cm" svg:y1="4.683cm" svg:x2="17.637cm" svg:y2="6.08cm">
          <text:p/>
        </draw:line>
        <draw:line draw:style-name="gr145" draw:text-style-name="P2" draw:layer="layout" svg:x1="17.51cm" svg:y1="4.683cm" svg:x2="16.367cm" svg:y2="6.08cm">
          <text:p/>
        </draw:line>
        <draw:custom-shape draw:style-name="gr158" draw:text-style-name="P14" draw:layer="layout" svg:width="1.143cm" svg:height="1.142cm" svg:x="4.847cm" svg:y="22.09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2" draw:layer="layout" svg:x1="4.937cm" svg:y1="21.955cm" svg:x2="6.08cm" svg:y2="23.352cm">
          <text:p/>
        </draw:line>
        <draw:line draw:style-name="gr145" draw:text-style-name="P2" draw:layer="layout" svg:x1="5.953cm" svg:y1="21.955cm" svg:x2="4.81cm" svg:y2="23.352cm">
          <text:p/>
        </draw:line>
        <draw:custom-shape draw:style-name="gr159" draw:text-style-name="P14" draw:layer="layout" svg:width="1.429cm" svg:height="1.564cm" svg:x="4.705cm" svg:y="19.51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2" draw:layer="layout" svg:x1="5.953cm" svg:y1="19.542cm" svg:x2="4.81cm" svg:y2="20.939cm">
          <text:p/>
        </draw:line>
        <draw:line draw:style-name="gr145" draw:text-style-name="P2" draw:layer="layout" svg:x1="15.097cm" svg:y1="2.397cm" svg:x2="16.24cm" svg:y2="3.794cm">
          <text:p/>
        </draw:line>
        <draw:line draw:style-name="gr145" draw:text-style-name="P2" draw:layer="layout" svg:x1="16.113cm" svg:y1="2.397cm" svg:x2="14.97cm" svg:y2="3.794cm">
          <text:p/>
        </draw:line>
        <draw:line draw:style-name="gr2" draw:text-style-name="P2" draw:layer="layout" svg:x1="1.87cm" svg:y1="17.131cm" svg:x2="10.974cm" svg:y2="17.131cm">
          <text:p/>
        </draw:line>
        <draw:line draw:style-name="gr2" draw:text-style-name="P2" draw:layer="layout" svg:x1="1.87cm" svg:y1="23.525cm" svg:x2="10.974cm" svg:y2="23.525cm">
          <text:p/>
        </draw:line>
        <draw:line draw:style-name="gr2" draw:text-style-name="P2" draw:layer="layout" svg:x1="1.87cm" svg:y1="21.393cm" svg:x2="10.974cm" svg:y2="21.393cm">
          <text:p/>
        </draw:line>
        <draw:line draw:style-name="gr2" draw:text-style-name="P2" draw:layer="layout" svg:x1="1.87cm" svg:y1="19.263cm" svg:x2="10.974cm" svg:y2="19.263cm">
          <text:p/>
        </draw:line>
        <draw:custom-shape draw:style-name="gr149" draw:text-style-name="P9" draw:layer="layout" svg:width="0.833cm" svg:height="0.876cm" svg:x="6.872cm" svg:y="2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857cm" svg:height="0.858cm" svg:x="8.938cm" svg:y="20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1.143cm" svg:height="1.143cm" svg:x="4.847cm" svg:y="17.8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9" draw:layer="layout" svg:width="1.714cm" svg:height="1.713cm" svg:x="6.562cm" svg:y="2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" draw:layer="layout" svg:width="1.715cm" svg:height="1.709cm" svg:x="8.561cm" svg:y="1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1" draw:layer="layout" svg:width="0.631cm" svg:height="0.571cm" svg:x="9.133cm" svg:y="2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1" draw:layer="layout" svg:width="0.858cm" svg:height="0.852cm" svg:x="9.133cm" svg:y="2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" draw:layer="layout" svg:width="1.768cm" svg:height="1.794cm" svg:x="2.223cm" svg:y="17.1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7" draw:text-style-name="P5" draw:layer="layout" svg:width="1.153cm" svg:height="1.616cm" svg:x="2.51cm" svg:y="21.62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0" draw:text-style-name="P14" draw:layer="layout" svg:width="1.696cm" svg:height="1.712cm" svg:x="4.562cm" svg:y="23.81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1.714cm" svg:height="1.714cm" svg:x="2.218cm" svg:y="19.4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5" draw:layer="layout" svg:width="1.768cm" svg:height="1.792cm" svg:x="2.223cm" svg:y="23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9" draw:layer="layout" svg:width="0.833cm" svg:height="0.876cm" svg:x="6.872cm" svg:y="2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" draw:layer="layout" svg:width="0.833cm" svg:height="0.876cm" svg:x="6.848cm" svg:y="1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1.715cm" svg:height="1.607cm" svg:x="5.705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5" draw:layer="layout" svg:width="1.041cm" svg:height="1.143cm" svg:x="9.088cm" svg:y="17.842cm">
          <draw:text-box>
            <text:p><text:span text:style-name="T5">V</text:span></text:p>
          </draw:text-box>
        </draw:frame>
        <draw:frame draw:style-name="gr164" draw:text-style-name="P16" draw:layer="layout" svg:width="1.04cm" svg:height="1.084cm" svg:x="2.738cm" svg:y="18.155cm">
          <draw:text-box>
            <text:p><text:span text:style-name="T6">E</text:span></text:p>
          </draw:text-box>
        </draw:frame>
        <draw:frame draw:style-name="gr25" draw:text-style-name="P17" draw:layer="layout" svg:width="1.04cm" svg:height="0.971cm" svg:x="5.151cm" svg:y="18.096cm">
          <draw:text-box>
            <text:p><text:span text:style-name="T7">P</text:span></text:p>
          </draw:text-box>
        </draw:frame>
        <draw:frame draw:style-name="gr166" draw:text-style-name="P18" draw:layer="layout" svg:width="1.632cm" svg:height="0.997cm" svg:x="6.986cm" svg:y="17.918cm">
          <draw:text-box>
            <text:p><text:span text:style-name="T8">S</text:span></text:p>
          </draw:text-box>
        </draw:frame>
        <draw:line draw:style-name="gr145" draw:text-style-name="P2" draw:layer="layout" svg:x1="4.897cm" svg:y1="17.715cm" svg:x2="6.04cm" svg:y2="19.112cm">
          <text:p/>
        </draw:line>
        <draw:line draw:style-name="gr145" draw:text-style-name="P2" draw:layer="layout" svg:x1="5.913cm" svg:y1="17.715cm" svg:x2="4.77cm" svg:y2="19.112cm">
          <text:p/>
        </draw:line>
        <draw:line draw:style-name="gr145" draw:text-style-name="P2" draw:layer="layout" svg:x1="4.937cm" svg:y1="19.542cm" svg:x2="6.08cm" svg:y2="20.939cm">
          <text:p/>
        </draw:line>
        <draw:line draw:style-name="gr145" draw:text-style-name="P2" draw:layer="layout" svg:x1="4.81cm" svg:y1="23.86cm" svg:x2="5.953cm" svg:y2="25.257cm">
          <text:p/>
        </draw:line>
        <draw:line draw:style-name="gr145" draw:text-style-name="P2" draw:layer="layout" svg:x1="5.826cm" svg:y1="23.86cm" svg:x2="4.683cm" svg:y2="25.257cm">
          <text:p/>
        </draw:line>
      </draw:page>
      <draw:page draw:name="page18" draw:style-name="dp1" draw:master-page-name="Default">
        <draw:custom-shape draw:style-name="gr172" draw:text-style-name="P1" xml:id="id67" draw:id="id67" draw:layer="layout" svg:width="5.334cm" svg:height="7.494cm" svg:x="6.842cm" svg:y="10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42cm" svg:y1="15.732cm" svg:x2="12.176cm" svg:y2="15.732cm">
          <text:p/>
        </draw:line>
        <draw:line draw:style-name="gr2" draw:text-style-name="P2" draw:layer="layout" svg:x1="6.842cm" svg:y1="13.827cm" svg:x2="12.176cm" svg:y2="13.827cm">
          <text:p/>
        </draw:line>
        <draw:line draw:style-name="gr2" draw:text-style-name="P2" draw:layer="layout" svg:x1="6.842cm" svg:y1="11.922cm" svg:x2="12.176cm" svg:y2="11.922cm">
          <text:p/>
        </draw:line>
        <draw:custom-shape draw:style-name="gr3" draw:text-style-name="P4" xml:id="id65" draw:id="id65" draw:layer="layout" svg:width="1.571cm" svg:height="1.594cm" svg:x="8.62cm" svg:y="10.074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27cm" svg:y="12.0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06cm" svg:y="13.8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573cm" svg:y="15.7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xml:id="id66" draw:id="id66" draw:layer="layout" svg:width="1.383cm" svg:height="0.963cm" svg:x="9.015cm" svg:y="12.61cm">
          <draw:text-box>
            <text:p>4</text:p>
          </draw:text-box>
        </draw:frame>
        <draw:frame draw:style-name="gr6" draw:text-style-name="P7" draw:layer="layout" svg:width="0.853cm" svg:height="0.963cm" svg:x="8.91cm" svg:y="14.515cm">
          <draw:text-box>
            <text:p>5</text:p>
          </draw:text-box>
        </draw:frame>
        <draw:frame draw:style-name="gr6" draw:text-style-name="P7" draw:layer="layout" svg:width="0.853cm" svg:height="0.963cm" svg:x="8.91cm" svg:y="16.367cm">
          <draw:text-box>
            <text:p>6</text:p>
          </draw:text-box>
        </draw:frame>
        <draw:custom-shape draw:style-name="gr172" draw:text-style-name="P1" draw:layer="layout" svg:width="5.334cm" svg:height="7.494cm" svg:x="6.842cm" svg:y="19.54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42cm" svg:y1="25.258cm" svg:x2="12.176cm" svg:y2="25.258cm">
          <text:p/>
        </draw:line>
        <draw:line draw:style-name="gr2" draw:text-style-name="P2" draw:layer="layout" svg:x1="6.842cm" svg:y1="23.353cm" svg:x2="12.176cm" svg:y2="23.353cm">
          <text:p/>
        </draw:line>
        <draw:line draw:style-name="gr2" draw:text-style-name="P2" draw:layer="layout" svg:x1="6.842cm" svg:y1="21.448cm" svg:x2="12.176cm" svg:y2="21.448cm">
          <text:p/>
        </draw:line>
        <draw:custom-shape draw:style-name="gr3" draw:text-style-name="P4" draw:layer="layout" svg:width="1.571cm" svg:height="1.594cm" svg:x="8.62cm" svg:y="19.6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27cm" svg:y="21.5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606cm" svg:y="23.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8.573cm" svg:y="25.2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1.287cm" svg:y1="20.305cm" svg:x2="11.287cm" svg:y2="22.21cm">
          <text:p/>
        </draw:line>
        <draw:line draw:style-name="gr5" draw:text-style-name="P6" draw:layer="layout" svg:x1="10.652cm" svg:y1="22.591cm" svg:x2="10.652cm" svg:y2="24.496cm">
          <text:p/>
        </draw:line>
        <draw:line draw:style-name="gr5" draw:text-style-name="P6" draw:layer="layout" svg:x1="11.287cm" svg:y1="22.464cm" svg:x2="11.287cm" svg:y2="26.655cm">
          <text:p/>
        </draw:line>
        <draw:line draw:style-name="gr5" draw:text-style-name="P6" draw:layer="layout" svg:x1="8.239cm" svg:y1="24.369cm" svg:x2="8.239cm" svg:y2="26.274cm">
          <text:p/>
        </draw:line>
        <draw:line draw:style-name="gr5" draw:text-style-name="P6" draw:layer="layout" svg:x1="8.239cm" svg:y1="20.559cm" svg:x2="8.239cm" svg:y2="23.988cm">
          <text:p/>
        </draw:line>
        <draw:line draw:style-name="gr5" draw:text-style-name="P6" draw:layer="layout" svg:x1="7.477cm" svg:y1="20.559cm" svg:x2="7.477cm" svg:y2="26.274cm">
          <text:p/>
        </draw:line>
        <draw:frame draw:style-name="gr6" draw:text-style-name="P7" draw:layer="layout" svg:width="1.383cm" svg:height="0.963cm" svg:x="9.015cm" svg:y="22.136cm">
          <draw:text-box>
            <text:p>4</text:p>
          </draw:text-box>
        </draw:frame>
        <draw:frame draw:style-name="gr6" draw:text-style-name="P7" draw:layer="layout" svg:width="0.853cm" svg:height="0.963cm" svg:x="8.91cm" svg:y="24.041cm">
          <draw:text-box>
            <text:p>5</text:p>
          </draw:text-box>
        </draw:frame>
        <draw:frame draw:style-name="gr6" draw:text-style-name="P7" draw:layer="layout" svg:width="0.853cm" svg:height="0.963cm" svg:x="8.91cm" svg:y="25.893cm">
          <draw:text-box>
            <text:p>6</text:p>
          </draw:text-box>
        </draw:frame>
        <draw:connector draw:style-name="gr94" draw:text-style-name="P2" draw:layer="layout" draw:type="curve" svg:x1="10.191cm" svg:y1="10.871cm" svg:x2="10.398cm" svg:y2="13.091cm" draw:start-shape="id65" draw:start-glue-point="1" draw:end-shape="id66" draw:end-glue-point="1" svg:d="M10191 10871c1060 0 957 2220 207 2220" svg:viewBox="0 0 784 2221">
          <text:p/>
        </draw:connector>
        <draw:connector draw:style-name="gr94" draw:text-style-name="P2" draw:layer="layout" draw:type="curve" svg:x1="12.176cm" svg:y1="13.763cm" svg:x2="12.176cm" svg:y2="13.763cm" draw:start-shape="id67" draw:end-shape="id67" svg:d="M12176 13763z" svg:viewBox="0 0 1 1">
          <text:p/>
        </draw:connector>
        <draw:connector draw:style-name="gr95" draw:text-style-name="P48" draw:layer="layout" draw:type="curve" svg:x1="8.866cm" svg:y1="6.87cm" svg:x2="8.866cm" svg:y2="8.722cm" svg:d="M8866 6870c-750 0-750 1852 0 1852" svg:viewBox="0 0 563 1853">
          <text:p/>
        </draw:connector>
        <draw:connector draw:style-name="gr95" draw:text-style-name="P48" draw:layer="layout" draw:type="curve" draw:line-skew="-0.546cm" svg:x1="8.576cm" svg:y1="2.745cm" svg:x2="8.529cm" svg:y2="9.2cm" svg:d="M8576 2745c-1681 0-1658 6455-47 6455" svg:viewBox="0 0 1259 6456">
          <text:p/>
        </draw:connector>
        <draw:custom-shape draw:style-name="gr97" draw:text-style-name="P1" draw:layer="layout" svg:width="5.334cm" svg:height="7.494cm" svg:x="13.319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319cm" svg:y1="9.763cm" svg:x2="18.653cm" svg:y2="9.763cm">
          <text:p/>
        </draw:line>
        <draw:line draw:style-name="gr2" draw:text-style-name="P2" draw:layer="layout" svg:x1="13.319cm" svg:y1="7.858cm" svg:x2="18.653cm" svg:y2="7.858cm">
          <text:p/>
        </draw:line>
        <draw:line draw:style-name="gr2" draw:text-style-name="P2" draw:layer="layout" svg:x1="13.319cm" svg:y1="5.953cm" svg:x2="18.653cm" svg:y2="5.953cm">
          <text:p/>
        </draw:line>
        <draw:custom-shape draw:style-name="gr3" draw:text-style-name="P4" draw:layer="layout" svg:width="1.571cm" svg:height="1.594cm" svg:x="15.097cm" svg:y="4.105cm">
          <text:p text:style-name="P3"><text:span text:style-name="T1">2/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15.104cm" svg:y="6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571cm" svg:height="1.594cm" svg:x="15.083cm" svg:y="7.9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69" draw:id="id69" draw:layer="layout" svg:width="1.571cm" svg:height="1.594cm" svg:x="15.05cm" svg:y="9.7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xml:id="id68" draw:id="id68" draw:layer="layout" svg:width="1.383cm" svg:height="0.963cm" svg:x="15.492cm" svg:y="6.641cm">
          <draw:text-box>
            <text:p>4</text:p>
          </draw:text-box>
        </draw:frame>
        <draw:frame draw:style-name="gr6" draw:text-style-name="P7" draw:layer="layout" svg:width="0.853cm" svg:height="0.963cm" svg:x="15.387cm" svg:y="8.546cm">
          <draw:text-box>
            <text:p>5</text:p>
          </draw:text-box>
        </draw:frame>
        <draw:frame draw:style-name="gr6" draw:text-style-name="P7" draw:layer="layout" svg:width="0.853cm" svg:height="0.963cm" svg:x="15.387cm" svg:y="10.398cm">
          <draw:text-box>
            <text:p>6</text:p>
          </draw:text-box>
        </draw:frame>
        <draw:connector draw:style-name="gr93" draw:text-style-name="P2" draw:layer="layout" draw:type="curve" svg:x1="16.875cm" svg:y1="7.122cm" svg:x2="16.621cm" svg:y2="11.357cm" draw:start-shape="id68" draw:end-shape="id69" draw:end-glue-point="8" svg:d="M16875 7122c750 0 877 4235-254 4235" svg:viewBox="0 0 834 4236">
          <text:p/>
        </draw:connector>
        <draw:connector draw:style-name="gr93" draw:text-style-name="P2" draw:layer="layout" draw:type="curve" svg:x1="16.805cm" svg:y1="4.428cm" svg:x2="17.059cm" svg:y2="6.743cm" svg:d="M16805 4428c1296 0 1171 2315 254 2315" svg:viewBox="0 0 959 2316">
          <text:p/>
        </draw:connector>
        <draw:connector draw:style-name="gr93" draw:text-style-name="P2" draw:layer="layout" draw:type="curve" svg:x1="16.966cm" svg:y1="9.355cm" svg:x2="17.187cm" svg:y2="6.968cm" svg:d="M16966 9355c1081 0 971-2387 221-2387" svg:viewBox="0 0 799 2388">
          <text:p/>
        </draw:connector>
      </draw:page>
      <draw:page draw:name="page19" draw:style-name="dp1" draw:master-page-name="Default">
        <draw:custom-shape draw:style-name="gr66" draw:text-style-name="P1" draw:layer="layout" svg:width="8.094cm" svg:height="9.272cm" svg:x="5.756cm" svg:y="3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56cm" svg:y1="5.213cm" svg:x2="13.85cm" svg:y2="5.213cm">
          <text:p/>
        </draw:line>
        <draw:line draw:style-name="gr2" draw:text-style-name="P2" draw:layer="layout" svg:x1="5.756cm" svg:y1="10.897cm" svg:x2="13.85cm" svg:y2="10.897cm">
          <text:p/>
        </draw:line>
        <draw:line draw:style-name="gr2" draw:text-style-name="P2" draw:layer="layout" svg:x1="5.756cm" svg:y1="9.002cm" svg:x2="13.85cm" svg:y2="9.002cm">
          <text:p/>
        </draw:line>
        <draw:line draw:style-name="gr2" draw:text-style-name="P2" draw:layer="layout" svg:x1="5.756cm" svg:y1="7.108cm" svg:x2="13.85cm" svg:y2="7.108cm">
          <text:p/>
        </draw:line>
        <draw:custom-shape draw:style-name="gr67" draw:text-style-name="P11" draw:layer="layout" svg:width="0.762cm" svg:height="0.762cm" svg:x="12.176cm" svg:y="7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1.524cm" svg:height="1.524cm" svg:x="10.044cm" svg:y="1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53cm" svg:y="5.29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4" draw:layer="layout" svg:width="1.508cm" svg:height="1.523cm" svg:x="8.149cm" svg:y="11.08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53cm" svg:y="10.96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11.79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2" draw:layer="layout" svg:width="0.925cm" svg:height="1.034cm" svg:x="6.319cm" svg:y="5.769cm">
          <draw:text-box>
            <text:p text:style-name="P41"><text:span text:style-name="T19">E</text:span></text:p>
          </draw:text-box>
        </draw:frame>
        <draw:custom-shape draw:style-name="gr73" draw:text-style-name="P43" draw:layer="layout" svg:width="1.017cm" svg:height="1.026cm" svg:x="10.178cm" svg:y="5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" draw:layer="layout" svg:width="1.445cm" svg:height="1.467cm" svg:x="6.08cm" svg:y="7.2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5" draw:layer="layout" svg:width="1.25cm" svg:height="1.27cm" svg:x="6.1cm" svg:y="9.25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9.001cm" svg:y="3.6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1.508cm" svg:height="1.523cm" svg:x="8.128cm" svg:y="7.3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39cm" svg:y="9.38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39cm" svg:y="5.57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44cm" svg:y="7.60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65cm" svg:y="9.499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629cm" svg:height="0.635cm" svg:x="12.309cm" svg:y="11.6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509cm" svg:height="0.509cm" svg:x="12.303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4" draw:layer="layout" svg:width="2.015cm" svg:height="1.851cm" svg:x="13.827cm" svg:y="7.277cm">
          <draw:text-box>
            <text:p><text:span text:style-name="T20">L4</text:span></text:p>
          </draw:text-box>
        </draw:frame>
        <draw:frame draw:style-name="gr80" draw:text-style-name="P44" draw:layer="layout" svg:width="2.015cm" svg:height="1.817cm" svg:x="13.754cm" svg:y="9.128cm">
          <draw:text-box>
            <text:p><text:span text:style-name="T20">L5</text:span></text:p>
          </draw:text-box>
        </draw:frame>
        <draw:frame draw:style-name="gr32" draw:text-style-name="P44" draw:layer="layout" svg:width="2.413cm" svg:height="1.665cm" svg:x="13.7cm" svg:y="5.572cm">
          <draw:text-box>
            <text:p><text:span text:style-name="T20">L2/3</text:span></text:p>
          </draw:text-box>
        </draw:frame>
        <draw:frame draw:style-name="gr81" draw:text-style-name="P44" draw:layer="layout" svg:width="1.586cm" svg:height="1.27cm" svg:x="13.82cm" svg:y="3.921cm">
          <draw:text-box>
            <text:p><text:span text:style-name="T20">L1</text:span></text:p>
          </draw:text-box>
        </draw:frame>
        <draw:frame draw:style-name="gr80" draw:text-style-name="P44" draw:layer="layout" svg:width="1.797cm" svg:height="1.817cm" svg:x="13.762cm" svg:y="11.114cm">
          <draw:text-box>
            <text:p><text:span text:style-name="T20">L6</text:span></text:p>
          </draw:text-box>
        </draw:frame>
        <draw:line draw:style-name="gr82" draw:text-style-name="P2" draw:layer="layout" svg:x1="4.644cm" svg:y1="4.77cm" svg:x2="6.295cm" svg:y2="5.786cm">
          <text:p/>
        </draw:line>
        <draw:frame draw:style-name="gr72" draw:text-style-name="P45" draw:layer="layout" svg:width="0.925cm" svg:height="1.034cm" svg:x="8.429cm" svg:y="5.744cm">
          <draw:text-box>
            <text:p text:style-name="P41"><text:span text:style-name="T19">P</text:span></text:p>
          </draw:text-box>
        </draw:frame>
        <draw:frame draw:style-name="gr84" draw:text-style-name="P46" draw:layer="layout" svg:width="0.934cm" svg:height="1.035cm" svg:x="10.242cm" svg:y="5.678cm">
          <draw:text-box>
            <text:p><text:span text:style-name="T19">S</text:span></text:p>
          </draw:text-box>
        </draw:frame>
        <draw:frame draw:style-name="gr84" draw:text-style-name="P46" draw:layer="layout" svg:width="0.896cm" svg:height="1.035cm" svg:x="11.995cm" svg:y="5.697cm">
          <draw:text-box>
            <text:p><text:span text:style-name="T19">V</text:span></text:p>
          </draw:text-box>
        </draw:frame>
        <draw:custom-shape draw:style-name="gr66" draw:text-style-name="P1" draw:layer="layout" svg:width="8.094cm" svg:height="9.272cm" svg:x="5.717cm" svg:y="1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17cm" svg:y1="17.787cm" svg:x2="13.811cm" svg:y2="17.787cm">
          <text:p/>
        </draw:line>
        <draw:line draw:style-name="gr2" draw:text-style-name="P2" draw:layer="layout" svg:x1="5.717cm" svg:y1="23.471cm" svg:x2="13.811cm" svg:y2="23.471cm">
          <text:p/>
        </draw:line>
        <draw:line draw:style-name="gr2" draw:text-style-name="P2" draw:layer="layout" svg:x1="5.717cm" svg:y1="21.576cm" svg:x2="13.811cm" svg:y2="21.576cm">
          <text:p/>
        </draw:line>
        <draw:line draw:style-name="gr2" draw:text-style-name="P2" draw:layer="layout" svg:x1="5.717cm" svg:y1="19.682cm" svg:x2="13.811cm" svg:y2="19.682cm">
          <text:p/>
        </draw:line>
        <draw:custom-shape draw:style-name="gr67" draw:text-style-name="P11" draw:layer="layout" svg:width="0.762cm" svg:height="0.762cm" svg:x="12.137cm" svg:y="20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1.524cm" svg:height="1.524cm" svg:x="10.005cm" svg:y="23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14cm" svg:y="17.8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4" draw:layer="layout" svg:width="1.508cm" svg:height="1.523cm" svg:x="8.11cm" svg:y="23.65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14cm" svg:y="23.53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11.756cm" svg:y="18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2" draw:layer="layout" svg:width="0.925cm" svg:height="1.034cm" svg:x="6.28cm" svg:y="18.343cm">
          <draw:text-box>
            <text:p text:style-name="P41"><text:span text:style-name="T19">E</text:span></text:p>
          </draw:text-box>
        </draw:frame>
        <draw:custom-shape draw:style-name="gr73" draw:text-style-name="P43" draw:layer="layout" svg:width="1.017cm" svg:height="1.026cm" svg:x="10.139cm" svg:y="1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" draw:layer="layout" svg:width="1.445cm" svg:height="1.467cm" svg:x="6.041cm" svg:y="19.7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5" draw:layer="layout" svg:width="1.25cm" svg:height="1.27cm" svg:x="6.061cm" svg:y="21.8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8.962cm" svg:y="16.22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1.508cm" svg:height="1.523cm" svg:x="8.089cm" svg:y="19.92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cm" svg:y="21.95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cm" svg:y="18.14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05cm" svg:y="20.17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26cm" svg:y="22.07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629cm" svg:height="0.635cm" svg:x="12.27cm" svg:y="24.24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509cm" svg:height="0.509cm" svg:x="12.264cm" svg:y="22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4" draw:layer="layout" svg:width="2.015cm" svg:height="1.851cm" svg:x="13.788cm" svg:y="19.851cm">
          <draw:text-box>
            <text:p><text:span text:style-name="T20">L4</text:span></text:p>
          </draw:text-box>
        </draw:frame>
        <draw:frame draw:style-name="gr80" draw:text-style-name="P44" draw:layer="layout" svg:width="2.015cm" svg:height="1.817cm" svg:x="13.715cm" svg:y="21.702cm">
          <draw:text-box>
            <text:p><text:span text:style-name="T20">L5</text:span></text:p>
          </draw:text-box>
        </draw:frame>
        <draw:frame draw:style-name="gr32" draw:text-style-name="P44" draw:layer="layout" svg:width="2.413cm" svg:height="1.665cm" svg:x="13.661cm" svg:y="18.146cm">
          <draw:text-box>
            <text:p><text:span text:style-name="T20">L2/3</text:span></text:p>
          </draw:text-box>
        </draw:frame>
        <draw:frame draw:style-name="gr81" draw:text-style-name="P44" draw:layer="layout" svg:width="1.586cm" svg:height="1.27cm" svg:x="13.781cm" svg:y="16.495cm">
          <draw:text-box>
            <text:p><text:span text:style-name="T20">L1</text:span></text:p>
          </draw:text-box>
        </draw:frame>
        <draw:frame draw:style-name="gr80" draw:text-style-name="P44" draw:layer="layout" svg:width="1.797cm" svg:height="1.817cm" svg:x="13.723cm" svg:y="23.688cm">
          <draw:text-box>
            <text:p><text:span text:style-name="T20">L6</text:span></text:p>
          </draw:text-box>
        </draw:frame>
        <draw:custom-shape draw:style-name="gr85" draw:text-style-name="P40" draw:layer="layout" svg:width="2.032cm" svg:height="2.032cm" svg:x="7.819cm" svg:y="2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5" draw:layer="layout" svg:width="0.925cm" svg:height="1.034cm" svg:x="8.39cm" svg:y="18.318cm">
          <draw:text-box>
            <text:p text:style-name="P41"><text:span text:style-name="T19">P</text:span></text:p>
          </draw:text-box>
        </draw:frame>
        <draw:frame draw:style-name="gr84" draw:text-style-name="P46" draw:layer="layout" svg:width="0.934cm" svg:height="1.035cm" svg:x="10.203cm" svg:y="18.252cm">
          <draw:text-box>
            <text:p><text:span text:style-name="T19">S</text:span></text:p>
          </draw:text-box>
        </draw:frame>
        <draw:frame draw:style-name="gr84" draw:text-style-name="P46" draw:layer="layout" svg:width="0.896cm" svg:height="1.035cm" svg:x="11.956cm" svg:y="18.271cm">
          <draw:text-box>
            <text:p><text:span text:style-name="T19">V</text:span></text:p>
          </draw:text-box>
        </draw:frame>
        <draw:line draw:style-name="gr82" draw:text-style-name="P2" draw:layer="layout" svg:x1="4.605cm" svg:y1="17.344cm" svg:x2="6.256cm" svg:y2="18.36cm">
          <text:p/>
        </draw:line>
        <draw:line draw:style-name="gr86" draw:text-style-name="P2" draw:layer="layout" svg:x1="4.216cm" svg:y1="20.377cm" svg:x2="6.402cm" svg:y2="20.377cm">
          <text:p/>
        </draw:line>
      </draw:page>
      <draw:page draw:name="page20" draw:style-name="dp1" draw:master-page-name="Default">
        <draw:custom-shape draw:style-name="gr66" draw:text-style-name="P1" draw:layer="layout" svg:width="8.094cm" svg:height="9.272cm" svg:x="5.756cm" svg:y="3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56cm" svg:y1="5.213cm" svg:x2="13.85cm" svg:y2="5.213cm">
          <text:p/>
        </draw:line>
        <draw:line draw:style-name="gr2" draw:text-style-name="P2" draw:layer="layout" svg:x1="5.756cm" svg:y1="10.897cm" svg:x2="13.85cm" svg:y2="10.897cm">
          <text:p/>
        </draw:line>
        <draw:line draw:style-name="gr2" draw:text-style-name="P2" draw:layer="layout" svg:x1="5.756cm" svg:y1="9.002cm" svg:x2="13.85cm" svg:y2="9.002cm">
          <text:p/>
        </draw:line>
        <draw:line draw:style-name="gr2" draw:text-style-name="P2" draw:layer="layout" svg:x1="5.756cm" svg:y1="7.108cm" svg:x2="13.85cm" svg:y2="7.108cm">
          <text:p/>
        </draw:line>
        <draw:custom-shape draw:style-name="gr67" draw:text-style-name="P11" draw:layer="layout" svg:width="0.762cm" svg:height="0.762cm" svg:x="12.176cm" svg:y="7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1.524cm" svg:height="1.524cm" svg:x="10.044cm" svg:y="1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53cm" svg:y="5.29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4" draw:layer="layout" svg:width="1.508cm" svg:height="1.523cm" svg:x="8.149cm" svg:y="11.08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53cm" svg:y="10.96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11.79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2" draw:layer="layout" svg:width="0.925cm" svg:height="1.034cm" svg:x="6.319cm" svg:y="5.769cm">
          <draw:text-box>
            <text:p text:style-name="P41"><text:span text:style-name="T19">E</text:span></text:p>
          </draw:text-box>
        </draw:frame>
        <draw:custom-shape draw:style-name="gr73" draw:text-style-name="P43" draw:layer="layout" svg:width="1.017cm" svg:height="1.026cm" svg:x="10.178cm" svg:y="5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" draw:layer="layout" svg:width="1.445cm" svg:height="1.467cm" svg:x="6.08cm" svg:y="7.2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5" draw:layer="layout" svg:width="1.25cm" svg:height="1.27cm" svg:x="6.1cm" svg:y="9.25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9.001cm" svg:y="3.65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1.508cm" svg:height="1.523cm" svg:x="8.128cm" svg:y="7.35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39cm" svg:y="9.38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39cm" svg:y="5.57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44cm" svg:y="7.60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65cm" svg:y="9.499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629cm" svg:height="0.635cm" svg:x="12.309cm" svg:y="11.66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509cm" svg:height="0.509cm" svg:x="12.303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4" draw:layer="layout" svg:width="2.015cm" svg:height="1.851cm" svg:x="13.827cm" svg:y="7.277cm">
          <draw:text-box>
            <text:p><text:span text:style-name="T20">L4</text:span></text:p>
          </draw:text-box>
        </draw:frame>
        <draw:frame draw:style-name="gr80" draw:text-style-name="P44" draw:layer="layout" svg:width="2.015cm" svg:height="1.817cm" svg:x="13.754cm" svg:y="9.128cm">
          <draw:text-box>
            <text:p><text:span text:style-name="T20">L5</text:span></text:p>
          </draw:text-box>
        </draw:frame>
        <draw:frame draw:style-name="gr32" draw:text-style-name="P44" draw:layer="layout" svg:width="2.413cm" svg:height="1.665cm" svg:x="13.7cm" svg:y="5.572cm">
          <draw:text-box>
            <text:p><text:span text:style-name="T20">L2/3</text:span></text:p>
          </draw:text-box>
        </draw:frame>
        <draw:frame draw:style-name="gr81" draw:text-style-name="P44" draw:layer="layout" svg:width="1.586cm" svg:height="1.27cm" svg:x="13.82cm" svg:y="3.921cm">
          <draw:text-box>
            <text:p><text:span text:style-name="T20">L1</text:span></text:p>
          </draw:text-box>
        </draw:frame>
        <draw:frame draw:style-name="gr80" draw:text-style-name="P44" draw:layer="layout" svg:width="1.797cm" svg:height="1.817cm" svg:x="13.762cm" svg:y="11.114cm">
          <draw:text-box>
            <text:p><text:span text:style-name="T20">L6</text:span></text:p>
          </draw:text-box>
        </draw:frame>
        <draw:line draw:style-name="gr82" draw:text-style-name="P2" draw:layer="layout" svg:x1="4.644cm" svg:y1="4.77cm" svg:x2="6.295cm" svg:y2="5.786cm">
          <text:p/>
        </draw:line>
        <draw:custom-shape draw:style-name="gr85" draw:text-style-name="P40" draw:layer="layout" svg:width="2.032cm" svg:height="2.032cm" svg:x="7.858cm" svg:y="10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2" draw:text-style-name="P45" draw:layer="layout" svg:width="0.925cm" svg:height="1.034cm" svg:x="8.429cm" svg:y="5.744cm">
          <draw:text-box>
            <text:p text:style-name="P41"><text:span text:style-name="T19">P</text:span></text:p>
          </draw:text-box>
        </draw:frame>
        <draw:frame draw:style-name="gr84" draw:text-style-name="P46" draw:layer="layout" svg:width="0.934cm" svg:height="1.035cm" svg:x="10.242cm" svg:y="5.678cm">
          <draw:text-box>
            <text:p><text:span text:style-name="T19">S</text:span></text:p>
          </draw:text-box>
        </draw:frame>
        <draw:frame draw:style-name="gr84" draw:text-style-name="P46" draw:layer="layout" svg:width="0.896cm" svg:height="1.035cm" svg:x="11.995cm" svg:y="5.697cm">
          <draw:text-box>
            <text:p><text:span text:style-name="T19">V</text:span></text:p>
          </draw:text-box>
        </draw:frame>
        <draw:custom-shape draw:style-name="gr66" draw:text-style-name="P1" draw:layer="layout" svg:width="8.094cm" svg:height="9.272cm" svg:x="5.717cm" svg:y="1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17cm" svg:y1="17.787cm" svg:x2="13.811cm" svg:y2="17.787cm">
          <text:p/>
        </draw:line>
        <draw:line draw:style-name="gr2" draw:text-style-name="P2" draw:layer="layout" svg:x1="5.717cm" svg:y1="23.471cm" svg:x2="13.811cm" svg:y2="23.471cm">
          <text:p/>
        </draw:line>
        <draw:line draw:style-name="gr2" draw:text-style-name="P2" draw:layer="layout" svg:x1="5.717cm" svg:y1="21.576cm" svg:x2="13.811cm" svg:y2="21.576cm">
          <text:p/>
        </draw:line>
        <draw:line draw:style-name="gr2" draw:text-style-name="P2" draw:layer="layout" svg:x1="5.717cm" svg:y1="19.682cm" svg:x2="13.811cm" svg:y2="19.682cm">
          <text:p/>
        </draw:line>
        <draw:custom-shape draw:style-name="gr67" draw:text-style-name="P11" draw:layer="layout" svg:width="0.762cm" svg:height="0.762cm" svg:x="12.137cm" svg:y="20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1.524cm" svg:height="1.524cm" svg:x="10.005cm" svg:y="23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14cm" svg:y="17.8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14" draw:layer="layout" svg:width="1.508cm" svg:height="1.523cm" svg:x="8.11cm" svg:y="23.65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571cm" svg:height="1.594cm" svg:x="5.914cm" svg:y="23.53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11.756cm" svg:y="18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2" draw:layer="layout" svg:width="0.925cm" svg:height="1.034cm" svg:x="6.28cm" svg:y="18.343cm">
          <draw:text-box>
            <text:p text:style-name="P41"><text:span text:style-name="T19">E</text:span></text:p>
          </draw:text-box>
        </draw:frame>
        <draw:custom-shape draw:style-name="gr73" draw:text-style-name="P43" draw:layer="layout" svg:width="1.017cm" svg:height="1.026cm" svg:x="10.139cm" svg:y="1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" draw:layer="layout" svg:width="1.445cm" svg:height="1.467cm" svg:x="6.041cm" svg:y="19.7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5" draw:layer="layout" svg:width="1.25cm" svg:height="1.27cm" svg:x="6.061cm" svg:y="21.8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5" draw:layer="layout" svg:width="1.397cm" svg:height="1.41cm" svg:x="8.962cm" svg:y="16.22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1.508cm" svg:height="1.523cm" svg:x="8.089cm" svg:y="19.924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cm" svg:y="21.95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1.27cm" svg:height="1.282cm" svg:x="8.2cm" svg:y="18.146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05cm" svg:y="20.178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draw:layer="layout" svg:width="1.143cm" svg:height="1.153cm" svg:x="10.126cm" svg:y="22.073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629cm" svg:height="0.635cm" svg:x="12.27cm" svg:y="24.242cm">
          <text:p text:style-name="P12"><text:span text:style-name="T4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509cm" svg:height="0.509cm" svg:x="12.264cm" svg:y="22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4" draw:layer="layout" svg:width="2.015cm" svg:height="1.851cm" svg:x="13.788cm" svg:y="19.851cm">
          <draw:text-box>
            <text:p><text:span text:style-name="T20">L4</text:span></text:p>
          </draw:text-box>
        </draw:frame>
        <draw:frame draw:style-name="gr80" draw:text-style-name="P44" draw:layer="layout" svg:width="2.015cm" svg:height="1.817cm" svg:x="13.715cm" svg:y="21.702cm">
          <draw:text-box>
            <text:p><text:span text:style-name="T20">L5</text:span></text:p>
          </draw:text-box>
        </draw:frame>
        <draw:frame draw:style-name="gr32" draw:text-style-name="P44" draw:layer="layout" svg:width="2.413cm" svg:height="1.665cm" svg:x="13.661cm" svg:y="18.146cm">
          <draw:text-box>
            <text:p><text:span text:style-name="T20">L2/3</text:span></text:p>
          </draw:text-box>
        </draw:frame>
        <draw:frame draw:style-name="gr81" draw:text-style-name="P44" draw:layer="layout" svg:width="1.586cm" svg:height="1.27cm" svg:x="13.781cm" svg:y="16.495cm">
          <draw:text-box>
            <text:p><text:span text:style-name="T20">L1</text:span></text:p>
          </draw:text-box>
        </draw:frame>
        <draw:frame draw:style-name="gr80" draw:text-style-name="P44" draw:layer="layout" svg:width="1.797cm" svg:height="1.817cm" svg:x="13.723cm" svg:y="23.688cm">
          <draw:text-box>
            <text:p><text:span text:style-name="T20">L6</text:span></text:p>
          </draw:text-box>
        </draw:frame>
        <draw:custom-shape draw:style-name="gr85" draw:text-style-name="P40" draw:layer="layout" svg:width="2.032cm" svg:height="2.032cm" svg:x="7.819cm" svg:y="2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5" draw:layer="layout" svg:width="0.925cm" svg:height="1.034cm" svg:x="8.39cm" svg:y="18.318cm">
          <draw:text-box>
            <text:p text:style-name="P41"><text:span text:style-name="T19">P</text:span></text:p>
          </draw:text-box>
        </draw:frame>
        <draw:frame draw:style-name="gr84" draw:text-style-name="P46" draw:layer="layout" svg:width="0.934cm" svg:height="1.035cm" svg:x="10.203cm" svg:y="18.252cm">
          <draw:text-box>
            <text:p><text:span text:style-name="T19">S</text:span></text:p>
          </draw:text-box>
        </draw:frame>
        <draw:frame draw:style-name="gr84" draw:text-style-name="P46" draw:layer="layout" svg:width="0.896cm" svg:height="1.035cm" svg:x="11.956cm" svg:y="18.271cm">
          <draw:text-box>
            <text:p><text:span text:style-name="T19">V</text:span></text:p>
          </draw:text-box>
        </draw:frame>
        <draw:line draw:style-name="gr82" draw:text-style-name="P2" draw:layer="layout" svg:x1="4.605cm" svg:y1="17.344cm" svg:x2="6.256cm" svg:y2="18.36cm">
          <text:p/>
        </draw:line>
        <draw:line draw:style-name="gr86" draw:text-style-name="P2" draw:layer="layout" svg:x1="4.216cm" svg:y1="20.377cm" svg:x2="6.402cm" svg:y2="20.37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6" draw:display-name="Transparency 6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3:51:11.733378252</meta:creation-date>
    <dc:date>2024-10-01T12:12:41.455583207</dc:date>
    <meta:editing-duration>P22DT2H28M55S</meta:editing-duration>
    <meta:editing-cycles>23</meta:editing-cycles>
    <meta:generator>LibreOffice/7.5.8.2$MacOSX_X86_64 LibreOffice_project/f718d63693263970429a68f568db6046aaa9df01</meta:generator>
    <meta:document-statistic meta:object-count="2032"/>
  </office:meta>
</office:document-meta>
</file>